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style:vertical-align="middle" fo:padding="0cm" fo:border="none" style:writing-mode="page"/>
    </style:style>
    <style:style style:name="Tabla12.B2" style:family="table-cell">
      <style:table-cell-properties fo:padding="0cm" fo:border="none" style:writing-mode="page"/>
    </style:style>
    <style:style style:name="Tabla12.C2" style:family="table-cell">
      <style:table-cell-properties fo:padding="0cm" fo:border="none" style:writing-mode="page"/>
    </style:style>
    <style:style style:name="Tabla12.D2" style:family="table-cell">
      <style:table-cell-properties fo:padding="0cm" fo:border="none" style:writing-mode="page"/>
    </style:style>
    <style:style style:name="Tabla12.B3" style:family="table-cell">
      <style:table-cell-properties fo:padding="0cm" fo:border="none" style:writing-mode="page"/>
    </style:style>
    <style:style style:name="Tabla12.C3" style:family="table-cell">
      <style:table-cell-properties fo:padding="0cm" fo:border="none" style:writing-mode="page"/>
    </style:style>
    <style:style style:name="Tabla12.D3" style:family="table-cell">
      <style:table-cell-properties fo:padding="0cm" fo:border="none" style:writing-mode="page"/>
    </style:style>
    <style:style style:name="Tabla12.B4" style:family="table-cell">
      <style:table-cell-properties fo:padding="0cm" fo:border="none" style:writing-mode="page"/>
    </style:style>
    <style:style style:name="Tabla12.C4" style:family="table-cell">
      <style:table-cell-properties fo:padding="0cm" fo:border="none" style:writing-mode="page"/>
    </style:style>
    <style:style style:name="Tabla12.D4" style:family="table-cell">
      <style:table-cell-properties fo:padding="0cm" fo:border="none" style:writing-mode="page"/>
    </style:style>
    <style:style style:name="Tabla12.B5" style:family="table-cell">
      <style:table-cell-properties fo:padding="0cm" fo:border="none" style:writing-mode="page"/>
    </style:style>
    <style:style style:name="Tabla12.C5" style:family="table-cell">
      <style:table-cell-properties fo:padding="0cm" fo:border="none" style:writing-mode="page"/>
    </style:style>
    <style:style style:name="Tabla12.D5" style:family="table-cell">
      <style:table-cell-properties fo:padding="0cm" fo:border="none" style:writing-mode="page"/>
    </style:style>
    <style:style style:name="Tabla12.B6" style:family="table-cell">
      <style:table-cell-properties fo:padding="0cm" fo:border="none" style:writing-mode="page"/>
    </style:style>
    <style:style style:name="Tabla12.C6" style:family="table-cell">
      <style:table-cell-properties fo:padding="0cm" fo:border="none" style:writing-mode="page"/>
    </style:style>
    <style:style style:name="Tabla12.D6" style:family="table-cell">
      <style:table-cell-properties fo:padding="0cm" fo:border="none" style:writing-mode="page"/>
    </style:style>
    <style:style style:name="Tabla12.B7" style:family="table-cell">
      <style:table-cell-properties fo:padding="0cm" fo:border="none" style:writing-mode="page"/>
    </style:style>
    <style:style style:name="Tabla12.C7" style:family="table-cell">
      <style:table-cell-properties fo:padding="0cm" fo:border="none" style:writing-mode="page"/>
    </style:style>
    <style:style style:name="Tabla12.D7" style:family="table-cell">
      <style:table-cell-properties fo:padding="0cm" fo:border="none" style:writing-mode="page"/>
    </style:style>
    <style:style style:name="Tabla12.B8" style:family="table-cell">
      <style:table-cell-properties fo:padding="0cm" fo:border="none" style:writing-mode="page"/>
    </style:style>
    <style:style style:name="Tabla12.C8" style:family="table-cell">
      <style:table-cell-properties fo:padding="0cm" fo:border="none" style:writing-mode="page"/>
    </style:style>
    <style:style style:name="Tabla12.D8" style:family="table-cell">
      <style:table-cell-properties fo:padding="0cm" fo:border="none" style:writing-mode="page"/>
    </style:style>
    <style:style style:name="Tabla12.B9" style:family="table-cell">
      <style:table-cell-properties fo:padding="0cm" fo:border="none" style:writing-mode="page"/>
    </style:style>
    <style:style style:name="Tabla12.C9" style:family="table-cell">
      <style:table-cell-properties fo:padding="0cm" fo:border="none" style:writing-mode="page"/>
    </style:style>
    <style:style style:name="Tabla12.D9" style:family="table-cell">
      <style:table-cell-properties fo:padding="0cm" fo:border="none" style:writing-mode="page"/>
    </style:style>
    <style:style style:name="Tabla12.B10" style:family="table-cell">
      <style:table-cell-properties fo:padding="0cm" fo:border="none" style:writing-mode="page"/>
    </style:style>
    <style:style style:name="Tabla12.C10" style:family="table-cell">
      <style:table-cell-properties fo:padding="0cm" fo:border="none" style:writing-mode="page"/>
    </style:style>
    <style:style style:name="Tabla12.D10" style:family="table-cell">
      <style:table-cell-properties fo:padding="0cm" fo:border="none" style:writing-mode="page"/>
    </style:style>
    <style:style style:name="Tabla12.B11" style:family="table-cell">
      <style:table-cell-properties fo:padding="0cm" fo:border="none" style:writing-mode="page"/>
    </style:style>
    <style:style style:name="Tabla12.C11" style:family="table-cell">
      <style:table-cell-properties fo:padding="0cm" fo:border="none" style:writing-mode="page"/>
    </style:style>
    <style:style style:name="Tabla12.D11" style:family="table-cell">
      <style:table-cell-properties fo:padding="0cm" fo:border="none" style:writing-mode="page"/>
    </style:style>
    <style:style style:name="Tabla12.B12" style:family="table-cell">
      <style:table-cell-properties fo:padding="0cm" fo:border="none" style:writing-mode="page"/>
    </style:style>
    <style:style style:name="Tabla12.C12" style:family="table-cell">
      <style:table-cell-properties fo:padding="0cm" fo:border="none" style:writing-mode="page"/>
    </style:style>
    <style:style style:name="Tabla12.D12" style:family="table-cell">
      <style:table-cell-properties fo:padding="0cm" fo:border="none" style:writing-mode="page"/>
    </style:style>
    <style:style style:name="Tabla12.B13" style:family="table-cell">
      <style:table-cell-properties fo:padding="0cm" fo:border="none" style:writing-mode="page"/>
    </style:style>
    <style:style style:name="Tabla12.C13" style:family="table-cell">
      <style:table-cell-properties fo:padding="0cm" fo:border="none" style:writing-mode="page"/>
    </style:style>
    <style:style style:name="Tabla12.D13" style:family="table-cell">
      <style:table-cell-properties fo:padding="0cm" fo:border="none" style:writing-mode="page"/>
    </style:style>
    <style:style style:name="Tabla12.B14" style:family="table-cell">
      <style:table-cell-properties fo:padding="0cm" fo:border="none" style:writing-mode="page"/>
    </style:style>
    <style:style style:name="Tabla12.C14" style:family="table-cell">
      <style:table-cell-properties fo:padding="0cm" fo:border="none" style:writing-mode="page"/>
    </style:style>
    <style:style style:name="Tabla12.D14" style:family="table-cell">
      <style:table-cell-properties fo:padding="0cm" fo:border="none" style:writing-mode="page"/>
    </style:style>
    <style:style style:name="Tabla12.B15" style:family="table-cell">
      <style:table-cell-properties fo:padding="0cm" fo:border="none" style:writing-mode="page"/>
    </style:style>
    <style:style style:name="Tabla12.C15" style:family="table-cell">
      <style:table-cell-properties fo:padding="0cm" fo:border="none" style:writing-mode="page"/>
    </style:style>
    <style:style style:name="Tabla12.D15" style:family="table-cell">
      <style:table-cell-properties fo:padding="0cm" fo:border="none" style:writing-mode="page"/>
    </style:style>
    <style:style style:name="Tabla12.B16" style:family="table-cell">
      <style:table-cell-properties fo:padding="0cm" fo:border="none" style:writing-mode="page"/>
    </style:style>
    <style:style style:name="Tabla12.C16" style:family="table-cell">
      <style:table-cell-properties fo:padding="0cm" fo:border="none" style:writing-mode="page"/>
    </style:style>
    <style:style style:name="Tabla12.D16" style:family="table-cell">
      <style:table-cell-properties fo:padding="0cm" fo:border="none" style:writing-mode="page"/>
    </style:style>
    <style:style style:name="Tabla12.B17" style:family="table-cell">
      <style:table-cell-properties fo:padding="0cm" fo:border="none" style:writing-mode="page"/>
    </style:style>
    <style:style style:name="Tabla12.C17" style:family="table-cell">
      <style:table-cell-properties fo:padding="0cm" fo:border="none" style:writing-mode="page"/>
    </style:style>
    <style:style style:name="Tabla12.D17"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1"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2"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3"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4" style:family="paragraph" style:parent-style-name="Standard">
      <style:text-properties style:font-name="Georgia" fo:font-weight="normal" officeooo:rsid="00df1d78" officeooo:paragraph-rsid="058ed409" style:font-weight-asian="normal" style:font-weight-complex="normal"/>
    </style:style>
    <style:style style:name="P45" style:family="paragraph" style:parent-style-name="Standard">
      <style:text-properties style:font-name="Georgia" fo:font-weight="normal" officeooo:paragraph-rsid="07e513e1"/>
    </style:style>
    <style:style style:name="P46"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47"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4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4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5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51"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5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5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54"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55"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56"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58"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6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61"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62"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63"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64"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65"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66"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67"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68"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69"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70"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71"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72"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73"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74" style:family="paragraph" style:parent-style-name="Standard">
      <style:text-properties style:font-name="Georgia" style:text-underline-style="none" fo:font-weight="bold" officeooo:rsid="01c56caa" officeooo:paragraph-rsid="04cab72a" style:font-weight-asian="bold" style:font-weight-complex="bold"/>
    </style:style>
    <style:style style:name="P75" style:family="paragraph" style:parent-style-name="Standard">
      <style:text-properties style:font-name="Georgia" style:text-underline-style="none" fo:font-weight="bold" officeooo:rsid="01e2f631" officeooo:paragraph-rsid="04d27bd3" style:font-weight-asian="bold" style:font-weight-complex="bold"/>
    </style:style>
    <style:style style:name="P76" style:family="paragraph" style:parent-style-name="Standard">
      <style:text-properties style:font-name="Georgia" style:text-underline-style="none" fo:font-weight="bold" officeooo:rsid="01c731f9" officeooo:paragraph-rsid="04d27bd3" style:font-weight-asian="bold" style:font-weight-complex="bold"/>
    </style:style>
    <style:style style:name="P77" style:family="paragraph" style:parent-style-name="Standard">
      <style:text-properties style:font-name="Georgia" style:text-underline-style="none" fo:font-weight="bold" officeooo:rsid="01eaf9ad" officeooo:paragraph-rsid="04d27bd3" style:font-weight-asian="bold" style:font-weight-complex="bold"/>
    </style:style>
    <style:style style:name="P78" style:family="paragraph" style:parent-style-name="Standard">
      <style:text-properties style:font-name="Georgia" style:text-underline-style="none" fo:font-weight="bold" officeooo:rsid="012dde04" officeooo:paragraph-rsid="074fe237" style:font-weight-asian="bold" style:font-weight-complex="bold"/>
    </style:style>
    <style:style style:name="P79"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80"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81" style:family="paragraph" style:parent-style-name="Standard">
      <style:text-properties style:font-name="Georgia" fo:font-size="12pt" style:text-underline-style="none" fo:font-weight="normal" officeooo:rsid="0327cb15" officeooo:paragraph-rsid="04d4214a" style:font-size-asian="12pt" style:font-weight-asian="normal" style:font-size-complex="12pt" style:font-weight-complex="normal"/>
    </style:style>
    <style:style style:name="P82" style:family="paragraph" style:parent-style-name="Standard">
      <style:text-properties style:font-name="Georgia" fo:font-size="12pt" style:text-underline-style="none" fo:font-weight="normal" officeooo:rsid="03827292" officeooo:paragraph-rsid="04d4214a" style:font-size-asian="12pt" style:font-weight-asian="normal" style:font-size-complex="12pt" style:font-weight-complex="normal"/>
    </style:style>
    <style:style style:name="P83" style:family="paragraph" style:parent-style-name="Standard">
      <style:text-properties style:font-name="Georgia" fo:font-size="12pt" style:text-underline-style="none" fo:font-weight="normal" officeooo:rsid="01127b1e" officeooo:paragraph-rsid="0596aa31" style:font-size-asian="12pt" style:font-weight-asian="normal" style:font-size-complex="12pt" style:font-weight-complex="normal"/>
    </style:style>
    <style:style style:name="P84" style:family="paragraph" style:parent-style-name="Standard">
      <style:text-properties style:font-name="Georgia" fo:font-size="12pt" style:text-underline-style="none" fo:font-weight="normal" officeooo:rsid="01127b1e" officeooo:paragraph-rsid="05a1d00d" style:font-size-asian="12pt" style:font-weight-asian="normal" style:font-size-complex="12pt" style:font-weight-complex="normal"/>
    </style:style>
    <style:style style:name="P85" style:family="paragraph" style:parent-style-name="Standard">
      <style:text-properties style:font-name="Georgia" fo:font-size="12pt" officeooo:rsid="046533a3" officeooo:paragraph-rsid="04d6511d" style:font-size-asian="12pt" style:font-size-complex="12pt"/>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ae289e7" style:font-size-asian="12pt" style:font-weight-asian="normal" style:font-size-complex="12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94e022" style:font-size-asian="12pt" style:font-weight-asian="normal" style:font-size-complex="12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a94eb6" officeooo:paragraph-rsid="05a94eb6" style:font-size-asian="12pt" style:font-weight-asian="normal" style:font-size-complex="12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092960d" officeooo:paragraph-rsid="05ee3c35" style:font-size-asian="12pt" style:font-weight-asian="normal" style:font-size-complex="12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725053" style:font-size-asian="12pt" style:font-weight-asian="normal" style:font-size-complex="12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416395" style:font-size-asian="12pt" style:font-weight-asian="normal" style:font-size-complex="12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53305" officeooo:paragraph-rsid="0ba6a3b4" style:font-size-asian="12pt" style:font-weight-asian="normal" style:font-size-complex="12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feaf4" officeooo:paragraph-rsid="0bafeaf4" style:font-size-asian="12pt" style:font-weight-asian="normal" style:font-size-complex="12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bf6871" officeooo:paragraph-rsid="0bc02f29" style:font-size-asian="12pt" style:font-weight-asian="normal" style:font-size-complex="12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9f529" officeooo:paragraph-rsid="0558caa8" style:font-size-asian="12pt" style:font-weight-asian="bold" style:font-size-complex="12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1b2c4" officeooo:paragraph-rsid="0b11b2c4" style:font-size-asian="12pt" style:font-weight-asian="bold" style:font-size-complex="12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7e93f" officeooo:paragraph-rsid="0b17e93f" style:font-size-asian="12pt" style:font-weight-asian="bold" style:font-size-complex="12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5e1ac8" officeooo:paragraph-rsid="0bcb2b14" style:font-size-asian="12pt" style:font-weight-asian="bold" style:font-size-complex="12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115" style:family="paragraph" style:parent-style-name="Standard">
      <style:text-properties fo:font-weight="normal" officeooo:rsid="04795f96" officeooo:paragraph-rsid="04de6a0a" style:font-weight-asian="normal" style:font-weight-complex="normal"/>
    </style:style>
    <style:style style:name="P11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117" style:family="paragraph" style:parent-style-name="Standard">
      <style:text-properties fo:font-variant="normal" fo:text-transform="none" fo:color="#000000" style:font-name="Georgia1" fo:font-size="12pt" fo:letter-spacing="normal" fo:font-style="normal" fo:font-weight="normal" officeooo:rsid="07e34c3c" officeooo:paragraph-rsid="07e513e1" style:font-size-asian="12pt" style:font-size-complex="12pt"/>
    </style:style>
    <style:style style:name="P118"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2pt" fo:letter-spacing="normal" fo:language="es" fo:country="ES" fo:font-style="normal" style:text-underline-style="none" fo:font-weight="normal" officeooo:rsid="050eb411" officeooo:paragraph-rsid="0676b4a0" style:font-size-asian="12pt" style:font-weight-asian="normal" style:font-size-complex="12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120"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121" style:family="paragraph" style:parent-style-name="Standard">
      <style:text-properties officeooo:rsid="01458199" officeooo:paragraph-rsid="074fe237"/>
    </style:style>
    <style:style style:name="P122" style:family="paragraph" style:parent-style-name="Standard">
      <style:text-properties officeooo:rsid="0141110f" officeooo:paragraph-rsid="074fe237"/>
    </style:style>
    <style:style style:name="P123" style:family="paragraph" style:parent-style-name="Standard">
      <style:text-properties officeooo:rsid="014fd241" officeooo:paragraph-rsid="074fe237"/>
    </style:style>
    <style:style style:name="P124" style:family="paragraph" style:parent-style-name="Standard">
      <style:text-properties officeooo:paragraph-rsid="074fe237"/>
    </style:style>
    <style:style style:name="P125" style:family="paragraph" style:parent-style-name="Standard">
      <style:text-properties style:font-name="Georgia1" style:text-underline-style="none" fo:font-weight="normal" officeooo:rsid="019222c3" officeooo:paragraph-rsid="04c06686" style:font-weight-asian="normal" style:font-weight-complex="normal"/>
    </style:style>
    <style:style style:name="P126" style:family="paragraph" style:parent-style-name="Standard">
      <style:paragraph-properties fo:text-align="justify" style:justify-single-word="false"/>
      <style:text-properties style:font-name="Georgia1" style:text-underline-style="none" fo:font-weight="normal" officeooo:rsid="011d771d" officeooo:paragraph-rsid="04c06686" style:font-weight-asian="normal" style:font-weight-complex="normal"/>
    </style:style>
    <style:style style:name="P127" style:family="paragraph" style:parent-style-name="Standard">
      <style:text-properties style:font-name="Georgia1" style:text-underline-style="none" fo:font-weight="normal" officeooo:rsid="01e2f631" officeooo:paragraph-rsid="04d27bd3" style:font-weight-asian="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129"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13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50eb411" style:font-size-asian="12pt" style:font-weight-asian="normal" style:font-size-complex="12pt" style:font-weight-complex="normal"/>
    </style:style>
    <style:style style:name="P131"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676b4a0" style:font-size-asian="12pt" style:font-weight-asian="normal" style:font-size-complex="12pt" style:font-weight-complex="normal"/>
    </style:style>
    <style:style style:name="P132"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5162ca0" style:font-size-asian="12pt" style:font-weight-asian="normal" style:font-size-complex="12pt" style:font-weight-complex="normal"/>
    </style:style>
    <style:style style:name="P133"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67a50f7" style:font-size-asian="12pt" style:font-weight-asian="normal" style:font-size-complex="12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416395" style:font-size-asian="12pt" style:font-weight-asian="normal" style:font-size-complex="12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140" style:family="paragraph" style:parent-style-name="Standard">
      <style:text-properties style:font-name="Georgia1" fo:font-size="12pt" fo:font-weight="normal" officeooo:rsid="00df1d78" officeooo:paragraph-rsid="058ed409" style:font-size-asian="12pt" style:font-weight-asian="normal" style:font-size-complex="12pt" style:font-weight-complex="normal"/>
    </style:style>
    <style:style style:name="P141" style:family="paragraph" style:parent-style-name="Standard">
      <style:text-properties style:font-name="Georgia1" fo:font-size="12pt" fo:font-weight="normal" officeooo:rsid="00e21151" officeooo:paragraph-rsid="058ed409" style:font-size-asian="12pt" style:font-weight-asian="normal" style:font-size-complex="12pt" style:font-weight-complex="normal"/>
    </style:style>
    <style:style style:name="P142" style:family="paragraph" style:parent-style-name="Standard">
      <style:text-properties style:font-name="Georgia1" fo:font-size="12pt" officeooo:paragraph-rsid="04d4214a" style:font-size-asian="12pt" style:font-size-complex="12pt"/>
    </style:style>
    <style:style style:name="P143"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144"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145" style:family="paragraph" style:parent-style-name="Standard">
      <style:text-properties style:font-name="Georgia1" fo:font-size="12pt" style:text-underline-style="none" fo:font-weight="normal" officeooo:rsid="031e53b3" officeooo:paragraph-rsid="04ce8e3e" style:font-size-asian="12pt" style:font-weight-asian="normal" style:font-size-complex="12pt" style:font-weight-complex="normal"/>
    </style:style>
    <style:style style:name="P146" style:family="paragraph" style:parent-style-name="Standard">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148" style:family="paragraph" style:parent-style-name="Standard">
      <style:text-properties style:font-name="Georgia1" officeooo:rsid="0460ca58" officeooo:paragraph-rsid="04d6511d"/>
    </style:style>
    <style:style style:name="P149"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150"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151" style:family="paragraph" style:parent-style-name="Standard">
      <style:paragraph-properties fo:text-align="justify" style:justify-single-word="false"/>
      <style:text-properties officeooo:paragraph-rsid="04c06686"/>
    </style:style>
    <style:style style:name="P15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15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155"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88f70e6" officeooo:paragraph-rsid="09d412a0" style:font-size-asian="12pt" style:font-weight-asian="bold" style:font-size-complex="12pt" style:font-weight-complex="bold"/>
    </style:style>
    <style:style style:name="P156"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10b21c" officeooo:paragraph-rsid="0b10b21c" style:font-size-asian="12pt" style:font-weight-asian="bold" style:font-size-complex="12pt" style:font-weight-complex="bold"/>
    </style:style>
    <style:style style:name="P157"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3c5ef" officeooo:paragraph-rsid="0b73c5ef" style:font-size-asian="12pt" style:font-weight-asian="normal" style:font-size-complex="12pt" style:font-weight-complex="normal"/>
    </style:style>
    <style:style style:name="P158"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159" style:family="paragraph" style:parent-style-name="Standard">
      <style:paragraph-properties fo:break-before="page"/>
      <style:text-properties style:font-name="Georgia1" fo:font-size="16pt" style:text-underline-style="none" fo:font-weight="bold" officeooo:rsid="01c56caa" officeooo:paragraph-rsid="04cab72a" style:font-size-asian="16pt" style:font-weight-asian="bold" style:font-size-complex="16pt" style:font-weight-complex="bold"/>
    </style:style>
    <style:style style:name="P160" style:family="paragraph" style:parent-style-name="Standard">
      <style:paragraph-properties fo:break-before="page"/>
      <style:text-properties style:font-name="Georgia1" fo:font-weight="bold" officeooo:rsid="0466cefc" officeooo:paragraph-rsid="04d6511d" style:font-weight-asian="bold" style:font-weight-complex="bold"/>
    </style:style>
    <style:style style:name="P161" style:family="paragraph" style:parent-style-name="Bibliography_20_1">
      <style:paragraph-properties>
        <style:tab-stops/>
      </style:paragraph-properties>
    </style:style>
    <style:style style:name="P162" style:family="paragraph" style:parent-style-name="Standard">
      <style:paragraph-properties fo:margin-left="0cm" fo:margin-right="0cm" fo:text-align="start" style:justify-single-word="false" fo:text-indent="0cm" style:auto-text-indent="false"/>
    </style:style>
    <style:style style:name="P16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64" style:family="paragraph" style:parent-style-name="Table_20_Contents">
      <style:paragraph-properties fo:text-align="center" style:justify-single-word="false"/>
      <style:text-properties style:font-name="Georgia" officeooo:rsid="0112fec3" officeooo:paragraph-rsid="05bcc4c5"/>
    </style:style>
    <style:style style:name="P165" style:family="paragraph" style:parent-style-name="Table_20_Contents">
      <style:text-properties style:font-name="Georgia" officeooo:paragraph-rsid="05bcc4c5"/>
    </style:style>
    <style:style style:name="P166" style:family="paragraph" style:parent-style-name="Table_20_Contents">
      <style:text-properties style:font-name="Georgia" fo:font-size="12pt" officeooo:paragraph-rsid="05a1d00d" style:font-size-asian="12pt" style:font-size-complex="12pt"/>
    </style:style>
    <style:style style:name="P167" style:family="paragraph" style:parent-style-name="Figure">
      <style:text-properties officeooo:paragraph-rsid="052453ce"/>
    </style:style>
    <style:style style:name="P168" style:family="paragraph" style:parent-style-name="Illustration">
      <style:text-properties officeooo:paragraph-rsid="076116d4"/>
    </style:style>
    <style:style style:name="P169" style:family="paragraph" style:parent-style-name="Standard" style:list-style-name="L5">
      <style:paragraph-properties fo:text-align="justify" style:justify-single-word="false"/>
      <style:text-properties style:font-name="Georgia1" style:text-underline-style="solid" style:text-underline-width="auto" style:text-underline-color="font-color" fo:font-weight="normal" officeooo:rsid="06884fe3" officeooo:paragraph-rsid="04c06686" style:font-weight-asian="normal" style:font-weight-complex="normal"/>
    </style:style>
    <style:style style:name="P170" style:family="paragraph" style:parent-style-name="Standard" style:list-style-name="L6">
      <style:paragraph-properties fo:text-align="justify" style:justify-single-word="false"/>
      <style:text-properties style:font-name="Georgia1" style:text-underline-style="solid" style:text-underline-width="auto" style:text-underline-color="font-color" fo:font-weight="normal" officeooo:rsid="0690680e" officeooo:paragraph-rsid="06915c45" style:font-weight-asian="normal" style:font-weight-complex="normal"/>
    </style:style>
    <style:style style:name="P171" style:family="paragraph" style:parent-style-name="Standard" style:list-style-name="L19">
      <style:paragraph-properties fo:text-align="justify" style:justify-single-word="false"/>
      <style:text-properties style:font-name="Georgia1" style:text-underline-style="solid" style:text-underline-width="auto" style:text-underline-color="font-color" fo:font-weight="normal" officeooo:rsid="019793b7" officeooo:paragraph-rsid="04c06686" style:font-weight-asian="normal" style:font-weight-complex="normal"/>
    </style:style>
    <style:style style:name="P172" style:family="paragraph" style:parent-style-name="Standard" style:list-style-name="L21">
      <style:paragraph-properties fo:text-align="justify" style:justify-single-word="false"/>
      <style:text-properties style:font-name="Georgia1" style:text-underline-style="solid" style:text-underline-width="auto" style:text-underline-color="font-color" fo:font-weight="normal" officeooo:rsid="0399e0b6" officeooo:paragraph-rsid="04c06686" style:font-weight-asian="normal" style:font-weight-complex="normal"/>
    </style:style>
    <style:style style:name="P173" style:family="paragraph" style:parent-style-name="Standard" style:list-style-name="L22">
      <style:paragraph-properties fo:text-align="justify" style:justify-single-word="false"/>
      <style:text-properties style:font-name="Georgia1" style:text-underline-style="solid" style:text-underline-width="auto" style:text-underline-color="font-color" fo:font-weight="normal" officeooo:rsid="01ac795b" officeooo:paragraph-rsid="04c06686" style:font-weight-asian="normal" style:font-weight-complex="normal"/>
    </style:style>
    <style:style style:name="P174" style:family="paragraph" style:parent-style-name="Standard">
      <style:paragraph-properties fo:text-align="justify" style:justify-single-word="false"/>
      <style:text-properties style:font-name="Georgia1" style:text-underline-style="solid" style:text-underline-width="auto" style:text-underline-color="font-color" officeooo:paragraph-rsid="04c06686"/>
    </style:style>
    <style:style style:name="P175" style:family="paragraph" style:parent-style-name="Standard" style:list-style-name="L7">
      <style:paragraph-properties fo:text-align="justify" style:justify-single-word="false"/>
      <style:text-properties style:font-name="Georgia1" style:text-underline-style="none" fo:font-weight="normal" officeooo:rsid="06953a02" officeooo:paragraph-rsid="06953a02" style:font-weight-asian="normal" style:font-weight-complex="normal"/>
    </style:style>
    <style:style style:name="P176" style:family="paragraph" style:parent-style-name="Standard" style:list-style-name="L7">
      <style:paragraph-properties fo:text-align="justify" style:justify-single-word="false"/>
      <style:text-properties style:font-name="Georgia1" style:text-underline-style="none" fo:font-weight="normal" officeooo:rsid="0696fc24" officeooo:paragraph-rsid="069884e5" style:font-weight-asian="normal" style:font-weight-complex="normal"/>
    </style:style>
    <style:style style:name="P177" style:family="paragraph" style:parent-style-name="Standard" style:list-style-name="L7">
      <style:paragraph-properties fo:text-align="justify" style:justify-single-word="false"/>
      <style:text-properties style:font-name="Georgia1" style:text-underline-style="none" fo:font-weight="normal" officeooo:rsid="0696fc24" officeooo:paragraph-rsid="0696fc24" style:font-weight-asian="normal" style:font-weight-complex="normal"/>
    </style:style>
    <style:style style:name="P178" style:family="paragraph" style:parent-style-name="Standard">
      <style:paragraph-properties fo:text-align="justify" style:justify-single-word="false"/>
      <style:text-properties style:font-name="Georgia1" style:text-underline-style="none" fo:font-weight="normal" officeooo:rsid="0177b129" officeooo:paragraph-rsid="04c06686" style:font-weight-asian="normal" style:font-weight-complex="normal"/>
    </style:style>
    <style:style style:name="P179" style:family="paragraph" style:parent-style-name="Standard" style:list-style-name="L16">
      <style:paragraph-properties fo:text-align="justify" style:justify-single-word="false"/>
      <style:text-properties style:font-name="Georgia1" style:text-underline-style="none" fo:font-weight="normal" officeooo:rsid="0177b129" officeooo:paragraph-rsid="04c06686" style:font-weight-asian="normal" style:font-weight-complex="normal"/>
    </style:style>
    <style:style style:name="P180" style:family="paragraph" style:parent-style-name="Standard" style:list-style-name="List_20_1">
      <style:paragraph-properties fo:text-align="justify" style:justify-single-word="false"/>
      <style:text-properties style:font-name="Georgia1" style:text-underline-style="none" fo:font-weight="normal" officeooo:rsid="02152989" officeooo:paragraph-rsid="04ccac24" style:font-weight-asian="normal" style:font-weight-complex="normal"/>
    </style:style>
    <style:style style:name="P181" style:family="paragraph" style:parent-style-name="Standard">
      <style:paragraph-properties fo:text-align="justify" style:justify-single-word="false"/>
      <style:text-properties style:font-name="Georgia1" style:text-underline-style="none" fo:font-weight="normal" officeooo:rsid="02152989" officeooo:paragraph-rsid="04ccac24" style:font-weight-asian="normal" style:font-weight-complex="normal"/>
    </style:style>
    <style:style style:name="P182"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152989" officeooo:paragraph-rsid="04d27bd3" style:font-weight-asian="normal" style:font-weight-complex="normal"/>
    </style:style>
    <style:style style:name="P183" style:family="paragraph" style:parent-style-name="Standard" style:list-style-name="List_20_1">
      <style:paragraph-properties fo:text-align="justify" style:justify-single-word="false"/>
      <style:text-properties style:font-name="Georgia1" style:text-underline-style="none" fo:font-weight="normal" officeooo:rsid="0216c02c" officeooo:paragraph-rsid="04ccac24" style:font-weight-asian="normal" style:font-weight-complex="normal"/>
    </style:style>
    <style:style style:name="P184" style:family="paragraph" style:parent-style-name="Standard" style:list-style-name="List_20_1">
      <style:paragraph-properties fo:text-align="justify" style:justify-single-word="false"/>
      <style:text-properties style:font-name="Georgia1" style:text-underline-style="none" fo:font-weight="normal" officeooo:rsid="021a3574" officeooo:paragraph-rsid="04ccac24" style:font-weight-asian="normal" style:font-weight-complex="normal"/>
    </style:style>
    <style:style style:name="P185" style:family="paragraph" style:parent-style-name="Standard" style:list-style-name="List_20_1">
      <style:paragraph-properties fo:text-align="justify" style:justify-single-word="false"/>
      <style:text-properties style:font-name="Georgia1" style:text-underline-style="none" fo:font-weight="normal" officeooo:rsid="021e6624" officeooo:paragraph-rsid="04ccac24" style:font-weight-asian="normal" style:font-weight-complex="normal"/>
    </style:style>
    <style:style style:name="P186" style:family="paragraph" style:parent-style-name="Standard" style:list-style-name="List_20_1">
      <style:paragraph-properties fo:text-align="justify" style:justify-single-word="false"/>
      <style:text-properties style:font-name="Georgia1" style:text-underline-style="none" fo:font-weight="normal" officeooo:rsid="077bb526" officeooo:paragraph-rsid="077bb526" style:font-weight-asian="normal" style:font-weight-complex="normal"/>
    </style:style>
    <style:style style:name="P187" style:family="paragraph" style:parent-style-name="Standard" style:list-style-name="L23">
      <style:paragraph-properties fo:text-align="justify" style:justify-single-word="false"/>
      <style:text-properties style:font-name="Georgia1" style:text-underline-style="none" fo:font-weight="normal" officeooo:rsid="021be6b6" officeooo:paragraph-rsid="04ccac24" style:font-weight-asian="normal" style:font-weight-complex="normal"/>
    </style:style>
    <style:style style:name="P188"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226e65" officeooo:paragraph-rsid="04ccac24" style:font-weight-asian="normal" style:font-weight-complex="normal"/>
    </style:style>
    <style:style style:name="P189"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24d78c" officeooo:paragraph-rsid="04ccac24" style:font-weight-asian="normal" style:font-weight-complex="normal"/>
    </style:style>
    <style:style style:name="P190"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39ebed6" officeooo:paragraph-rsid="04ccac24" style:font-weight-asian="normal" style:font-weight-complex="normal"/>
    </style:style>
    <style:style style:name="P191"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77cbe7b" officeooo:paragraph-rsid="077cbe7b" style:font-weight-asian="normal" style:font-weight-complex="normal"/>
    </style:style>
    <style:style style:name="P192" style:family="paragraph" style:parent-style-name="Standard" style:list-style-name="List_20_1">
      <style:paragraph-properties fo:text-align="justify" style:justify-single-word="false"/>
      <style:text-properties style:font-name="Georgia1" style:text-underline-style="none" fo:font-weight="normal" officeooo:rsid="022d55d3" officeooo:paragraph-rsid="04ccac24" style:font-weight-asian="normal" style:font-weight-complex="normal"/>
    </style:style>
    <style:style style:name="P193" style:family="paragraph" style:parent-style-name="Standard" style:list-style-name="List_20_1">
      <style:paragraph-properties fo:text-align="justify" style:justify-single-word="false"/>
      <style:text-properties style:font-name="Georgia1" style:text-underline-style="none" fo:font-weight="normal" officeooo:rsid="022e8962" officeooo:paragraph-rsid="04ccac24" style:font-weight-asian="normal" style:font-weight-complex="normal"/>
    </style:style>
    <style:style style:name="P194" style:family="paragraph" style:parent-style-name="Standard" style:list-style-name="List_20_1">
      <style:paragraph-properties fo:text-align="justify" style:justify-single-word="false"/>
      <style:text-properties style:font-name="Georgia1" style:text-underline-style="none" fo:font-weight="normal" officeooo:rsid="023055a5" officeooo:paragraph-rsid="04ccac24" style:font-weight-asian="normal" style:font-weight-complex="normal"/>
    </style:style>
    <style:style style:name="P195" style:family="paragraph" style:parent-style-name="Standard" style:list-style-name="List_20_1">
      <style:paragraph-properties fo:text-align="justify" style:justify-single-word="false"/>
      <style:text-properties style:font-name="Georgia1" style:text-underline-style="none" fo:font-weight="normal" officeooo:rsid="024b0d33" officeooo:paragraph-rsid="04ccac24" style:font-weight-asian="normal" style:font-weight-complex="normal"/>
    </style:style>
    <style:style style:name="P196"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396c59" officeooo:paragraph-rsid="04ccac24" style:font-weight-asian="normal" style:font-weight-complex="normal"/>
    </style:style>
    <style:style style:name="P197"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4b4331" officeooo:paragraph-rsid="04ccac24" style:font-weight-asian="normal" style:font-weight-complex="normal"/>
    </style:style>
    <style:style style:name="P198" style:family="paragraph" style:parent-style-name="Standard" style:list-style-name="List_20_1">
      <style:paragraph-properties fo:text-align="justify" style:justify-single-word="false"/>
      <style:text-properties style:font-name="Georgia1" style:text-underline-style="none" fo:font-weight="normal" officeooo:rsid="024f1596" officeooo:paragraph-rsid="04ccac24" style:font-weight-asian="normal" style:font-weight-complex="normal"/>
    </style:style>
    <style:style style:name="P199" style:family="paragraph" style:parent-style-name="Standard" style:list-style-name="List_20_1">
      <style:paragraph-properties fo:text-align="justify" style:justify-single-word="false"/>
      <style:text-properties style:font-name="Georgia1" style:text-underline-style="none" fo:font-weight="normal" officeooo:rsid="07a2978e" officeooo:paragraph-rsid="07a2978e" style:font-weight-asian="normal" style:font-weight-complex="normal"/>
    </style:style>
    <style:style style:name="P200"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201"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202"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a4b786c" officeooo:paragraph-rsid="0a4b786c" style:font-weight-asian="normal" style:font-weight-complex="normal"/>
    </style:style>
    <style:style style:name="P203" style:family="paragraph" style:parent-style-name="Standard" style:list-style-name="List_20_1">
      <style:paragraph-properties fo:text-align="justify" style:justify-single-word="false"/>
      <style:text-properties style:font-name="Georgia1" style:text-underline-style="none" fo:font-weight="normal" officeooo:rsid="02587105" officeooo:paragraph-rsid="04ccac24" style:font-weight-asian="normal" style:font-weight-complex="normal"/>
    </style:style>
    <style:style style:name="P204" style:family="paragraph" style:parent-style-name="Standard" style:list-style-name="List_20_1">
      <style:paragraph-properties fo:text-align="justify" style:justify-single-word="false"/>
      <style:text-properties style:font-name="Georgia1" style:text-underline-style="none" fo:font-weight="normal" officeooo:rsid="0259e40c" officeooo:paragraph-rsid="04ccac24" style:font-weight-asian="normal" style:font-weight-complex="normal"/>
    </style:style>
    <style:style style:name="P205" style:family="paragraph" style:parent-style-name="Standard" style:list-style-name="List_20_1">
      <style:paragraph-properties fo:text-align="justify" style:justify-single-word="false"/>
      <style:text-properties style:font-name="Georgia1" style:text-underline-style="none" fo:font-weight="normal" officeooo:rsid="028192a5" officeooo:paragraph-rsid="04ccac24" style:font-weight-asian="normal" style:font-weight-complex="normal"/>
    </style:style>
    <style:style style:name="P206"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5fdb62" officeooo:paragraph-rsid="04ccac24" style:font-weight-asian="normal" style:font-weight-complex="normal"/>
    </style:style>
    <style:style style:name="P207"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648d83" officeooo:paragraph-rsid="04ccac24" style:font-weight-asian="normal" style:font-weight-complex="normal"/>
    </style:style>
    <style:style style:name="P208" style:family="paragraph" style:parent-style-name="Standard" style:list-style-name="List_20_1">
      <loext:graphic-properties draw:fill="none"/>
      <style:paragraph-properties fo:text-align="justify" style:justify-single-word="false" fo:background-color="transparent"/>
      <style:text-properties style:font-name="Georgia1" style:text-underline-style="none" fo:font-weight="normal" officeooo:rsid="02685e61" officeooo:paragraph-rsid="04ccac24" style:font-weight-asian="normal" style:font-weight-complex="normal"/>
    </style:style>
    <style:style style:name="P209" style:family="paragraph" style:parent-style-name="Standard">
      <style:paragraph-properties fo:text-align="justify" style:justify-single-word="false"/>
      <style:text-properties style:font-name="Georgia1" style:text-underline-style="none" fo:font-weight="normal" officeooo:rsid="0111a265" officeooo:paragraph-rsid="04c06686" style:font-weight-asian="normal" style:font-weight-complex="normal"/>
    </style:style>
    <style:style style:name="P210" style:family="paragraph" style:parent-style-name="Standard">
      <style:paragraph-properties fo:text-align="justify" style:justify-single-word="false"/>
      <style:text-properties style:font-name="Georgia1" style:text-underline-style="none" fo:font-weight="normal" officeooo:rsid="011c1a05" officeooo:paragraph-rsid="04c06686" style:font-weight-asian="normal" style:font-weight-complex="normal"/>
    </style:style>
    <style:style style:name="P211" style:family="paragraph" style:parent-style-name="Standard">
      <style:paragraph-properties fo:text-align="justify" style:justify-single-word="false"/>
      <style:text-properties style:font-name="Georgia1" style:text-underline-style="none" fo:font-weight="normal" officeooo:rsid="0686bd03" officeooo:paragraph-rsid="0686bd03" style:font-weight-asian="normal" style:font-weight-complex="normal"/>
    </style:style>
    <style:style style:name="P212" style:family="paragraph" style:parent-style-name="Standard">
      <style:paragraph-properties fo:text-align="justify" style:justify-single-word="false"/>
      <style:text-properties style:font-name="Georgia1" style:text-underline-style="none" fo:font-weight="normal" officeooo:rsid="01622682" officeooo:paragraph-rsid="04c06686" style:font-weight-asian="normal" style:font-weight-complex="normal"/>
    </style:style>
    <style:style style:name="P213" style:family="paragraph" style:parent-style-name="Standard">
      <style:paragraph-properties fo:text-align="justify" style:justify-single-word="false"/>
      <style:text-properties style:font-name="Georgia1" style:text-underline-style="none" fo:font-weight="normal" officeooo:rsid="017b3d55" officeooo:paragraph-rsid="04c06686" style:font-weight-asian="normal" style:font-weight-complex="normal"/>
    </style:style>
    <style:style style:name="P214" style:family="paragraph" style:parent-style-name="Standard">
      <style:paragraph-properties fo:text-align="justify" style:justify-single-word="false"/>
      <style:text-properties style:font-name="Georgia1" style:text-underline-style="none" fo:font-weight="normal" officeooo:rsid="017b7751" officeooo:paragraph-rsid="04c06686" style:font-weight-asian="normal" style:font-weight-complex="normal"/>
    </style:style>
    <style:style style:name="P215" style:family="paragraph" style:parent-style-name="Standard">
      <style:paragraph-properties fo:text-align="justify" style:justify-single-word="false"/>
      <style:text-properties style:font-name="Georgia1" style:text-underline-style="none" fo:font-weight="normal" officeooo:rsid="01806db5" officeooo:paragraph-rsid="04c06686" style:font-weight-asian="normal" style:font-weight-complex="normal"/>
    </style:style>
    <style:style style:name="P216" style:family="paragraph" style:parent-style-name="Standard">
      <style:paragraph-properties fo:text-align="justify" style:justify-single-word="false"/>
      <style:text-properties style:font-name="Georgia1" style:text-underline-style="none" fo:font-weight="normal" officeooo:rsid="019222c3" officeooo:paragraph-rsid="04c06686" style:font-weight-asian="normal" style:font-weight-complex="normal"/>
    </style:style>
    <style:style style:name="P217" style:family="paragraph" style:parent-style-name="Standard">
      <style:paragraph-properties fo:text-align="justify" style:justify-single-word="false"/>
      <style:text-properties style:font-name="Georgia1" style:text-underline-style="none" fo:font-weight="normal" officeooo:rsid="01962529" officeooo:paragraph-rsid="04c06686" style:font-weight-asian="normal" style:font-weight-complex="normal"/>
    </style:style>
    <style:style style:name="P218" style:family="paragraph" style:parent-style-name="Standard">
      <style:paragraph-properties fo:text-align="justify" style:justify-single-word="false"/>
      <style:text-properties style:font-name="Georgia1" style:text-underline-style="none" fo:font-weight="normal" officeooo:rsid="019793b7" officeooo:paragraph-rsid="04c06686" style:font-weight-asian="normal" style:font-weight-complex="normal"/>
    </style:style>
    <style:style style:name="P219" style:family="paragraph" style:parent-style-name="Standard">
      <style:paragraph-properties fo:text-align="justify" style:justify-single-word="false"/>
      <style:text-properties style:font-name="Georgia1" style:text-underline-style="none" fo:font-weight="normal" officeooo:rsid="019c396b" officeooo:paragraph-rsid="04c06686" style:font-weight-asian="normal" style:font-weight-complex="normal"/>
    </style:style>
    <style:style style:name="P220" style:family="paragraph" style:parent-style-name="Standard">
      <style:paragraph-properties fo:text-align="justify" style:justify-single-word="false"/>
      <style:text-properties style:font-name="Georgia1" style:text-underline-style="none" fo:font-weight="normal" officeooo:rsid="01939de7" officeooo:paragraph-rsid="04c06686" style:font-weight-asian="normal" style:font-weight-complex="normal"/>
    </style:style>
    <style:style style:name="P221" style:family="paragraph" style:parent-style-name="Standard">
      <style:paragraph-properties fo:text-align="justify" style:justify-single-word="false"/>
      <style:text-properties style:font-name="Georgia1" style:text-underline-style="none" fo:font-weight="normal" officeooo:rsid="01c731f9" officeooo:paragraph-rsid="04ccac24" style:font-weight-asian="normal" style:font-weight-complex="normal"/>
    </style:style>
    <style:style style:name="P222"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b3fe85" officeooo:paragraph-rsid="04d27bd3" style:font-weight-asian="normal" style:font-weight-complex="normal"/>
    </style:style>
    <style:style style:name="P223"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baad97" officeooo:paragraph-rsid="04d27bd3" style:font-weight-asian="normal" style:font-weight-complex="normal"/>
    </style:style>
    <style:style style:name="P224"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1d1c019" officeooo:paragraph-rsid="04d27bd3" style:font-weight-asian="normal" style:font-weight-complex="normal"/>
    </style:style>
    <style:style style:name="P225"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d95cb3" officeooo:paragraph-rsid="04d27bd3" style:font-weight-asian="normal" style:font-weight-complex="normal"/>
    </style:style>
    <style:style style:name="P226" style:family="paragraph" style:parent-style-name="Standard">
      <style:paragraph-properties fo:text-align="justify" style:justify-single-word="false"/>
      <style:text-properties style:font-name="Georgia1" style:text-underline-style="none" fo:font-weight="normal" officeooo:rsid="01e2f631" officeooo:paragraph-rsid="04d27bd3" style:font-weight-asian="normal" style:font-weight-complex="normal"/>
    </style:style>
    <style:style style:name="P227" style:family="paragraph" style:parent-style-name="Standard">
      <style:paragraph-properties fo:text-align="justify" style:justify-single-word="false"/>
      <style:text-properties style:font-name="Georgia1" style:text-underline-style="none" fo:font-weight="normal" officeooo:paragraph-rsid="06915c45"/>
    </style:style>
    <style:style style:name="P228" style:family="paragraph" style:parent-style-name="Standard" style:list-style-name="L23">
      <style:paragraph-properties fo:text-align="justify" style:justify-single-word="false"/>
      <style:text-properties style:font-name="Georgia1" style:text-underline-style="none" fo:font-weight="bold" officeooo:rsid="01c56caa" officeooo:paragraph-rsid="04ccac24" style:font-weight-asian="bold" style:font-weight-complex="bold"/>
    </style:style>
    <style:style style:name="P229" style:family="paragraph" style:parent-style-name="Standard" style:list-style-name="L23">
      <style:paragraph-properties fo:text-align="justify" style:justify-single-word="false"/>
      <style:text-properties style:font-name="Georgia1" style:text-underline-style="none" fo:font-weight="bold" officeooo:rsid="024b0d33" officeooo:paragraph-rsid="04ccac24" style:font-weight-asian="bold" style:font-weight-complex="bold"/>
    </style:style>
    <style:style style:name="P230"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231" style:family="paragraph" style:parent-style-name="Standard" style:list-style-name="L23">
      <style:paragraph-properties fo:text-align="justify" style:justify-single-word="false"/>
      <style:text-properties style:font-name="Georgia1"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232" style:family="paragraph" style:parent-style-name="Standard" style:list-style-name="L23">
      <style:paragraph-properties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233" style:family="paragraph" style:parent-style-name="Standard" style:list-style-name="List_20_1">
      <loext:graphic-properties draw:fill="none"/>
      <style:paragraph-properties fo:text-align="justify" style:justify-single-word="false" fo:background-color="transparent"/>
      <style:text-properties style:font-name="Georgia1" officeooo:rsid="0224440d" officeooo:paragraph-rsid="04ccac24"/>
    </style:style>
    <style:style style:name="P234" style:family="paragraph" style:parent-style-name="Standard" style:list-style-name="L23">
      <style:paragraph-properties fo:text-align="justify" style:justify-single-word="false"/>
      <style:text-properties style:font-name="Georgia1" officeooo:rsid="021be6b6" officeooo:paragraph-rsid="04ccac24"/>
    </style:style>
    <style:style style:name="P235" style:family="paragraph" style:parent-style-name="Standard" style:list-style-name="L23">
      <style:paragraph-properties fo:text-align="justify" style:justify-single-word="false"/>
      <style:text-properties style:font-name="Georgia1" fo:font-weight="bold" officeooo:paragraph-rsid="04ccac24" style:font-weight-asian="bold" style:font-weight-complex="bold"/>
    </style:style>
    <style:style style:name="P236" style:family="paragraph" style:parent-style-name="Standard" style:list-style-name="List_20_1">
      <style:paragraph-properties fo:text-align="justify" style:justify-single-word="false"/>
      <style:text-properties style:font-name="Georgia1" fo:font-size="12pt" officeooo:rsid="076e92fa" officeooo:paragraph-rsid="076e92fa" style:font-size-asian="12pt" style:font-size-complex="12pt"/>
    </style:style>
    <style:style style:name="P237"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23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officeooo:paragraph-rsid="09e006a8" style:font-size-asian="12pt" style:font-size-complex="12pt"/>
    </style:style>
    <style:style style:name="P239" style:family="paragraph" style:parent-style-name="Standard">
      <loext:graphic-properties draw:fill="none"/>
      <style:paragraph-properties fo:line-height="150%" fo:text-align="justify" style:justify-single-word="false" fo:background-color="transparent"/>
      <style:text-properties style:font-name="Georgia1" fo:font-size="12pt" officeooo:paragraph-rsid="06f81be5" style:font-size-asian="12pt" style:font-size-complex="12pt"/>
    </style:style>
    <style:style style:name="P240" style:family="paragraph" style:parent-style-name="Standard">
      <loext:graphic-properties draw:fill="none"/>
      <style:paragraph-properties fo:line-height="150%" fo:text-align="justify" style:justify-single-word="false" fo:background-color="transparent"/>
      <style:text-properties style:font-name="Georgia1" fo:font-size="12pt" officeooo:paragraph-rsid="08606502" style:font-size-asian="12pt" style:font-size-complex="12pt"/>
    </style:style>
    <style:style style:name="P241" style:family="paragraph" style:parent-style-name="Standard" style:list-style-name="List_20_1">
      <loext:graphic-properties draw:fill="none"/>
      <style:paragraph-properties fo:text-align="justify" style:justify-single-word="false" fo:background-color="transparent"/>
      <style:text-properties style:font-name="Georgia1" fo:font-size="12pt" officeooo:paragraph-rsid="04ccac24" style:font-size-asian="12pt" style:font-size-complex="12pt"/>
    </style:style>
    <style:style style:name="P242" style:family="paragraph" style:parent-style-name="Standard" style:list-style-name="List_20_1">
      <loext:graphic-properties draw:fill="none"/>
      <style:paragraph-properties fo:text-align="justify" style:justify-single-word="false" fo:background-color="transparent"/>
      <style:text-properties style:font-name="Georgia1" fo:font-size="12pt" officeooo:paragraph-rsid="07718c19" style:font-size-asian="12pt" style:font-size-complex="12pt"/>
    </style:style>
    <style:style style:name="P243" style:family="paragraph" style:parent-style-name="Standard" style:list-style-name="List_20_1">
      <loext:graphic-properties draw:fill="none"/>
      <style:paragraph-properties fo:text-align="justify" style:justify-single-word="false" fo:background-color="transparent"/>
      <style:text-properties style:font-name="Georgia1" fo:font-size="12pt" officeooo:paragraph-rsid="078e5e89" style:font-size-asian="12pt" style:font-size-complex="12pt"/>
    </style:style>
    <style:style style:name="P244" style:family="paragraph" style:parent-style-name="Standard">
      <style:paragraph-properties fo:text-align="justify" style:justify-single-word="false"/>
      <style:text-properties style:font-name="Georgia1" fo:font-size="12pt" officeooo:paragraph-rsid="04d4214a" style:font-size-asian="12pt" style:font-size-complex="12pt"/>
    </style:style>
    <style:style style:name="P245" style:family="paragraph" style:parent-style-name="Standard">
      <style:paragraph-properties fo:text-align="justify" style:justify-single-word="false"/>
      <style:text-properties style:font-name="Georgia1" fo:font-size="12pt" officeooo:paragraph-rsid="058ed409" style:font-size-asian="12pt" style:font-size-complex="12pt"/>
    </style:style>
    <style:style style:name="P246" style:family="paragraph" style:parent-style-name="Standard">
      <style:paragraph-properties fo:text-align="justify" style:justify-single-word="false"/>
      <style:text-properties style:font-name="Georgia1" fo:font-size="12pt" officeooo:rsid="00efc73d" officeooo:paragraph-rsid="058ed409" style:font-size-asian="12pt" style:font-size-complex="12pt"/>
    </style:style>
    <style:style style:name="P24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24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94b47fc" officeooo:paragraph-rsid="09e006a8" style:font-size-asian="12pt" style:font-weight-asian="normal" style:font-size-complex="12pt" style:font-weight-complex="normal"/>
    </style:style>
    <style:style style:name="P24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a257009" officeooo:paragraph-rsid="0a257009" style:font-size-asian="12pt" style:font-weight-asian="normal" style:font-size-complex="12pt" style:font-weight-complex="normal"/>
    </style:style>
    <style:style style:name="P25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251"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25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a88bf36" officeooo:paragraph-rsid="0a8b49e5" style:font-size-asian="12pt" style:font-weight-asian="normal" style:font-size-complex="12pt" style:font-weight-complex="normal"/>
    </style:style>
    <style:style style:name="P25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96f482e" officeooo:paragraph-rsid="0a1e0453" style:font-size-asian="12pt" style:font-weight-asian="normal" style:font-size-complex="12pt" style:font-weight-complex="normal"/>
    </style:style>
    <style:style style:name="P254"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a10220f" officeooo:paragraph-rsid="0a1e0453" style:font-size-asian="12pt" style:font-weight-asian="normal" style:font-size-complex="12pt" style:font-weight-complex="normal"/>
    </style:style>
    <style:style style:name="P25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a147043" officeooo:paragraph-rsid="0a1fad02" style:font-size-asian="12pt" style:font-weight-asian="normal" style:font-size-complex="12pt" style:font-weight-complex="normal"/>
    </style:style>
    <style:style style:name="P256"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a147043" officeooo:paragraph-rsid="0a147043" style:font-size-asian="12pt" style:font-weight-asian="normal" style:font-size-complex="12pt" style:font-weight-complex="normal"/>
    </style:style>
    <style:style style:name="P25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a16435f" officeooo:paragraph-rsid="0a30f4da" style:font-size-asian="12pt" style:font-weight-asian="normal" style:font-size-complex="12pt" style:font-weight-complex="normal"/>
    </style:style>
    <style:style style:name="P25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a167012" officeooo:paragraph-rsid="0a167012" style:font-size-asian="12pt" style:font-weight-asian="normal" style:font-size-complex="12pt" style:font-weight-complex="normal"/>
    </style:style>
    <style:style style:name="P259" style:family="paragraph" style:parent-style-name="Standard" style:list-style-name="L57">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260" style:family="paragraph" style:parent-style-name="Standard" style:list-style-name="L51">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261"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262" style:family="paragraph" style:parent-style-name="Standard" style:list-style-name="L56">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ec562f" officeooo:paragraph-rsid="09d412a0" style:font-size-asian="12pt" style:font-weight-asian="normal" style:font-size-complex="12pt" style:font-weight-complex="normal"/>
    </style:style>
    <style:style style:name="P263" style:family="paragraph" style:parent-style-name="Standard" style:list-style-name="L82">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264"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2198c2" officeooo:paragraph-rsid="052198c2" style:font-size-asian="12pt" style:font-weight-asian="normal" style:font-size-complex="12pt" style:font-weight-complex="normal"/>
    </style:style>
    <style:style style:name="P265"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26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267"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7a5a889" officeooo:paragraph-rsid="07a5a889" style:font-size-asian="12pt" style:font-weight-asian="normal" style:font-size-complex="12pt" style:font-weight-complex="normal"/>
    </style:style>
    <style:style style:name="P268"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1d1c019" officeooo:paragraph-rsid="04cab72a" style:font-size-asian="12pt" style:font-weight-asian="normal" style:font-size-complex="12pt" style:font-weight-complex="normal"/>
    </style:style>
    <style:style style:name="P269" style:family="paragraph" style:parent-style-name="Standard">
      <style:paragraph-properties fo:text-align="justify" style:justify-single-word="false"/>
      <style:text-properties style:font-name="Georgia1" fo:font-size="12pt" fo:language="es" fo:country="ES" style:text-underline-style="none" fo:font-weight="normal" officeooo:rsid="030648a9" officeooo:paragraph-rsid="04d4214a" style:font-size-asian="12pt" style:font-weight-asian="normal" style:font-size-complex="12pt" style:font-weight-complex="normal"/>
    </style:style>
    <style:style style:name="P27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a3a7d24" officeooo:paragraph-rsid="09e006a8" style:font-size-asian="12pt" style:font-weight-asian="normal" style:font-size-complex="12pt" style:font-weight-complex="normal"/>
    </style:style>
    <style:style style:name="P271"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a33c7c8" officeooo:paragraph-rsid="0a33c7c8" style:font-size-asian="12pt" style:font-weight-asian="normal" style:font-size-complex="12pt" style:font-weight-complex="normal"/>
    </style:style>
    <style:style style:name="P272"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82d43" officeooo:paragraph-rsid="0b382d43" style:font-size-asian="12pt" style:font-weight-asian="normal" style:font-size-complex="12pt" style:font-weight-complex="normal"/>
    </style:style>
    <style:style style:name="P273"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3a2274" style:font-size-asian="12pt" style:font-weight-asian="normal" style:font-size-complex="12pt" style:font-weight-complex="normal"/>
    </style:style>
    <style:style style:name="P275"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bold" officeooo:rsid="04e33c83" officeooo:paragraph-rsid="0501569a" style:font-size-asian="12pt" style:font-weight-asian="bold" style:font-size-complex="12pt" style:font-weight-complex="bold"/>
    </style:style>
    <style:style style:name="P276" style:family="paragraph" style:parent-style-name="Standard">
      <loext:graphic-properties draw:fill="none"/>
      <style:paragraph-properties fo:line-height="150%" fo:text-align="center" style:justify-single-word="false" fo:background-color="transparent"/>
      <style:text-properties style:font-name="Georgia1" fo:font-size="12pt" fo:language="es" fo:country="ES" style:text-underline-style="none" fo:font-weight="bold" officeooo:rsid="06f81be5" officeooo:paragraph-rsid="070ec935" style:font-size-asian="12pt" style:font-weight-asian="bold" style:font-size-complex="12pt" style:font-weight-complex="bold"/>
    </style:style>
    <style:style style:name="P277" style:family="paragraph" style:parent-style-name="Standard">
      <loext:graphic-properties draw:fill="none"/>
      <style:paragraph-properties fo:line-height="150%" fo:text-align="center" style:justify-single-word="false" fo:background-color="transparent"/>
      <style:text-properties style:font-name="Georgia1" fo:font-size="12pt" fo:language="es" fo:country="ES" style:text-underline-style="none" fo:font-weight="bold" officeooo:rsid="070ca8fc" officeooo:paragraph-rsid="0711e079" style:font-size-asian="12pt" style:font-weight-asian="bold" style:font-size-complex="12pt" style:font-weight-complex="bold"/>
    </style:style>
    <style:style style:name="P278" style:family="paragraph" style:parent-style-name="Standard">
      <loext:graphic-properties draw:fill="none"/>
      <style:paragraph-properties fo:line-height="150%" fo:text-align="center" style:justify-single-word="false" fo:background-color="transparent"/>
      <style:text-properties style:font-name="Georgia1" fo:font-size="12pt" fo:language="es" fo:country="ES" style:text-underline-style="none" fo:font-weight="bold" officeooo:rsid="070ca8fc" officeooo:paragraph-rsid="071b08a8" style:font-size-asian="12pt" style:font-weight-asian="bold" style:font-size-complex="12pt" style:font-weight-complex="bold"/>
    </style:style>
    <style:style style:name="P279" style:family="paragraph" style:parent-style-name="Standard">
      <loext:graphic-properties draw:fill="none"/>
      <style:paragraph-properties fo:line-height="150%" fo:text-align="center" style:justify-single-word="false" fo:background-color="transparent"/>
      <style:text-properties style:font-name="Georgia1" fo:font-size="12pt" fo:language="es" fo:country="ES" style:text-underline-style="none" fo:font-weight="bold" officeooo:rsid="070ca8fc" officeooo:paragraph-rsid="0720fcf8" style:font-size-asian="12pt" style:font-weight-asian="bold" style:font-size-complex="12pt" style:font-weight-complex="bold"/>
    </style:style>
    <style:style style:name="P280" style:family="paragraph" style:parent-style-name="Standard">
      <loext:graphic-properties draw:fill="none"/>
      <style:paragraph-properties fo:line-height="150%" fo:text-align="center" style:justify-single-word="false" fo:background-color="transparent"/>
      <style:text-properties style:font-name="Georgia1" fo:font-size="12pt" fo:language="es" fo:country="ES" style:text-underline-style="none" fo:font-weight="bold" officeooo:rsid="070ca8fc" officeooo:paragraph-rsid="07248094" style:font-size-asian="12pt" style:font-weight-asian="bold" style:font-size-complex="12pt" style:font-weight-complex="bold"/>
    </style:style>
    <style:style style:name="P281" style:family="paragraph" style:parent-style-name="Standard">
      <loext:graphic-properties draw:fill="none"/>
      <style:paragraph-properties fo:line-height="150%" fo:text-align="center" style:justify-single-word="false" fo:background-color="transparent"/>
      <style:text-properties style:font-name="Georgia1" fo:font-size="12pt" fo:language="es" fo:country="ES" style:text-underline-style="none" fo:font-weight="bold" officeooo:rsid="072d1279" officeooo:paragraph-rsid="072d1279" style:font-size-asian="12pt" style:font-weight-asian="bold" style:font-size-complex="12pt" style:font-weight-complex="bold"/>
    </style:style>
    <style:style style:name="P282"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bold" officeooo:rsid="0730dfad" officeooo:paragraph-rsid="0730dfad" style:font-size-asian="12pt" style:font-weight-asian="bold" style:font-size-complex="12pt" style:font-weight-complex="bold"/>
    </style:style>
    <style:style style:name="P283"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bold" officeooo:rsid="07353b20" officeooo:paragraph-rsid="07353b20" style:font-size-asian="12pt" style:font-weight-asian="bold" style:font-size-complex="12pt" style:font-weight-complex="bold"/>
    </style:style>
    <style:style style:name="P284"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bold" officeooo:rsid="07380e85" officeooo:paragraph-rsid="07380e85" style:font-size-asian="12pt" style:font-weight-asian="bold" style:font-size-complex="12pt" style:font-weight-complex="bold"/>
    </style:style>
    <style:style style:name="P28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b17e93f" officeooo:paragraph-rsid="0b34e9af" style:font-size-asian="12pt" style:font-weight-asian="bold" style:font-size-complex="12pt" style:font-weight-complex="bold"/>
    </style:style>
    <style:style style:name="P286" style:family="paragraph" style:parent-style-name="Standard" style:list-style-name="L84">
      <loext:graphic-properties draw:fill="none"/>
      <style:paragraph-properties fo:line-height="150%" fo:text-align="justify" style:justify-single-word="false" fo:background-color="transparent"/>
      <style:text-properties style:font-name="Georgia1" fo:font-size="12pt" fo:language="es" fo:country="ES" fo:font-weight="normal" officeooo:rsid="062ea17a" officeooo:paragraph-rsid="08606502" style:font-size-asian="12pt" style:font-weight-asian="normal" style:font-size-complex="12pt" style:font-weight-complex="normal"/>
    </style:style>
    <style:style style:name="P287" style:family="paragraph" style:parent-style-name="Standard" style:list-style-name="L84">
      <loext:graphic-properties draw:fill="none"/>
      <style:paragraph-properties fo:line-height="150%" fo:text-align="justify" style:justify-single-word="false" fo:background-color="transparent"/>
      <style:text-properties style:font-name="Georgia1" fo:font-size="12pt" fo:language="es" fo:country="ES" fo:font-weight="normal" officeooo:rsid="08be356f" officeooo:paragraph-rsid="08be356f" style:font-size-asian="12pt" style:font-weight-asian="normal" style:font-size-complex="12pt" style:font-weight-complex="normal"/>
    </style:style>
    <style:style style:name="P288" style:family="paragraph" style:parent-style-name="Standard" style:list-style-name="L84">
      <loext:graphic-properties draw:fill="none"/>
      <style:paragraph-properties fo:line-height="150%" fo:text-align="justify" style:justify-single-word="false" fo:background-color="transparent"/>
      <style:text-properties style:font-name="Georgia1" fo:font-size="12pt" fo:language="es" fo:country="ES" fo:font-weight="normal" officeooo:rsid="0631ad30" officeooo:paragraph-rsid="08606502" style:font-size-asian="12pt" style:font-weight-asian="normal" style:font-size-complex="12pt" style:font-weight-complex="normal"/>
    </style:style>
    <style:style style:name="P289" style:family="paragraph" style:parent-style-name="Standard" style:list-style-name="L84">
      <loext:graphic-properties draw:fill="none"/>
      <style:paragraph-properties fo:line-height="150%" fo:text-align="justify" style:justify-single-word="false" fo:background-color="transparent"/>
      <style:text-properties style:font-name="Georgia1" fo:font-size="12pt" fo:language="es" fo:country="ES" fo:font-weight="normal" officeooo:rsid="0632ba5d" officeooo:paragraph-rsid="08606502" style:font-size-asian="12pt" style:font-weight-asian="normal" style:font-size-complex="12pt" style:font-weight-complex="normal"/>
    </style:style>
    <style:style style:name="P290" style:family="paragraph" style:parent-style-name="Standard" style:list-style-name="L84">
      <loext:graphic-properties draw:fill="none"/>
      <style:paragraph-properties fo:line-height="150%" fo:text-align="justify" style:justify-single-word="false" fo:background-color="transparent"/>
      <style:text-properties style:font-name="Georgia1" fo:font-size="12pt" fo:language="es" fo:country="ES" fo:font-weight="normal" officeooo:rsid="0637d93c" officeooo:paragraph-rsid="08606502" style:font-size-asian="12pt" style:font-weight-asian="normal" style:font-size-complex="12pt" style:font-weight-complex="normal"/>
    </style:style>
    <style:style style:name="P291" style:family="paragraph" style:parent-style-name="Standard" style:list-style-name="L84">
      <loext:graphic-properties draw:fill="none"/>
      <style:paragraph-properties fo:line-height="150%" fo:text-align="justify" style:justify-single-word="false" fo:background-color="transparent"/>
      <style:text-properties style:font-name="Georgia1" fo:font-size="12pt" fo:language="es" fo:country="ES" fo:font-weight="normal" officeooo:rsid="06360114" officeooo:paragraph-rsid="08606502" style:font-size-asian="12pt" style:font-weight-asian="normal" style:font-size-complex="12pt" style:font-weight-complex="normal"/>
    </style:style>
    <style:style style:name="P292" style:family="paragraph" style:parent-style-name="Standard">
      <style:paragraph-properties fo:text-align="justify" style:justify-single-word="false"/>
      <style:text-properties style:font-name="Georgia1" fo:font-size="12pt" fo:language="es" fo:country="ES" style:font-size-asian="12pt" style:font-size-complex="12pt"/>
    </style:style>
    <style:style style:name="P293" style:family="paragraph" style:parent-style-name="Standard" style:list-style-name="L23">
      <style:paragraph-properties fo:text-align="justify" style:justify-single-word="false"/>
      <style:text-properties style:font-name="Georgia1" fo:font-size="12pt" style:text-underline-style="none" fo:font-weight="bold" officeooo:rsid="07710b26" officeooo:paragraph-rsid="076e92fa" style:font-size-asian="12pt" style:font-weight-asian="bold" style:font-size-complex="12pt" style:font-weight-complex="bold"/>
    </style:style>
    <style:style style:name="P294" style:family="paragraph" style:parent-style-name="Standard" style:list-style-name="L23">
      <style:paragraph-properties fo:text-align="justify" style:justify-single-word="false"/>
      <style:text-properties style:font-name="Georgia1" fo:font-size="12pt" style:text-underline-style="none" fo:font-weight="bold" officeooo:rsid="0784ff5c" officeooo:paragraph-rsid="0784ff5c" style:font-size-asian="12pt" style:font-weight-asian="bold" style:font-size-complex="12pt" style:font-weight-complex="bold"/>
    </style:style>
    <style:style style:name="P295" style:family="paragraph" style:parent-style-name="Standard">
      <style:paragraph-properties fo:text-align="center" style:justify-single-word="false"/>
      <style:text-properties style:font-name="Georgia1" fo:font-size="12pt" style:text-underline-style="none" fo:font-weight="bold" officeooo:rsid="020d8275" officeooo:paragraph-rsid="04d4214a" style:font-size-asian="12pt" style:font-weight-asian="bold" style:font-size-complex="12pt" style:font-weight-complex="bold"/>
    </style:style>
    <style:style style:name="P296" style:family="paragraph" style:parent-style-name="Standard" style:list-style-name="List_20_1">
      <style:paragraph-properties fo:text-align="justify" style:justify-single-word="false"/>
      <style:text-properties style:font-name="Georgia1" fo:font-size="12pt" style:text-underline-style="none" fo:font-weight="normal" officeooo:rsid="0775e979" officeooo:paragraph-rsid="0775e979" style:font-size-asian="12pt" style:font-weight-asian="normal" style:font-size-complex="12pt" style:font-weight-complex="normal"/>
    </style:style>
    <style:style style:name="P297" style:family="paragraph" style:parent-style-name="Standard" style:list-style-name="L23">
      <style:paragraph-properties fo:text-align="justify" style:justify-single-word="false"/>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298" style:family="paragraph" style:parent-style-name="Standard" style:list-style-name="L23">
      <style:paragraph-properties fo:text-align="justify" style:justify-single-word="false"/>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299" style:family="paragraph" style:parent-style-name="Standard" style:list-style-name="List_20_1">
      <loext:graphic-properties draw:fill="none"/>
      <style:paragraph-properties fo:text-align="justify" style:justify-single-word="false" fo:background-color="transparent"/>
      <style:text-properties style:font-name="Georgia1" fo:font-size="12pt" style:text-underline-style="none" fo:font-weight="normal" officeooo:rsid="07718c19" officeooo:paragraph-rsid="07718c19" style:font-size-asian="12pt" style:font-weight-asian="normal" style:font-size-complex="12pt" style:font-weight-complex="normal"/>
    </style:style>
    <style:style style:name="P300" style:family="paragraph" style:parent-style-name="Standard" style:list-style-name="List_20_1">
      <style:paragraph-properties fo:text-align="justify" style:justify-single-word="false"/>
      <style:text-properties style:font-name="Georgia1" fo:font-size="12pt" style:text-underline-style="none" fo:font-weight="normal" officeooo:rsid="0785fb6d" officeooo:paragraph-rsid="0785fb6d" style:font-size-asian="12pt" style:font-weight-asian="normal" style:font-size-complex="12pt" style:font-weight-complex="normal"/>
    </style:style>
    <style:style style:name="P301" style:family="paragraph" style:parent-style-name="Standard" style:list-style-name="List_20_1">
      <style:paragraph-properties fo:text-align="justify" style:justify-single-word="false"/>
      <style:text-properties style:font-name="Georgia1" fo:font-size="12pt" style:text-underline-style="none" fo:font-weight="normal" officeooo:rsid="078d99a3" officeooo:paragraph-rsid="078d99a3" style:font-size-asian="12pt" style:font-weight-asian="normal" style:font-size-complex="12pt" style:font-weight-complex="normal"/>
    </style:style>
    <style:style style:name="P302" style:family="paragraph" style:parent-style-name="Standard" style:list-style-name="List_20_1">
      <style:paragraph-properties fo:text-align="justify" style:justify-single-word="false"/>
      <style:text-properties style:font-name="Georgia1" fo:font-size="12pt" style:text-underline-style="none" fo:font-weight="normal" officeooo:rsid="07959ad5" officeooo:paragraph-rsid="07959ad5" style:font-size-asian="12pt" style:font-weight-asian="normal" style:font-size-complex="12pt" style:font-weight-complex="normal"/>
    </style:style>
    <style:style style:name="P303" style:family="paragraph" style:parent-style-name="Standard" style:list-style-name="List_20_1">
      <loext:graphic-properties draw:fill="none"/>
      <style:paragraph-properties fo:text-align="justify" style:justify-single-word="false" fo:background-color="transparent"/>
      <style:text-properties style:font-name="Georgia1" fo:font-size="12pt" style:text-underline-style="none" fo:font-weight="normal" officeooo:rsid="07959ad5" officeooo:paragraph-rsid="079b800b" style:font-size-asian="12pt" style:font-weight-asian="normal" style:font-size-complex="12pt" style:font-weight-complex="normal"/>
    </style:style>
    <style:style style:name="P304" style:family="paragraph" style:parent-style-name="Standard" style:list-style-name="List_20_1">
      <style:paragraph-properties fo:text-align="justify" style:justify-single-word="false"/>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305" style:family="paragraph" style:parent-style-name="Standard" style:list-style-name="List_20_1">
      <loext:graphic-properties draw:fill="none"/>
      <style:paragraph-properties fo:text-align="justify" style:justify-single-word="false" fo:background-color="transparent"/>
      <style:text-properties style:font-name="Georgia1" fo:font-size="12pt" style:text-underline-style="none" fo:font-weight="normal" officeooo:rsid="078a8d9e" officeooo:paragraph-rsid="078a8d9e" style:font-size-asian="12pt" style:font-weight-asian="normal" style:font-size-complex="12pt" style:font-weight-complex="normal"/>
    </style:style>
    <style:style style:name="P306" style:family="paragraph" style:parent-style-name="Standard" style:list-style-name="List_20_1">
      <loext:graphic-properties draw:fill="none"/>
      <style:paragraph-properties fo:text-align="justify" style:justify-single-word="false" fo:background-color="transparent"/>
      <style:text-properties style:font-name="Georgia1" fo:font-size="12pt" style:text-underline-style="none" fo:font-weight="normal" officeooo:rsid="078e5e89" officeooo:paragraph-rsid="0797d7fd" style:font-size-asian="12pt" style:font-weight-asian="normal" style:font-size-complex="12pt" style:font-weight-complex="normal"/>
    </style:style>
    <style:style style:name="P307" style:family="paragraph" style:parent-style-name="Standard">
      <style:paragraph-properties fo:text-align="justify" style:justify-single-word="false"/>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308" style:family="paragraph" style:parent-style-name="Standard" style:list-style-name="L25">
      <style:paragraph-properties fo:text-align="justify" style:justify-single-word="false"/>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309" style:family="paragraph" style:parent-style-name="Standard" style:list-style-name="L26">
      <style:paragraph-properties fo:text-align="justify" style:justify-single-word="false"/>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310" style:family="paragraph" style:parent-style-name="Standard">
      <style:paragraph-properties fo:text-align="justify" style:justify-single-word="false"/>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311" style:family="paragraph" style:parent-style-name="Standard" style:list-style-name="L27">
      <style:paragraph-properties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312" style:family="paragraph" style:parent-style-name="Standard">
      <style:paragraph-properties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313" style:family="paragraph" style:parent-style-name="Standard" style:list-style-name="L28">
      <style:paragraph-properties fo:text-align="justify" style:justify-single-word="false"/>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314" style:family="paragraph" style:parent-style-name="Standard">
      <style:paragraph-properties fo:text-align="justify" style:justify-single-word="false"/>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315" style:family="paragraph" style:parent-style-name="Standard" style:list-style-name="L29">
      <style:paragraph-properties fo:text-align="justify" style:justify-single-word="false"/>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316" style:family="paragraph" style:parent-style-name="Standard">
      <style:paragraph-properties fo:text-align="justify" style:justify-single-word="false"/>
      <style:text-properties style:font-name="Georgia1" fo:font-size="12pt" style:text-underline-style="none" fo:font-weight="normal" officeooo:rsid="076e92fa" officeooo:paragraph-rsid="076e92fa" style:font-size-asian="12pt" style:font-weight-asian="normal" style:font-size-complex="12pt" style:font-weight-complex="normal"/>
    </style:style>
    <style:style style:name="P317" style:family="paragraph" style:parent-style-name="Standard">
      <style:paragraph-properties fo:text-align="justify" style:justify-single-word="false"/>
      <style:text-properties style:font-name="Georgia1" fo:font-size="12pt" style:text-underline-style="none" fo:font-weight="normal" officeooo:rsid="076e92fa" officeooo:paragraph-rsid="0784ff5c" style:font-size-asian="12pt" style:font-weight-asian="normal" style:font-size-complex="12pt" style:font-weight-complex="normal"/>
    </style:style>
    <style:style style:name="P318" style:family="paragraph" style:parent-style-name="Standard">
      <style:paragraph-properties fo:text-align="justify" style:justify-single-word="false"/>
      <style:text-properties style:font-name="Georgia1" fo:font-size="12pt" style:text-underline-style="none" fo:font-weight="normal" officeooo:rsid="031e53b3" officeooo:paragraph-rsid="04ce8e3e" style:font-size-asian="12pt" style:font-weight-asian="normal" style:font-size-complex="12pt" style:font-weight-complex="normal"/>
    </style:style>
    <style:style style:name="P319" style:family="paragraph" style:parent-style-name="Standard">
      <style:paragraph-properties fo:text-align="justify" style:justify-single-word="false"/>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320" style:family="paragraph" style:parent-style-name="Standard">
      <style:paragraph-properties fo:text-align="justify" style:justify-single-word="false"/>
      <style:text-properties style:font-name="Georgia1" fo:font-size="12pt" style:text-underline-style="none" fo:font-weight="normal" officeooo:paragraph-rsid="04de6a0a" style:font-size-asian="12pt" style:font-weight-asian="normal" style:font-size-complex="12pt" style:font-weight-complex="normal"/>
    </style:style>
    <style:style style:name="P321" style:family="paragraph" style:parent-style-name="Standard">
      <style:paragraph-properties fo:text-align="justify" style:justify-single-word="false"/>
      <style:text-properties style:font-name="Georgia1" fo:font-size="12pt" style:text-underline-style="none" fo:font-weight="normal" officeooo:rsid="048378e6" officeooo:paragraph-rsid="04de6a0a" style:font-size-asian="12pt" style:font-weight-asian="normal" style:font-size-complex="12pt" style:font-weight-complex="normal"/>
    </style:style>
    <style:style style:name="P322" style:family="paragraph" style:parent-style-name="Standard">
      <style:paragraph-properties fo:text-align="justify" style:justify-single-word="false"/>
      <style:text-properties style:font-name="Georgia1" fo:font-size="12pt" style:text-underline-style="none" fo:font-weight="normal" officeooo:rsid="0491f383" officeooo:paragraph-rsid="04de6a0a" style:font-size-asian="12pt" style:font-weight-asian="normal" style:font-size-complex="12pt" style:font-weight-complex="normal"/>
    </style:style>
    <style:style style:name="P323" style:family="paragraph" style:parent-style-name="Standard">
      <style:paragraph-properties fo:text-align="justify" style:justify-single-word="false"/>
      <style:text-properties style:font-name="Georgia1" fo:font-size="12pt" style:text-underline-style="none" fo:font-weight="normal" officeooo:rsid="07d1cd57" officeooo:paragraph-rsid="07d1cd57" style:font-size-asian="12pt" style:font-weight-asian="normal" style:font-size-complex="12pt" style:font-weight-complex="normal"/>
    </style:style>
    <style:style style:name="P324" style:family="paragraph" style:parent-style-name="Standard">
      <style:paragraph-properties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325" style:family="paragraph" style:parent-style-name="Standard">
      <style:paragraph-properties fo:text-align="justify" style:justify-single-word="false"/>
      <style:text-properties style:font-name="Georgia1" fo:font-size="12pt" style:text-underline-style="none" fo:font-weight="normal" officeooo:rsid="01eef62b" officeooo:paragraph-rsid="04d4214a" style:font-size-asian="12pt" style:font-weight-asian="normal" style:font-size-complex="12pt" style:font-weight-complex="normal"/>
    </style:style>
    <style:style style:name="P326" style:family="paragraph" style:parent-style-name="Standard">
      <style:paragraph-properties fo:text-align="justify" style:justify-single-word="false"/>
      <style:text-properties style:font-name="Georgia1" fo:font-size="12pt" style:text-underline-style="none" fo:font-weight="normal" officeooo:rsid="07e7cc72" officeooo:paragraph-rsid="07e7cc72" style:font-size-asian="12pt" style:font-weight-asian="normal" style:font-size-complex="12pt" style:font-weight-complex="normal"/>
    </style:style>
    <style:style style:name="P327" style:family="paragraph" style:parent-style-name="Standard">
      <style:paragraph-properties fo:text-align="justify" style:justify-single-word="false"/>
      <style:text-properties style:font-name="Georgia1" fo:font-size="12pt" style:text-underline-style="none" fo:font-weight="normal" officeooo:rsid="01f39c5d" officeooo:paragraph-rsid="07e1935c" style:font-size-asian="12pt" style:font-weight-asian="normal" style:font-size-complex="12pt" style:font-weight-complex="normal"/>
    </style:style>
    <style:style style:name="P328" style:family="paragraph" style:parent-style-name="Standard">
      <style:paragraph-properties fo:text-align="justify" style:justify-single-word="false"/>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329" style:family="paragraph" style:parent-style-name="Standard">
      <style:paragraph-properties fo:text-align="justify" style:justify-single-word="false"/>
      <style:text-properties style:font-name="Georgia1" fo:font-size="12pt" style:text-underline-style="none" fo:font-weight="normal" officeooo:rsid="03083dfd" officeooo:paragraph-rsid="04d4214a" style:font-size-asian="12pt" style:font-weight-asian="normal" style:font-size-complex="12pt" style:font-weight-complex="normal"/>
    </style:style>
    <style:style style:name="P330" style:family="paragraph" style:parent-style-name="Standard">
      <style:paragraph-properties fo:text-align="justify" style:justify-single-word="false"/>
      <style:text-properties style:font-name="Georgia1" fo:font-size="12pt" style:text-underline-style="none" fo:font-weight="normal" officeooo:rsid="030ca9c4" officeooo:paragraph-rsid="04d4214a" style:font-size-asian="12pt" style:font-weight-asian="normal" style:font-size-complex="12pt" style:font-weight-complex="normal"/>
    </style:style>
    <style:style style:name="P331" style:family="paragraph" style:parent-style-name="Standard">
      <style:paragraph-properties fo:text-align="justify" style:justify-single-word="false"/>
      <style:text-properties style:font-name="Georgia1" fo:font-size="12pt" style:text-underline-style="none" fo:font-weight="normal" officeooo:rsid="030a4a9e" officeooo:paragraph-rsid="04d4214a" style:font-size-asian="12pt" style:font-weight-asian="normal" style:font-size-complex="12pt" style:font-weight-complex="normal"/>
    </style:style>
    <style:style style:name="P332" style:family="paragraph" style:parent-style-name="Standard">
      <style:paragraph-properties fo:text-align="center" style:justify-single-word="false"/>
      <style:text-properties style:font-name="Georgia1" fo:font-size="12pt" style:text-underline-style="none" fo:font-weight="normal" officeooo:rsid="01f74a26" officeooo:paragraph-rsid="04d4214a" style:font-size-asian="12pt" style:font-weight-asian="normal" style:font-size-complex="12pt" style:font-weight-complex="normal"/>
    </style:style>
    <style:style style:name="P333" style:family="paragraph" style:parent-style-name="Standard">
      <style:paragraph-properties fo:text-align="justify" style:justify-single-word="false"/>
      <style:text-properties style:font-name="Georgia1" fo:font-size="12pt" style:text-underline-style="none" fo:font-weight="normal" officeooo:rsid="00df1d78" officeooo:paragraph-rsid="058ed409" style:font-size-asian="12pt" style:font-weight-asian="normal" style:font-size-complex="12pt" style:font-weight-complex="normal"/>
    </style:style>
    <style:style style:name="P334" style:family="paragraph" style:parent-style-name="Standard" style:list-style-name="L23">
      <style:paragraph-properties fo:text-align="justify" style:justify-single-word="false"/>
      <style:text-properties style:font-name="Georgia1" fo:font-size="12pt" fo:font-style="normal" style:text-underline-style="solid" style:text-underline-width="auto" style:text-underline-color="font-color" fo:font-weight="normal" officeooo:rsid="02152989" officeooo:paragraph-rsid="076e92fa" style:font-size-asian="12pt" style:font-style-asian="normal" style:font-weight-asian="normal" style:font-size-complex="12pt" style:font-style-complex="normal" style:font-weight-complex="normal"/>
    </style:style>
    <style:style style:name="P335" style:family="paragraph" style:parent-style-name="Standard" style:list-style-name="L23">
      <style:paragraph-properties fo:text-align="justify" style:justify-single-word="false"/>
      <style:text-properties style:font-name="Georgia1" fo:font-size="12pt" fo:font-style="normal" style:text-underline-style="solid" style:text-underline-width="auto" style:text-underline-color="font-color" fo:font-weight="normal" officeooo:rsid="02152989" officeooo:paragraph-rsid="0784ff5c" style:font-size-asian="12pt" style:font-style-asian="normal" style:font-weight-asian="normal" style:font-size-complex="12pt" style:font-style-complex="normal" style:font-weight-complex="normal"/>
    </style:style>
    <style:style style:name="P336" style:family="paragraph" style:parent-style-name="Standard" style:list-style-name="L23">
      <style:paragraph-properties fo:text-align="justify" style:justify-single-word="false"/>
      <style:text-properties style:font-name="Georgia1" fo:font-size="12pt" fo:font-style="italic" style:text-underline-style="none" fo:font-weight="normal" officeooo:rsid="021be6b6" officeooo:paragraph-rsid="076e92fa" style:font-size-asian="12pt" style:font-style-asian="italic" style:font-weight-asian="normal" style:font-size-complex="12pt" style:font-style-complex="italic" style:font-weight-complex="normal"/>
    </style:style>
    <style:style style:name="P337" style:family="paragraph" style:parent-style-name="Standard" style:list-style-name="L23">
      <style:paragraph-properties fo:text-align="justify" style:justify-single-word="false"/>
      <style:text-properties style:font-name="Georgia1" fo:font-size="12pt" fo:font-style="italic" style:text-underline-style="none" fo:font-weight="normal" officeooo:rsid="021be6b6" officeooo:paragraph-rsid="0784ff5c" style:font-size-asian="12pt" style:font-style-asian="italic" style:font-weight-asian="normal" style:font-size-complex="12pt" style:font-style-complex="italic" style:font-weight-complex="normal"/>
    </style:style>
    <style:style style:name="P338" style:family="paragraph" style:parent-style-name="Standard" style:list-style-name="List_20_1">
      <loext:graphic-properties draw:fill="none"/>
      <style:paragraph-properties fo:text-align="justify" style:justify-single-word="false" fo:background-color="transparent"/>
      <style:text-properties style:font-name="Georgia1" fo:font-size="12pt" fo:font-weight="normal" officeooo:rsid="0777dc53" officeooo:paragraph-rsid="0777dc53" style:font-size-asian="12pt" style:font-weight-asian="normal" style:font-size-complex="12pt" style:font-weight-complex="normal"/>
    </style:style>
    <style:style style:name="P339" style:family="paragraph" style:parent-style-name="Standard" style:list-style-name="List_20_1">
      <loext:graphic-properties draw:fill="none"/>
      <style:paragraph-properties fo:text-align="justify" style:justify-single-word="false" fo:background-color="transparent"/>
      <style:text-properties style:font-name="Georgia1" fo:font-size="12pt" fo:font-weight="normal" officeooo:rsid="07842906" officeooo:paragraph-rsid="07842906" style:font-size-asian="12pt" style:font-weight-asian="normal" style:font-size-complex="12pt" style:font-weight-complex="normal"/>
    </style:style>
    <style:style style:name="P340" style:family="paragraph" style:parent-style-name="Standard">
      <loext:graphic-properties draw:fill="none"/>
      <style:paragraph-properties fo:line-height="150%" fo:text-align="justify" style:justify-single-word="false" fo:background-color="transparent"/>
      <style:text-properties style:font-name="Georgia1" fo:font-size="12pt" fo:font-weight="normal" officeooo:paragraph-rsid="07df1e0d" style:font-size-asian="12pt" style:font-weight-asian="normal" style:font-size-complex="12pt" style:font-weight-complex="normal"/>
    </style:style>
    <style:style style:name="P341" style:family="paragraph" style:parent-style-name="Standard">
      <style:paragraph-properties fo:text-align="justify" style:justify-single-word="false"/>
      <style:text-properties style:font-name="Georgia1" fo:font-size="12pt" fo:font-weight="normal" officeooo:rsid="081e42a0" officeooo:paragraph-rsid="081e42a0" style:font-size-asian="12pt" style:font-weight-asian="normal" style:font-size-complex="12pt" style:font-weight-complex="normal"/>
    </style:style>
    <style:style style:name="P342" style:family="paragraph" style:parent-style-name="Standard">
      <style:paragraph-properties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343" style:family="paragraph" style:parent-style-name="Standard">
      <style:paragraph-properties fo:text-align="justify" style:justify-single-word="false"/>
      <style:text-properties style:font-name="Georgia1" fo:font-size="12pt" fo:font-weight="normal" officeooo:rsid="00df82d8" officeooo:paragraph-rsid="058ed409" style:font-size-asian="12pt" style:font-weight-asian="normal" style:font-size-complex="12pt" style:font-weight-complex="normal"/>
    </style:style>
    <style:style style:name="P344" style:family="paragraph" style:parent-style-name="Standard">
      <style:paragraph-properties fo:text-align="justify" style:justify-single-word="false"/>
      <style:text-properties style:font-name="Georgia1" fo:font-size="12pt" fo:font-weight="normal" officeooo:rsid="00e71710" officeooo:paragraph-rsid="058ed409" style:font-size-asian="12pt" style:font-weight-asian="normal" style:font-size-complex="12pt" style:font-weight-complex="normal"/>
    </style:style>
    <style:style style:name="P345" style:family="paragraph" style:parent-style-name="Standard">
      <style:paragraph-properties fo:text-align="justify" style:justify-single-word="false"/>
      <style:text-properties style:font-name="Georgia1" fo:font-size="12pt" fo:font-weight="normal" officeooo:rsid="00e78cb3" officeooo:paragraph-rsid="058ed409" style:font-size-asian="12pt" style:font-weight-asian="normal" style:font-size-complex="12pt" style:font-weight-complex="normal"/>
    </style:style>
    <style:style style:name="P346" style:family="paragraph" style:parent-style-name="Standard">
      <style:paragraph-properties fo:text-align="justify" style:justify-single-word="false"/>
      <style:text-properties style:font-name="Georgia1" fo:font-size="12pt" fo:font-weight="normal" officeooo:rsid="010b66dd" officeooo:paragraph-rsid="058ed409" style:font-size-asian="12pt" style:font-weight-asian="normal" style:font-size-complex="12pt" style:font-weight-complex="normal"/>
    </style:style>
    <style:style style:name="P347" style:family="paragraph" style:parent-style-name="Standard">
      <style:paragraph-properties fo:text-align="justify" style:justify-single-word="false"/>
      <style:text-properties style:font-name="Georgia1" fo:font-size="12pt" fo:font-weight="normal" officeooo:rsid="096c96d3" officeooo:paragraph-rsid="096c96d3" style:font-size-asian="12pt" style:font-weight-asian="normal" style:font-size-complex="12pt" style:font-weight-complex="normal"/>
    </style:style>
    <style:style style:name="P348" style:family="paragraph" style:parent-style-name="Standard">
      <style:paragraph-properties fo:text-align="justify" style:justify-single-word="false"/>
      <style:text-properties style:font-name="Georgia1" fo:font-size="12pt" fo:font-weight="normal" officeooo:rsid="00f2a553" officeooo:paragraph-rsid="058ed409" style:font-size-asian="12pt" style:font-weight-asian="normal" style:font-size-complex="12pt" style:font-weight-complex="normal"/>
    </style:style>
    <style:style style:name="P349" style:family="paragraph" style:parent-style-name="Standard">
      <style:paragraph-properties fo:text-align="center" style:justify-single-word="false"/>
      <style:text-properties style:font-name="Georgia1" fo:font-size="12pt" fo:font-weight="bold" officeooo:rsid="020d8275" officeooo:paragraph-rsid="04d4214a" style:font-size-asian="12pt" style:font-weight-asian="bold" style:font-size-complex="12pt" style:font-weight-complex="bold"/>
    </style:style>
    <style:style style:name="P350" style:family="paragraph" style:parent-style-name="Standard">
      <style:paragraph-properties fo:text-align="justify" style:justify-single-word="false"/>
      <style:text-properties style:font-name="Georgia1" fo:font-size="12pt" fo:font-weight="bold" officeooo:rsid="00df1d78" officeooo:paragraph-rsid="058ed409" style:font-size-asian="12pt" style:font-weight-asian="bold" style:font-size-complex="12pt" style:font-weight-complex="bold"/>
    </style:style>
    <style:style style:name="P351" style:family="paragraph" style:parent-style-name="Standard">
      <style:paragraph-properties fo:text-align="justify" style:justify-single-word="false"/>
      <style:text-properties style:font-name="Georgia1" fo:font-size="12pt" fo:font-weight="bold" officeooo:rsid="00e0f480" officeooo:paragraph-rsid="058ed409" style:font-size-asian="12pt" style:font-weight-asian="bold" style:font-size-complex="12pt" style:font-weight-complex="bold"/>
    </style:style>
    <style:style style:name="P352" style:family="paragraph" style:parent-style-name="Standard">
      <style:paragraph-properties fo:text-align="justify" style:justify-single-word="false"/>
      <style:text-properties style:font-name="Georgia1" fo:font-size="12pt" fo:font-weight="bold" officeooo:rsid="00df82d8" officeooo:paragraph-rsid="058ed409" style:font-size-asian="12pt" style:font-weight-asian="bold" style:font-size-complex="12pt" style:font-weight-complex="bold"/>
    </style:style>
    <style:style style:name="P353" style:family="paragraph" style:parent-style-name="Standard">
      <loext:graphic-properties draw:fill="none"/>
      <style:paragraph-properties fo:line-height="150%" fo:text-align="justify"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354" style:family="paragraph" style:parent-style-name="Standard">
      <style:paragraph-properties fo:text-align="justify" style:justify-single-word="false"/>
      <style:text-properties style:font-name="Georgia1" fo:font-size="12pt" style:text-underline-style="solid" style:text-underline-width="auto" style:text-underline-color="font-color" fo:font-weight="bold" officeooo:rsid="00eba4be" officeooo:paragraph-rsid="058ed409" style:font-size-asian="12pt" style:font-weight-asian="bold" style:font-size-complex="12pt" style:font-weight-complex="bold"/>
    </style:style>
    <style:style style:name="P355"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356" style:family="paragraph" style:parent-style-name="Standard">
      <style:paragraph-properties fo:text-align="justify" style:justify-single-word="false"/>
      <style:text-properties style:font-name="Georgia1" officeooo:paragraph-rsid="04c06686"/>
    </style:style>
    <style:style style:name="P357" style:family="paragraph" style:parent-style-name="Standard" style:list-style-name="L5">
      <style:paragraph-properties fo:text-align="justify" style:justify-single-word="false"/>
      <style:text-properties style:font-name="Georgia1" officeooo:paragraph-rsid="04c06686"/>
    </style:style>
    <style:style style:name="P358" style:family="paragraph" style:parent-style-name="Standard" style:list-style-name="L9">
      <style:paragraph-properties fo:text-align="justify" style:justify-single-word="false"/>
      <style:text-properties style:font-name="Georgia1" officeooo:paragraph-rsid="06db2448"/>
    </style:style>
    <style:style style:name="P359" style:family="paragraph" style:parent-style-name="Standard" style:list-style-name="L13">
      <style:paragraph-properties fo:text-align="justify" style:justify-single-word="false"/>
      <style:text-properties style:font-name="Georgia1" officeooo:paragraph-rsid="04c06686"/>
    </style:style>
    <style:style style:name="P360" style:family="paragraph" style:parent-style-name="Standard" style:list-style-name="L14">
      <style:paragraph-properties fo:text-align="justify" style:justify-single-word="false"/>
      <style:text-properties style:font-name="Georgia1" officeooo:paragraph-rsid="04c06686"/>
    </style:style>
    <style:style style:name="P361" style:family="paragraph" style:parent-style-name="Standard" style:list-style-name="L15">
      <style:paragraph-properties fo:text-align="justify" style:justify-single-word="false"/>
      <style:text-properties style:font-name="Georgia1" officeooo:paragraph-rsid="04c06686"/>
    </style:style>
    <style:style style:name="P362" style:family="paragraph" style:parent-style-name="Standard" style:list-style-name="L20">
      <style:paragraph-properties fo:text-align="justify" style:justify-single-word="false"/>
      <style:text-properties style:font-name="Georgia1" officeooo:paragraph-rsid="04c06686"/>
    </style:style>
    <style:style style:name="P363" style:family="paragraph" style:parent-style-name="Standard" style:list-style-name="List_20_1">
      <style:paragraph-properties fo:text-align="justify" style:justify-single-word="false"/>
      <style:text-properties style:font-name="Georgia1" officeooo:paragraph-rsid="04ccac24"/>
    </style:style>
    <style:style style:name="P364" style:family="paragraph" style:parent-style-name="Standard" style:list-style-name="L23">
      <style:paragraph-properties fo:text-align="justify" style:justify-single-word="false"/>
      <style:text-properties style:font-name="Georgia1" officeooo:paragraph-rsid="04ccac24"/>
    </style:style>
    <style:style style:name="P365" style:family="paragraph" style:parent-style-name="Standard">
      <loext:graphic-properties draw:fill="none"/>
      <style:paragraph-properties fo:text-align="justify" style:justify-single-word="false" fo:background-color="transparent"/>
      <style:text-properties style:font-name="Georgia1" officeooo:paragraph-rsid="04d27bd3"/>
    </style:style>
    <style:style style:name="P366" style:family="paragraph" style:parent-style-name="Standard">
      <style:paragraph-properties fo:text-align="justify" style:justify-single-word="false"/>
      <style:text-properties style:font-name="Georgia1" officeooo:rsid="01ac795b" officeooo:paragraph-rsid="04c06686"/>
    </style:style>
    <style:style style:name="P367" style:family="paragraph" style:parent-style-name="Standard">
      <style:paragraph-properties fo:text-align="justify" style:justify-single-word="false"/>
      <style:text-properties style:font-name="Georgia1" officeooo:rsid="027d2df0" officeooo:paragraph-rsid="04ccac24"/>
    </style:style>
    <style:style style:name="P368" style:family="paragraph" style:parent-style-name="Standard" style:list-style-name="L6">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369"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70" style:family="paragraph" style:parent-style-name="Standard" style:list-style-name="L8">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71"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72" style:family="paragraph" style:parent-style-name="Standard" style:list-style-name="L8">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373" style:family="paragraph" style:parent-style-name="Standard" style:list-style-name="L9">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374" style:family="paragraph" style:parent-style-name="Standard" style:list-style-name="L9">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375" style:family="paragraph" style:parent-style-name="Standard" style:list-style-name="L10">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376" style:family="paragraph" style:parent-style-name="Standard" style:list-style-name="L10">
      <style:paragraph-properties fo:text-align="justify" style:justify-single-word="false"/>
      <style:text-properties fo:font-variant="normal" fo:text-transform="none" fo:color="#222222" style:font-name="Georgia1"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377"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none" fo:font-weight="normal" officeooo:rsid="068bb5b4" officeooo:paragraph-rsid="04c06686"/>
    </style:style>
    <style:style style:name="P378"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none" fo:font-weight="normal" officeooo:rsid="069a7be3" officeooo:paragraph-rsid="0696fc24" style:font-weight-asian="normal" style:font-weight-complex="normal"/>
    </style:style>
    <style:style style:name="P379"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none" fo:font-weight="normal" officeooo:rsid="06dca207" officeooo:paragraph-rsid="06db2448" style:font-weight-asian="normal" style:font-weight-complex="normal"/>
    </style:style>
    <style:style style:name="P380" style:family="paragraph" style:parent-style-name="Standard">
      <style:paragraph-properties fo:text-align="justify" style:justify-single-word="false"/>
      <style:text-properties fo:font-variant="normal" fo:text-transform="none" fo:color="#222222" style:font-name="Georgia1" fo:font-size="12pt" fo:letter-spacing="normal" fo:font-style="normal" style:text-underline-style="none" fo:font-weight="bold" officeooo:rsid="069a7be3" officeooo:paragraph-rsid="06e3a054" style:font-weight-asian="bold" style:font-weight-complex="bold"/>
    </style:style>
    <style:style style:name="P381" style:family="paragraph" style:parent-style-name="Standard">
      <style:paragraph-properties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82" style:family="paragraph" style:parent-style-name="Standard">
      <style:paragraph-properties fo:text-align="justify" style:justify-single-word="false"/>
      <style:text-properties fo:font-variant="normal" fo:text-transform="none" fo:color="#000000" style:font-name="Georgia1"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83" style:family="paragraph" style:parent-style-name="Standard">
      <style:paragraph-properties fo:text-align="justify" style:justify-single-word="false"/>
      <style:text-properties fo:font-variant="normal" fo:text-transform="none" fo:color="#000000" style:font-name="Georgia1" fo:font-size="12pt" fo:letter-spacing="normal" fo:language="es" fo:country="ES" fo:font-style="normal" fo:font-weight="normal" officeooo:rsid="00ffab49" officeooo:paragraph-rsid="072baaae" style:font-size-asian="12pt" style:font-weight-asian="normal" style:font-size-complex="12pt" style:font-weight-complex="normal"/>
    </style:style>
    <style:style style:name="P384"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85"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6"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7"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8"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9"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0"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1"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2"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3"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4"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5"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6"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7"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8"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9"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0"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01"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2"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3"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4" style:family="paragraph" style:parent-style-name="Standard">
      <style:paragraph-properties fo:text-align="justify" style:justify-single-word="false"/>
      <style:text-properties style:font-name="Georgia" style:text-underline-style="none" fo:font-weight="normal" officeooo:rsid="07452df0" officeooo:paragraph-rsid="07452df0" style:font-weight-asian="normal" style:font-weight-complex="normal"/>
    </style:style>
    <style:style style:name="P405" style:family="paragraph" style:parent-style-name="Standard" style:list-style-name="L11">
      <style:paragraph-properties fo:text-align="justify" style:justify-single-word="false"/>
      <style:text-properties style:font-name="Georgia" style:text-underline-style="none" fo:font-weight="normal" officeooo:rsid="07452df0" officeooo:paragraph-rsid="07452df0" style:font-weight-asian="normal" style:font-weight-complex="normal"/>
    </style:style>
    <style:style style:name="P406" style:family="paragraph" style:parent-style-name="Standard" style:list-style-name="L12">
      <style:paragraph-properties fo:text-align="justify" style:justify-single-word="false"/>
      <style:text-properties style:font-name="Georgia" style:text-underline-style="none" fo:font-weight="normal" officeooo:rsid="07494cb2" officeooo:paragraph-rsid="07494cb2" style:font-weight-asian="normal" style:font-weight-complex="normal"/>
    </style:style>
    <style:style style:name="P407" style:family="paragraph" style:parent-style-name="Standard">
      <style:paragraph-properties fo:text-align="justify" style:justify-single-word="false"/>
      <style:text-properties style:font-name="Georgia" style:text-underline-style="none" fo:font-weight="normal" officeooo:rsid="07494cb2" officeooo:paragraph-rsid="07494cb2" style:font-weight-asian="normal" style:font-weight-complex="normal"/>
    </style:style>
    <style:style style:name="P408" style:family="paragraph" style:parent-style-name="Standard" style:list-style-name="List_20_1">
      <style:paragraph-properties fo:text-align="justify" style:justify-single-word="false"/>
      <style:text-properties style:font-name="Georgia" style:text-underline-style="none" fo:font-weight="normal" officeooo:rsid="028a4db3" officeooo:paragraph-rsid="04ccac24" style:font-weight-asian="normal" style:font-weight-complex="normal"/>
    </style:style>
    <style:style style:name="P409" style:family="paragraph" style:parent-style-name="Standard" style:list-style-name="List_20_1">
      <style:paragraph-properties fo:text-align="justify" style:justify-single-word="false"/>
      <style:text-properties style:font-name="Georgia" style:text-underline-style="none" fo:font-weight="normal" officeooo:rsid="028a5340" officeooo:paragraph-rsid="04ccac24" style:font-weight-asian="normal" style:font-weight-complex="normal"/>
    </style:style>
    <style:style style:name="P410" style:family="paragraph" style:parent-style-name="Standard" style:list-style-name="List_20_1">
      <style:paragraph-properties fo:text-align="justify" style:justify-single-word="false"/>
      <style:text-properties style:font-name="Georgia" style:text-underline-style="none" fo:font-weight="normal" officeooo:rsid="029300ee" officeooo:paragraph-rsid="04ccac24" style:font-weight-asian="normal" style:font-weight-complex="normal"/>
    </style:style>
    <style:style style:name="P411"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28e7bc3" officeooo:paragraph-rsid="04ccac24" style:font-weight-asian="normal" style:font-weight-complex="normal"/>
    </style:style>
    <style:style style:name="P412" style:family="paragraph" style:parent-style-name="Standard" style:list-style-name="List_20_1">
      <style:paragraph-properties fo:text-align="justify" style:justify-single-word="false"/>
      <style:text-properties style:font-name="Georgia" style:text-underline-style="none" fo:font-weight="normal" officeooo:rsid="02a510d7" officeooo:paragraph-rsid="04ccac24" style:font-weight-asian="normal" style:font-weight-complex="normal"/>
    </style:style>
    <style:style style:name="P413" style:family="paragraph" style:parent-style-name="Standard">
      <style:paragraph-properties fo:text-align="justify" style:justify-single-word="false"/>
      <style:text-properties style:font-name="Georgia" style:text-underline-style="none" fo:font-weight="normal" officeooo:rsid="021be6b6" officeooo:paragraph-rsid="04ccac24" style:font-weight-asian="normal" style:font-weight-complex="normal"/>
    </style:style>
    <style:style style:name="P414"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1be6b6" officeooo:paragraph-rsid="04ccac24" style:font-weight-asian="normal" style:font-weight-complex="normal"/>
    </style:style>
    <style:style style:name="P415" style:family="paragraph" style:parent-style-name="Standard" style:list-style-name="L23">
      <style:paragraph-properties fo:text-align="justify" style:justify-single-word="false"/>
      <style:text-properties style:font-name="Georgia" style:text-underline-style="none" fo:font-weight="normal" officeooo:rsid="021be6b6" officeooo:paragraph-rsid="04ccac24" style:font-weight-asian="normal" style:font-weight-complex="normal"/>
    </style:style>
    <style:style style:name="P416" style:family="paragraph" style:parent-style-name="Standard" style:list-style-name="L23">
      <style:paragraph-properties fo:text-align="justify" style:justify-single-word="false"/>
      <style:text-properties style:font-name="Georgia" style:text-underline-style="none" fo:font-weight="normal" officeooo:rsid="021be6b6" officeooo:paragraph-rsid="0a4d7750" style:font-weight-asian="normal" style:font-weight-complex="normal"/>
    </style:style>
    <style:style style:name="P417"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2a87608" officeooo:paragraph-rsid="04ccac24" style:font-weight-asian="normal" style:font-weight-complex="normal"/>
    </style:style>
    <style:style style:name="P418"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2aaab56" officeooo:paragraph-rsid="04ccac24" style:font-weight-asian="normal" style:font-weight-complex="normal"/>
    </style:style>
    <style:style style:name="P419"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2ac5bc1" officeooo:paragraph-rsid="04ccac24" style:font-weight-asian="normal" style:font-weight-complex="normal"/>
    </style:style>
    <style:style style:name="P420"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79c1e1a" officeooo:paragraph-rsid="079c1e1a" style:font-weight-asian="normal" style:font-weight-complex="normal"/>
    </style:style>
    <style:style style:name="P421"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79c1e1a" officeooo:paragraph-rsid="079c1e1a" style:font-weight-asian="normal" style:font-weight-complex="normal"/>
    </style:style>
    <style:style style:name="P422" style:family="paragraph" style:parent-style-name="Standard" style:list-style-name="List_20_1">
      <style:paragraph-properties fo:text-align="justify" style:justify-single-word="false"/>
      <style:text-properties style:font-name="Georgia" style:text-underline-style="none" fo:font-weight="normal" officeooo:rsid="0a54beb3" officeooo:paragraph-rsid="0a54beb3" style:font-weight-asian="normal" style:font-weight-complex="normal"/>
    </style:style>
    <style:style style:name="P423" style:family="paragraph" style:parent-style-name="Standard" style:list-style-name="List_20_1">
      <style:paragraph-properties fo:text-align="justify" style:justify-single-word="false"/>
      <style:text-properties style:font-name="Georgia" style:text-underline-style="none" fo:font-weight="normal" officeooo:rsid="0a564309" officeooo:paragraph-rsid="0a564309" style:font-weight-asian="normal" style:font-weight-complex="normal"/>
    </style:style>
    <style:style style:name="P424"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a5b85fb" officeooo:paragraph-rsid="0a5b85fb" style:font-weight-asian="normal" style:font-weight-complex="normal"/>
    </style:style>
    <style:style style:name="P425" style:family="paragraph" style:parent-style-name="Standard" style:list-style-name="List_20_1">
      <loext:graphic-properties draw:fill="none"/>
      <style:paragraph-properties fo:text-align="justify" style:justify-single-word="false" fo:background-color="transparent"/>
      <style:text-properties style:font-name="Georgia" style:text-underline-style="none" fo:font-weight="normal" officeooo:rsid="0a5d7670" officeooo:paragraph-rsid="0a5d7670" style:font-weight-asian="normal" style:font-weight-complex="normal"/>
    </style:style>
    <style:style style:name="P426" style:family="paragraph" style:parent-style-name="Standard" style:list-style-name="L24">
      <style:paragraph-properties fo:text-align="justify" style:justify-single-word="false"/>
      <style:text-properties style:font-name="Georgia" style:text-underline-style="none" fo:font-weight="normal" officeooo:rsid="07c89c6c" officeooo:paragraph-rsid="07c89c6c" style:font-weight-asian="normal" style:font-weight-complex="normal"/>
    </style:style>
    <style:style style:name="P427"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428"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429"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430"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43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432" style:family="paragraph" style:parent-style-name="Standard">
      <style:paragraph-properties fo:text-align="justify" style:justify-single-word="false"/>
      <style:text-properties style:font-name="Georgia" style:text-underline-style="none" fo:font-weight="normal" officeooo:rsid="0545dc20" officeooo:paragraph-rsid="0545dc20" style:font-weight-asian="normal" style:font-weight-complex="normal"/>
    </style:style>
    <style:style style:name="P433" style:family="paragraph" style:parent-style-name="Standard">
      <style:text-properties style:font-name="Georgia" style:text-underline-style="none" fo:font-weight="normal" officeooo:rsid="0117c152" officeooo:paragraph-rsid="04c06686" style:font-weight-asian="normal" style:font-weight-complex="normal"/>
    </style:style>
    <style:style style:name="P434"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435" style:family="paragraph" style:parent-style-name="Standard">
      <style:paragraph-properties fo:text-align="justify" style:justify-single-word="false"/>
      <style:text-properties style:font-name="Georgia" style:text-underline-style="none" fo:font-weight="normal" officeooo:rsid="01622682" officeooo:paragraph-rsid="06e8526c" style:font-weight-asian="normal" style:font-weight-complex="normal"/>
    </style:style>
    <style:style style:name="P436" style:family="paragraph" style:parent-style-name="Standard">
      <style:paragraph-properties fo:text-align="justify" style:justify-single-word="false"/>
      <style:text-properties style:font-name="Georgia" style:text-underline-style="none" fo:font-weight="normal" officeooo:rsid="0746b539" officeooo:paragraph-rsid="0746b539" style:font-weight-asian="normal" style:font-weight-complex="normal"/>
    </style:style>
    <style:style style:name="P437" style:family="paragraph" style:parent-style-name="Standard">
      <style:paragraph-properties fo:text-align="justify" style:justify-single-word="false"/>
      <style:text-properties style:font-name="Georgia" style:text-underline-style="none" fo:font-weight="normal" officeooo:rsid="0a3fa7bf" officeooo:paragraph-rsid="0a3fa7bf" style:font-weight-asian="normal" style:font-weight-complex="normal"/>
    </style:style>
    <style:style style:name="P438" style:family="paragraph" style:parent-style-name="Standard">
      <style:paragraph-properties fo:text-align="justify" style:justify-single-word="false"/>
      <style:text-properties style:font-name="Georgia" style:text-underline-style="none" fo:font-weight="normal" officeooo:rsid="0172b684" officeooo:paragraph-rsid="07494cb2" style:font-weight-asian="normal" style:font-weight-complex="normal"/>
    </style:style>
    <style:style style:name="P439"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440" style:family="paragraph" style:parent-style-name="Standard">
      <style:paragraph-properties fo:text-align="justify" style:justify-single-word="false"/>
      <style:text-properties style:font-name="Georgia" style:text-underline-style="none" fo:font-weight="normal" officeooo:rsid="01845f24" officeooo:paragraph-rsid="04c06686" style:font-weight-asian="normal" style:font-weight-complex="normal"/>
    </style:style>
    <style:style style:name="P441" style:family="paragraph" style:parent-style-name="Standard">
      <style:paragraph-properties fo:text-align="justify" style:justify-single-word="false"/>
      <style:text-properties style:font-name="Georgia" style:text-underline-style="none" fo:font-weight="normal" officeooo:rsid="018da122" officeooo:paragraph-rsid="04c06686" style:font-weight-asian="normal" style:font-weight-complex="normal"/>
    </style:style>
    <style:style style:name="P442" style:family="paragraph" style:parent-style-name="Standard">
      <style:paragraph-properties fo:text-align="justify" style:justify-single-word="false"/>
      <style:text-properties style:font-name="Georgia" style:text-underline-style="none" fo:font-weight="normal" officeooo:rsid="0396a8fc" officeooo:paragraph-rsid="04c06686" style:font-weight-asian="normal" style:font-weight-complex="normal"/>
    </style:style>
    <style:style style:name="P443" style:family="paragraph" style:parent-style-name="Standard">
      <style:paragraph-properties fo:text-align="justify" style:justify-single-word="false"/>
      <style:text-properties style:font-name="Georgia" style:text-underline-style="none" fo:font-weight="normal" officeooo:rsid="019222c3" officeooo:paragraph-rsid="04c06686" style:font-weight-asian="normal" style:font-weight-complex="normal"/>
    </style:style>
    <style:style style:name="P444" style:family="paragraph" style:parent-style-name="Standard">
      <style:paragraph-properties fo:text-align="justify" style:justify-single-word="false"/>
      <style:text-properties style:font-name="Georgia" style:text-underline-style="none" fo:font-weight="normal" officeooo:rsid="01939de7" officeooo:paragraph-rsid="04c06686" style:font-weight-asian="normal" style:font-weight-complex="normal"/>
    </style:style>
    <style:style style:name="P445" style:family="paragraph" style:parent-style-name="Standard">
      <style:paragraph-properties fo:text-align="justify" style:justify-single-word="false"/>
      <style:text-properties style:font-name="Georgia" style:text-underline-style="none" fo:font-weight="normal" officeooo:rsid="01cea747" officeooo:paragraph-rsid="04cab72a" style:font-weight-asian="normal" style:font-weight-complex="normal"/>
    </style:style>
    <style:style style:name="P446" style:family="paragraph" style:parent-style-name="Standard">
      <style:paragraph-properties fo:text-align="justify" style:justify-single-word="false"/>
      <style:text-properties style:font-name="Georgia" style:text-underline-style="none" fo:font-weight="normal" officeooo:rsid="02152989" officeooo:paragraph-rsid="04ccac24" style:font-weight-asian="normal" style:font-weight-complex="normal"/>
    </style:style>
    <style:style style:name="P447" style:family="paragraph" style:parent-style-name="Standard">
      <style:paragraph-properties fo:text-align="justify" style:justify-single-word="false"/>
      <style:text-properties style:font-name="Georgia" style:text-underline-style="none" fo:font-weight="normal" officeooo:rsid="031e53b3" officeooo:paragraph-rsid="04ce8e3e" style:font-weight-asian="normal" style:font-weight-complex="normal"/>
    </style:style>
    <style:style style:name="P44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449" style:family="paragraph" style:parent-style-name="Standard">
      <style:paragraph-properties fo:text-align="justify" style:justify-single-word="false"/>
      <style:text-properties style:font-name="Georgia" style:text-underline-style="none" fo:font-weight="normal" officeooo:rsid="0a53cab3" officeooo:paragraph-rsid="0a53cab3" style:font-weight-asian="normal" style:font-weight-complex="normal"/>
    </style:style>
    <style:style style:name="P450" style:family="paragraph" style:parent-style-name="Standard">
      <style:paragraph-properties fo:text-align="justify" style:justify-single-word="false"/>
      <style:text-properties style:font-name="Georgia" style:text-underline-style="none" fo:font-weight="normal" officeooo:rsid="0a4d7750" officeooo:paragraph-rsid="0a53cab3" style:font-weight-asian="normal" style:font-weight-complex="normal"/>
    </style:style>
    <style:style style:name="P451" style:family="paragraph" style:parent-style-name="Standard">
      <style:paragraph-properties fo:text-align="justify" style:justify-single-word="false"/>
      <style:text-properties style:font-name="Georgia" style:text-underline-style="none" fo:font-weight="normal" officeooo:rsid="076e92fa" officeooo:paragraph-rsid="0a4d7750" style:font-weight-asian="normal" style:font-weight-complex="normal"/>
    </style:style>
    <style:style style:name="P452" style:family="paragraph" style:parent-style-name="Standard">
      <style:paragraph-properties fo:text-align="justify" style:justify-single-word="false"/>
      <style:text-properties style:font-name="Georgia" style:text-underline-style="none" fo:font-weight="normal" officeooo:rsid="0330104c" officeooo:paragraph-rsid="04ce8e3e" style:font-weight-asian="normal" style:font-weight-complex="normal"/>
    </style:style>
    <style:style style:name="P453"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454"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455"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456" style:family="paragraph" style:parent-style-name="Standard">
      <style:paragraph-properties fo:text-align="justify" style:justify-single-word="false"/>
      <style:text-properties style:font-name="Georgia" style:text-underline-style="none" fo:font-weight="normal" officeooo:rsid="01c731f9" officeooo:paragraph-rsid="04d27bd3" style:font-weight-asian="normal" style:font-weight-complex="normal"/>
    </style:style>
    <style:style style:name="P457"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e1b355" officeooo:paragraph-rsid="04d27bd3" style:font-weight-asian="normal" style:font-weight-complex="normal"/>
    </style:style>
    <style:style style:name="P458" style:family="paragraph" style:parent-style-name="Standard">
      <style:paragraph-properties fo:text-align="justify" style:justify-single-word="false"/>
      <style:text-properties style:font-name="Georgia" style:text-underline-style="none" fo:font-weight="normal" officeooo:rsid="03245014" officeooo:paragraph-rsid="04d4214a" style:font-weight-asian="normal" style:font-weight-complex="normal"/>
    </style:style>
    <style:style style:name="P459"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460" style:family="paragraph" style:parent-style-name="Standard">
      <style:paragraph-properties fo:text-align="justify" style:justify-single-word="false"/>
      <style:text-properties style:font-name="Georgia" style:text-underline-style="none" fo:font-weight="normal" officeooo:rsid="0336c59e" officeooo:paragraph-rsid="04d4214a" style:font-weight-asian="normal" style:font-weight-complex="normal"/>
    </style:style>
    <style:style style:name="P461" style:family="paragraph" style:parent-style-name="Standard">
      <style:paragraph-properties fo:text-align="justify" style:justify-single-word="false"/>
      <style:text-properties style:font-name="Georgia" style:text-underline-style="none" fo:font-weight="normal" officeooo:rsid="0339a1c2" officeooo:paragraph-rsid="04d4214a" style:font-weight-asian="normal" style:font-weight-complex="normal"/>
    </style:style>
    <style:style style:name="P462" style:family="paragraph" style:parent-style-name="Standard">
      <style:paragraph-properties fo:text-align="justify" style:justify-single-word="false"/>
      <style:text-properties style:font-name="Georgia" style:text-underline-style="none" fo:font-weight="normal" officeooo:rsid="034a0100" officeooo:paragraph-rsid="04d4214a" style:font-weight-asian="normal" style:font-weight-complex="normal"/>
    </style:style>
    <style:style style:name="P463" style:family="paragraph" style:parent-style-name="Standard">
      <style:paragraph-properties fo:text-align="justify" style:justify-single-word="false"/>
      <style:text-properties style:font-name="Georgia" style:text-underline-style="none" fo:font-weight="normal" officeooo:rsid="034b759b" officeooo:paragraph-rsid="04d4214a" style:font-weight-asian="normal" style:font-weight-complex="normal"/>
    </style:style>
    <style:style style:name="P464" style:family="paragraph" style:parent-style-name="Standard">
      <style:paragraph-properties fo:text-align="justify" style:justify-single-word="false"/>
      <style:text-properties style:font-name="Georgia" style:text-underline-style="none" fo:font-weight="normal" officeooo:rsid="034ff003" officeooo:paragraph-rsid="04d4214a" style:font-weight-asian="normal" style:font-weight-complex="normal"/>
    </style:style>
    <style:style style:name="P465" style:family="paragraph" style:parent-style-name="Standard">
      <style:paragraph-properties fo:text-align="justify" style:justify-single-word="false"/>
      <style:text-properties style:font-name="Georgia" style:text-underline-style="none" fo:font-weight="normal" officeooo:rsid="035014b3" officeooo:paragraph-rsid="04d4214a" style:font-weight-asian="normal" style:font-weight-complex="normal"/>
    </style:style>
    <style:style style:name="P466" style:family="paragraph" style:parent-style-name="Standard">
      <style:paragraph-properties fo:text-align="justify" style:justify-single-word="false"/>
      <style:text-properties style:font-name="Georgia" style:text-underline-style="none" fo:font-weight="normal" officeooo:rsid="0347e446" officeooo:paragraph-rsid="04d4214a" style:font-weight-asian="normal" style:font-weight-complex="normal"/>
    </style:style>
    <style:style style:name="P467" style:family="paragraph" style:parent-style-name="Standard">
      <style:paragraph-properties fo:text-align="justify" style:justify-single-word="false"/>
      <style:text-properties style:font-name="Georgia" style:text-underline-style="none" fo:font-weight="normal" officeooo:rsid="03556930" officeooo:paragraph-rsid="04d4214a" style:font-weight-asian="normal" style:font-weight-complex="normal"/>
    </style:style>
    <style:style style:name="P468" style:family="paragraph" style:parent-style-name="Standard">
      <style:paragraph-properties fo:text-align="justify" style:justify-single-word="false"/>
      <style:text-properties style:font-name="Georgia" style:text-underline-style="none" fo:font-weight="normal" officeooo:rsid="0802b0e8" officeooo:paragraph-rsid="0802b0e8" style:font-weight-asian="normal" style:font-weight-complex="normal"/>
    </style:style>
    <style:style style:name="P469" style:family="paragraph" style:parent-style-name="Standard">
      <style:paragraph-properties fo:text-align="justify" style:justify-single-word="false"/>
      <style:text-properties style:font-name="Georgia" style:text-underline-style="none" fo:font-weight="normal" officeooo:rsid="0351d7b0" officeooo:paragraph-rsid="04d4214a" style:font-weight-asian="normal" style:font-weight-complex="normal"/>
    </style:style>
    <style:style style:name="P470" style:family="paragraph" style:parent-style-name="Standard">
      <style:paragraph-properties fo:text-align="justify" style:justify-single-word="false"/>
      <style:text-properties style:font-name="Georgia" style:text-underline-style="none" fo:font-weight="normal" officeooo:rsid="0353821e" officeooo:paragraph-rsid="04d4214a" style:font-weight-asian="normal" style:font-weight-complex="normal"/>
    </style:style>
    <style:style style:name="P471" style:family="paragraph" style:parent-style-name="Standard">
      <style:paragraph-properties fo:text-align="justify" style:justify-single-word="false"/>
      <style:text-properties style:font-name="Georgia" style:text-underline-style="none" fo:font-weight="normal" officeooo:rsid="08063cca" officeooo:paragraph-rsid="08063cca" style:font-weight-asian="normal" style:font-weight-complex="normal"/>
    </style:style>
    <style:style style:name="P472" style:family="paragraph" style:parent-style-name="Standard">
      <style:paragraph-properties fo:text-align="justify" style:justify-single-word="false"/>
      <style:text-properties style:font-name="Georgia" style:text-underline-style="none" fo:font-weight="normal" officeooo:rsid="0360f487" officeooo:paragraph-rsid="04d4214a" style:font-weight-asian="normal" style:font-weight-complex="normal"/>
    </style:style>
    <style:style style:name="P473" style:family="paragraph" style:parent-style-name="Standard">
      <style:paragraph-properties fo:text-align="justify" style:justify-single-word="false"/>
      <style:text-properties style:font-name="Georgia" style:text-underline-style="none" fo:font-weight="normal" officeooo:rsid="03629364" officeooo:paragraph-rsid="04d4214a" style:font-weight-asian="normal" style:font-weight-complex="normal"/>
    </style:style>
    <style:style style:name="P474" style:family="paragraph" style:parent-style-name="Standard">
      <style:paragraph-properties fo:text-align="justify" style:justify-single-word="false"/>
      <style:text-properties style:font-name="Georgia" style:text-underline-style="none" fo:font-weight="normal" officeooo:rsid="0372cb5d" officeooo:paragraph-rsid="04d4214a" style:font-weight-asian="normal" style:font-weight-complex="normal"/>
    </style:style>
    <style:style style:name="P475" style:family="paragraph" style:parent-style-name="Standard">
      <style:paragraph-properties fo:text-align="justify" style:justify-single-word="false"/>
      <style:text-properties style:font-name="Georgia" style:text-underline-style="none" fo:font-weight="normal" officeooo:rsid="038076cc" officeooo:paragraph-rsid="04d4214a" style:font-weight-asian="normal" style:font-weight-complex="normal"/>
    </style:style>
    <style:style style:name="P476" style:family="paragraph" style:parent-style-name="Standard">
      <style:paragraph-properties fo:text-align="justify" style:justify-single-word="false"/>
      <style:text-properties style:font-name="Georgia" style:text-underline-style="none" fo:font-weight="normal" officeooo:rsid="037680b0" officeooo:paragraph-rsid="04d4214a" style:font-weight-asian="normal" style:font-weight-complex="normal"/>
    </style:style>
    <style:style style:name="P477" style:family="paragraph" style:parent-style-name="Standard">
      <style:paragraph-properties fo:text-align="justify" style:justify-single-word="false"/>
      <style:text-properties style:font-name="Georgia" style:text-underline-style="none" fo:font-weight="normal" officeooo:rsid="037caf1c" officeooo:paragraph-rsid="04d4214a" style:font-weight-asian="normal" style:font-weight-complex="normal"/>
    </style:style>
    <style:style style:name="P478" style:family="paragraph" style:parent-style-name="Standard">
      <style:paragraph-properties fo:text-align="justify" style:justify-single-word="false"/>
      <style:text-properties style:font-name="Georgia" style:text-underline-style="none" fo:font-weight="normal" officeooo:rsid="037eff10" officeooo:paragraph-rsid="04d4214a" style:font-weight-asian="normal" style:font-weight-complex="normal"/>
    </style:style>
    <style:style style:name="P479" style:family="paragraph" style:parent-style-name="Standard">
      <style:paragraph-properties fo:text-align="justify" style:justify-single-word="false"/>
      <style:text-properties style:font-name="Georgia" style:text-underline-style="none" fo:font-weight="normal" officeooo:rsid="0383c016" officeooo:paragraph-rsid="04d4214a" style:font-weight-asian="normal" style:font-weight-complex="normal"/>
    </style:style>
    <style:style style:name="P480" style:family="paragraph" style:parent-style-name="Standard">
      <style:paragraph-properties fo:text-align="justify" style:justify-single-word="false"/>
      <style:text-properties style:font-name="Georgia" style:text-underline-style="none" fo:font-weight="normal" officeooo:rsid="03c59838" officeooo:paragraph-rsid="04d4214a" style:font-weight-asian="normal" style:font-weight-complex="normal"/>
    </style:style>
    <style:style style:name="P481" style:family="paragraph" style:parent-style-name="Standard">
      <style:paragraph-properties fo:text-align="justify" style:justify-single-word="false"/>
      <style:text-properties style:font-name="Georgia" style:text-underline-style="none" fo:font-weight="normal" officeooo:rsid="038444a3" officeooo:paragraph-rsid="04d4214a" style:font-weight-asian="normal" style:font-weight-complex="normal"/>
    </style:style>
    <style:style style:name="P482" style:family="paragraph" style:parent-style-name="Standard">
      <style:paragraph-properties fo:text-align="justify" style:justify-single-word="false"/>
      <style:text-properties style:font-name="Georgia" style:text-underline-style="none" fo:font-weight="normal" officeooo:rsid="038a16b3" officeooo:paragraph-rsid="04d4214a" style:font-weight-asian="normal" style:font-weight-complex="normal"/>
    </style:style>
    <style:style style:name="P483" style:family="paragraph" style:parent-style-name="Standard">
      <style:paragraph-properties fo:text-align="justify" style:justify-single-word="false"/>
      <style:text-properties style:font-name="Georgia" style:text-underline-style="none" fo:font-weight="normal" officeooo:rsid="03c7425e" officeooo:paragraph-rsid="04d4214a" style:font-weight-asian="normal" style:font-weight-complex="normal"/>
    </style:style>
    <style:style style:name="P484" style:family="paragraph" style:parent-style-name="Standard">
      <style:paragraph-properties fo:text-align="justify" style:justify-single-word="false"/>
      <style:text-properties style:font-name="Georgia" style:text-underline-style="none" fo:font-weight="normal" officeooo:rsid="0967cab3" officeooo:paragraph-rsid="0967cab3" style:font-weight-asian="normal" style:font-weight-complex="normal"/>
    </style:style>
    <style:style style:name="P485" style:family="paragraph" style:parent-style-name="Standard" style:list-style-name="L23">
      <style:paragraph-properties fo:text-align="justify" style:justify-single-word="false"/>
      <style:text-properties style:font-name="Georgia" style:text-underline-style="none" fo:font-weight="bold" officeooo:rsid="0289a4be" officeooo:paragraph-rsid="04ccac24" style:font-weight-asian="bold" style:font-weight-complex="bold"/>
    </style:style>
    <style:style style:name="P486" style:family="paragraph" style:parent-style-name="Standard" style:list-style-name="L23">
      <style:paragraph-properties fo:text-align="justify" style:justify-single-word="false"/>
      <style:text-properties style:font-name="Georgia" style:text-underline-style="none" fo:font-weight="bold" officeooo:rsid="02880936" officeooo:paragraph-rsid="04ccac24" style:font-weight-asian="bold" style:font-weight-complex="bold"/>
    </style:style>
    <style:style style:name="P487" style:family="paragraph" style:parent-style-name="Standard" style:list-style-name="L23">
      <style:paragraph-properties fo:text-align="justify" style:justify-single-word="false"/>
      <style:text-properties style:font-name="Georgia" style:text-underline-style="none" fo:font-weight="bold" officeooo:rsid="0234d174" officeooo:paragraph-rsid="04ccac24" style:font-weight-asian="bold" style:font-weight-complex="bold"/>
    </style:style>
    <style:style style:name="P488"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489" style:family="paragraph" style:parent-style-name="Standard">
      <style:paragraph-properties fo:text-align="justify" style:justify-single-word="false"/>
      <style:text-properties style:font-name="Georgia" style:text-underline-style="none" fo:font-weight="bold" officeooo:rsid="0746b539" officeooo:paragraph-rsid="07452df0" style:font-weight-asian="bold" style:font-weight-complex="bold"/>
    </style:style>
    <style:style style:name="P490" style:family="paragraph" style:parent-style-name="Standard">
      <style:paragraph-properties fo:text-align="justify" style:justify-single-word="false"/>
      <style:text-properties style:font-name="Georgia" style:text-underline-style="none" fo:font-weight="bold" officeooo:rsid="0182cc2a" officeooo:paragraph-rsid="04c06686" style:font-weight-asian="bold" style:font-weight-complex="bold"/>
    </style:style>
    <style:style style:name="P491" style:family="paragraph" style:parent-style-name="Standard">
      <style:paragraph-properties fo:text-align="justify" style:justify-single-word="false"/>
      <style:text-properties style:font-name="Georgia" style:text-underline-style="none" fo:font-weight="bold" officeooo:rsid="0adde7c5" officeooo:paragraph-rsid="04d4214a" style:font-weight-asian="bold" style:font-weight-complex="bold"/>
    </style:style>
    <style:style style:name="P492" style:family="paragraph" style:parent-style-name="Standard">
      <style:paragraph-properties fo:text-align="justify" style:justify-single-word="false"/>
      <style:text-properties style:font-name="Georgia" style:text-underline-style="none" fo:font-weight="bold" officeooo:rsid="0372cb5d" officeooo:paragraph-rsid="04d4214a" style:font-weight-asian="bold" style:font-weight-complex="bold"/>
    </style:style>
    <style:style style:name="P493" style:family="paragraph" style:parent-style-name="Standard">
      <style:paragraph-properties fo:text-align="justify" style:justify-single-word="false"/>
      <style:text-properties style:font-name="Georgia" style:text-underline-style="none" fo:font-weight="bold" officeooo:rsid="03762397" officeooo:paragraph-rsid="04d4214a" style:font-weight-asian="bold" style:font-weight-complex="bold"/>
    </style:style>
    <style:style style:name="P494" style:family="paragraph" style:parent-style-name="Standard">
      <style:paragraph-properties fo:text-align="justify" style:justify-single-word="false"/>
      <style:text-properties style:font-name="Georgia" style:text-underline-style="none" fo:font-weight="bold" officeooo:rsid="038076cc" officeooo:paragraph-rsid="04d4214a" style:font-weight-asian="bold" style:font-weight-complex="bold"/>
    </style:style>
    <style:style style:name="P495" style:family="paragraph" style:parent-style-name="Standard">
      <style:paragraph-properties fo:text-align="justify" style:justify-single-word="false"/>
      <style:text-properties style:font-name="Georgia" style:text-underline-style="none" fo:font-weight="bold" officeooo:rsid="037680b0" officeooo:paragraph-rsid="04d4214a" style:font-weight-asian="bold" style:font-weight-complex="bold"/>
    </style:style>
    <style:style style:name="P496" style:family="paragraph" style:parent-style-name="Standard" style:list-style-name="L23">
      <style:paragraph-properties fo:text-align="justify" style:justify-single-word="false"/>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497" style:family="paragraph" style:parent-style-name="Standard" style:list-style-name="L23">
      <style:paragraph-properties fo:text-align="justify" style:justify-single-word="false"/>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498" style:family="paragraph" style:parent-style-name="Standard" style:list-style-name="L23">
      <style:paragraph-properties fo:text-align="justify" style:justify-single-word="false"/>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499" style:family="paragraph" style:parent-style-name="Standard" style:list-style-name="L23">
      <style:paragraph-properties fo:text-align="justify" style:justify-single-word="false"/>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00" style:family="paragraph" style:parent-style-name="Standard" style:list-style-name="L23">
      <style:paragraph-properties fo:text-align="justify" style:justify-single-word="false"/>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501" style:family="paragraph" style:parent-style-name="Standard" style:list-style-name="L35">
      <style:paragraph-properties fo:text-align="justify" style:justify-single-word="false"/>
      <style:text-properties style:font-name="Georgia" fo:font-size="12pt" style:text-underline-style="none" fo:font-weight="normal" officeooo:rsid="05997de5" officeooo:paragraph-rsid="05997de5" style:font-size-asian="12pt" style:font-weight-asian="normal" style:font-size-complex="12pt" style:font-weight-complex="normal"/>
    </style:style>
    <style:style style:name="P502" style:family="paragraph" style:parent-style-name="Standard" style:list-style-name="L35">
      <style:paragraph-properties fo:text-align="justify" style:justify-single-word="false"/>
      <style:text-properties style:font-name="Georgia" fo:font-size="12pt" style:text-underline-style="none" fo:font-weight="normal" officeooo:rsid="059984f7" officeooo:paragraph-rsid="059984f7" style:font-size-asian="12pt" style:font-weight-asian="normal" style:font-size-complex="12pt" style:font-weight-complex="normal"/>
    </style:style>
    <style:style style:name="P503" style:family="paragraph" style:parent-style-name="Standard" style:list-style-name="L35">
      <style:paragraph-properties fo:text-align="justify" style:justify-single-word="false"/>
      <style:text-properties style:font-name="Georgia" fo:font-size="12pt" style:text-underline-style="none" fo:font-weight="normal" officeooo:rsid="059a9f1f" officeooo:paragraph-rsid="059a9f1f" style:font-size-asian="12pt" style:font-weight-asian="normal" style:font-size-complex="12pt" style:font-weight-complex="normal"/>
    </style:style>
    <style:style style:name="P504" style:family="paragraph" style:parent-style-name="Standard" style:list-style-name="L40">
      <style:paragraph-properties fo:text-align="justify" style:justify-single-word="false"/>
      <style:text-properties style:font-name="Georgia" fo:font-size="12pt" style:text-underline-style="none" fo:font-weight="normal" officeooo:rsid="05a26fa4" officeooo:paragraph-rsid="05a26fa4" style:font-size-asian="12pt" style:font-weight-asian="normal" style:font-size-complex="12pt" style:font-weight-complex="normal"/>
    </style:style>
    <style:style style:name="P505" style:family="paragraph" style:parent-style-name="Standard" style:list-style-name="L40">
      <style:paragraph-properties fo:text-align="justify" style:justify-single-word="false"/>
      <style:text-properties style:font-name="Georgia" fo:font-size="12pt" style:text-underline-style="none" fo:font-weight="normal" officeooo:rsid="05ce816b" officeooo:paragraph-rsid="05ce816b" style:font-size-asian="12pt" style:font-weight-asian="normal" style:font-size-complex="12pt" style:font-weight-complex="normal"/>
    </style:style>
    <style:style style:name="P506" style:family="paragraph" style:parent-style-name="Standard" style:list-style-name="L40">
      <style:paragraph-properties fo:text-align="justify" style:justify-single-word="false"/>
      <style:text-properties style:font-name="Georgia" fo:font-size="12pt" style:text-underline-style="none" fo:font-weight="normal" officeooo:rsid="05d53ede" officeooo:paragraph-rsid="05d53ede" style:font-size-asian="12pt" style:font-weight-asian="normal" style:font-size-complex="12pt" style:font-weight-complex="normal"/>
    </style:style>
    <style:style style:name="P507" style:family="paragraph" style:parent-style-name="Standard">
      <loext:graphic-properties draw:fill="none"/>
      <style:paragraph-properties fo:text-align="justify" style:justify-single-word="false" fo:background-color="transparent"/>
      <style:text-properties style:font-name="Georgia" fo:font-size="12pt" style:text-underline-style="none" fo:font-weight="normal" officeooo:rsid="01d1c019" officeooo:paragraph-rsid="04d27bd3" style:font-size-asian="12pt" style:font-weight-asian="normal" style:font-size-complex="12pt" style:font-weight-complex="normal"/>
    </style:style>
    <style:style style:name="P508" style:family="paragraph" style:parent-style-name="Standard">
      <loext:graphic-properties draw:fill="none"/>
      <style:paragraph-properties fo:text-align="justify" style:justify-single-word="false" fo:background-color="transparent"/>
      <style:text-properties style:font-name="Georgia" fo:font-size="12pt" style:text-underline-style="none" fo:font-weight="normal" officeooo:rsid="02baad97" officeooo:paragraph-rsid="04d27bd3" style:font-size-asian="12pt" style:font-weight-asian="normal" style:font-size-complex="12pt" style:font-weight-complex="normal"/>
    </style:style>
    <style:style style:name="P509" style:family="paragraph" style:parent-style-name="Standard">
      <style:paragraph-properties fo:text-align="justify" style:justify-single-word="false"/>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510" style:family="paragraph" style:parent-style-name="Standard">
      <style:paragraph-properties fo:text-align="justify" style:justify-single-word="false"/>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511" style:family="paragraph" style:parent-style-name="Standard">
      <style:paragraph-properties fo:text-align="justify" style:justify-single-word="false"/>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512" style:family="paragraph" style:parent-style-name="Standard">
      <style:paragraph-properties fo:text-align="justify"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513" style:family="paragraph" style:parent-style-name="Standard">
      <style:paragraph-properties fo:text-align="justify"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514"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515" style:family="paragraph" style:parent-style-name="Standard">
      <style:paragraph-properties fo:text-align="justify" style:justify-single-word="false"/>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516" style:family="paragraph" style:parent-style-name="Standard">
      <style:paragraph-properties fo:text-align="center" style:justify-single-word="false"/>
      <style:text-properties style:font-name="Georgia" fo:font-size="12pt" style:text-underline-style="none" fo:font-weight="bold" officeooo:rsid="020d8275" officeooo:paragraph-rsid="04d4214a" style:font-size-asian="12pt" style:font-weight-asian="bold" style:font-size-complex="12pt" style:font-weight-complex="bold"/>
    </style:style>
    <style:style style:name="P517" style:family="paragraph" style:parent-style-name="Standard" style:list-style-name="L45">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5b9a15c" officeooo:paragraph-rsid="05b9a15c" style:font-size-asian="12pt" style:font-weight-asian="normal" style:font-size-complex="12pt" style:font-weight-complex="normal"/>
    </style:style>
    <style:style style:name="P518" style:family="paragraph" style:parent-style-name="Standard" style:list-style-name="L5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27d10" officeooo:paragraph-rsid="09d412a0" style:font-size-asian="12pt" style:font-weight-asian="normal" style:font-size-complex="12pt" style:font-weight-complex="normal"/>
    </style:style>
    <style:style style:name="P519" style:family="paragraph" style:parent-style-name="Standard" style:list-style-name="L5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491bf" officeooo:paragraph-rsid="09d412a0" style:font-size-asian="12pt" style:font-weight-asian="normal" style:font-size-complex="12pt" style:font-weight-complex="normal"/>
    </style:style>
    <style:style style:name="P520" style:family="paragraph" style:parent-style-name="Standard" style:list-style-name="L5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811fd" officeooo:paragraph-rsid="09d412a0" style:font-size-asian="12pt" style:font-weight-asian="normal" style:font-size-complex="12pt" style:font-weight-complex="normal"/>
    </style:style>
    <style:style style:name="P521" style:family="paragraph" style:parent-style-name="Standard" style:list-style-name="L5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522" style:family="paragraph" style:parent-style-name="Standard" style:list-style-name="L6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52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52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525" style:family="paragraph" style:parent-style-name="Standard" style:list-style-name="L5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526" style:family="paragraph" style:parent-style-name="Standard" style:list-style-name="L53">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527" style:family="paragraph" style:parent-style-name="Standard" style:list-style-name="L53">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a86fec" officeooo:paragraph-rsid="09d412a0" style:font-size-asian="12pt" style:font-weight-asian="normal" style:font-size-complex="12pt" style:font-weight-complex="normal"/>
    </style:style>
    <style:style style:name="P528" style:family="paragraph" style:parent-style-name="Standard" style:list-style-name="L5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52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530"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d66768" officeooo:paragraph-rsid="09d412a0" style:font-size-asian="12pt" style:font-weight-asian="normal" style:font-size-complex="12pt" style:font-weight-complex="normal"/>
    </style:style>
    <style:style style:name="P531"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da3de8" officeooo:paragraph-rsid="09d412a0" style:font-size-asian="12pt" style:font-weight-asian="normal" style:font-size-complex="12pt" style:font-weight-complex="normal"/>
    </style:style>
    <style:style style:name="P532"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d6c483" officeooo:paragraph-rsid="09d412a0" style:font-size-asian="12pt" style:font-weight-asian="normal" style:font-size-complex="12pt" style:font-weight-complex="normal"/>
    </style:style>
    <style:style style:name="P533"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d807df" officeooo:paragraph-rsid="09d412a0" style:font-size-asian="12pt" style:font-weight-asian="normal" style:font-size-complex="12pt" style:font-weight-complex="normal"/>
    </style:style>
    <style:style style:name="P534"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dbf55d" officeooo:paragraph-rsid="09d412a0" style:font-size-asian="12pt" style:font-weight-asian="normal" style:font-size-complex="12pt" style:font-weight-complex="normal"/>
    </style:style>
    <style:style style:name="P535"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dd6c73" officeooo:paragraph-rsid="09d412a0" style:font-size-asian="12pt" style:font-weight-asian="normal" style:font-size-complex="12pt" style:font-weight-complex="normal"/>
    </style:style>
    <style:style style:name="P536"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dd76a5" officeooo:paragraph-rsid="09d412a0" style:font-size-asian="12pt" style:font-weight-asian="normal" style:font-size-complex="12pt" style:font-weight-complex="normal"/>
    </style:style>
    <style:style style:name="P537"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538"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53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540" style:family="paragraph" style:parent-style-name="Standard" style:list-style-name="L5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0b4b1a" officeooo:paragraph-rsid="09d412a0" style:font-size-asian="12pt" style:font-weight-asian="normal" style:font-size-complex="12pt" style:font-weight-complex="normal"/>
    </style:style>
    <style:style style:name="P541" style:family="paragraph" style:parent-style-name="Standard" style:list-style-name="L59">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e006b6" officeooo:paragraph-rsid="09d412a0" style:font-size-asian="12pt" style:font-weight-asian="normal" style:font-size-complex="12pt" style:font-weight-complex="normal"/>
    </style:style>
    <style:style style:name="P542" style:family="paragraph" style:parent-style-name="Standard" style:list-style-name="L59">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54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544" style:family="paragraph" style:parent-style-name="Standard" style:list-style-name="L60">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e2d9f1" officeooo:paragraph-rsid="09d412a0" style:font-size-asian="12pt" style:font-weight-asian="normal" style:font-size-complex="12pt" style:font-weight-complex="normal"/>
    </style:style>
    <style:style style:name="P545" style:family="paragraph" style:parent-style-name="Standard" style:list-style-name="L60">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e2ea52" officeooo:paragraph-rsid="09d412a0" style:font-size-asian="12pt" style:font-weight-asian="normal" style:font-size-complex="12pt" style:font-weight-complex="normal"/>
    </style:style>
    <style:style style:name="P546" style:family="paragraph" style:parent-style-name="Standard" style:list-style-name="L5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a0eb0f" officeooo:paragraph-rsid="09d412a0" style:font-size-asian="12pt" style:font-weight-asian="normal" style:font-size-complex="12pt" style:font-weight-complex="normal"/>
    </style:style>
    <style:style style:name="P547" style:family="paragraph" style:parent-style-name="Standard" style:list-style-name="L6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45e620" officeooo:paragraph-rsid="09d412a0" style:font-size-asian="12pt" style:font-weight-asian="normal" style:font-size-complex="12pt" style:font-weight-complex="normal"/>
    </style:style>
    <style:style style:name="P548" style:family="paragraph" style:parent-style-name="Standard" style:list-style-name="L6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3914b2" officeooo:paragraph-rsid="09d412a0" style:font-size-asian="12pt" style:font-weight-asian="normal" style:font-size-complex="12pt" style:font-weight-complex="normal"/>
    </style:style>
    <style:style style:name="P549" style:family="paragraph" style:parent-style-name="Standard" style:list-style-name="L5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b0e899" officeooo:paragraph-rsid="09d412a0" style:font-size-asian="12pt" style:font-weight-asian="normal" style:font-size-complex="12pt" style:font-weight-complex="normal"/>
    </style:style>
    <style:style style:name="P550" style:family="paragraph" style:parent-style-name="Standard" style:list-style-name="L6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f87311" officeooo:paragraph-rsid="09d412a0" style:font-size-asian="12pt" style:font-weight-asian="normal" style:font-size-complex="12pt" style:font-weight-complex="normal"/>
    </style:style>
    <style:style style:name="P551" style:family="paragraph" style:parent-style-name="Standard" style:list-style-name="L6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fb8fa1" officeooo:paragraph-rsid="09d412a0" style:font-size-asian="12pt" style:font-weight-asian="normal" style:font-size-complex="12pt" style:font-weight-complex="normal"/>
    </style:style>
    <style:style style:name="P552" style:family="paragraph" style:parent-style-name="Standard" style:list-style-name="L6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fcc3f8" officeooo:paragraph-rsid="09d412a0" style:font-size-asian="12pt" style:font-weight-asian="normal" style:font-size-complex="12pt" style:font-weight-complex="normal"/>
    </style:style>
    <style:style style:name="P553" style:family="paragraph" style:parent-style-name="Standard" style:list-style-name="L6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00c333" officeooo:paragraph-rsid="09d412a0" style:font-size-asian="12pt" style:font-weight-asian="normal" style:font-size-complex="12pt" style:font-weight-complex="normal"/>
    </style:style>
    <style:style style:name="P554" style:family="paragraph" style:parent-style-name="Standard" style:list-style-name="L6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a913a96" officeooo:paragraph-rsid="0a913a96" style:font-size-asian="12pt" style:font-weight-asian="normal" style:font-size-complex="12pt" style:font-weight-complex="normal"/>
    </style:style>
    <style:style style:name="P555" style:family="paragraph" style:parent-style-name="Standard" style:list-style-name="L6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55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557" style:family="paragraph" style:parent-style-name="Standard" style:list-style-name="L6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a923ca7" officeooo:paragraph-rsid="0a923ca7" style:font-size-asian="12pt" style:font-weight-asian="normal" style:font-size-complex="12pt" style:font-weight-complex="normal"/>
    </style:style>
    <style:style style:name="P558" style:family="paragraph" style:parent-style-name="Standard" style:list-style-name="L6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0ad274" officeooo:paragraph-rsid="09d412a0" style:font-size-asian="12pt" style:font-weight-asian="normal" style:font-size-complex="12pt" style:font-weight-complex="normal"/>
    </style:style>
    <style:style style:name="P559" style:family="paragraph" style:parent-style-name="Standard" style:list-style-name="L6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a960da5" officeooo:paragraph-rsid="0a960da5" style:font-size-asian="12pt" style:font-weight-asian="normal" style:font-size-complex="12pt" style:font-weight-complex="normal"/>
    </style:style>
    <style:style style:name="P560" style:family="paragraph" style:parent-style-name="Standard" style:list-style-name="L6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1380d4" officeooo:paragraph-rsid="09d412a0" style:font-size-asian="12pt" style:font-weight-asian="normal" style:font-size-complex="12pt" style:font-weight-complex="normal"/>
    </style:style>
    <style:style style:name="P561" style:family="paragraph" style:parent-style-name="Standard" style:list-style-name="L6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56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563" style:family="paragraph" style:parent-style-name="Standard" style:list-style-name="L65">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1aa4f1" officeooo:paragraph-rsid="09d412a0" style:font-size-asian="12pt" style:font-weight-asian="normal" style:font-size-complex="12pt" style:font-weight-complex="normal"/>
    </style:style>
    <style:style style:name="P564" style:family="paragraph" style:parent-style-name="Standard" style:list-style-name="L65">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1c2030" officeooo:paragraph-rsid="09d412a0" style:font-size-asian="12pt" style:font-weight-asian="normal" style:font-size-complex="12pt" style:font-weight-complex="normal"/>
    </style:style>
    <style:style style:name="P565" style:family="paragraph" style:parent-style-name="Standard" style:list-style-name="L65">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29c837" officeooo:paragraph-rsid="09d412a0" style:font-size-asian="12pt" style:font-weight-asian="normal" style:font-size-complex="12pt" style:font-weight-complex="normal"/>
    </style:style>
    <style:style style:name="P566" style:family="paragraph" style:parent-style-name="Standard" style:list-style-name="L65">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301147" officeooo:paragraph-rsid="09d412a0" style:font-size-asian="12pt" style:font-weight-asian="normal" style:font-size-complex="12pt" style:font-weight-complex="normal"/>
    </style:style>
    <style:style style:name="P567" style:family="paragraph" style:parent-style-name="Standard" style:list-style-name="L6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d2fe2a" officeooo:paragraph-rsid="09d412a0" style:font-size-asian="12pt" style:font-weight-asian="normal" style:font-size-complex="12pt" style:font-weight-complex="normal"/>
    </style:style>
    <style:style style:name="P568" style:family="paragraph" style:parent-style-name="Standard" style:list-style-name="L6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46f012" officeooo:paragraph-rsid="09d512fa" style:font-size-asian="12pt" style:font-weight-asian="normal" style:font-size-complex="12pt" style:font-weight-complex="normal"/>
    </style:style>
    <style:style style:name="P569" style:family="paragraph" style:parent-style-name="Standard" style:list-style-name="L6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067ca4" officeooo:paragraph-rsid="09d512fa" style:font-size-asian="12pt" style:font-weight-asian="normal" style:font-size-complex="12pt" style:font-weight-complex="normal"/>
    </style:style>
    <style:style style:name="P570" style:family="paragraph" style:parent-style-name="Standard" style:list-style-name="L6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156db2" officeooo:paragraph-rsid="09d512fa" style:font-size-asian="12pt" style:font-weight-asian="normal" style:font-size-complex="12pt" style:font-weight-complex="normal"/>
    </style:style>
    <style:style style:name="P571" style:family="paragraph" style:parent-style-name="Standard" style:list-style-name="L6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3baeaa" officeooo:paragraph-rsid="09d512fa" style:font-size-asian="12pt" style:font-weight-asian="normal" style:font-size-complex="12pt" style:font-weight-complex="normal"/>
    </style:style>
    <style:style style:name="P572" style:family="paragraph" style:parent-style-name="Standard" style:list-style-name="L6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a284e" officeooo:paragraph-rsid="09fa284e" style:font-size-asian="12pt" style:font-weight-asian="normal" style:font-size-complex="12pt" style:font-weight-complex="normal"/>
    </style:style>
    <style:style style:name="P5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6e780b" style:font-size-asian="12pt" style:font-weight-asian="normal" style:font-size-complex="12pt" style:font-weight-complex="normal"/>
    </style:style>
    <style:style style:name="P57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6e780b" officeooo:paragraph-rsid="06aad5c0" style:font-size-asian="12pt" style:font-weight-asian="normal" style:font-size-complex="12pt" style:font-weight-complex="normal"/>
    </style:style>
    <style:style style:name="P575" style:family="paragraph" style:parent-style-name="Standard" style:list-style-name="L7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576" style:family="paragraph" style:parent-style-name="Standard" style:list-style-name="L7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6e780b" officeooo:paragraph-rsid="066e780b" style:font-size-asian="12pt" style:font-weight-asian="normal" style:font-size-complex="12pt" style:font-weight-complex="normal"/>
    </style:style>
    <style:style style:name="P577" style:family="paragraph" style:parent-style-name="Standard" style:list-style-name="L7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7058cc" officeooo:paragraph-rsid="067058cc" style:font-size-asian="12pt" style:font-weight-asian="normal" style:font-size-complex="12pt" style:font-weight-complex="normal"/>
    </style:style>
    <style:style style:name="P578" style:family="paragraph" style:parent-style-name="Standard" style:list-style-name="L7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57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580"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0424945" officeooo:paragraph-rsid="0585f12d" style:font-size-asian="12pt" style:font-weight-asian="normal" style:font-size-complex="12pt" style:font-weight-complex="normal"/>
    </style:style>
    <style:style style:name="P58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582" style:family="paragraph" style:parent-style-name="Standard" style:list-style-name="L8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583" style:family="paragraph" style:parent-style-name="Standard" style:list-style-name="L8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bfc92b" officeooo:paragraph-rsid="09bfc92b" style:font-size-asian="12pt" style:font-weight-asian="normal" style:font-size-complex="12pt" style:font-weight-complex="normal"/>
    </style:style>
    <style:style style:name="P584" style:family="paragraph" style:parent-style-name="Standard" style:list-style-name="L8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c0b48b" officeooo:paragraph-rsid="09c0b48b" style:font-size-asian="12pt" style:font-weight-asian="normal" style:font-size-complex="12pt" style:font-weight-complex="normal"/>
    </style:style>
    <style:style style:name="P585" style:family="paragraph" style:parent-style-name="Standard" style:list-style-name="L86">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45b3f7" officeooo:paragraph-rsid="08606502" style:font-size-asian="12pt" style:font-weight-asian="normal" style:font-size-complex="12pt" style:font-weight-complex="normal"/>
    </style:style>
    <style:style style:name="P586" style:family="paragraph" style:parent-style-name="Standard" style:list-style-name="L86">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58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588" style:family="paragraph" style:parent-style-name="Standard" style:list-style-name="L8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973051" officeooo:paragraph-rsid="09973051" style:font-size-asian="12pt" style:font-weight-asian="normal" style:font-size-complex="12pt" style:font-weight-complex="normal"/>
    </style:style>
    <style:style style:name="P589" style:family="paragraph" style:parent-style-name="Standard" style:list-style-name="L8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a58d82" officeooo:paragraph-rsid="09a58d82" style:font-size-asian="12pt" style:font-weight-asian="normal" style:font-size-complex="12pt" style:font-weight-complex="normal"/>
    </style:style>
    <style:style style:name="P590" style:family="paragraph" style:parent-style-name="Standard" style:list-style-name="L8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ab274b" officeooo:paragraph-rsid="09ab274b" style:font-size-asian="12pt" style:font-weight-asian="normal" style:font-size-complex="12pt" style:font-weight-complex="normal"/>
    </style:style>
    <style:style style:name="P591" style:family="paragraph" style:parent-style-name="Standard" style:list-style-name="L8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af4e81" officeooo:paragraph-rsid="09af4e81" style:font-size-asian="12pt" style:font-weight-asian="normal" style:font-size-complex="12pt" style:font-weight-complex="normal"/>
    </style:style>
    <style:style style:name="P592" style:family="paragraph" style:parent-style-name="Standard" style:list-style-name="L8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a02b712" officeooo:paragraph-rsid="0a02b712" style:font-size-asian="12pt" style:font-weight-asian="normal" style:font-size-complex="12pt" style:font-weight-complex="normal"/>
    </style:style>
    <style:style style:name="P593" style:family="paragraph" style:parent-style-name="Standard" style:list-style-name="L87">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ac0e6d7" officeooo:paragraph-rsid="0ac0e6d7" style:font-size-asian="12pt" style:font-weight-asian="normal" style:font-size-complex="12pt" style:font-weight-complex="normal"/>
    </style:style>
    <style:style style:name="P59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595" style:family="paragraph" style:parent-style-name="Standard" style:list-style-name="L8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596" style:family="paragraph" style:parent-style-name="Standard" style:list-style-name="L8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1dc3bb" officeooo:paragraph-rsid="0b1dc3bb" style:font-size-asian="12pt" style:font-weight-asian="normal" style:font-size-complex="12pt" style:font-weight-complex="normal"/>
    </style:style>
    <style:style style:name="P597" style:family="paragraph" style:parent-style-name="Standard" style:list-style-name="L8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77c4e" officeooo:paragraph-rsid="0b21c50b" style:font-size-asian="12pt" style:font-weight-asian="normal" style:font-size-complex="12pt" style:font-weight-complex="normal"/>
    </style:style>
    <style:style style:name="P59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77c4e" officeooo:paragraph-rsid="0b277c4e" style:font-size-asian="12pt" style:font-weight-asian="normal" style:font-size-complex="12pt" style:font-weight-complex="normal"/>
    </style:style>
    <style:style style:name="P599" style:family="paragraph" style:parent-style-name="Standard" style:list-style-name="L88">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14ffd" officeooo:paragraph-rsid="0b214ffd" style:font-size-asian="12pt" style:font-weight-asian="normal" style:font-size-complex="12pt" style:font-weight-complex="normal"/>
    </style:style>
    <style:style style:name="P60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601" style:family="paragraph" style:parent-style-name="Standard" style:list-style-name="L89">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60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603" style:family="paragraph" style:parent-style-name="Standard" style:list-style-name="L90">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60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605" style:family="paragraph" style:parent-style-name="Standard" style:list-style-name="L9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606" style:family="paragraph" style:parent-style-name="Standard" style:list-style-name="L9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698eac" officeooo:paragraph-rsid="0b698eac" style:font-size-asian="12pt" style:font-weight-asian="normal" style:font-size-complex="12pt" style:font-weight-complex="normal"/>
    </style:style>
    <style:style style:name="P607" style:family="paragraph" style:parent-style-name="Standard" style:list-style-name="L91">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6aef3f" officeooo:paragraph-rsid="0b6aef3f" style:font-size-asian="12pt" style:font-weight-asian="normal" style:font-size-complex="12pt" style:font-weight-complex="normal"/>
    </style:style>
    <style:style style:name="P608"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cb198" officeooo:paragraph-rsid="0b6cb198" style:font-size-asian="12pt" style:font-weight-asian="normal" style:font-size-complex="12pt" style:font-weight-complex="normal"/>
    </style:style>
    <style:style style:name="P609" style:family="paragraph" style:parent-style-name="Standard" style:list-style-name="L9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4f7bf" officeooo:paragraph-rsid="0b74f7bf" style:font-size-asian="12pt" style:font-weight-asian="normal" style:font-size-complex="12pt" style:font-weight-complex="normal"/>
    </style:style>
    <style:style style:name="P610" style:family="paragraph" style:parent-style-name="Standard" style:list-style-name="L9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650c6" officeooo:paragraph-rsid="0b7650c6" style:font-size-asian="12pt" style:font-weight-asian="normal" style:font-size-complex="12pt" style:font-weight-complex="normal"/>
    </style:style>
    <style:style style:name="P611" style:family="paragraph" style:parent-style-name="Standard" style:list-style-name="L9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7df69" officeooo:paragraph-rsid="0b77df69" style:font-size-asian="12pt" style:font-weight-asian="normal" style:font-size-complex="12pt" style:font-weight-complex="normal"/>
    </style:style>
    <style:style style:name="P612" style:family="paragraph" style:parent-style-name="Standard" style:list-style-name="L9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613" style:family="paragraph" style:parent-style-name="Standard" style:list-style-name="L9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61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615" style:family="paragraph" style:parent-style-name="Standard" style:list-style-name="L9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80faf5" officeooo:paragraph-rsid="0b80faf5" style:font-size-asian="12pt" style:font-weight-asian="normal" style:font-size-complex="12pt" style:font-weight-complex="normal"/>
    </style:style>
    <style:style style:name="P616" style:family="paragraph" style:parent-style-name="Standard" style:list-style-name="L92">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61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15b87" officeooo:paragraph-rsid="0ba15b87" style:font-size-asian="12pt" style:font-weight-asian="normal" style:font-size-complex="12pt" style:font-weight-complex="normal"/>
    </style:style>
    <style:style style:name="P618" style:family="paragraph" style:parent-style-name="Standard" style:list-style-name="L93">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15b87" officeooo:paragraph-rsid="0ba15b87" style:font-size-asian="12pt" style:font-weight-asian="normal" style:font-size-complex="12pt" style:font-weight-complex="normal"/>
    </style:style>
    <style:style style:name="P619" style:family="paragraph" style:parent-style-name="Standard" style:list-style-name="L93">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53305" officeooo:paragraph-rsid="0ba6a3b4" style:font-size-asian="12pt" style:font-weight-asian="normal" style:font-size-complex="12pt" style:font-weight-complex="normal"/>
    </style:style>
    <style:style style:name="P62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53305" officeooo:paragraph-rsid="0ba6a3b4" style:font-size-asian="12pt" style:font-weight-asian="normal" style:font-size-complex="12pt" style:font-weight-complex="normal"/>
    </style:style>
    <style:style style:name="P62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6a3b4" officeooo:paragraph-rsid="0ba6a3b4" style:font-size-asian="12pt" style:font-weight-asian="normal" style:font-size-complex="12pt" style:font-weight-complex="normal"/>
    </style:style>
    <style:style style:name="P622" style:family="paragraph" style:parent-style-name="Standard" style:list-style-name="L93">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84692" officeooo:paragraph-rsid="0bb3b0d8" style:font-size-asian="12pt" style:font-weight-asian="normal" style:font-size-complex="12pt" style:font-weight-complex="normal"/>
    </style:style>
    <style:style style:name="P623" style:family="paragraph" style:parent-style-name="Standard" style:list-style-name="L93">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76a3b" officeooo:paragraph-rsid="0bb3b0d8" style:font-size-asian="12pt" style:font-weight-asian="normal" style:font-size-complex="12pt" style:font-weight-complex="normal"/>
    </style:style>
    <style:style style:name="P62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625" style:family="paragraph" style:parent-style-name="Standard" style:list-style-name="L93">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feaf4" officeooo:paragraph-rsid="0bb3b0d8" style:font-size-asian="12pt" style:font-weight-asian="normal" style:font-size-complex="12pt" style:font-weight-complex="normal"/>
    </style:style>
    <style:style style:name="P626" style:family="paragraph" style:parent-style-name="Standard" style:list-style-name="L93">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b51a69" officeooo:paragraph-rsid="0bb51a69" style:font-size-asian="12pt" style:font-weight-asian="normal" style:font-size-complex="12pt" style:font-weight-complex="normal"/>
    </style:style>
    <style:style style:name="P627" style:family="paragraph" style:parent-style-name="Standard" style:list-style-name="L93">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79377" officeooo:paragraph-rsid="0ba79377" style:font-size-asian="12pt" style:font-weight-asian="normal" style:font-size-complex="12pt" style:font-weight-complex="normal"/>
    </style:style>
    <style:style style:name="P628" style:family="paragraph" style:parent-style-name="Standard" style:list-style-name="L9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848f48" officeooo:paragraph-rsid="0bcb2b14" style:font-size-asian="12pt" style:font-weight-asian="normal" style:font-size-complex="12pt" style:font-weight-complex="normal"/>
    </style:style>
    <style:style style:name="P629" style:family="paragraph" style:parent-style-name="Standard" style:list-style-name="L9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875708" officeooo:paragraph-rsid="0bcb2b14" style:font-size-asian="12pt" style:font-weight-asian="normal" style:font-size-complex="12pt" style:font-weight-complex="normal"/>
    </style:style>
    <style:style style:name="P630" style:family="paragraph" style:parent-style-name="Standard" style:list-style-name="L94">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9b35e3" officeooo:paragraph-rsid="0bcb2b14" style:font-size-asian="12pt" style:font-weight-asian="normal" style:font-size-complex="12pt" style:font-weight-complex="normal"/>
    </style:style>
    <style:style style:name="P63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a101bd" officeooo:paragraph-rsid="0ba101bd" style:font-size-asian="12pt" style:font-weight-asian="normal" style:font-size-complex="12pt" style:font-weight-complex="normal"/>
    </style:style>
    <style:style style:name="P63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d0c924" officeooo:paragraph-rsid="0bd0c924" style:font-size-asian="12pt" style:font-weight-asian="normal" style:font-size-complex="12pt" style:font-weight-complex="normal"/>
    </style:style>
    <style:style style:name="P63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d595c3" officeooo:paragraph-rsid="0bd595c3" style:font-size-asian="12pt" style:font-weight-asian="normal" style:font-size-complex="12pt" style:font-weight-complex="normal"/>
    </style:style>
    <style:style style:name="P63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63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63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7b474a4" officeooo:paragraph-rsid="07b474a4" style:font-size-asian="12pt" style:font-weight-asian="normal" style:font-size-complex="12pt" style:font-weight-complex="normal"/>
    </style:style>
    <style:style style:name="P63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594e022" officeooo:paragraph-rsid="0594e022" style:font-size-asian="12pt" style:font-weight-asian="normal" style:font-size-complex="12pt" style:font-weight-complex="normal"/>
    </style:style>
    <style:style style:name="P63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594e022" officeooo:paragraph-rsid="05a1d00d" style:font-size-asian="12pt" style:font-weight-asian="normal" style:font-size-complex="12pt" style:font-weight-complex="normal"/>
    </style:style>
    <style:style style:name="P63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5a94eb6" officeooo:paragraph-rsid="05a94eb6" style:font-size-asian="12pt" style:font-weight-asian="normal" style:font-size-complex="12pt" style:font-weight-complex="normal"/>
    </style:style>
    <style:style style:name="P64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5e48ffe" officeooo:paragraph-rsid="05e48ffe" style:font-size-asian="12pt" style:font-weight-asian="normal" style:font-size-complex="12pt" style:font-weight-complex="normal"/>
    </style:style>
    <style:style style:name="P64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64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93d0fe" officeooo:paragraph-rsid="09d412a0" style:font-size-asian="12pt" style:font-weight-asian="normal" style:font-size-complex="12pt" style:font-weight-complex="normal"/>
    </style:style>
    <style:style style:name="P64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ab7aa4" officeooo:paragraph-rsid="09d412a0" style:font-size-asian="12pt" style:font-weight-asian="normal" style:font-size-complex="12pt" style:font-weight-complex="normal"/>
    </style:style>
    <style:style style:name="P64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ac455f" officeooo:paragraph-rsid="09d412a0" style:font-size-asian="12pt" style:font-weight-asian="normal" style:font-size-complex="12pt" style:font-weight-complex="normal"/>
    </style:style>
    <style:style style:name="P64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d47d3f" officeooo:paragraph-rsid="09d412a0" style:font-size-asian="12pt" style:font-weight-asian="normal" style:font-size-complex="12pt" style:font-weight-complex="normal"/>
    </style:style>
    <style:style style:name="P64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c12712" officeooo:paragraph-rsid="09d412a0" style:font-size-asian="12pt" style:font-weight-asian="normal" style:font-size-complex="12pt" style:font-weight-complex="normal"/>
    </style:style>
    <style:style style:name="P64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ffb252" officeooo:paragraph-rsid="09d412a0" style:font-size-asian="12pt" style:font-weight-asian="normal" style:font-size-complex="12pt" style:font-weight-complex="normal"/>
    </style:style>
    <style:style style:name="P64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48c45f" officeooo:paragraph-rsid="09d412a0" style:font-size-asian="12pt" style:font-weight-asian="normal" style:font-size-complex="12pt" style:font-weight-complex="normal"/>
    </style:style>
    <style:style style:name="P64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3eda6d" officeooo:paragraph-rsid="09d512fa" style:font-size-asian="12pt" style:font-weight-asian="normal" style:font-size-complex="12pt" style:font-weight-complex="normal"/>
    </style:style>
    <style:style style:name="P65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55fd35" officeooo:paragraph-rsid="09d512fa" style:font-size-asian="12pt" style:font-weight-asian="normal" style:font-size-complex="12pt" style:font-weight-complex="normal"/>
    </style:style>
    <style:style style:name="P65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65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65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b157cc" officeooo:paragraph-rsid="06b157cc" style:font-size-asian="12pt" style:font-weight-asian="normal" style:font-size-complex="12pt" style:font-weight-complex="normal"/>
    </style:style>
    <style:style style:name="P65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c1c11c" officeooo:paragraph-rsid="06c67eb7" style:font-size-asian="12pt" style:font-weight-asian="normal" style:font-size-complex="12pt" style:font-weight-complex="normal"/>
    </style:style>
    <style:style style:name="P65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6725053" officeooo:paragraph-rsid="06c4137d" style:font-size-asian="12pt" style:font-weight-asian="normal" style:font-size-complex="12pt" style:font-weight-complex="normal"/>
    </style:style>
    <style:style style:name="P65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bd6f0e" officeooo:paragraph-rsid="09bd6f0e" style:font-size-asian="12pt" style:font-weight-asian="normal" style:font-size-complex="12pt" style:font-weight-complex="normal"/>
    </style:style>
    <style:style style:name="P65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689679" officeooo:paragraph-rsid="0982f9c3" style:font-size-asian="12pt" style:font-weight-asian="normal" style:font-size-complex="12pt" style:font-weight-complex="normal"/>
    </style:style>
    <style:style style:name="P65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65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d704ad" style:font-size-asian="12pt" style:font-weight-asian="normal" style:font-size-complex="12pt" style:font-weight-complex="normal"/>
    </style:style>
    <style:style style:name="P66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5b015" officeooo:paragraph-rsid="0985b015" style:font-size-asian="12pt" style:font-weight-asian="normal" style:font-size-complex="12pt" style:font-weight-complex="normal"/>
    </style:style>
    <style:style style:name="P66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5b015" officeooo:paragraph-rsid="09886009" style:font-size-asian="12pt" style:font-weight-asian="normal" style:font-size-complex="12pt" style:font-weight-complex="normal"/>
    </style:style>
    <style:style style:name="P66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86009" officeooo:paragraph-rsid="09886009" style:font-size-asian="12pt" style:font-weight-asian="normal" style:font-size-complex="12pt" style:font-weight-complex="normal"/>
    </style:style>
    <style:style style:name="P66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11b2c4" officeooo:paragraph-rsid="0b11b2c4" style:font-size-asian="12pt" style:font-weight-asian="normal" style:font-size-complex="12pt" style:font-weight-complex="normal"/>
    </style:style>
    <style:style style:name="P66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66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b0e67" officeooo:paragraph-rsid="0b2b1724" style:font-size-asian="12pt" style:font-weight-asian="normal" style:font-size-complex="12pt" style:font-weight-complex="normal"/>
    </style:style>
    <style:style style:name="P66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e6893" officeooo:paragraph-rsid="0b2e6893" style:font-size-asian="12pt" style:font-weight-asian="normal" style:font-size-complex="12pt" style:font-weight-complex="normal"/>
    </style:style>
    <style:style style:name="P66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42f81e" officeooo:paragraph-rsid="0b42f81e" style:font-size-asian="12pt" style:font-weight-asian="normal" style:font-size-complex="12pt" style:font-weight-complex="normal"/>
    </style:style>
    <style:style style:name="P66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309771" officeooo:paragraph-rsid="0b309771" style:font-size-asian="12pt" style:font-weight-asian="normal" style:font-size-complex="12pt" style:font-weight-complex="normal"/>
    </style:style>
    <style:style style:name="P66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32a55b" officeooo:paragraph-rsid="0b32a55b" style:font-size-asian="12pt" style:font-weight-asian="normal" style:font-size-complex="12pt" style:font-weight-complex="normal"/>
    </style:style>
    <style:style style:name="P6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8b38" style:font-size-asian="12pt" style:font-weight-asian="normal" style:font-size-complex="12pt" style:font-weight-complex="normal"/>
    </style:style>
    <style:style style:name="P6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f88a" style:font-size-asian="12pt" style:font-weight-asian="normal" style:font-size-complex="12pt" style:font-weight-complex="normal"/>
    </style:style>
    <style:style style:name="P67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167b49" officeooo:paragraph-rsid="0b167b49" style:font-size-asian="12pt" style:font-weight-asian="normal" style:font-size-complex="12pt" style:font-weight-complex="normal"/>
    </style:style>
    <style:style style:name="P6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67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67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4a2942" officeooo:paragraph-rsid="0b4a2942" style:font-size-asian="12pt" style:font-weight-asian="normal" style:font-size-complex="12pt" style:font-weight-complex="normal"/>
    </style:style>
    <style:style style:name="P67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4c060b" officeooo:paragraph-rsid="0b4c060b" style:font-size-asian="12pt" style:font-weight-asian="normal" style:font-size-complex="12pt" style:font-weight-complex="normal"/>
    </style:style>
    <style:style style:name="P67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4e4de0" officeooo:paragraph-rsid="0b4e4de0" style:font-size-asian="12pt" style:font-weight-asian="normal" style:font-size-complex="12pt" style:font-weight-complex="normal"/>
    </style:style>
    <style:style style:name="P67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52901d" officeooo:paragraph-rsid="0b52901d" style:font-size-asian="12pt" style:font-weight-asian="normal" style:font-size-complex="12pt" style:font-weight-complex="normal"/>
    </style:style>
    <style:style style:name="P67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53adea" officeooo:paragraph-rsid="0b53adea" style:font-size-asian="12pt" style:font-weight-asian="normal" style:font-size-complex="12pt" style:font-weight-complex="normal"/>
    </style:style>
    <style:style style:name="P68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b8f485" officeooo:paragraph-rsid="0bb8f485" style:font-size-asian="12pt" style:font-weight-asian="normal" style:font-size-complex="12pt" style:font-weight-complex="normal"/>
    </style:style>
    <style:style style:name="P68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c246fb" officeooo:paragraph-rsid="0bc246fb" style:font-size-asian="12pt" style:font-weight-asian="normal" style:font-size-complex="12pt" style:font-weight-complex="normal"/>
    </style:style>
    <style:style style:name="P68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bf6419" officeooo:paragraph-rsid="0bbf6419" style:font-size-asian="12pt" style:font-weight-asian="normal" style:font-size-complex="12pt" style:font-weight-complex="normal"/>
    </style:style>
    <style:style style:name="P68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c44b4d" officeooo:paragraph-rsid="0bc44b4d" style:font-size-asian="12pt" style:font-weight-asian="normal" style:font-size-complex="12pt" style:font-weight-complex="normal"/>
    </style:style>
    <style:style style:name="P684" style:family="paragraph" style:parent-style-name="Standard" style:list-style-name="L86">
      <loext:graphic-properties draw:fill="none"/>
      <style:paragraph-properties fo:line-height="150%" fo:text-align="justify" style:justify-single-word="false" fo:background-color="transparent"/>
      <style:text-properties style:font-name="Georgia" fo:font-size="12pt" fo:language="es" fo:country="ES" style:text-underline-style="none" officeooo:rsid="00a631a7" officeooo:paragraph-rsid="08606502" style:font-size-asian="12pt" style:font-size-complex="12pt"/>
    </style:style>
    <style:style style:name="P685" style:family="paragraph" style:parent-style-name="Standard" style:list-style-name="L86">
      <loext:graphic-properties draw:fill="none"/>
      <style:paragraph-properties fo:line-height="150%" fo:text-align="justify" style:justify-single-word="false" fo:background-color="transparent"/>
      <style:text-properties style:font-name="Georgia" fo:font-size="12pt" fo:language="es" fo:country="ES" style:text-underline-style="none" officeooo:rsid="00a03ec1" officeooo:paragraph-rsid="08606502" style:font-size-asian="12pt" style:font-size-complex="12pt"/>
    </style:style>
    <style:style style:name="P686" style:family="paragraph" style:parent-style-name="Standard" style:list-style-name="L86">
      <loext:graphic-properties draw:fill="none"/>
      <style:paragraph-properties fo:line-height="150%" fo:text-align="justify" style:justify-single-word="false" fo:background-color="transparent"/>
      <style:text-properties style:font-name="Georgia" fo:font-size="12pt" fo:language="es" fo:country="ES" style:text-underline-style="none" officeooo:rsid="00b3b80f" officeooo:paragraph-rsid="08606502" style:font-size-asian="12pt" style:font-size-complex="12pt"/>
    </style:style>
    <style:style style:name="P68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officeooo:rsid="009c5389" officeooo:paragraph-rsid="08606502" style:font-size-asian="12pt" style:font-size-complex="12pt"/>
    </style:style>
    <style:style style:name="P68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officeooo:rsid="061cf8e1" officeooo:paragraph-rsid="08606502" style:font-size-asian="12pt" style:font-size-complex="12pt"/>
    </style:style>
    <style:style style:name="P68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08ad61e" officeooo:paragraph-rsid="05e2b45b" style:font-size-asian="12pt" style:font-weight-asian="bold" style:font-size-complex="12pt" style:font-weight-complex="bold"/>
    </style:style>
    <style:style style:name="P69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69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9bc61fa" officeooo:paragraph-rsid="09bc61fa" style:font-size-asian="12pt" style:font-weight-asian="bold" style:font-size-complex="12pt" style:font-weight-complex="bold"/>
    </style:style>
    <style:style style:name="P69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61d4ff9" officeooo:paragraph-rsid="08606502" style:font-size-asian="12pt" style:font-weight-asian="bold" style:font-size-complex="12pt" style:font-weight-complex="bold"/>
    </style:style>
    <style:style style:name="P69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99f235e" officeooo:paragraph-rsid="099f235e" style:font-size-asian="12pt" style:font-weight-asian="bold" style:font-size-complex="12pt" style:font-weight-complex="bold"/>
    </style:style>
    <style:style style:name="P694" style:family="paragraph" style:parent-style-name="Standard" style:list-style-name="L63">
      <loext:graphic-properties draw:fill="none"/>
      <style:paragraph-properties fo:line-height="150%" fo:text-align="justify" style:justify-single-word="false" fo:background-color="transparent"/>
      <style:text-properties style:font-name="Georgia" fo:font-size="12pt" fo:language="es" fo:country="ES" style:text-underline-style="solid" style:text-underline-width="auto" style:text-underline-color="font-color" fo:font-weight="normal" officeooo:rsid="0900c333" officeooo:paragraph-rsid="09d412a0" style:font-size-asian="12pt" style:font-weight-asian="normal" style:font-size-complex="12pt" style:font-weight-complex="normal"/>
    </style:style>
    <style:style style:name="P695" style:family="paragraph" style:parent-style-name="Standard" style:list-style-name="L63">
      <loext:graphic-properties draw:fill="none"/>
      <style:paragraph-properties fo:line-height="150%" fo:text-align="justify" style:justify-single-word="false" fo:background-color="transparent"/>
      <style:text-properties style:font-name="Georgia" fo:font-size="12pt" fo:language="es" fo:country="ES" style:text-underline-style="solid" style:text-underline-width="auto" style:text-underline-color="font-color" fo:font-weight="normal" officeooo:rsid="091aa4f1" officeooo:paragraph-rsid="09d412a0" style:font-size-asian="12pt" style:font-weight-asian="normal" style:font-size-complex="12pt" style:font-weight-complex="normal"/>
    </style:style>
    <style:style style:name="P696" style:family="paragraph" style:parent-style-name="Standard" style:list-style-name="L63">
      <loext:graphic-properties draw:fill="none"/>
      <style:paragraph-properties fo:line-height="150%" fo:text-align="justify" style:justify-single-word="false" fo:background-color="transparent"/>
      <style:text-properties style:font-name="Georgia" fo:font-size="12pt" fo:language="es" fo:country="ES" style:text-underline-style="solid" style:text-underline-width="auto" style:text-underline-color="font-color" fo:font-weight="normal" officeooo:rsid="0937ac25" officeooo:paragraph-rsid="09d412a0" style:font-size-asian="12pt" style:font-weight-asian="normal" style:font-size-complex="12pt" style:font-weight-complex="normal"/>
    </style:style>
    <style:style style:name="P69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698" style:family="paragraph" style:parent-style-name="Standard" style:list-style-name="L69">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699" style:family="paragraph" style:parent-style-name="Standard" style:list-style-name="L69">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65596e6" officeooo:paragraph-rsid="065596e6" style:font-size-asian="12pt" style:font-style-asian="normal" style:font-weight-asian="normal" style:font-size-complex="12pt" style:font-style-complex="normal" style:font-weight-complex="normal"/>
    </style:style>
    <style:style style:name="P700" style:family="paragraph" style:parent-style-name="Standard" style:list-style-name="L69">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6572c57" officeooo:paragraph-rsid="06572c57" style:font-size-asian="12pt" style:font-style-asian="normal" style:font-weight-asian="normal" style:font-size-complex="12pt" style:font-style-complex="normal" style:font-weight-complex="normal"/>
    </style:style>
    <style:style style:name="P701" style:family="paragraph" style:parent-style-name="Standard" style:list-style-name="L69">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83ae4da" officeooo:paragraph-rsid="083ae4da" style:font-size-asian="12pt" style:font-style-asian="normal" style:font-weight-asian="normal" style:font-size-complex="12pt" style:font-style-complex="normal" style:font-weight-complex="normal"/>
    </style:style>
    <style:style style:name="P702" style:family="paragraph" style:parent-style-name="Standard" style:list-style-name="L69">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65a446b" officeooo:paragraph-rsid="065a446b" style:font-size-asian="12pt" style:font-style-asian="normal" style:font-weight-asian="normal" style:font-size-complex="12pt" style:font-style-complex="normal" style:font-weight-complex="normal"/>
    </style:style>
    <style:style style:name="P70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704" style:family="paragraph" style:parent-style-name="Standard" style:list-style-name="L70">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70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706" style:family="paragraph" style:parent-style-name="Standard" style:list-style-name="L71">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70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708" style:family="paragraph" style:parent-style-name="Standard" style:list-style-name="L72">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709" style:family="paragraph" style:parent-style-name="Standard" style:list-style-name="L73">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6623600" officeooo:paragraph-rsid="06623600" style:font-size-asian="12pt" style:font-style-asian="normal" style:font-weight-asian="normal" style:font-size-complex="12pt" style:font-style-complex="normal" style:font-weight-complex="normal"/>
    </style:style>
    <style:style style:name="P71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71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71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83fc447" officeooo:paragraph-rsid="083fc447" style:font-size-asian="12pt" style:font-style-asian="normal" style:font-weight-asian="normal" style:font-size-complex="12pt" style:font-style-complex="normal" style:font-weight-complex="normal"/>
    </style:style>
    <style:style style:name="P71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83fc447" officeooo:paragraph-rsid="065df128" style:font-size-asian="12pt" style:font-style-asian="normal" style:font-weight-asian="normal" style:font-size-complex="12pt" style:font-style-complex="normal" style:font-weight-complex="normal"/>
    </style:style>
    <style:style style:name="P71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661d107" officeooo:paragraph-rsid="0661d107" style:font-size-asian="12pt" style:font-style-asian="normal" style:font-weight-asian="normal" style:font-size-complex="12pt" style:font-style-complex="normal" style:font-weight-complex="normal"/>
    </style:style>
    <style:style style:name="P71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bold" officeooo:rsid="00bc8f9e" officeooo:paragraph-rsid="0580b822" style:font-size-asian="12pt" style:font-style-asian="normal" style:font-weight-asian="bold" style:font-size-complex="12pt" style:font-style-complex="normal" style:font-weight-complex="bold"/>
    </style:style>
    <style:style style:name="P71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c007ad" officeooo:paragraph-rsid="0580b822" style:font-size-asian="12pt" style:font-style-asian="normal" style:font-weight-asian="normal" style:font-size-complex="12pt" style:font-style-complex="normal" style:font-weight-complex="normal"/>
    </style:style>
    <style:style style:name="P71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d1db31" officeooo:paragraph-rsid="0580b822" style:font-size-asian="12pt" style:font-style-asian="normal" style:font-weight-asian="normal" style:font-size-complex="12pt" style:font-style-complex="normal" style:font-weight-complex="normal"/>
    </style:style>
    <style:style style:name="P718" style:family="paragraph" style:parent-style-name="Standard" style:list-style-name="L80">
      <loext:graphic-properties draw:fill="none"/>
      <style:paragraph-properties fo:line-height="150%" fo:text-align="justify" style:justify-single-word="false" fo:background-color="transparent"/>
      <style:text-properties style:font-name="Georgia" fo:font-size="12pt" fo:language="es" fo:country="ES" officeooo:rsid="002fcd75" officeooo:paragraph-rsid="0585f12d" style:font-size-asian="12pt" style:font-size-complex="12pt"/>
    </style:style>
    <style:style style:name="P719" style:family="paragraph" style:parent-style-name="Standard" style:list-style-name="L85">
      <loext:graphic-properties draw:fill="none"/>
      <style:paragraph-properties fo:line-height="150%" fo:text-align="justify" style:justify-single-word="false" fo:background-color="transparent"/>
      <style:text-properties style:font-name="Georgia" fo:font-size="12pt" fo:language="es" fo:country="ES" officeooo:rsid="0aae93e5" officeooo:paragraph-rsid="0ab606c4" style:font-size-asian="12pt" style:font-size-complex="12pt"/>
    </style:style>
    <style:style style:name="P720" style:family="paragraph" style:parent-style-name="Standard" style:list-style-name="L85">
      <loext:graphic-properties draw:fill="none"/>
      <style:paragraph-properties fo:line-height="150%" fo:text-align="justify" style:justify-single-word="false" fo:background-color="transparent"/>
      <style:text-properties style:font-name="Georgia" fo:font-size="12pt" fo:language="es" fo:country="ES" officeooo:rsid="001cc3f1" officeooo:paragraph-rsid="08606502" style:font-size-asian="12pt" style:font-size-complex="12pt"/>
    </style:style>
    <style:style style:name="P72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officeooo:rsid="058c7488" officeooo:paragraph-rsid="058c7488" style:font-size-asian="12pt" style:font-size-complex="12pt"/>
    </style:style>
    <style:style style:name="P72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weight="normal" officeooo:rsid="06d47478" officeooo:paragraph-rsid="06d47478" style:font-size-asian="12pt" style:font-weight-asian="normal" style:font-size-complex="12pt" style:font-weight-complex="normal"/>
    </style:style>
    <style:style style:name="P72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weight="normal" officeooo:rsid="095fea2d" officeooo:paragraph-rsid="095fea2d" style:font-size-asian="12pt" style:font-weight-asian="normal" style:font-size-complex="12pt" style:font-weight-complex="normal"/>
    </style:style>
    <style:style style:name="P72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weight="bold" officeooo:rsid="095fea2d" officeooo:paragraph-rsid="095fea2d" style:font-size-asian="12pt" style:font-weight-asian="bold" style:font-size-complex="12pt" style:font-weight-complex="bold"/>
    </style:style>
    <style:style style:name="P725" style:family="paragraph" style:parent-style-name="Standard">
      <style:paragraph-properties fo:text-align="justify" style:justify-single-word="false"/>
      <style:text-properties style:font-name="Georgia" fo:font-size="12pt" officeooo:rsid="03d14d57" officeooo:paragraph-rsid="04d6511d" style:font-size-asian="12pt" style:font-size-complex="12pt"/>
    </style:style>
    <style:style style:name="P726" style:family="paragraph" style:parent-style-name="Standard">
      <style:paragraph-properties fo:text-align="justify" style:justify-single-word="false"/>
      <style:text-properties style:font-name="Georgia" fo:font-size="12pt" officeooo:rsid="03d323df" officeooo:paragraph-rsid="04d6511d" style:font-size-asian="12pt" style:font-size-complex="12pt"/>
    </style:style>
    <style:style style:name="P727" style:family="paragraph" style:parent-style-name="Standard">
      <style:paragraph-properties fo:text-align="justify" style:justify-single-word="false"/>
      <style:text-properties style:font-name="Georgia" fo:font-size="12pt" officeooo:rsid="03d9199b" officeooo:paragraph-rsid="04d6511d" style:font-size-asian="12pt" style:font-size-complex="12pt"/>
    </style:style>
    <style:style style:name="P728" style:family="paragraph" style:parent-style-name="Standard">
      <style:paragraph-properties fo:text-align="justify" style:justify-single-word="false"/>
      <style:text-properties style:font-name="Georgia" fo:font-size="12pt" officeooo:rsid="03da7591" officeooo:paragraph-rsid="04d6511d" style:font-size-asian="12pt" style:font-size-complex="12pt"/>
    </style:style>
    <style:style style:name="P729" style:family="paragraph" style:parent-style-name="Standard">
      <style:paragraph-properties fo:text-align="justify" style:justify-single-word="false"/>
      <style:text-properties style:font-name="Georgia" fo:font-size="12pt" officeooo:rsid="03de1801" officeooo:paragraph-rsid="04d6511d" style:font-size-asian="12pt" style:font-size-complex="12pt"/>
    </style:style>
    <style:style style:name="P730" style:family="paragraph" style:parent-style-name="Standard">
      <style:paragraph-properties fo:text-align="justify" style:justify-single-word="false"/>
      <style:text-properties style:font-name="Georgia" fo:font-size="12pt" officeooo:rsid="03f03bfb" officeooo:paragraph-rsid="04d6511d" style:font-size-asian="12pt" style:font-size-complex="12pt"/>
    </style:style>
    <style:style style:name="P731" style:family="paragraph" style:parent-style-name="Standard">
      <style:paragraph-properties fo:text-align="justify" style:justify-single-word="false"/>
      <style:text-properties style:font-name="Georgia" fo:font-size="12pt" officeooo:rsid="03fa1e37" officeooo:paragraph-rsid="04d6511d" style:font-size-asian="12pt" style:font-size-complex="12pt"/>
    </style:style>
    <style:style style:name="P732" style:family="paragraph" style:parent-style-name="Standard">
      <style:paragraph-properties fo:text-align="justify" style:justify-single-word="false"/>
      <style:text-properties style:font-name="Georgia" fo:font-size="12pt" officeooo:rsid="03fb37ba" officeooo:paragraph-rsid="04d6511d" style:font-size-asian="12pt" style:font-size-complex="12pt"/>
    </style:style>
    <style:style style:name="P733" style:family="paragraph" style:parent-style-name="Standard">
      <style:paragraph-properties fo:text-align="justify" style:justify-single-word="false"/>
      <style:text-properties style:font-name="Georgia" fo:font-size="12pt" officeooo:rsid="03fcd2cb" officeooo:paragraph-rsid="04d6511d" style:font-size-asian="12pt" style:font-size-complex="12pt"/>
    </style:style>
    <style:style style:name="P734" style:family="paragraph" style:parent-style-name="Standard">
      <style:paragraph-properties fo:text-align="justify" style:justify-single-word="false"/>
      <style:text-properties style:font-name="Georgia" fo:font-size="12pt" officeooo:rsid="03fee7ec" officeooo:paragraph-rsid="04d6511d" style:font-size-asian="12pt" style:font-size-complex="12pt"/>
    </style:style>
    <style:style style:name="P735" style:family="paragraph" style:parent-style-name="Standard">
      <style:paragraph-properties fo:text-align="justify" style:justify-single-word="false"/>
      <style:text-properties style:font-name="Georgia" fo:font-size="12pt" officeooo:rsid="0448cfbf" officeooo:paragraph-rsid="04d6511d" style:font-size-asian="12pt" style:font-size-complex="12pt"/>
    </style:style>
    <style:style style:name="P736"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737"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738" style:family="paragraph" style:parent-style-name="Standard">
      <style:paragraph-properties fo:text-align="justify" style:justify-single-word="false"/>
      <style:text-properties style:font-name="Georgia" fo:font-size="12pt" officeooo:rsid="04020729" officeooo:paragraph-rsid="04d6511d" style:font-size-asian="12pt" style:font-size-complex="12pt"/>
    </style:style>
    <style:style style:name="P739" style:family="paragraph" style:parent-style-name="Standard">
      <style:paragraph-properties fo:text-align="justify" style:justify-single-word="false"/>
      <style:text-properties style:font-name="Georgia" fo:font-size="12pt" officeooo:rsid="040e85de" officeooo:paragraph-rsid="04d6511d" style:font-size-asian="12pt" style:font-size-complex="12pt"/>
    </style:style>
    <style:style style:name="P740" style:family="paragraph" style:parent-style-name="Standard">
      <style:paragraph-properties fo:text-align="justify" style:justify-single-word="false"/>
      <style:text-properties style:font-name="Georgia" fo:font-size="12pt" officeooo:rsid="04067bb1" officeooo:paragraph-rsid="04d6511d" style:font-size-asian="12pt" style:font-size-complex="12pt"/>
    </style:style>
    <style:style style:name="P741" style:family="paragraph" style:parent-style-name="Standard">
      <style:paragraph-properties fo:text-align="justify" style:justify-single-word="false"/>
      <style:text-properties style:font-name="Georgia" fo:font-size="12pt" officeooo:rsid="0a6da389" officeooo:paragraph-rsid="0a6da389" style:font-size-asian="12pt" style:font-size-complex="12pt"/>
    </style:style>
    <style:style style:name="P742" style:family="paragraph" style:parent-style-name="Standard">
      <style:paragraph-properties fo:text-align="justify" style:justify-single-word="false"/>
      <style:text-properties style:font-name="Georgia" fo:font-size="12pt" officeooo:rsid="0407113d" officeooo:paragraph-rsid="04d6511d" style:font-size-asian="12pt" style:font-size-complex="12pt"/>
    </style:style>
    <style:style style:name="P743" style:family="paragraph" style:parent-style-name="Standard">
      <style:paragraph-properties fo:text-align="justify" style:justify-single-word="false"/>
      <style:text-properties style:font-name="Georgia" fo:font-size="12pt" officeooo:rsid="0450596f" officeooo:paragraph-rsid="04d6511d" style:font-size-asian="12pt" style:font-size-complex="12pt"/>
    </style:style>
    <style:style style:name="P744" style:family="paragraph" style:parent-style-name="Standard">
      <style:paragraph-properties fo:text-align="justify" style:justify-single-word="false"/>
      <style:text-properties style:font-name="Georgia" fo:font-size="12pt" officeooo:rsid="040bd4eb" officeooo:paragraph-rsid="04d6511d" style:font-size-asian="12pt" style:font-size-complex="12pt"/>
    </style:style>
    <style:style style:name="P745" style:family="paragraph" style:parent-style-name="Standard">
      <style:paragraph-properties fo:text-align="justify" style:justify-single-word="false"/>
      <style:text-properties style:font-name="Georgia" fo:font-size="12pt" officeooo:rsid="0a6f5551" officeooo:paragraph-rsid="0a6f5551" style:font-size-asian="12pt" style:font-size-complex="12pt"/>
    </style:style>
    <style:style style:name="P746" style:family="paragraph" style:parent-style-name="Standard">
      <style:paragraph-properties fo:text-align="justify" style:justify-single-word="false"/>
      <style:text-properties style:font-name="Georgia" fo:font-size="12pt" officeooo:rsid="041129a5" officeooo:paragraph-rsid="04d6511d" style:font-size-asian="12pt" style:font-size-complex="12pt"/>
    </style:style>
    <style:style style:name="P747" style:family="paragraph" style:parent-style-name="Standard">
      <style:paragraph-properties fo:text-align="justify" style:justify-single-word="false"/>
      <style:text-properties style:font-name="Georgia" fo:font-size="12pt" officeooo:rsid="04120c93" officeooo:paragraph-rsid="04d6511d" style:font-size-asian="12pt" style:font-size-complex="12pt"/>
    </style:style>
    <style:style style:name="P748" style:family="paragraph" style:parent-style-name="Standard">
      <style:paragraph-properties fo:text-align="justify" style:justify-single-word="false"/>
      <style:text-properties style:font-name="Georgia" fo:font-size="12pt" officeooo:rsid="041323bd" officeooo:paragraph-rsid="04d6511d" style:font-size-asian="12pt" style:font-size-complex="12pt"/>
    </style:style>
    <style:style style:name="P749" style:family="paragraph" style:parent-style-name="Standard">
      <style:paragraph-properties fo:text-align="justify" style:justify-single-word="false"/>
      <style:text-properties style:font-name="Georgia" fo:font-size="12pt" officeooo:rsid="0415ab15" officeooo:paragraph-rsid="04d6511d" style:font-size-asian="12pt" style:font-size-complex="12pt"/>
    </style:style>
    <style:style style:name="P750" style:family="paragraph" style:parent-style-name="Standard">
      <style:paragraph-properties fo:text-align="justify" style:justify-single-word="false"/>
      <style:text-properties style:font-name="Georgia" fo:font-size="12pt" officeooo:rsid="041a3c83" officeooo:paragraph-rsid="04d6511d" style:font-size-asian="12pt" style:font-size-complex="12pt"/>
    </style:style>
    <style:style style:name="P751" style:family="paragraph" style:parent-style-name="Standard">
      <style:paragraph-properties fo:text-align="justify" style:justify-single-word="false"/>
      <style:text-properties style:font-name="Georgia" fo:font-size="12pt" officeooo:rsid="041d9f6c" officeooo:paragraph-rsid="04d6511d" style:font-size-asian="12pt" style:font-size-complex="12pt"/>
    </style:style>
    <style:style style:name="P752" style:family="paragraph" style:parent-style-name="Standard">
      <style:paragraph-properties fo:text-align="justify" style:justify-single-word="false"/>
      <style:text-properties style:font-name="Georgia" fo:font-size="12pt" officeooo:rsid="041f08c8" officeooo:paragraph-rsid="04d6511d" style:font-size-asian="12pt" style:font-size-complex="12pt"/>
    </style:style>
    <style:style style:name="P753" style:family="paragraph" style:parent-style-name="Standard">
      <style:paragraph-properties fo:text-align="justify" style:justify-single-word="false"/>
      <style:text-properties style:font-name="Georgia" fo:font-size="12pt" officeooo:rsid="04239b3a" officeooo:paragraph-rsid="04d6511d" style:font-size-asian="12pt" style:font-size-complex="12pt"/>
    </style:style>
    <style:style style:name="P754" style:family="paragraph" style:parent-style-name="Standard">
      <style:paragraph-properties fo:text-align="justify" style:justify-single-word="false"/>
      <style:text-properties style:font-name="Georgia" fo:font-size="12pt" officeooo:rsid="0425cd1e" officeooo:paragraph-rsid="04d6511d" style:font-size-asian="12pt" style:font-size-complex="12pt"/>
    </style:style>
    <style:style style:name="P755" style:family="paragraph" style:parent-style-name="Standard">
      <style:paragraph-properties fo:text-align="justify" style:justify-single-word="false"/>
      <style:text-properties style:font-name="Georgia" fo:font-size="12pt" officeooo:rsid="0428ce3d" officeooo:paragraph-rsid="04d6511d" style:font-size-asian="12pt" style:font-size-complex="12pt"/>
    </style:style>
    <style:style style:name="P756" style:family="paragraph" style:parent-style-name="Standard">
      <style:paragraph-properties fo:text-align="justify" style:justify-single-word="false"/>
      <style:text-properties style:font-name="Georgia" fo:font-size="12pt" officeooo:rsid="042a86eb" officeooo:paragraph-rsid="04d6511d" style:font-size-asian="12pt" style:font-size-complex="12pt"/>
    </style:style>
    <style:style style:name="P757" style:family="paragraph" style:parent-style-name="Standard">
      <style:paragraph-properties fo:text-align="justify" style:justify-single-word="false"/>
      <style:text-properties style:font-name="Georgia" fo:font-size="12pt" officeooo:rsid="042c99b1" officeooo:paragraph-rsid="04d6511d" style:font-size-asian="12pt" style:font-size-complex="12pt"/>
    </style:style>
    <style:style style:name="P758" style:family="paragraph" style:parent-style-name="Standard">
      <style:paragraph-properties fo:text-align="justify" style:justify-single-word="false"/>
      <style:text-properties style:font-name="Georgia" fo:font-size="12pt" officeooo:rsid="04343cc0" officeooo:paragraph-rsid="04d6511d" style:font-size-asian="12pt" style:font-size-complex="12pt"/>
    </style:style>
    <style:style style:name="P759" style:family="paragraph" style:parent-style-name="Standard">
      <style:paragraph-properties fo:text-align="justify" style:justify-single-word="false"/>
      <style:text-properties style:font-name="Georgia" fo:font-size="12pt" officeooo:rsid="0439ac39" officeooo:paragraph-rsid="04d6511d" style:font-size-asian="12pt" style:font-size-complex="12pt"/>
    </style:style>
    <style:style style:name="P760"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761" style:family="paragraph" style:parent-style-name="Standard">
      <style:paragraph-properties fo:text-align="justify" style:justify-single-word="false"/>
      <style:text-properties style:font-name="Georgia" fo:font-size="12pt" officeooo:rsid="0456da10" officeooo:paragraph-rsid="04d6511d" style:font-size-asian="12pt" style:font-size-complex="12pt"/>
    </style:style>
    <style:style style:name="P762" style:family="paragraph" style:parent-style-name="Standard">
      <style:paragraph-properties fo:text-align="justify" style:justify-single-word="false"/>
      <style:text-properties style:font-name="Georgia" fo:font-size="12pt" officeooo:rsid="04576a06" officeooo:paragraph-rsid="04d6511d" style:font-size-asian="12pt" style:font-size-complex="12pt"/>
    </style:style>
    <style:style style:name="P763" style:family="paragraph" style:parent-style-name="Standard">
      <style:paragraph-properties fo:text-align="justify" style:justify-single-word="false"/>
      <style:text-properties style:font-name="Georgia" fo:font-size="12pt" officeooo:rsid="0458d3a7" officeooo:paragraph-rsid="04d6511d" style:font-size-asian="12pt" style:font-size-complex="12pt"/>
    </style:style>
    <style:style style:name="P764" style:family="paragraph" style:parent-style-name="Standard">
      <style:paragraph-properties fo:text-align="justify" style:justify-single-word="false"/>
      <style:text-properties style:font-name="Georgia" fo:font-size="12pt" officeooo:rsid="045b1a49" officeooo:paragraph-rsid="04d6511d" style:font-size-asian="12pt" style:font-size-complex="12pt"/>
    </style:style>
    <style:style style:name="P765" style:family="paragraph" style:parent-style-name="Standard">
      <style:paragraph-properties fo:text-align="justify" style:justify-single-word="false"/>
      <style:text-properties style:font-name="Georgia" fo:font-size="12pt" officeooo:rsid="0809573e" officeooo:paragraph-rsid="0809573e" style:font-size-asian="12pt" style:font-size-complex="12pt"/>
    </style:style>
    <style:style style:name="P766" style:family="paragraph" style:parent-style-name="Standard">
      <style:paragraph-properties fo:text-align="justify" style:justify-single-word="false"/>
      <style:text-properties style:font-name="Georgia" fo:font-size="12pt" officeooo:rsid="045cf191" officeooo:paragraph-rsid="04d6511d" style:font-size-asian="12pt" style:font-size-complex="12pt"/>
    </style:style>
    <style:style style:name="P767" style:family="paragraph" style:parent-style-name="Standard">
      <style:paragraph-properties fo:text-align="justify" style:justify-single-word="false"/>
      <style:text-properties style:font-name="Georgia" fo:font-size="12pt" officeooo:rsid="045d970f" officeooo:paragraph-rsid="04d6511d" style:font-size-asian="12pt" style:font-size-complex="12pt"/>
    </style:style>
    <style:style style:name="P768" style:family="paragraph" style:parent-style-name="Standard">
      <style:paragraph-properties fo:text-align="justify" style:justify-single-word="false"/>
      <style:text-properties style:font-name="Georgia" fo:font-size="12pt" officeooo:rsid="045ef03e" officeooo:paragraph-rsid="04d6511d" style:font-size-asian="12pt" style:font-size-complex="12pt"/>
    </style:style>
    <style:style style:name="P769" style:family="paragraph" style:parent-style-name="Standard">
      <style:paragraph-properties fo:text-align="justify" style:justify-single-word="false"/>
      <style:text-properties style:font-name="Georgia" fo:font-size="12pt" officeooo:rsid="045fb966" officeooo:paragraph-rsid="04d6511d" style:font-size-asian="12pt" style:font-size-complex="12pt"/>
    </style:style>
    <style:style style:name="P770" style:family="paragraph" style:parent-style-name="Standard">
      <style:paragraph-properties fo:text-align="justify" style:justify-single-word="false"/>
      <style:text-properties style:font-name="Georgia" fo:font-size="12pt" officeooo:rsid="0466a2fd" officeooo:paragraph-rsid="04d6511d" style:font-size-asian="12pt" style:font-size-complex="12pt"/>
    </style:style>
    <style:style style:name="P771" style:family="paragraph" style:parent-style-name="Standard">
      <style:paragraph-properties fo:text-align="justify" style:justify-single-word="false"/>
      <style:text-properties style:font-name="Georgia" fo:font-size="12pt" officeooo:rsid="0460ca58" officeooo:paragraph-rsid="04d6511d" style:font-size-asian="12pt" style:font-size-complex="12pt"/>
    </style:style>
    <style:style style:name="P772" style:family="paragraph" style:parent-style-name="Standard">
      <style:paragraph-properties fo:text-align="justify" style:justify-single-word="false"/>
      <style:text-properties style:font-name="Georgia" fo:font-size="12pt" officeooo:rsid="046421bc" officeooo:paragraph-rsid="04d6511d" style:font-size-asian="12pt" style:font-size-complex="12pt"/>
    </style:style>
    <style:style style:name="P773" style:family="paragraph" style:parent-style-name="Standard">
      <style:paragraph-properties fo:text-align="justify" style:justify-single-word="false"/>
      <style:text-properties style:font-name="Georgia" fo:font-size="12pt" officeooo:rsid="046472bb" officeooo:paragraph-rsid="04d6511d" style:font-size-asian="12pt" style:font-size-complex="12pt"/>
    </style:style>
    <style:style style:name="P774" style:family="paragraph" style:parent-style-name="Standard">
      <style:paragraph-properties fo:text-align="center" style:justify-single-word="false"/>
      <style:text-properties style:font-name="Georgia" fo:font-size="12pt" fo:font-weight="bold" officeooo:rsid="020d8275" officeooo:paragraph-rsid="04d4214a" style:font-size-asian="12pt" style:font-weight-asian="bold" style:font-size-complex="12pt" style:font-weight-complex="bold"/>
    </style:style>
    <style:style style:name="P775" style:family="paragraph" style:parent-style-name="Standard">
      <style:paragraph-properties fo:text-align="justify" style:justify-single-word="false"/>
      <style:text-properties style:font-name="Georgia" fo:font-size="12pt" fo:font-weight="bold" officeooo:rsid="04015e5f" officeooo:paragraph-rsid="04d6511d" style:font-size-asian="12pt" style:font-weight-asian="bold" style:font-size-complex="12pt" style:font-weight-complex="bold"/>
    </style:style>
    <style:style style:name="P776"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7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7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7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7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7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7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7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7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7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7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7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7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7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7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7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7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7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7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7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80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8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8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8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806"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807"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4e4e028" style:font-size-asian="11pt" style:font-size-complex="11pt"/>
    </style:style>
    <style:style style:name="P808" style:family="paragraph" style:parent-style-name="Standard">
      <style:paragraph-properties fo:text-align="justify" style:justify-single-word="false"/>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809" style:family="paragraph" style:parent-style-name="Standard">
      <style:paragraph-properties fo:text-align="justify" style:justify-single-word="false"/>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810" style:family="paragraph" style:parent-style-name="Standard">
      <style:paragraph-properties fo:text-align="justify" style:justify-single-word="false"/>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811" style:family="paragraph" style:parent-style-name="Standard">
      <style:paragraph-properties fo:text-align="justify" style:justify-single-word="false"/>
      <style:text-properties style:font-name="Georgia" fo:font-weight="normal" officeooo:rsid="00df1d78" officeooo:paragraph-rsid="058ed409" style:font-weight-asian="normal" style:font-weight-complex="normal"/>
    </style:style>
    <style:style style:name="P812" style:family="paragraph" style:parent-style-name="Standard">
      <style:paragraph-properties fo:text-align="justify" style:justify-single-word="false"/>
      <style:text-properties style:font-name="Georgia" fo:font-weight="normal" officeooo:rsid="00eba4be" officeooo:paragraph-rsid="058ed409" style:font-weight-asian="normal" style:font-weight-complex="normal"/>
    </style:style>
    <style:style style:name="P813" style:family="paragraph" style:parent-style-name="Standard">
      <style:paragraph-properties fo:text-align="justify" style:justify-single-word="false"/>
      <style:text-properties style:font-name="Georgia" fo:font-weight="normal" officeooo:rsid="00f73d21" officeooo:paragraph-rsid="058ed409" style:font-weight-asian="normal" style:font-weight-complex="normal"/>
    </style:style>
    <style:style style:name="P814" style:family="paragraph" style:parent-style-name="Standard">
      <style:paragraph-properties fo:text-align="justify" style:justify-single-word="false"/>
      <style:text-properties style:font-name="Georgia" fo:font-weight="normal" officeooo:rsid="096c96d3" officeooo:paragraph-rsid="0aa05da8" style:font-weight-asian="normal" style:font-weight-complex="normal"/>
    </style:style>
    <style:style style:name="P815" style:family="paragraph" style:parent-style-name="Standard">
      <style:paragraph-properties fo:text-align="justify" style:justify-single-word="false"/>
      <style:text-properties style:font-name="Georgia" fo:font-weight="bold" officeooo:rsid="00e0f480" officeooo:paragraph-rsid="058ed409" style:font-weight-asian="bold" style:font-weight-complex="bold"/>
    </style:style>
    <style:style style:name="P816" style:family="paragraph" style:parent-style-name="Standard">
      <style:paragraph-properties fo:text-align="justify" style:justify-single-word="false"/>
      <style:text-properties style:font-name="Georgia" fo:font-weight="bold" officeooo:rsid="00e9ae0b" officeooo:paragraph-rsid="058ed409" style:font-weight-asian="bold" style:font-weight-complex="bold"/>
    </style:style>
    <style:style style:name="P817" style:family="paragraph" style:parent-style-name="Standard">
      <style:paragraph-properties fo:text-align="justify" style:justify-single-word="false"/>
      <style:text-properties style:font-name="Georgia" fo:font-weight="bold" officeooo:rsid="00eba4be" officeooo:paragraph-rsid="058ed409" style:font-weight-asian="bold" style:font-weight-complex="bold"/>
    </style:style>
    <style:style style:name="P818" style:family="paragraph" style:parent-style-name="Standard">
      <style:paragraph-properties fo:text-align="justify" style:justify-single-word="false"/>
      <style:text-properties style:font-name="Georgia" fo:font-weight="bold" officeooo:rsid="00df1d78" officeooo:paragraph-rsid="058ed409" style:font-weight-asian="bold" style:font-weight-complex="bold"/>
    </style:style>
    <style:style style:name="P819" style:family="paragraph" style:parent-style-name="Standard" style:list-style-name="List_20_1">
      <style:paragraph-properties fo:text-align="justify" style:justify-single-word="false"/>
      <style:text-properties officeooo:rsid="0275fa7f" officeooo:paragraph-rsid="04ccac24"/>
    </style:style>
    <style:style style:name="P820" style:family="paragraph" style:parent-style-name="Standard" style:list-style-name="L34">
      <loext:graphic-properties draw:fill="none"/>
      <style:paragraph-properties fo:line-height="150%" fo:text-align="justify" style:justify-single-word="false" fo:background-color="transparent"/>
      <style:text-properties fo:font-size="12pt" officeooo:paragraph-rsid="05997de5" style:font-size-asian="12pt" style:font-size-complex="12pt"/>
    </style:style>
    <style:style style:name="P821" style:family="paragraph" style:parent-style-name="Standard">
      <loext:graphic-properties draw:fill="none"/>
      <style:paragraph-properties fo:line-height="150%" fo:text-align="justify" style:justify-single-word="false" fo:background-color="transparent"/>
      <style:text-properties fo:font-size="12pt" officeooo:paragraph-rsid="05a1d00d" style:font-size-asian="12pt" style:font-size-complex="12pt"/>
    </style:style>
    <style:style style:name="P822" style:family="paragraph" style:parent-style-name="Standard" style:list-style-name="L45">
      <loext:graphic-properties draw:fill="none"/>
      <style:paragraph-properties fo:line-height="150%" fo:text-align="justify" style:justify-single-word="false" fo:background-color="transparent"/>
      <style:text-properties fo:font-size="12pt" officeooo:paragraph-rsid="05ac7e10" style:font-size-asian="12pt" style:font-size-complex="12pt"/>
    </style:style>
    <style:style style:name="P823" style:family="paragraph" style:parent-style-name="Standard" style:list-style-name="L45">
      <loext:graphic-properties draw:fill="none"/>
      <style:paragraph-properties fo:line-height="150%" fo:text-align="justify" style:justify-single-word="false" fo:background-color="transparent"/>
      <style:text-properties fo:font-size="12pt" officeooo:paragraph-rsid="05b15416" style:font-size-asian="12pt" style:font-size-complex="12pt"/>
    </style:style>
    <style:style style:name="P824" style:family="paragraph" style:parent-style-name="Standard" style:list-style-name="L52">
      <loext:graphic-properties draw:fill="none"/>
      <style:paragraph-properties fo:line-height="150%" fo:text-align="justify" style:justify-single-word="false" fo:background-color="transparent"/>
      <style:text-properties fo:font-size="12pt" officeooo:paragraph-rsid="09d412a0" style:font-size-asian="12pt" style:font-size-complex="12pt"/>
    </style:style>
    <style:style style:name="P825" style:family="paragraph" style:parent-style-name="Standard">
      <loext:graphic-properties draw:fill="none"/>
      <style:paragraph-properties fo:line-height="150%" fo:text-align="justify" style:justify-single-word="false" fo:background-color="transparent"/>
      <style:text-properties fo:font-size="12pt" officeooo:paragraph-rsid="09d412a0" style:font-size-asian="12pt" style:font-size-complex="12pt"/>
    </style:style>
    <style:style style:name="P826" style:family="paragraph" style:parent-style-name="Standard" style:list-style-name="L64">
      <loext:graphic-properties draw:fill="none"/>
      <style:paragraph-properties fo:line-height="150%" fo:text-align="justify" style:justify-single-word="false" fo:background-color="transparent"/>
      <style:text-properties fo:font-size="12pt" officeooo:paragraph-rsid="09d412a0" style:font-size-asian="12pt" style:font-size-complex="12pt"/>
    </style:style>
    <style:style style:name="P827" style:family="paragraph" style:parent-style-name="Standard" style:list-style-name="L66">
      <loext:graphic-properties draw:fill="none"/>
      <style:paragraph-properties fo:line-height="150%" fo:text-align="justify" style:justify-single-word="false" fo:background-color="transparent"/>
      <style:text-properties fo:font-size="12pt" officeooo:paragraph-rsid="09d412a0" style:font-size-asian="12pt" style:font-size-complex="12pt"/>
    </style:style>
    <style:style style:name="P828" style:family="paragraph" style:parent-style-name="Standard" style:list-style-name="L63">
      <loext:graphic-properties draw:fill="none"/>
      <style:paragraph-properties fo:line-height="150%" fo:text-align="justify" style:justify-single-word="false" fo:background-color="transparent"/>
      <style:text-properties fo:font-size="12pt" officeooo:paragraph-rsid="09d412a0" style:font-size-asian="12pt" style:font-size-complex="12pt"/>
    </style:style>
    <style:style style:name="P829" style:family="paragraph" style:parent-style-name="Standard" style:list-style-name="L77">
      <loext:graphic-properties draw:fill="none"/>
      <style:paragraph-properties fo:line-height="150%" fo:text-align="justify" style:justify-single-word="false" fo:background-color="transparent"/>
      <style:text-properties fo:font-size="12pt" officeooo:paragraph-rsid="066e780b" style:font-size-asian="12pt" style:font-size-complex="12pt"/>
    </style:style>
    <style:style style:name="P830" style:family="paragraph" style:parent-style-name="Standard">
      <loext:graphic-properties draw:fill="none"/>
      <style:paragraph-properties fo:line-height="150%" fo:text-align="justify" style:justify-single-word="false" fo:background-color="transparent"/>
      <style:text-properties fo:font-size="12pt" officeooo:paragraph-rsid="06aad5c0" style:font-size-asian="12pt" style:font-size-complex="12pt"/>
    </style:style>
    <style:style style:name="P831" style:family="paragraph" style:parent-style-name="Standard">
      <loext:graphic-properties draw:fill="none"/>
      <style:paragraph-properties fo:line-height="150%" fo:text-align="justify" style:justify-single-word="false" fo:background-color="transparent"/>
      <style:text-properties fo:font-size="12pt" officeooo:paragraph-rsid="06b48de3" style:font-size-asian="12pt" style:font-size-complex="12pt"/>
    </style:style>
    <style:style style:name="P832" style:family="paragraph" style:parent-style-name="Standard" style:list-style-name="L79">
      <loext:graphic-properties draw:fill="none"/>
      <style:paragraph-properties fo:line-height="150%" fo:text-align="justify" style:justify-single-word="false" fo:background-color="transparent"/>
      <style:text-properties fo:font-size="12pt" officeooo:paragraph-rsid="069c731a" style:font-size-asian="12pt" style:font-size-complex="12pt"/>
    </style:style>
    <style:style style:name="P833" style:family="paragraph" style:parent-style-name="Standard" style:list-style-name="L80">
      <loext:graphic-properties draw:fill="none"/>
      <style:paragraph-properties fo:line-height="150%" fo:text-align="justify" style:justify-single-word="false" fo:background-color="transparent"/>
      <style:text-properties fo:font-size="12pt" officeooo:paragraph-rsid="0585f12d" style:font-size-asian="12pt" style:font-size-complex="12pt"/>
    </style:style>
    <style:style style:name="P834" style:family="paragraph" style:parent-style-name="Standard" style:list-style-name="L81">
      <loext:graphic-properties draw:fill="none"/>
      <style:paragraph-properties fo:line-height="150%" fo:text-align="justify" style:justify-single-word="false" fo:background-color="transparent"/>
      <style:text-properties fo:font-size="12pt" officeooo:paragraph-rsid="09c2e9c3" style:font-size-asian="12pt" style:font-size-complex="12pt"/>
    </style:style>
    <style:style style:name="P835" style:family="paragraph" style:parent-style-name="Standard" style:list-style-name="L85">
      <loext:graphic-properties draw:fill="none"/>
      <style:paragraph-properties fo:line-height="150%" fo:text-align="justify" style:justify-single-word="false" fo:background-color="transparent"/>
      <style:text-properties fo:font-size="12pt" officeooo:paragraph-rsid="0ab8e007" style:font-size-asian="12pt" style:font-size-complex="12pt"/>
    </style:style>
    <style:style style:name="P836" style:family="paragraph" style:parent-style-name="Standard" style:list-style-name="L85">
      <loext:graphic-properties draw:fill="none"/>
      <style:paragraph-properties fo:line-height="150%" fo:text-align="justify" style:justify-single-word="false" fo:background-color="transparent"/>
      <style:text-properties fo:font-size="12pt" officeooo:paragraph-rsid="08606502" style:font-size-asian="12pt" style:font-size-complex="12pt"/>
    </style:style>
    <style:style style:name="P837" style:family="paragraph" style:parent-style-name="Standard">
      <loext:graphic-properties draw:fill="none"/>
      <style:paragraph-properties fo:line-height="150%" fo:text-align="justify" style:justify-single-word="false" fo:background-color="transparent"/>
      <style:text-properties fo:font-size="12pt" officeooo:paragraph-rsid="08606502" style:font-size-asian="12pt" style:font-size-complex="12pt"/>
    </style:style>
    <style:style style:name="P838" style:family="paragraph" style:parent-style-name="Standard" style:list-style-name="L86">
      <loext:graphic-properties draw:fill="none"/>
      <style:paragraph-properties fo:line-height="150%" fo:text-align="justify" style:justify-single-word="false" fo:background-color="transparent"/>
      <style:text-properties fo:font-size="12pt" officeooo:paragraph-rsid="08606502" style:font-size-asian="12pt" style:font-size-complex="12pt"/>
    </style:style>
    <style:style style:name="P839" style:family="paragraph" style:parent-style-name="Standard">
      <loext:graphic-properties draw:fill="none"/>
      <style:paragraph-properties fo:line-height="150%" fo:text-align="justify" style:justify-single-word="false" fo:background-color="transparent"/>
      <style:text-properties fo:font-size="12pt" officeooo:paragraph-rsid="09d704ad" style:font-size-asian="12pt" style:font-size-complex="12pt"/>
    </style:style>
    <style:style style:name="P840" style:family="paragraph" style:parent-style-name="Standard" style:list-style-name="L87">
      <loext:graphic-properties draw:fill="none"/>
      <style:paragraph-properties fo:line-height="150%" fo:text-align="justify" style:justify-single-word="false" fo:background-color="transparent"/>
      <style:text-properties fo:font-size="12pt" officeooo:paragraph-rsid="09903a28" style:font-size-asian="12pt" style:font-size-complex="12pt"/>
    </style:style>
    <style:style style:name="P841" style:family="paragraph" style:parent-style-name="Standard" style:list-style-name="L87">
      <loext:graphic-properties draw:fill="none"/>
      <style:paragraph-properties fo:line-height="150%" fo:text-align="justify" style:justify-single-word="false" fo:background-color="transparent"/>
      <style:text-properties fo:font-size="12pt" officeooo:paragraph-rsid="0993d746" style:font-size-asian="12pt" style:font-size-complex="12pt"/>
    </style:style>
    <style:style style:name="P842" style:family="paragraph" style:parent-style-name="Standard" style:list-style-name="L87">
      <loext:graphic-properties draw:fill="none"/>
      <style:paragraph-properties fo:line-height="150%" fo:text-align="justify" style:justify-single-word="false" fo:background-color="transparent"/>
      <style:text-properties fo:font-size="12pt" officeooo:paragraph-rsid="0999471b" style:font-size-asian="12pt" style:font-size-complex="12pt"/>
    </style:style>
    <style:style style:name="P843" style:family="paragraph" style:parent-style-name="Standard" style:list-style-name="L34">
      <loext:graphic-properties draw:fill="none"/>
      <style:paragraph-properties fo:line-height="150%" fo:text-align="justify" style:justify-single-word="false" fo:background-color="transparent"/>
      <style:text-properties fo:font-size="12pt" officeooo:rsid="05a1d00d" officeooo:paragraph-rsid="05a1d00d" style:font-size-asian="12pt" style:font-size-complex="12pt"/>
    </style:style>
    <style:style style:name="P844" style:family="paragraph" style:parent-style-name="Standard" style:list-style-name="L52">
      <loext:graphic-properties draw:fill="none"/>
      <style:paragraph-properties fo:line-height="150%" fo:text-align="justify" style:justify-single-word="false" fo:background-color="transparent"/>
      <style:text-properties fo:font-size="12pt" officeooo:rsid="08a6c9c1" officeooo:paragraph-rsid="09d412a0" style:font-size-asian="12pt" style:font-size-complex="12pt"/>
    </style:style>
    <style:style style:name="P845" style:family="paragraph" style:parent-style-name="Standard" style:list-style-name="L52">
      <loext:graphic-properties draw:fill="none"/>
      <style:paragraph-properties fo:line-height="150%" fo:text-align="justify" style:justify-single-word="false" fo:background-color="transparent"/>
      <style:text-properties fo:font-size="12pt" officeooo:rsid="08a97ece" officeooo:paragraph-rsid="09d412a0" style:font-size-asian="12pt" style:font-size-complex="12pt"/>
    </style:style>
    <style:style style:name="P846" style:family="paragraph" style:parent-style-name="Standard" style:list-style-name="L52">
      <loext:graphic-properties draw:fill="none"/>
      <style:paragraph-properties fo:line-height="150%" fo:text-align="justify" style:justify-single-word="false" fo:background-color="transparent"/>
      <style:text-properties fo:font-size="12pt" officeooo:rsid="08bdc89f" officeooo:paragraph-rsid="09d412a0" style:font-size-asian="12pt" style:font-size-complex="12pt"/>
    </style:style>
    <style:style style:name="P847" style:family="paragraph" style:parent-style-name="Standard" style:list-style-name="L52">
      <loext:graphic-properties draw:fill="none"/>
      <style:paragraph-properties fo:line-height="150%" fo:text-align="justify" style:justify-single-word="false" fo:background-color="transparent"/>
      <style:text-properties fo:font-size="12pt" officeooo:rsid="08c403bc" officeooo:paragraph-rsid="09d412a0" style:font-size-asian="12pt" style:font-size-complex="12pt"/>
    </style:style>
    <style:style style:name="P848" style:family="paragraph" style:parent-style-name="Standard" style:list-style-name="L52">
      <loext:graphic-properties draw:fill="none"/>
      <style:paragraph-properties fo:line-height="150%" fo:text-align="justify" style:justify-single-word="false" fo:background-color="transparent"/>
      <style:text-properties fo:font-size="12pt" officeooo:rsid="08f06896" officeooo:paragraph-rsid="09d412a0" style:font-size-asian="12pt" style:font-size-complex="12pt"/>
    </style:style>
    <style:style style:name="P849" style:family="paragraph" style:parent-style-name="Standard" style:list-style-name="L64">
      <loext:graphic-properties draw:fill="none"/>
      <style:paragraph-properties fo:line-height="150%" fo:text-align="justify" style:justify-single-word="false" fo:background-color="transparent"/>
      <style:text-properties fo:font-size="12pt" officeooo:rsid="0948c45f" officeooo:paragraph-rsid="09d412a0" style:font-size-asian="12pt" style:font-size-complex="12pt"/>
    </style:style>
    <style:style style:name="P850" style:family="paragraph" style:parent-style-name="Standard" style:list-style-name="L67">
      <loext:graphic-properties draw:fill="none"/>
      <style:paragraph-properties fo:line-height="150%" fo:text-align="justify" style:justify-single-word="false" fo:background-color="transparent"/>
      <style:text-properties fo:font-size="12pt" officeooo:rsid="0945e620" officeooo:paragraph-rsid="09d412a0" style:font-size-asian="12pt" style:font-size-complex="12pt"/>
    </style:style>
    <style:style style:name="P851" style:family="paragraph" style:parent-style-name="Standard" style:list-style-name="L81">
      <loext:graphic-properties draw:fill="none"/>
      <style:paragraph-properties fo:line-height="150%" fo:text-align="justify" style:justify-single-word="false" fo:background-color="transparent"/>
      <style:text-properties fo:font-size="12pt" officeooo:rsid="09bee3e9" officeooo:paragraph-rsid="09bee3e9" style:font-size-asian="12pt" style:font-size-complex="12pt"/>
    </style:style>
    <style:style style:name="P852" style:family="paragraph" style:parent-style-name="Standard" style:list-style-name="L85">
      <loext:graphic-properties draw:fill="none"/>
      <style:paragraph-properties fo:line-height="150%" fo:text-align="justify" style:justify-single-word="false" fo:background-color="transparent"/>
      <style:text-properties fo:font-size="12pt" officeooo:rsid="0ab54279" officeooo:paragraph-rsid="0ab54279" style:font-size-asian="12pt" style:font-size-complex="12pt"/>
    </style:style>
    <style:style style:name="P853" style:family="paragraph" style:parent-style-name="Standard" style:list-style-name="L86">
      <loext:graphic-properties draw:fill="none"/>
      <style:paragraph-properties fo:line-height="150%" fo:text-align="justify" style:justify-single-word="false" fo:background-color="transparent"/>
      <style:text-properties fo:font-size="12pt" officeooo:rsid="06272dcb" officeooo:paragraph-rsid="08606502" style:font-size-asian="12pt" style:font-size-complex="12pt"/>
    </style:style>
    <style:style style:name="P854" style:family="paragraph" style:parent-style-name="Standard" style:list-style-name="L86">
      <loext:graphic-properties draw:fill="none"/>
      <style:paragraph-properties fo:line-height="150%" fo:text-align="justify" style:justify-single-word="false" fo:background-color="transparent"/>
      <style:text-properties fo:font-size="12pt" officeooo:rsid="0645155b" officeooo:paragraph-rsid="08606502" style:font-size-asian="12pt" style:font-size-complex="12pt"/>
    </style:style>
    <style:style style:name="P855" style:family="paragraph" style:parent-style-name="Standard">
      <style:paragraph-properties fo:text-align="justify" style:justify-single-word="false"/>
      <style:text-properties fo:font-size="12pt" officeooo:paragraph-rsid="04d4214a" style:font-size-asian="12pt" style:font-size-complex="12pt"/>
    </style:style>
    <style:style style:name="P856" style:family="paragraph" style:parent-style-name="Standard">
      <style:paragraph-properties fo:text-align="justify" style:justify-single-word="false"/>
      <style:text-properties fo:font-size="12pt" officeooo:rsid="03c7425e" officeooo:paragraph-rsid="04d4214a" style:font-size-asian="12pt" style:font-size-complex="12pt"/>
    </style:style>
    <style:style style:name="P857" style:family="paragraph" style:parent-style-name="Standard">
      <loext:graphic-properties draw:fill="none"/>
      <style:paragraph-properties fo:line-height="150%" fo:text-align="justify" style:justify-single-word="false" fo:background-color="transparent"/>
      <style:text-properties fo:font-size="12pt" officeooo:rsid="06ae60ae" officeooo:paragraph-rsid="06ae60ae" style:font-size-asian="12pt" style:font-size-complex="12pt"/>
    </style:style>
    <style:style style:name="P858" style:family="paragraph" style:parent-style-name="Standard">
      <loext:graphic-properties draw:fill="none"/>
      <style:paragraph-properties fo:line-height="150%" fo:text-align="justify" style:justify-single-word="false" fo:background-color="transparent"/>
      <style:text-properties fo:font-size="12pt" officeooo:rsid="061f2add" officeooo:paragraph-rsid="08606502" style:font-size-asian="12pt" style:font-size-complex="12pt"/>
    </style:style>
    <style:style style:name="P859" style:family="paragraph" style:parent-style-name="Standard">
      <loext:graphic-properties draw:fill="none"/>
      <style:paragraph-properties fo:line-height="150%" fo:text-align="start" style:justify-single-word="false" fo:background-color="transparent"/>
      <style:text-properties officeooo:paragraph-rsid="0bc02f29"/>
    </style:style>
    <style:style style:name="P860"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861"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862" style:family="paragraph" style:parent-style-name="Standard">
      <loext:graphic-properties draw:fill="none"/>
      <style:paragraph-properties fo:line-height="150%" fo:text-align="justify" style:justify-single-word="false" fo:background-color="transparent"/>
      <style:text-properties officeooo:paragraph-rsid="0549d729"/>
    </style:style>
    <style:style style:name="P863"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864" style:family="paragraph" style:parent-style-name="Standard">
      <loext:graphic-properties draw:fill="none"/>
      <style:paragraph-properties fo:line-height="150%" fo:text-align="justify" style:justify-single-word="false" fo:background-color="transparent"/>
      <style:text-properties officeooo:paragraph-rsid="05300ecc"/>
    </style:style>
    <style:style style:name="P865" style:family="paragraph" style:parent-style-name="Standard">
      <loext:graphic-properties draw:fill="none"/>
      <style:paragraph-properties fo:line-height="150%" fo:text-align="justify" style:justify-single-word="false" fo:background-color="transparent"/>
      <style:text-properties officeooo:paragraph-rsid="052ab65e"/>
    </style:style>
    <style:style style:name="P866" style:family="paragraph" style:parent-style-name="Standard">
      <loext:graphic-properties draw:fill="none"/>
      <style:paragraph-properties fo:line-height="150%" fo:text-align="justify" style:justify-single-word="false" fo:background-color="transparent"/>
      <style:text-properties officeooo:paragraph-rsid="0532ccdb"/>
    </style:style>
    <style:style style:name="P867"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868"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869" style:family="paragraph" style:parent-style-name="Standard">
      <loext:graphic-properties draw:fill="none"/>
      <style:paragraph-properties fo:line-height="150%" fo:text-align="justify" style:justify-single-word="false" fo:background-color="transparent"/>
      <style:text-properties officeooo:paragraph-rsid="0b2b1724"/>
    </style:style>
    <style:style style:name="P870" style:family="paragraph" style:parent-style-name="Standard">
      <loext:graphic-properties draw:fill="none"/>
      <style:paragraph-properties fo:line-height="150%" fo:text-align="start" style:justify-single-word="false" fo:background-color="transparent"/>
      <style:text-properties fo:color="#3f5fbf" style:font-name="Monospace" fo:font-size="10pt" fo:language="es" fo:country="ES" style:text-underline-style="none" fo:font-weight="normal" officeooo:rsid="0ba76a3b" officeooo:paragraph-rsid="0baf7733" style:font-size-asian="10pt" style:font-weight-asian="normal" style:font-size-complex="12pt" style:font-weight-complex="normal"/>
    </style:style>
    <style:style style:name="P871"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ba76a3b" officeooo:paragraph-rsid="0baf7733" style:font-size-asian="10pt" style:font-weight-asian="normal" style:font-size-complex="12pt" style:font-weight-complex="normal"/>
    </style:style>
    <style:style style:name="P87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ba7dfa1" officeooo:paragraph-rsid="0ba7dfa1" style:font-size-asian="10pt" style:font-weight-asian="normal" style:font-size-complex="12pt" style:font-weight-complex="normal"/>
    </style:style>
    <style:style style:name="P8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bbf6871" officeooo:paragraph-rsid="0bc02f29" style:font-size-asian="10pt" style:font-weight-asian="normal" style:font-size-complex="12pt" style:font-weight-complex="normal"/>
    </style:style>
    <style:style style:name="P874" style:family="paragraph" style:parent-style-name="Standard" style:list-style-name="L93">
      <loext:graphic-properties draw:fill="none"/>
      <style:paragraph-properties fo:line-height="150%" fo:text-align="justify" style:justify-single-word="false" fo:background-color="transparent"/>
      <style:text-properties officeooo:rsid="0bc02f29" officeooo:paragraph-rsid="0bc02f29"/>
    </style:style>
    <style:style style:name="P875" style:family="paragraph" style:parent-style-name="Standard">
      <loext:graphic-properties draw:fill="none"/>
      <style:paragraph-properties fo:line-height="150%" fo:text-align="justify" style:justify-single-word="false" fo:background-color="transparent"/>
      <style:text-properties officeooo:rsid="0bc02f29" officeooo:paragraph-rsid="0bc02f29"/>
    </style:style>
    <style:style style:name="P876" style:family="paragraph" style:parent-style-name="Standard" style:list-style-name="L95">
      <style:text-properties officeooo:rsid="01458199" officeooo:paragraph-rsid="074fe237"/>
    </style:style>
    <style:style style:name="P877" style:family="paragraph" style:parent-style-name="Standard" style:list-style-name="L95">
      <style:text-properties officeooo:rsid="0141110f" officeooo:paragraph-rsid="074fe237"/>
    </style:style>
    <style:style style:name="P878" style:family="paragraph" style:parent-style-name="Standard">
      <loext:graphic-properties draw:fill="none"/>
      <style:paragraph-properties fo:line-height="150%" fo:text-align="justify" style:justify-single-word="false" fo:background-color="transparent"/>
      <style:text-properties officeooo:rsid="052f4a9f" officeooo:paragraph-rsid="052f4a9f"/>
    </style:style>
    <style:style style:name="P879" style:family="paragraph" style:parent-style-name="Standard">
      <loext:graphic-properties draw:fill="none"/>
      <style:paragraph-properties fo:line-height="150%" fo:text-align="justify" style:justify-single-word="false" fo:background-color="transparent"/>
      <style:text-properties officeooo:rsid="0537c467" officeooo:paragraph-rsid="0537c467"/>
    </style:style>
    <style:style style:name="P880"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881" style:family="paragraph" style:parent-style-name="Standard">
      <style:paragraph-properties fo:text-align="justify" style:justify-single-word="false"/>
    </style:style>
    <style:style style:name="P882" style:family="paragraph" style:parent-style-name="Standard">
      <style:paragraph-properties fo:text-align="justify" style:justify-single-word="false"/>
      <style:text-properties officeooo:paragraph-rsid="06ee7cb3"/>
    </style:style>
    <style:style style:name="P883" style:family="paragraph" style:parent-style-name="Standard" style:list-style-name="L17">
      <style:paragraph-properties fo:text-align="justify" style:justify-single-word="false"/>
      <style:text-properties officeooo:paragraph-rsid="04c06686"/>
    </style:style>
    <style:style style:name="P884" style:family="paragraph" style:parent-style-name="Standard" style:list-style-name="L18">
      <style:paragraph-properties fo:text-align="justify" style:justify-single-word="false"/>
      <style:text-properties officeooo:paragraph-rsid="04c06686"/>
    </style:style>
    <style:style style:name="P885" style:family="paragraph" style:parent-style-name="Standard" style:list-style-name="List_20_1">
      <style:paragraph-properties fo:text-align="justify" style:justify-single-word="false"/>
      <style:text-properties officeooo:paragraph-rsid="04ccac24"/>
    </style:style>
    <style:style style:name="P886" style:family="paragraph" style:parent-style-name="Standard" style:list-style-name="List_20_1">
      <loext:graphic-properties draw:fill="none"/>
      <style:paragraph-properties fo:text-align="justify" style:justify-single-word="false" fo:background-color="transparent"/>
      <style:text-properties officeooo:paragraph-rsid="04ccac24"/>
    </style:style>
    <style:style style:name="P887" style:family="paragraph" style:parent-style-name="Standard">
      <loext:graphic-properties draw:fill="none"/>
      <style:paragraph-properties fo:text-align="justify" style:justify-single-word="false" fo:background-color="transparent"/>
      <style:text-properties officeooo:paragraph-rsid="04ccac24"/>
    </style:style>
    <style:style style:name="P888" style:family="paragraph" style:parent-style-name="Standard" style:list-style-name="L23">
      <style:paragraph-properties fo:text-align="justify" style:justify-single-word="false"/>
      <style:text-properties officeooo:paragraph-rsid="0a4d7750"/>
    </style:style>
    <style:style style:name="P889" style:family="paragraph" style:parent-style-name="Standard">
      <style:paragraph-properties fo:text-align="justify" style:justify-single-word="false"/>
      <style:text-properties officeooo:paragraph-rsid="04ce8e3e"/>
    </style:style>
    <style:style style:name="P890" style:family="paragraph" style:parent-style-name="Standard">
      <loext:graphic-properties draw:fill="none"/>
      <style:paragraph-properties fo:text-align="justify" style:justify-single-word="false" fo:background-color="transparent"/>
      <style:text-properties officeooo:paragraph-rsid="04d27bd3"/>
    </style:style>
    <style:style style:name="P891" style:family="paragraph" style:parent-style-name="Standard">
      <style:paragraph-properties fo:text-align="justify" style:justify-single-word="false"/>
      <style:text-properties officeooo:paragraph-rsid="04d4214a"/>
    </style:style>
    <style:style style:name="P892" style:family="paragraph" style:parent-style-name="Standard">
      <style:paragraph-properties fo:text-align="justify" style:justify-single-word="false"/>
      <style:text-properties officeooo:paragraph-rsid="04d6511d"/>
    </style:style>
    <style:style style:name="P893" style:family="paragraph" style:parent-style-name="Standard" style:list-style-name="L75">
      <style:paragraph-properties fo:text-align="justify" style:justify-single-word="false"/>
      <style:text-properties officeooo:paragraph-rsid="0851dbcf"/>
    </style:style>
    <style:style style:name="P894" style:family="paragraph" style:parent-style-name="Standard">
      <style:paragraph-properties fo:text-align="justify" style:justify-single-word="false"/>
      <style:text-properties officeooo:paragraph-rsid="058ed409"/>
    </style:style>
    <style:style style:name="P895" style:family="paragraph" style:parent-style-name="Standard">
      <style:paragraph-properties fo:text-align="justify" style:justify-single-word="false"/>
      <style:text-properties style:font-name="Georgia1" fo:font-size="12pt" style:text-underline-style="none" fo:font-weight="normal" officeooo:rsid="01d1c019" officeooo:paragraph-rsid="04cab72a" style:font-size-asian="12pt" style:font-weight-asian="normal" style:font-size-complex="12pt" style:font-weight-complex="normal"/>
    </style:style>
    <style:style style:name="P896" style:family="paragraph" style:parent-style-name="Standard">
      <style:paragraph-properties fo:text-align="justify" style:justify-single-word="false"/>
      <style:text-properties style:font-name="Georgia1" fo:font-size="12pt" style:font-size-asian="12pt" style:font-size-complex="12pt"/>
    </style:style>
    <style:style style:name="P897" style:family="paragraph" style:parent-style-name="Standard" style:list-style-name="L83">
      <style:paragraph-properties fo:text-align="justify" style:justify-single-word="false"/>
      <style:text-properties style:font-name="Georgia1" fo:font-size="12pt" style:font-size-asian="12pt" style:font-size-complex="12pt"/>
    </style:style>
    <style:style style:name="P898" style:family="paragraph" style:parent-style-name="Standard" style:list-style-name="L55">
      <loext:graphic-properties draw:fill="none"/>
      <style:paragraph-properties fo:line-height="150%" fo:text-align="justify" style:justify-single-word="false" fo:background-color="transparent"/>
      <style:text-properties style:font-name="Georgia1" fo:font-size="12pt" officeooo:paragraph-rsid="09d412a0" style:font-size-asian="12pt" style:font-size-complex="12pt"/>
    </style:style>
    <style:style style:name="P899" style:family="paragraph" style:parent-style-name="Standard" style:list-style-name="L73">
      <loext:graphic-properties draw:fill="none"/>
      <style:paragraph-properties fo:line-height="150%" fo:text-align="justify" style:justify-single-word="false" fo:background-color="transparent"/>
      <style:text-properties style:font-name="Georgia1" fo:font-size="12pt" officeooo:paragraph-rsid="084a9810" style:font-size-asian="12pt" style:font-size-complex="12pt"/>
    </style:style>
    <style:style style:name="P900"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901" style:family="paragraph" style:parent-style-name="Standard" style:list-style-name="L55">
      <loext:graphic-properties draw:fill="none"/>
      <style:paragraph-properties fo:line-height="150%" fo:text-align="justify" style:justify-single-word="false" fo:background-color="transparent"/>
      <style:text-properties style:font-name="Georgia1" fo:font-size="12pt" officeooo:rsid="093914b2" officeooo:paragraph-rsid="09d412a0" style:font-size-asian="12pt" style:font-size-complex="12pt"/>
    </style:style>
    <style:style style:name="P902" style:family="paragraph" style:parent-style-name="Standard">
      <style:text-properties style:font-name="Georgia1" fo:font-size="12pt" officeooo:paragraph-rsid="0580b822" style:font-size-asian="12pt" style:font-size-complex="12pt"/>
    </style:style>
    <style:style style:name="P903" style:family="paragraph" style:parent-style-name="Standard">
      <style:paragraph-properties fo:text-align="justify" style:justify-single-word="false"/>
      <style:text-properties style:font-name="Georgia1" fo:font-size="12pt" officeooo:rsid="06641cbb" officeooo:paragraph-rsid="0851dbcf" style:font-size-asian="12pt" style:font-size-complex="12pt"/>
    </style:style>
    <style:style style:name="P904" style:family="paragraph" style:parent-style-name="Standard" style:list-style-name="L74">
      <style:paragraph-properties fo:text-align="justify" style:justify-single-word="false"/>
      <style:text-properties style:font-name="Georgia1" fo:font-size="12pt" officeooo:rsid="06641cbb" officeooo:paragraph-rsid="0851dbcf" style:font-size-asian="12pt" style:font-size-complex="12pt"/>
    </style:style>
    <style:style style:name="P905" style:family="paragraph" style:parent-style-name="Standard" style:list-style-name="L75">
      <style:paragraph-properties fo:text-align="justify" style:justify-single-word="false"/>
      <style:text-properties style:font-name="Georgia1" fo:font-size="12pt" officeooo:rsid="085171b0" officeooo:paragraph-rsid="085171b0" style:font-size-asian="12pt" style:font-size-complex="12pt"/>
    </style:style>
    <style:style style:name="P906" style:family="paragraph" style:parent-style-name="Standard">
      <style:paragraph-properties fo:text-align="justify" style:justify-single-word="false"/>
      <style:text-properties style:font-name="Georgia1" fo:font-size="12pt" officeooo:rsid="085171b0" officeooo:paragraph-rsid="085171b0" style:font-size-asian="12pt" style:font-size-complex="12pt"/>
    </style:style>
    <style:style style:name="P907" style:family="paragraph" style:parent-style-name="Standard" style:list-style-name="L75">
      <style:paragraph-properties fo:text-align="justify" style:justify-single-word="false"/>
      <style:text-properties style:font-name="Georgia1" fo:font-size="12pt" officeooo:rsid="08551a5c" officeooo:paragraph-rsid="08551a5c" style:font-size-asian="12pt" style:font-size-complex="12pt"/>
    </style:style>
    <style:style style:name="P90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1d1c019" officeooo:paragraph-rsid="04cab72a" style:font-size-asian="12pt" style:font-weight-asian="normal" style:font-size-complex="12pt" style:font-weight-complex="normal"/>
    </style:style>
    <style:style style:name="P909" style:family="paragraph" style:parent-style-name="Standard" style:list-style-name="L51">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910" style:family="paragraph" style:parent-style-name="Standard" style:list-style-name="L54">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911"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912"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ad6df0" officeooo:paragraph-rsid="09d412a0" style:font-size-asian="12pt" style:font-weight-asian="normal" style:font-size-complex="12pt" style:font-weight-complex="normal"/>
    </style:style>
    <style:style style:name="P913" style:family="paragraph" style:parent-style-name="Standard" style:list-style-name="L51">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914" style:family="paragraph" style:parent-style-name="Standard" style:list-style-name="L55">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915"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b5bebe" officeooo:paragraph-rsid="09d412a0" style:font-size-asian="12pt" style:font-weight-asian="normal" style:font-size-complex="12pt" style:font-weight-complex="normal"/>
    </style:style>
    <style:style style:name="P916"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8a25b9d" officeooo:paragraph-rsid="09d412a0" style:font-size-asian="12pt" style:font-weight-asian="normal" style:font-size-complex="12pt" style:font-weight-complex="normal"/>
    </style:style>
    <style:style style:name="P917" style:family="paragraph" style:parent-style-name="Standard">
      <style:paragraph-properties fo:text-align="justify" style:justify-single-word="false"/>
      <style:text-properties style:font-name="Georgia1" fo:font-size="12pt" fo:language="es" fo:country="ES" style:text-underline-style="none" fo:font-weight="normal" officeooo:rsid="0851dbcf" officeooo:paragraph-rsid="0851dbcf" style:font-size-asian="12pt" style:font-weight-asian="normal" style:font-size-complex="12pt" style:font-weight-complex="normal"/>
    </style:style>
    <style:style style:name="P918" style:family="paragraph" style:parent-style-name="Standard" style:list-style-name="L76">
      <style:paragraph-properties fo:text-align="justify" style:justify-single-word="false"/>
      <style:text-properties style:font-name="Georgia1" fo:font-size="12pt" fo:language="es" fo:country="ES" style:text-underline-style="none" fo:font-weight="normal" officeooo:rsid="0856ecaf" officeooo:paragraph-rsid="0856ecaf" style:font-size-asian="12pt" style:font-weight-asian="normal" style:font-size-complex="12pt" style:font-weight-complex="normal"/>
    </style:style>
    <style:style style:name="P919" style:family="paragraph" style:parent-style-name="Standard">
      <style:paragraph-properties fo:text-align="justify" style:justify-single-word="false"/>
      <style:text-properties style:font-name="Georgia1" fo:font-size="12pt" fo:language="es" fo:country="ES" style:text-underline-style="none" fo:font-weight="normal" officeooo:rsid="0856ecaf" officeooo:paragraph-rsid="0856ecaf" style:font-size-asian="12pt" style:font-weight-asian="normal" style:font-size-complex="12pt" style:font-weight-complex="normal"/>
    </style:style>
    <style:style style:name="P92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10b21c" officeooo:paragraph-rsid="0b10b21c" style:font-size-asian="12pt" style:font-weight-asian="normal" style:font-size-complex="12pt" style:font-weight-complex="normal"/>
    </style:style>
    <style:style style:name="P92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e8b38" style:font-size-asian="12pt" style:font-weight-asian="normal" style:font-size-complex="12pt" style:font-weight-complex="normal"/>
    </style:style>
    <style:style style:name="P92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99f2f" style:font-size-asian="12pt" style:font-weight-asian="normal" style:font-size-complex="12pt" style:font-weight-complex="normal"/>
    </style:style>
    <style:style style:name="P92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a2274" style:font-size-asian="12pt" style:font-weight-asian="normal" style:font-size-complex="12pt" style:font-weight-complex="normal"/>
    </style:style>
    <style:style style:name="P92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3345" style:font-size-asian="12pt" style:font-weight-asian="normal" style:font-size-complex="12pt" style:font-weight-complex="normal"/>
    </style:style>
    <style:style style:name="P92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9135" style:font-size-asian="12pt" style:font-weight-asian="normal" style:font-size-complex="12pt" style:font-weight-complex="normal"/>
    </style:style>
    <style:style style:name="P92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d5e22" style:font-size-asian="12pt" style:font-weight-asian="normal" style:font-size-complex="12pt" style:font-weight-complex="normal"/>
    </style:style>
    <style:style style:name="P927" style:family="paragraph" style:parent-style-name="Standard" style:list-style-name="L73">
      <loext:graphic-properties draw:fill="none"/>
      <style:paragraph-properties fo:line-height="150%" fo:text-align="justify" style:justify-single-word="false" fo:background-color="transparent"/>
      <style:text-properties style:font-name="Georgia1" fo:font-size="12pt" fo:language="es" fo:country="ES" fo:font-style="normal" style:text-underline-style="none" fo:font-weight="normal" officeooo:rsid="0663b78e" officeooo:paragraph-rsid="0663b78e" style:font-size-asian="12pt" style:font-style-asian="normal" style:font-weight-asian="normal" style:font-size-complex="12pt" style:font-style-complex="normal" style:font-weight-complex="normal"/>
    </style:style>
    <style:style style:name="P928" style:family="paragraph" style:parent-style-name="Standard" style:list-style-name="L73">
      <loext:graphic-properties draw:fill="none"/>
      <style:paragraph-properties fo:line-height="150%" fo:text-align="justify" style:justify-single-word="false" fo:background-color="transparent"/>
      <style:text-properties style:font-name="Georgia1" fo:font-size="12pt" fo:language="es" fo:country="ES" fo:font-style="normal" style:text-underline-style="none" fo:font-weight="normal" officeooo:rsid="084b2e29" officeooo:paragraph-rsid="084b2e29" style:font-size-asian="12pt" style:font-style-asian="normal" style:font-weight-asian="normal" style:font-size-complex="12pt" style:font-style-complex="normal" style:font-weight-complex="normal"/>
    </style:style>
    <style:style style:name="P929" style:family="paragraph" style:parent-style-name="Standard" style:list-style-name="L73">
      <loext:graphic-properties draw:fill="none"/>
      <style:paragraph-properties fo:line-height="150%" fo:text-align="justify" style:justify-single-word="false" fo:background-color="transparent"/>
      <style:text-properties style:font-name="Georgia1" fo:font-size="12pt" fo:language="es" fo:country="ES" fo:font-style="normal" style:text-underline-style="none" fo:font-weight="normal" officeooo:rsid="084c1eda" officeooo:paragraph-rsid="084c1eda" style:font-size-asian="12pt" style:font-style-asian="normal" style:font-weight-asian="normal" style:font-size-complex="12pt" style:font-style-complex="normal" style:font-weight-complex="normal"/>
    </style:style>
    <style:style style:name="P930" style:family="paragraph" style:parent-style-name="Standard" style:list-style-name="L73">
      <loext:graphic-properties draw:fill="none"/>
      <style:paragraph-properties fo:line-height="150%" fo:text-align="justify" style:justify-single-word="false" fo:background-color="transparent"/>
      <style:text-properties style:font-name="Georgia1" fo:font-size="12pt" fo:language="es" fo:country="ES" fo:font-style="normal" style:text-underline-style="none" fo:font-weight="normal" officeooo:rsid="084fedef" officeooo:paragraph-rsid="084fedef" style:font-size-asian="12pt" style:font-style-asian="normal" style:font-weight-asian="normal" style:font-size-complex="12pt" style:font-style-complex="normal" style:font-weight-complex="normal"/>
    </style:style>
    <style:style style:name="P93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932" style:family="paragraph" style:parent-style-name="Standard">
      <style:paragraph-properties fo:text-align="justify" style:justify-single-word="false"/>
      <style:text-properties style:font-name="Georgia1" fo:font-size="12pt" fo:language="es" fo:country="ES" style:font-size-asian="12pt" style:font-size-complex="12pt"/>
    </style:style>
    <style:style style:name="P933" style:family="paragraph" style:parent-style-name="Standard">
      <style:text-properties style:font-name="Georgia1" fo:font-size="12pt" style:text-underline-style="solid" style:text-underline-width="auto" style:text-underline-color="font-color" officeooo:paragraph-rsid="0580b822" style:font-size-asian="12pt" style:font-size-complex="12pt"/>
    </style:style>
    <style:style style:name="P934" style:family="paragraph" style:parent-style-name="Standard">
      <style:text-properties style:font-name="Georgia1" fo:font-size="12pt" fo:font-weight="bold" style:font-size-asian="12pt" style:font-weight-asian="bold" style:font-size-complex="12pt" style:font-weight-complex="bold"/>
    </style:style>
    <style:style style:name="P935" style:family="paragraph" style:parent-style-name="Standard">
      <style:paragraph-properties fo:text-align="justify" style:justify-single-word="false"/>
      <style:text-properties style:font-name="Georgia1"/>
    </style:style>
    <style:style style:name="P936" style:family="paragraph" style:parent-style-name="Standard">
      <loext:graphic-properties draw:fill="none"/>
      <style:paragraph-properties fo:line-height="150%" fo:text-align="start" style:justify-single-word="false" fo:background-color="transparent"/>
      <style:text-properties style:font-name="Georgia1" officeooo:paragraph-rsid="0b10b21c"/>
    </style:style>
    <style:style style:name="P937" style:family="paragraph" style:parent-style-name="Standard">
      <style:paragraph-properties fo:text-align="center" style:justify-single-word="false"/>
    </style:style>
    <style:style style:name="P938" style:family="paragraph" style:parent-style-name="Standard">
      <style:paragraph-properties fo:text-align="justify" style:justify-single-word="false"/>
      <style:text-properties officeooo:rsid="0435c8e3" officeooo:paragraph-rsid="04d6511d"/>
    </style:style>
    <style:style style:name="P939" style:family="paragraph" style:parent-style-name="Standard">
      <style:paragraph-properties fo:text-align="justify" style:justify-single-word="false"/>
      <style:text-properties officeooo:rsid="0439ac39" officeooo:paragraph-rsid="04d6511d"/>
    </style:style>
    <style:style style:name="P940" style:family="paragraph" style:parent-style-name="Standard">
      <style:paragraph-properties fo:text-align="justify" style:justify-single-word="false"/>
      <style:text-properties officeooo:rsid="043ac2d8" officeooo:paragraph-rsid="04d6511d"/>
    </style:style>
    <style:style style:name="P941" style:family="paragraph" style:parent-style-name="Standard">
      <style:paragraph-properties fo:text-align="justify" style:justify-single-word="false"/>
      <style:text-properties officeooo:rsid="0456da10" officeooo:paragraph-rsid="04d6511d"/>
    </style:style>
    <style:style style:name="P942" style:family="paragraph" style:parent-style-name="Standard">
      <style:paragraph-properties fo:text-align="justify" style:justify-single-word="false"/>
      <style:text-properties officeooo:rsid="04576a06" officeooo:paragraph-rsid="04d6511d"/>
    </style:style>
    <style:style style:name="P943" style:family="paragraph" style:parent-style-name="Standard">
      <style:paragraph-properties fo:text-align="justify" style:justify-single-word="false"/>
      <style:text-properties officeooo:rsid="0458d3a7" officeooo:paragraph-rsid="04d6511d"/>
    </style:style>
    <style:style style:name="P944" style:family="paragraph" style:parent-style-name="Standard">
      <style:paragraph-properties fo:text-align="justify" style:justify-single-word="false"/>
      <style:text-properties officeooo:rsid="045d970f" officeooo:paragraph-rsid="04d6511d"/>
    </style:style>
    <style:style style:name="P945" style:family="paragraph" style:parent-style-name="Standard">
      <style:paragraph-properties fo:text-align="justify" style:justify-single-word="false"/>
      <style:text-properties officeooo:rsid="0460ca58" officeooo:paragraph-rsid="04d6511d"/>
    </style:style>
    <style:style style:name="P946" style:family="paragraph" style:parent-style-name="Standard">
      <style:paragraph-properties fo:text-align="justify" style:justify-single-word="false"/>
      <style:text-properties officeooo:rsid="046421bc" officeooo:paragraph-rsid="04d6511d"/>
    </style:style>
    <style:style style:name="P94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1fa5e1" officeooo:paragraph-rsid="04ccac24" style:font-weight-asian="normal" style:font-weight-complex="normal"/>
    </style:style>
    <style:style style:name="P94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9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950"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3055a5" officeooo:paragraph-rsid="04ccac24" style:font-weight-asian="normal" style:font-weight-complex="normal"/>
    </style:style>
    <style:style style:name="P951"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24b0d33" officeooo:paragraph-rsid="04ccac24" style:font-weight-asian="normal" style:font-weight-complex="normal"/>
    </style:style>
    <style:style style:name="P952"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style:text-underline-style="none" fo:font-weight="normal" officeooo:rsid="07a2978e" officeooo:paragraph-rsid="07a2978e" style:font-weight-asian="normal" style:font-weight-complex="normal"/>
    </style:style>
    <style:style style:name="P95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70b362" officeooo:paragraph-rsid="07700de7" style:font-size-asian="12pt" style:font-weight-asian="normal" style:font-size-complex="12pt" style:font-weight-complex="normal"/>
    </style:style>
    <style:style style:name="P95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74db6e" officeooo:paragraph-rsid="0774db6e" style:font-size-asian="12pt" style:font-weight-asian="normal" style:font-size-complex="12pt" style:font-weight-complex="normal"/>
    </style:style>
    <style:style style:name="P955"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8cbe7a" officeooo:paragraph-rsid="0788cdc3" style:font-size-asian="12pt" style:font-weight-asian="normal" style:font-size-complex="12pt" style:font-weight-complex="normal"/>
    </style:style>
    <style:style style:name="P956"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88cdc3" officeooo:paragraph-rsid="0788cdc3" style:font-size-asian="12pt" style:font-weight-asian="normal" style:font-size-complex="12pt" style:font-weight-complex="normal"/>
    </style:style>
    <style:style style:name="P95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9310eb" officeooo:paragraph-rsid="079310eb" style:font-size-asian="12pt" style:font-weight-asian="normal" style:font-size-complex="12pt" style:font-weight-complex="normal"/>
    </style:style>
    <style:style style:name="P95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9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9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961"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962"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96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96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9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9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96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1" fo:font-size="12pt" fo:letter-spacing="normal" fo:font-style="normal" style:text-underline-style="none" fo:font-weight="normal" officeooo:rsid="0787f209" officeooo:paragraph-rsid="0787f209" style:font-size-asian="12pt" style:font-weight-asian="normal" style:font-size-complex="12pt" style:font-weight-complex="normal"/>
    </style:style>
    <style:style style:name="P96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969"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970"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97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72"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973"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normal" officeooo:rsid="0b80faf5" officeooo:paragraph-rsid="0b81cbd1" style:font-size-asian="12pt" style:font-weight-asian="normal" style:font-size-complex="12pt" style:font-weight-complex="normal"/>
    </style:style>
    <style:style style:name="P974"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normal" officeooo:rsid="0b9e9ae7" officeooo:paragraph-rsid="0bd041fe" style:font-size-asian="12pt" style:font-weight-asian="normal" style:font-size-complex="12pt" style:font-weight-complex="normal"/>
    </style:style>
    <style:style style:name="P975"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bold" officeooo:rsid="05939d65" officeooo:paragraph-rsid="09d512fa" style:font-size-asian="12pt" style:font-weight-asian="bold" style:font-size-complex="12pt" style:font-weight-complex="bold"/>
    </style:style>
    <style:style style:name="P976"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bold" officeooo:rsid="0b1bb23f" officeooo:paragraph-rsid="0b1bb23f" style:font-size-asian="12pt" style:font-weight-asian="bold" style:font-size-complex="12pt" style:font-weight-complex="bold"/>
    </style:style>
    <style:style style:name="P977" style:family="paragraph" style:parent-style-name="Standard">
      <style:paragraph-properties fo:text-align="justify" style:justify-single-word="false" fo:break-before="page"/>
      <style:text-properties style:font-name="Georgia" fo:font-size="12pt" fo:font-weight="bold" officeooo:rsid="0456da10" officeooo:paragraph-rsid="04d6511d" style:font-size-asian="12pt" style:font-weight-asian="bold" style:font-size-complex="12pt" style:font-weight-complex="bold"/>
    </style:style>
    <style:style style:name="P978" style:family="paragraph" style:parent-style-name="Standard">
      <style:paragraph-properties fo:text-align="justify" style:justify-single-word="false"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979" style:family="paragraph" style:parent-style-name="Standard">
      <loext:graphic-properties draw:fill="none"/>
      <style:paragraph-properties fo:line-height="150%" fo:text-align="justify"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980" style:family="paragraph" style:parent-style-name="Standard">
      <style:paragraph-properties fo:text-align="justify" style:justify-single-word="false" fo:break-before="page"/>
      <style:text-properties style:font-name="Georgia" style:text-underline-style="none" fo:font-weight="bold" officeooo:rsid="0177b129" officeooo:paragraph-rsid="04c06686" style:font-weight-asian="bold" style:font-weight-complex="bold"/>
    </style:style>
    <style:style style:name="P981" style:family="paragraph" style:parent-style-name="Standard">
      <style:paragraph-properties fo:text-align="justify" style:justify-single-word="false" fo:break-before="page"/>
      <style:text-properties style:font-name="Georgia" style:text-underline-style="none" fo:font-weight="normal" officeooo:rsid="031e53b3" officeooo:paragraph-rsid="04ce8e3e" style:font-weight-asian="normal" style:font-weight-complex="normal"/>
    </style:style>
    <style:style style:name="P982"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983"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84"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985" style:family="paragraph" style:parent-style-name="Standard">
      <style:paragraph-properties fo:text-align="justify" style:justify-single-word="false" fo:break-before="page"/>
      <style:text-properties style:font-name="Georgia1" officeooo:paragraph-rsid="04c06686"/>
    </style:style>
    <style:style style:name="P986" style:family="paragraph" style:parent-style-name="Standard">
      <style:paragraph-properties fo:text-align="justify" style:justify-single-word="false" fo:break-before="page"/>
      <style:text-properties style:font-name="Georgia1" officeooo:paragraph-rsid="04d27bd3"/>
    </style:style>
    <style:style style:name="P987" style:family="paragraph" style:parent-style-name="Standard">
      <style:paragraph-properties fo:text-align="justify" style:justify-single-word="false" fo:break-before="page"/>
      <style:text-properties style:font-name="Georgia1" style:text-underline-style="none" fo:font-weight="bold" officeooo:rsid="01c56caa" officeooo:paragraph-rsid="04ccac24" style:font-weight-asian="bold" style:font-weight-complex="bold"/>
    </style:style>
    <style:style style:name="P988" style:family="paragraph" style:parent-style-name="Standard">
      <style:paragraph-properties fo:text-align="justify" style:justify-single-word="false" fo:break-before="page"/>
      <style:text-properties style:font-name="Georgia1" fo:font-size="12pt" style:text-underline-style="none" fo:font-weight="bold" officeooo:rsid="04795f96" officeooo:paragraph-rsid="04de6a0a" style:font-size-asian="12pt" style:font-weight-asian="bold" style:font-size-complex="12pt" style:font-weight-complex="bold"/>
    </style:style>
    <style:style style:name="P989" style:family="paragraph" style:parent-style-name="Standard">
      <style:paragraph-properties fo:text-align="justify" style:justify-single-word="false" fo:break-before="page"/>
      <style:text-properties fo:font-variant="normal" fo:text-transform="none" fo:color="#000000" style:text-line-through-style="none" style:text-line-through-type="none" style:font-name="Georgia1"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990" style:family="paragraph" style:parent-style-name="Standard">
      <style:paragraph-properties fo:text-align="justify" style:justify-single-word="false"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991" style:family="paragraph" style:parent-style-name="Standard">
      <style:paragraph-properties fo:text-align="justify" style:justify-single-word="false" fo:break-before="page"/>
      <style:text-properties officeooo:paragraph-rsid="07ef2bfd"/>
    </style:style>
    <style:style style:name="P992" style:family="paragraph" style:parent-style-name="Standard">
      <style:paragraph-properties fo:text-align="justify" style:justify-single-word="false" fo:break-before="page"/>
      <style:text-properties officeooo:paragraph-rsid="0ad95259"/>
    </style:style>
    <style:style style:name="P993"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994" style:family="paragraph" style:parent-style-name="Standard" style:master-page-name="">
      <style:paragraph-properties fo:text-align="justify" style:justify-single-word="false" style:page-number="auto" fo:break-before="auto" fo:break-after="auto"/>
      <style:text-properties style:font-name="Georgia1" fo:font-size="12pt" officeooo:paragraph-rsid="04d4214a" style:font-size-asian="12pt" style:font-size-complex="12pt"/>
    </style:style>
    <style:style style:name="P995" style:family="paragraph" style:parent-style-name="Standard">
      <loext:graphic-properties draw:fill="none" draw:fill-color="#ffffff"/>
      <style:paragraph-properties fo:margin-top="0.397cm" fo:margin-bottom="0cm" loext:contextual-spacing="false" fo:line-height="115%"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996" style:family="paragraph" style:parent-style-name="Contents_20_Heading">
      <style:paragraph-properties fo:break-before="page"/>
    </style:style>
    <style:style style:name="P997" style:family="paragraph" style:parent-style-name="Contents_20_1">
      <style:paragraph-properties>
        <style:tab-stops>
          <style:tab-stop style:position="17.59cm" style:type="right" style:leader-style="dotted" style:leader-text="."/>
        </style:tab-stops>
      </style:paragraph-properties>
    </style:style>
    <style:style style:name="P998" style:family="paragraph" style:parent-style-name="Table_20_Heading">
      <style:paragraph-properties fo:margin-left="0cm" fo:margin-right="0cm" fo:margin-top="0cm" fo:margin-bottom="0cm" loext:contextual-spacing="false" fo:text-align="justify" style:justify-single-word="false" fo:text-indent="0cm" style:auto-text-indent="false" fo:padding="0cm" fo:border="none"/>
      <style:text-properties fo:color="#333333" style:font-name="Georgia1" fo:font-size="12pt" fo:font-weight="bold" style:font-size-asian="12pt" style:font-size-complex="12pt"/>
    </style:style>
    <style:style style:name="P999" style:family="paragraph" style:parent-style-name="Table_20_Contents" style:list-style-name="L1">
      <style:paragraph-properties fo:text-align="justify" style:justify-single-word="false"/>
      <style:text-properties style:font-name="Georgia" officeooo:rsid="012669db" officeooo:paragraph-rsid="04c06686"/>
    </style:style>
    <style:style style:name="P1000" style:family="paragraph" style:parent-style-name="Table_20_Contents" style:list-style-name="L1">
      <style:paragraph-properties fo:text-align="justify" style:justify-single-word="false"/>
      <style:text-properties style:font-name="Georgia" officeooo:rsid="015db506" officeooo:paragraph-rsid="04c06686"/>
    </style:style>
    <style:style style:name="P1001" style:family="paragraph" style:parent-style-name="Table_20_Contents" style:list-style-name="L4">
      <style:paragraph-properties fo:text-align="justify" style:justify-single-word="false"/>
      <style:text-properties style:font-name="Georgia" officeooo:rsid="015db506" officeooo:paragraph-rsid="04c06686"/>
    </style:style>
    <style:style style:name="P1002" style:family="paragraph" style:parent-style-name="Table_20_Contents" style:list-style-name="L2">
      <style:paragraph-properties fo:text-align="justify" style:justify-single-word="false"/>
      <style:text-properties style:font-name="Georgia" officeooo:rsid="0122ff9d" officeooo:paragraph-rsid="04c06686"/>
    </style:style>
    <style:style style:name="P1003" style:family="paragraph" style:parent-style-name="Table_20_Contents" style:list-style-name="L3">
      <style:paragraph-properties fo:text-align="justify" style:justify-single-word="false"/>
      <style:text-properties style:font-name="Georgia" officeooo:rsid="011f036e" officeooo:paragraph-rsid="04c06686"/>
    </style:style>
    <style:style style:name="P1004" style:family="paragraph" style:parent-style-name="Table_20_Contents" style:list-style-name="L2">
      <style:paragraph-properties fo:text-align="justify" style:justify-single-word="false"/>
      <style:text-properties style:font-name="Georgia" officeooo:rsid="011f036e" officeooo:paragraph-rsid="04c06686"/>
    </style:style>
    <style:style style:name="P1005" style:family="paragraph" style:parent-style-name="Table_20_Contents" style:list-style-name="L3">
      <style:paragraph-properties fo:text-align="justify" style:justify-single-word="false"/>
      <style:text-properties style:font-name="Georgia" officeooo:rsid="01244dc8" officeooo:paragraph-rsid="04c06686"/>
    </style:style>
    <style:style style:name="P1006" style:family="paragraph" style:parent-style-name="Table_20_Contents" style:list-style-name="L2">
      <style:paragraph-properties fo:text-align="justify" style:justify-single-word="false"/>
      <style:text-properties style:font-name="Georgia" officeooo:rsid="01244dc8" officeooo:paragraph-rsid="04c06686"/>
    </style:style>
    <style:style style:name="P1007" style:family="paragraph" style:parent-style-name="Table_20_Contents" style:list-style-name="L4">
      <style:paragraph-properties fo:text-align="justify" style:justify-single-word="false"/>
      <style:text-properties style:font-name="Georgia" officeooo:rsid="01244dc8" officeooo:paragraph-rsid="04c06686"/>
    </style:style>
    <style:style style:name="P1008" style:family="paragraph" style:parent-style-name="Table_20_Contents" style:list-style-name="L36">
      <style:paragraph-properties fo:text-align="justify" style:justify-single-word="false"/>
      <style:text-properties style:font-name="Georgia" fo:font-size="12pt" officeooo:rsid="059a9f1f" officeooo:paragraph-rsid="059a9f1f" style:font-size-asian="12pt" style:font-size-complex="12pt"/>
    </style:style>
    <style:style style:name="P1009" style:family="paragraph" style:parent-style-name="Table_20_Contents" style:list-style-name="L37">
      <style:paragraph-properties fo:text-align="justify" style:justify-single-word="false"/>
      <style:text-properties style:font-name="Georgia" fo:font-size="12pt" officeooo:rsid="059cca8b" officeooo:paragraph-rsid="059cca8b" style:font-size-asian="12pt" style:font-size-complex="12pt"/>
    </style:style>
    <style:style style:name="P1010" style:family="paragraph" style:parent-style-name="Table_20_Contents" style:list-style-name="L42">
      <style:paragraph-properties fo:text-align="justify" style:justify-single-word="false"/>
      <style:text-properties style:font-name="Georgia" fo:font-size="12pt" officeooo:rsid="059cca8b" officeooo:paragraph-rsid="05a1d00d" style:font-size-asian="12pt" style:font-size-complex="12pt"/>
    </style:style>
    <style:style style:name="P1011" style:family="paragraph" style:parent-style-name="Table_20_Contents" style:list-style-name="L38">
      <style:paragraph-properties fo:text-align="justify" style:justify-single-word="false"/>
      <style:text-properties style:font-name="Georgia" fo:font-size="12pt" officeooo:rsid="059b463c" officeooo:paragraph-rsid="059b463c" style:font-size-asian="12pt" style:font-size-complex="12pt"/>
    </style:style>
    <style:style style:name="P1012" style:family="paragraph" style:parent-style-name="Table_20_Contents" style:list-style-name="L43">
      <style:paragraph-properties fo:text-align="justify" style:justify-single-word="false"/>
      <style:text-properties style:font-name="Georgia" fo:font-size="12pt" officeooo:rsid="059b463c" officeooo:paragraph-rsid="05a1d00d" style:font-size-asian="12pt" style:font-size-complex="12pt"/>
    </style:style>
    <style:style style:name="P1013" style:family="paragraph" style:parent-style-name="Table_20_Contents" style:list-style-name="L38">
      <style:paragraph-properties fo:text-align="justify" style:justify-single-word="false"/>
      <style:text-properties style:font-name="Georgia" fo:font-size="12pt" officeooo:rsid="05d3dc92" officeooo:paragraph-rsid="05d3dc92" style:font-size-asian="12pt" style:font-size-complex="12pt"/>
    </style:style>
    <style:style style:name="P1014" style:family="paragraph" style:parent-style-name="Table_20_Contents" style:list-style-name="L41">
      <style:paragraph-properties fo:text-align="justify" style:justify-single-word="false"/>
      <style:text-properties style:font-name="Georgia" fo:font-size="12pt" officeooo:rsid="05a7574c" officeooo:paragraph-rsid="05a7574c" style:font-size-asian="12pt" style:font-size-complex="12pt"/>
    </style:style>
    <style:style style:name="P1015" style:family="paragraph" style:parent-style-name="Table_20_Contents" style:list-style-name="L43">
      <style:paragraph-properties fo:text-align="justify" style:justify-single-word="false"/>
      <style:text-properties style:font-name="Georgia" fo:font-size="12pt" officeooo:rsid="05a678ff" officeooo:paragraph-rsid="05a678ff" style:font-size-asian="12pt" style:font-size-complex="12pt"/>
    </style:style>
    <style:style style:name="P1016" style:family="paragraph" style:parent-style-name="Table_20_Contents">
      <style:paragraph-properties fo:text-align="justify" style:justify-single-word="false"/>
      <style:text-properties style:font-name="Georgia" fo:font-size="12pt" officeooo:paragraph-rsid="0596aa31" style:font-size-asian="12pt" style:font-size-complex="12pt"/>
    </style:style>
    <style:style style:name="P1017" style:family="paragraph" style:parent-style-name="Table_20_Contents">
      <style:paragraph-properties fo:text-align="center" style:justify-single-word="false"/>
      <style:text-properties style:font-name="Georgia" fo:font-size="12pt" officeooo:rsid="0112fec3" officeooo:paragraph-rsid="0596aa31" style:font-size-asian="12pt" style:font-size-complex="12pt"/>
    </style:style>
    <style:style style:name="P1018" style:family="paragraph" style:parent-style-name="Table_20_Contents">
      <style:paragraph-properties fo:text-align="center" style:justify-single-word="false"/>
      <style:text-properties style:font-name="Georgia" fo:font-size="12pt" officeooo:rsid="0112fec3" officeooo:paragraph-rsid="05a1d00d" style:font-size-asian="12pt" style:font-size-complex="12pt"/>
    </style:style>
    <style:style style:name="P1019" style:family="paragraph" style:parent-style-name="Table_20_Contents">
      <style:paragraph-properties fo:text-align="justify" style:justify-single-word="false"/>
      <style:text-properties style:font-name="Georgia" fo:font-size="12pt" officeooo:rsid="01159e62" officeooo:paragraph-rsid="0596aa31" style:font-size-asian="12pt" style:font-size-complex="12pt"/>
    </style:style>
    <style:style style:name="P1020" style:family="paragraph" style:parent-style-name="Table_20_Contents">
      <style:paragraph-properties fo:text-align="justify" style:justify-single-word="false"/>
      <style:text-properties style:font-name="Georgia" fo:font-size="12pt" officeooo:rsid="01159e62" officeooo:paragraph-rsid="05a1d00d" style:font-size-asian="12pt" style:font-size-complex="12pt"/>
    </style:style>
    <style:style style:name="P1021" style:family="paragraph" style:parent-style-name="Table_20_Contents" style:list-style-name="L46">
      <style:paragraph-properties fo:text-align="justify" style:justify-single-word="false"/>
      <style:text-properties style:font-name="Georgia" officeooo:rsid="05c20606" officeooo:paragraph-rsid="05c20606"/>
    </style:style>
    <style:style style:name="P1022" style:family="paragraph" style:parent-style-name="Table_20_Contents" style:list-style-name="L46">
      <style:paragraph-properties fo:text-align="justify" style:justify-single-word="false"/>
      <style:text-properties style:font-name="Georgia" officeooo:rsid="05d7af5e" officeooo:paragraph-rsid="05d7af5e"/>
    </style:style>
    <style:style style:name="P1023" style:family="paragraph" style:parent-style-name="Table_20_Contents" style:list-style-name="L46">
      <style:paragraph-properties fo:text-align="justify" style:justify-single-word="false"/>
      <style:text-properties style:font-name="Georgia" officeooo:rsid="05ce6f7f" officeooo:paragraph-rsid="05ce6f7f"/>
    </style:style>
    <style:style style:name="P1024" style:family="paragraph" style:parent-style-name="Table_20_Contents" style:list-style-name="L47">
      <style:paragraph-properties fo:text-align="justify" style:justify-single-word="false"/>
      <style:text-properties style:font-name="Georgia" officeooo:rsid="05be8db6" officeooo:paragraph-rsid="05be8db6"/>
    </style:style>
    <style:style style:name="P1025" style:family="paragraph" style:parent-style-name="Table_20_Contents" style:list-style-name="L47">
      <style:paragraph-properties fo:text-align="justify" style:justify-single-word="false"/>
      <style:text-properties style:font-name="Georgia" officeooo:rsid="0a881891" officeooo:paragraph-rsid="0a881891"/>
    </style:style>
    <style:style style:name="P1026" style:family="paragraph" style:parent-style-name="Table_20_Contents" style:list-style-name="L48">
      <style:paragraph-properties fo:text-align="justify" style:justify-single-word="false"/>
      <style:text-properties style:font-name="Georgia" officeooo:rsid="05bffed7" officeooo:paragraph-rsid="05bffed7"/>
    </style:style>
    <style:style style:name="P1027" style:family="paragraph" style:parent-style-name="Table_20_Contents" style:list-style-name="L49">
      <style:paragraph-properties fo:text-align="justify" style:justify-single-word="false"/>
      <style:text-properties style:font-name="Georgia" officeooo:rsid="05bffed7" officeooo:paragraph-rsid="05bffed7"/>
    </style:style>
    <style:style style:name="P1028" style:family="paragraph" style:parent-style-name="Table_20_Contents">
      <style:paragraph-properties fo:text-align="justify" style:justify-single-word="false"/>
      <style:text-properties style:font-name="Georgia" officeooo:paragraph-rsid="04c06686"/>
    </style:style>
    <style:style style:name="P1029" style:family="paragraph" style:parent-style-name="Table_20_Contents">
      <style:paragraph-properties fo:text-align="justify" style:justify-single-word="false"/>
      <style:text-properties style:font-name="Georgia" officeooo:rsid="0112fec3" officeooo:paragraph-rsid="04c06686"/>
    </style:style>
    <style:style style:name="P1030" style:family="paragraph" style:parent-style-name="Table_20_Contents">
      <style:paragraph-properties fo:text-align="center" style:justify-single-word="false"/>
      <style:text-properties style:font-name="Georgia" officeooo:rsid="0112fec3" officeooo:paragraph-rsid="05bcc4c5"/>
    </style:style>
    <style:style style:name="P1031" style:family="paragraph" style:parent-style-name="Table_20_Contents">
      <style:paragraph-properties fo:text-align="justify" style:justify-single-word="false"/>
      <style:text-properties style:font-name="Georgia" officeooo:rsid="01159e62" officeooo:paragraph-rsid="04c06686"/>
    </style:style>
    <style:style style:name="P1032" style:family="paragraph" style:parent-style-name="Table_20_Contents">
      <style:paragraph-properties fo:text-align="justify" style:justify-single-word="false"/>
      <style:text-properties style:font-name="Georgia" officeooo:rsid="01159e62" officeooo:paragraph-rsid="05bcc4c5"/>
    </style:style>
    <style:style style:name="P1033" style:family="paragraph" style:parent-style-name="Table_20_Contents" style:list-style-name="L3">
      <style:paragraph-properties fo:text-align="justify" style:justify-single-word="false"/>
      <style:text-properties officeooo:rsid="012843f4" officeooo:paragraph-rsid="04c06686"/>
    </style:style>
    <style:style style:name="P1034" style:family="paragraph" style:parent-style-name="Table_20_Contents" style:list-style-name="L30">
      <style:paragraph-properties fo:text-align="justify" style:justify-single-word="false"/>
      <style:text-properties style:font-name="Georgia1" officeooo:rsid="04673481" officeooo:paragraph-rsid="04d6511d"/>
    </style:style>
    <style:style style:name="P1035" style:family="paragraph" style:parent-style-name="Table_20_Contents" style:list-style-name="L30">
      <style:paragraph-properties fo:text-align="justify" style:justify-single-word="false"/>
      <style:text-properties style:font-name="Georgia1" officeooo:rsid="046ccb31" officeooo:paragraph-rsid="04d6511d"/>
    </style:style>
    <style:style style:name="P1036" style:family="paragraph" style:parent-style-name="Table_20_Contents" style:list-style-name="L30">
      <style:paragraph-properties fo:text-align="justify" style:justify-single-word="false"/>
      <style:text-properties style:font-name="Georgia1" officeooo:rsid="046f2dfd" officeooo:paragraph-rsid="04d6511d"/>
    </style:style>
    <style:style style:name="P1037" style:family="paragraph" style:parent-style-name="Table_20_Contents" style:list-style-name="L30">
      <style:paragraph-properties fo:text-align="justify" style:justify-single-word="false"/>
      <style:text-properties style:font-name="Georgia1" officeooo:rsid="04737c79" officeooo:paragraph-rsid="04d6511d"/>
    </style:style>
    <style:style style:name="P1038" style:family="paragraph" style:parent-style-name="Table_20_Contents" style:list-style-name="L33">
      <style:paragraph-properties fo:text-align="justify" style:justify-single-word="false"/>
      <style:text-properties style:font-name="Georgia1" officeooo:rsid="04737c79" officeooo:paragraph-rsid="04d6511d"/>
    </style:style>
    <style:style style:name="P1039" style:family="paragraph" style:parent-style-name="Table_20_Contents" style:list-style-name="L31">
      <style:paragraph-properties fo:text-align="justify" style:justify-single-word="false"/>
      <style:text-properties style:font-name="Georgia1" officeooo:rsid="046ad2b0" officeooo:paragraph-rsid="04d6511d"/>
    </style:style>
    <style:style style:name="P1040" style:family="paragraph" style:parent-style-name="Table_20_Contents" style:list-style-name="L31">
      <style:paragraph-properties fo:text-align="justify" style:justify-single-word="false"/>
      <style:text-properties style:font-name="Georgia1" officeooo:rsid="0474e75d" officeooo:paragraph-rsid="04d6511d"/>
    </style:style>
    <style:style style:name="P1041" style:family="paragraph" style:parent-style-name="Table_20_Contents" style:list-style-name="L32">
      <style:paragraph-properties fo:text-align="justify" style:justify-single-word="false"/>
      <style:text-properties style:font-name="Georgia1" officeooo:rsid="04681bdf" officeooo:paragraph-rsid="04d6511d"/>
    </style:style>
    <style:style style:name="P1042" style:family="paragraph" style:parent-style-name="Table_20_Contents" style:list-style-name="L32">
      <style:paragraph-properties fo:text-align="justify" style:justify-single-word="false"/>
      <style:text-properties style:font-name="Georgia1" officeooo:rsid="0471f0e8" officeooo:paragraph-rsid="04d6511d"/>
    </style:style>
    <style:style style:name="P1043" style:family="paragraph" style:parent-style-name="Table_20_Contents" style:list-style-name="L33">
      <style:paragraph-properties fo:text-align="justify" style:justify-single-word="false"/>
      <style:text-properties style:font-name="Georgia1" officeooo:rsid="0468c40f" officeooo:paragraph-rsid="04d6511d"/>
    </style:style>
    <style:style style:name="P1044" style:family="paragraph" style:parent-style-name="Table_20_Contents" style:list-style-name="L33">
      <style:paragraph-properties fo:text-align="justify" style:justify-single-word="false"/>
      <style:text-properties style:font-name="Georgia1" officeooo:rsid="046ecaf2" officeooo:paragraph-rsid="04d6511d"/>
    </style:style>
    <style:style style:name="P1045" style:family="paragraph" style:parent-style-name="Table_20_Contents" style:list-style-name="L33">
      <style:paragraph-properties fo:text-align="justify" style:justify-single-word="false"/>
      <style:text-properties style:font-name="Georgia1" officeooo:rsid="046ef5d8" officeooo:paragraph-rsid="04d6511d"/>
    </style:style>
    <style:style style:name="P1046" style:family="paragraph" style:parent-style-name="Table_20_Contents">
      <style:paragraph-properties fo:text-align="justify" style:justify-single-word="false"/>
      <style:text-properties style:font-name="Georgia1" officeooo:paragraph-rsid="04d6511d"/>
    </style:style>
    <style:style style:name="P1047" style:family="paragraph" style:parent-style-name="Table_20_Contents">
      <style:paragraph-properties fo:text-align="justify" style:justify-single-word="false"/>
      <style:text-properties style:font-name="Georgia1" officeooo:rsid="0112fec3" officeooo:paragraph-rsid="04d6511d"/>
    </style:style>
    <style:style style:name="P1048" style:family="paragraph" style:parent-style-name="Table_20_Contents">
      <style:paragraph-properties fo:text-align="center" style:justify-single-word="false"/>
      <style:text-properties style:font-name="Georgia1" officeooo:rsid="0112fec3" officeooo:paragraph-rsid="04d6511d"/>
    </style:style>
    <style:style style:name="P1049" style:family="paragraph" style:parent-style-name="Table_20_Contents">
      <style:paragraph-properties fo:text-align="justify" style:justify-single-word="false"/>
      <style:text-properties style:font-name="Georgia1" officeooo:rsid="01159e62" officeooo:paragraph-rsid="04d6511d"/>
    </style:style>
    <style:style style:name="P1050" style:family="paragraph" style:parent-style-name="Table_20_Contents">
      <style:paragraph-properties fo:text-align="justify" style:justify-single-word="false"/>
      <style:text-properties style:font-name="Georgia1" fo:font-size="12pt" officeooo:rsid="07310d68" officeooo:paragraph-rsid="0730523a" style:font-size-asian="12pt" style:font-size-complex="12pt"/>
    </style:style>
    <style:style style:name="P1051" style:family="paragraph" style:parent-style-name="Table_20_Contents">
      <style:paragraph-properties fo:text-align="justify" style:justify-single-word="false"/>
      <style:text-properties style:font-name="Georgia1" fo:font-size="12pt" officeooo:rsid="07106134" officeooo:paragraph-rsid="07106134" style:font-size-asian="12pt" style:font-size-complex="12pt"/>
    </style:style>
    <style:style style:name="P1052" style:family="paragraph" style:parent-style-name="Table_20_Contents">
      <style:paragraph-properties fo:text-align="justify" style:justify-single-word="false"/>
      <style:text-properties style:font-name="Georgia1" fo:font-size="12pt" officeooo:rsid="0711e079" officeooo:paragraph-rsid="0711e079" style:font-size-asian="12pt" style:font-size-complex="12pt"/>
    </style:style>
    <style:style style:name="P1053" style:family="paragraph" style:parent-style-name="Table_20_Contents">
      <style:paragraph-properties fo:text-align="justify" style:justify-single-word="false"/>
      <style:text-properties style:font-name="Georgia1" fo:font-size="12pt" officeooo:rsid="071558a8" officeooo:paragraph-rsid="071558a8" style:font-size-asian="12pt" style:font-size-complex="12pt"/>
    </style:style>
    <style:style style:name="P1054" style:family="paragraph" style:parent-style-name="Table_20_Contents">
      <style:paragraph-properties fo:text-align="justify" style:justify-single-word="false"/>
      <style:text-properties style:font-name="Georgia1" fo:font-size="12pt" officeooo:rsid="0718401f" officeooo:paragraph-rsid="0718401f" style:font-size-asian="12pt" style:font-size-complex="12pt"/>
    </style:style>
    <style:style style:name="P1055" style:family="paragraph" style:parent-style-name="Table_20_Contents">
      <style:paragraph-properties fo:text-align="justify" style:justify-single-word="false"/>
      <style:text-properties style:font-name="Georgia1" fo:font-size="12pt" officeooo:rsid="0719abd2" officeooo:paragraph-rsid="0719abd2" style:font-size-asian="12pt" style:font-size-complex="12pt"/>
    </style:style>
    <style:style style:name="P1056" style:family="paragraph" style:parent-style-name="Table_20_Contents">
      <style:paragraph-properties fo:text-align="justify" style:justify-single-word="false"/>
      <style:text-properties style:font-name="Georgia1" fo:font-size="12pt" officeooo:rsid="071b08a8" officeooo:paragraph-rsid="071b08a8" style:font-size-asian="12pt" style:font-size-complex="12pt"/>
    </style:style>
    <style:style style:name="P1057" style:family="paragraph" style:parent-style-name="Table_20_Contents">
      <style:paragraph-properties fo:text-align="justify" style:justify-single-word="false"/>
      <style:text-properties style:font-name="Georgia1" fo:font-size="12pt" officeooo:rsid="071f3439" officeooo:paragraph-rsid="071f3439" style:font-size-asian="12pt" style:font-size-complex="12pt"/>
    </style:style>
    <style:style style:name="P1058" style:family="paragraph" style:parent-style-name="Table_20_Contents">
      <style:paragraph-properties fo:text-align="justify" style:justify-single-word="false"/>
      <style:text-properties style:font-name="Georgia1" fo:font-size="12pt" officeooo:rsid="071fa4b6" officeooo:paragraph-rsid="071fa4b6" style:font-size-asian="12pt" style:font-size-complex="12pt"/>
    </style:style>
    <style:style style:name="P1059" style:family="paragraph" style:parent-style-name="Table_20_Contents">
      <style:paragraph-properties fo:text-align="justify" style:justify-single-word="false"/>
      <style:text-properties style:font-name="Georgia1" fo:font-size="12pt" officeooo:rsid="0720fcf8" officeooo:paragraph-rsid="0720fcf8" style:font-size-asian="12pt" style:font-size-complex="12pt"/>
    </style:style>
    <style:style style:name="P1060" style:family="paragraph" style:parent-style-name="Table_20_Contents">
      <style:paragraph-properties fo:text-align="justify" style:justify-single-word="false"/>
      <style:text-properties style:font-name="Georgia1" fo:font-size="12pt" officeooo:rsid="081560d6" officeooo:paragraph-rsid="081560d6" style:font-size-asian="12pt" style:font-size-complex="12pt"/>
    </style:style>
    <style:style style:name="P1061" style:family="paragraph" style:parent-style-name="Table_20_Contents">
      <style:paragraph-properties fo:text-align="justify" style:justify-single-word="false"/>
      <style:text-properties style:font-name="Georgia1" fo:font-size="12pt" style:font-size-asian="12pt" style:font-size-complex="12pt"/>
    </style:style>
    <style:style style:name="P1062" style:family="paragraph" style:parent-style-name="Table_20_Contents">
      <style:paragraph-properties fo:text-align="justify" style:justify-single-word="false"/>
      <style:text-properties style:font-name="Georgia1" fo:font-size="12pt" officeooo:rsid="081fc38e" officeooo:paragraph-rsid="081fc38e" style:font-size-asian="12pt" style:font-size-complex="12pt"/>
    </style:style>
    <style:style style:name="P1063" style:family="paragraph" style:parent-style-name="Table_20_Contents">
      <style:paragraph-properties fo:text-align="justify" style:justify-single-word="false"/>
      <style:text-properties style:font-name="Georgia1" fo:font-size="12pt" officeooo:rsid="0820d26d" officeooo:paragraph-rsid="0820d26d" style:font-size-asian="12pt" style:font-size-complex="12pt"/>
    </style:style>
    <style:style style:name="P1064" style:family="paragraph" style:parent-style-name="Table_20_Contents">
      <style:paragraph-properties fo:text-align="justify" style:justify-single-word="false"/>
      <style:text-properties style:font-name="Georgia1" fo:font-size="12pt" officeooo:rsid="081d23d2" officeooo:paragraph-rsid="081d23d2" style:font-size-asian="12pt" style:font-size-complex="12pt"/>
    </style:style>
    <style:style style:name="P1065" style:family="paragraph" style:parent-style-name="Table_20_Contents">
      <style:paragraph-properties fo:text-align="justify" style:justify-single-word="false"/>
      <style:text-properties style:font-name="Georgia1" fo:font-size="12pt" officeooo:rsid="0818b360" officeooo:paragraph-rsid="0818b360" style:font-size-asian="12pt" style:font-size-complex="12pt"/>
    </style:style>
    <style:style style:name="P1066" style:family="paragraph" style:parent-style-name="Table_20_Contents">
      <style:paragraph-properties fo:text-align="justify" style:justify-single-word="false"/>
      <style:text-properties style:font-name="Georgia1" fo:font-size="12pt" officeooo:rsid="081be2e7" officeooo:paragraph-rsid="081be2e7" style:font-size-asian="12pt" style:font-size-complex="12pt"/>
    </style:style>
    <style:style style:name="P1067" style:family="paragraph" style:parent-style-name="Table_20_Contents">
      <style:paragraph-properties fo:text-align="justify" style:justify-single-word="false"/>
      <style:text-properties style:font-name="Georgia1" fo:font-size="12pt" officeooo:rsid="0817ce37" officeooo:paragraph-rsid="0817ce37" style:font-size-asian="12pt" style:font-size-complex="12pt"/>
    </style:style>
    <style:style style:name="P1068" style:family="paragraph" style:parent-style-name="Table_20_Contents">
      <style:paragraph-properties fo:text-align="justify" style:justify-single-word="false"/>
      <style:text-properties style:font-name="Georgia1" fo:font-size="12pt" officeooo:rsid="0819161f" officeooo:paragraph-rsid="0819161f" style:font-size-asian="12pt" style:font-size-complex="12pt"/>
    </style:style>
    <style:style style:name="P1069" style:family="paragraph" style:parent-style-name="Table_20_Contents">
      <style:paragraph-properties fo:text-align="justify" style:justify-single-word="false"/>
      <style:text-properties style:font-name="Georgia1" fo:font-size="12pt" officeooo:rsid="0818588d" officeooo:paragraph-rsid="0818588d" style:font-size-asian="12pt" style:font-size-complex="12pt"/>
    </style:style>
    <style:style style:name="P1070" style:family="paragraph" style:parent-style-name="Table_20_Contents">
      <style:paragraph-properties fo:text-align="justify" style:justify-single-word="false"/>
      <style:text-properties style:font-name="Georgia1" fo:font-size="12pt" officeooo:rsid="08144e10" officeooo:paragraph-rsid="08144e10" style:font-size-asian="12pt" style:font-size-complex="12pt"/>
    </style:style>
    <style:style style:name="P1071" style:family="paragraph" style:parent-style-name="Table_20_Contents">
      <style:paragraph-properties fo:text-align="justify" style:justify-single-word="false"/>
      <style:text-properties style:font-name="Georgia1" fo:font-size="12pt" officeooo:rsid="081c4344" officeooo:paragraph-rsid="081c4344" style:font-size-asian="12pt" style:font-size-complex="12pt"/>
    </style:style>
    <style:style style:name="P1072" style:family="paragraph" style:parent-style-name="Table_20_Contents">
      <style:paragraph-properties fo:text-align="justify" style:justify-single-word="false"/>
      <style:text-properties style:font-name="Georgia1" fo:font-size="12pt" officeooo:rsid="07248094" officeooo:paragraph-rsid="07248094" style:font-size-asian="12pt" style:font-size-complex="12pt"/>
    </style:style>
    <style:style style:name="P1073" style:family="paragraph" style:parent-style-name="Table_20_Contents">
      <style:paragraph-properties fo:text-align="justify" style:justify-single-word="false"/>
      <style:text-properties style:font-name="Georgia1" fo:font-size="12pt" officeooo:rsid="0833d107" officeooo:paragraph-rsid="0833d107" style:font-size-asian="12pt" style:font-size-complex="12pt"/>
    </style:style>
    <style:style style:name="P1074" style:family="paragraph" style:parent-style-name="Table_20_Contents">
      <style:paragraph-properties fo:text-align="justify" style:justify-single-word="false"/>
      <style:text-properties style:font-name="Georgia1" fo:font-size="12pt" officeooo:rsid="082ac5d1" officeooo:paragraph-rsid="082ac5d1" style:font-size-asian="12pt" style:font-size-complex="12pt"/>
    </style:style>
    <style:style style:name="P1075" style:family="paragraph" style:parent-style-name="Table_20_Contents">
      <style:paragraph-properties fo:text-align="justify" style:justify-single-word="false"/>
      <style:text-properties style:font-name="Georgia1" fo:font-size="12pt" officeooo:rsid="082721cc" officeooo:paragraph-rsid="082721cc" style:font-size-asian="12pt" style:font-size-complex="12pt"/>
    </style:style>
    <style:style style:name="P1076" style:family="paragraph" style:parent-style-name="Table_20_Contents">
      <style:paragraph-properties fo:text-align="justify" style:justify-single-word="false"/>
      <style:text-properties style:font-name="Georgia1" fo:font-size="12pt" officeooo:rsid="08313ab0" officeooo:paragraph-rsid="08313ab0" style:font-size-asian="12pt" style:font-size-complex="12pt"/>
    </style:style>
    <style:style style:name="P1077" style:family="paragraph" style:parent-style-name="Table_20_Contents">
      <style:paragraph-properties fo:text-align="justify" style:justify-single-word="false"/>
      <style:text-properties style:font-name="Georgia1" fo:font-size="12pt" officeooo:rsid="0830507b" officeooo:paragraph-rsid="0830507b" style:font-size-asian="12pt" style:font-size-complex="12pt"/>
    </style:style>
    <style:style style:name="P1078" style:family="paragraph" style:parent-style-name="Table_20_Contents">
      <style:paragraph-properties fo:text-align="justify" style:justify-single-word="false"/>
      <style:text-properties style:font-name="Georgia1" fo:font-size="12pt" officeooo:rsid="082e6a17" officeooo:paragraph-rsid="082e6a17" style:font-size-asian="12pt" style:font-size-complex="12pt"/>
    </style:style>
    <style:style style:name="P1079" style:family="paragraph" style:parent-style-name="Table_20_Contents">
      <style:paragraph-properties fo:text-align="justify" style:justify-single-word="false"/>
      <style:text-properties style:font-name="Georgia1" fo:font-size="12pt" officeooo:rsid="0725a0f8" officeooo:paragraph-rsid="0725a0f8" style:font-size-asian="12pt" style:font-size-complex="12pt"/>
    </style:style>
    <style:style style:name="P1080" style:family="paragraph" style:parent-style-name="Table_20_Contents">
      <style:paragraph-properties fo:text-align="justify" style:justify-single-word="false"/>
      <style:text-properties style:font-name="Georgia1" fo:font-size="12pt" officeooo:rsid="0813abed" officeooo:paragraph-rsid="0813abed" style:font-size-asian="12pt" style:font-size-complex="12pt"/>
    </style:style>
    <style:style style:name="P1081" style:family="paragraph" style:parent-style-name="Table_20_Contents">
      <style:paragraph-properties fo:text-align="justify" style:justify-single-word="false"/>
      <style:text-properties style:font-name="Georgia1" fo:font-size="12pt" officeooo:rsid="082c761d" officeooo:paragraph-rsid="082c761d" style:font-size-asian="12pt" style:font-size-complex="12pt"/>
    </style:style>
    <style:style style:name="P1082" style:family="paragraph" style:parent-style-name="Table_20_Contents">
      <style:paragraph-properties fo:text-align="center" style:justify-single-word="false"/>
      <style:text-properties style:font-name="Georgia1" fo:font-size="12pt" style:font-size-asian="12pt" style:font-size-complex="12pt"/>
    </style:style>
    <style:style style:name="P1083" style:family="paragraph" style:parent-style-name="Table_20_Contents">
      <style:paragraph-properties fo:text-align="justify" style:justify-single-word="false"/>
      <style:text-properties style:font-name="Georgia1" fo:font-size="12pt" officeooo:rsid="072b3261" officeooo:paragraph-rsid="072b3261" style:font-size-asian="12pt" style:font-size-complex="12pt"/>
    </style:style>
    <style:style style:name="P1084" style:family="paragraph" style:parent-style-name="Table_20_Contents">
      <style:paragraph-properties fo:text-align="justify" style:justify-single-word="false"/>
      <style:text-properties style:font-name="Georgia1" fo:font-size="12pt" officeooo:rsid="081204d7" officeooo:paragraph-rsid="081204d7" style:font-size-asian="12pt" style:font-size-complex="12pt"/>
    </style:style>
    <style:style style:name="P1085" style:family="paragraph" style:parent-style-name="Table_20_Contents">
      <style:paragraph-properties fo:text-align="center" style:justify-single-word="false"/>
      <style:text-properties style:font-name="Georgia1" fo:font-size="12pt" fo:font-weight="bold" officeooo:rsid="070ec935" officeooo:paragraph-rsid="070ec935" style:font-size-asian="12pt" style:font-weight-asian="bold" style:font-size-complex="12pt" style:font-weight-complex="bold"/>
    </style:style>
    <style:style style:name="P1086" style:family="paragraph" style:parent-style-name="Table_20_Contents">
      <style:paragraph-properties fo:text-align="center" style:justify-single-word="false"/>
      <style:text-properties style:font-name="Georgia1" fo:font-size="12pt" fo:font-weight="bold" officeooo:rsid="0730523a" officeooo:paragraph-rsid="0730523a" style:font-size-asian="12pt" style:font-weight-asian="bold" style:font-size-complex="12pt" style:font-weight-complex="bold"/>
    </style:style>
    <style:style style:name="P1087" style:family="paragraph" style:parent-style-name="Table_20_Contents">
      <style:paragraph-properties fo:text-align="center" style:justify-single-word="false"/>
      <style:text-properties style:font-name="Georgia1" fo:font-size="12pt" fo:font-weight="bold" officeooo:rsid="070fe05b" officeooo:paragraph-rsid="070fe05b" style:font-size-asian="12pt" style:font-weight-asian="bold" style:font-size-complex="12pt" style:font-weight-complex="bold"/>
    </style:style>
    <style:style style:name="P1088" style:family="paragraph" style:parent-style-name="Table_20_Contents">
      <style:paragraph-properties fo:text-align="center" style:justify-single-word="false"/>
      <style:text-properties style:font-name="Georgia1" fo:font-size="12pt" fo:font-weight="bold" officeooo:rsid="07385974" officeooo:paragraph-rsid="07385974" style:font-size-asian="12pt" style:font-weight-asian="bold" style:font-size-complex="12pt" style:font-weight-complex="bold"/>
    </style:style>
    <style:style style:name="P1089" style:family="paragraph" style:parent-style-name="Table_20_Contents">
      <style:paragraph-properties fo:text-align="center" style:justify-single-word="false"/>
      <style:text-properties style:font-name="Georgia1" fo:font-size="12pt" fo:font-weight="bold" officeooo:rsid="07106134" officeooo:paragraph-rsid="07106134" style:font-size-asian="12pt" style:font-weight-asian="bold" style:font-size-complex="12pt" style:font-weight-complex="bold"/>
    </style:style>
    <style:style style:name="P1090" style:family="paragraph" style:parent-style-name="Table_20_Contents">
      <style:paragraph-properties fo:text-align="center" style:justify-single-word="false"/>
      <style:text-properties style:font-name="Georgia1" fo:font-size="12pt" fo:font-weight="bold" officeooo:rsid="071d29fd" officeooo:paragraph-rsid="071558a8" style:font-size-asian="12pt" style:font-weight-asian="bold" style:font-size-complex="12pt" style:font-weight-complex="bold"/>
    </style:style>
    <style:style style:name="P1091" style:family="paragraph" style:parent-style-name="Table_20_Contents">
      <style:paragraph-properties fo:text-align="center" style:justify-single-word="false"/>
      <style:text-properties style:font-name="Georgia1" fo:font-size="12pt" fo:font-weight="bold" officeooo:rsid="07167e84" officeooo:paragraph-rsid="07167e84" style:font-size-asian="12pt" style:font-weight-asian="bold" style:font-size-complex="12pt" style:font-weight-complex="bold"/>
    </style:style>
    <style:style style:name="P1092" style:family="paragraph" style:parent-style-name="Table_20_Contents">
      <style:paragraph-properties fo:text-align="center" style:justify-single-word="false"/>
      <style:text-properties style:font-name="Georgia1" fo:font-size="12pt" fo:font-weight="bold" officeooo:rsid="071f3439" officeooo:paragraph-rsid="071f3439" style:font-size-asian="12pt" style:font-weight-asian="bold" style:font-size-complex="12pt" style:font-weight-complex="bold"/>
    </style:style>
    <style:style style:name="P1093" style:family="paragraph" style:parent-style-name="Table_20_Contents">
      <style:paragraph-properties fo:text-align="center" style:justify-single-word="false"/>
      <style:text-properties style:font-name="Georgia1" fo:font-size="12pt" fo:font-weight="bold" officeooo:rsid="071fa4b6" officeooo:paragraph-rsid="071fa4b6" style:font-size-asian="12pt" style:font-weight-asian="bold" style:font-size-complex="12pt" style:font-weight-complex="bold"/>
    </style:style>
    <style:style style:name="P1094" style:family="paragraph" style:parent-style-name="Table_20_Contents">
      <style:paragraph-properties fo:text-align="center" style:justify-single-word="false"/>
      <style:text-properties style:font-name="Georgia1" fo:font-size="12pt" fo:font-weight="bold" officeooo:rsid="0725a0f8" officeooo:paragraph-rsid="0725a0f8" style:font-size-asian="12pt" style:font-weight-asian="bold" style:font-size-complex="12pt" style:font-weight-complex="bold"/>
    </style:style>
    <style:style style:name="P1095" style:family="paragraph" style:parent-style-name="Table_20_Contents">
      <style:paragraph-properties fo:text-align="center" style:justify-single-word="false"/>
      <style:text-properties style:font-name="Georgia1" fo:font-size="12pt" fo:font-weight="bold" officeooo:rsid="072a79d1" officeooo:paragraph-rsid="072a79d1" style:font-size-asian="12pt" style:font-weight-asian="bold" style:font-size-complex="12pt" style:font-weight-complex="bold"/>
    </style:style>
    <style:style style:name="P1096" style:family="paragraph" style:parent-style-name="Table_20_Contents">
      <style:paragraph-properties fo:text-align="center" style:justify-single-word="false"/>
      <style:text-properties style:font-name="Georgia1" fo:font-size="12pt" fo:font-weight="bold" officeooo:rsid="072e54db" officeooo:paragraph-rsid="072e54db" style:font-size-asian="12pt" style:font-weight-asian="bold" style:font-size-complex="12pt" style:font-weight-complex="bold"/>
    </style:style>
    <style:style style:name="P1097" style:family="paragraph" style:parent-style-name="Table_20_Contents" style:list-style-name="L39">
      <style:paragraph-properties fo:text-align="justify" style:justify-single-word="false"/>
      <style:text-properties fo:font-size="12pt" officeooo:paragraph-rsid="059f9fc0" style:font-size-asian="12pt" style:font-size-complex="12pt"/>
    </style:style>
    <style:style style:name="P1098" style:family="paragraph" style:parent-style-name="Table_20_Contents" style:list-style-name="L44">
      <style:paragraph-properties fo:text-align="justify" style:justify-single-word="false"/>
      <style:text-properties fo:font-size="12pt" officeooo:paragraph-rsid="05a1d00d" style:font-size-asian="12pt" style:font-size-complex="12pt"/>
    </style:style>
    <style:style style:name="P1099" style:family="paragraph" style:parent-style-name="Table_20_Contents" style:list-style-name="L48">
      <style:paragraph-properties fo:text-align="justify" style:justify-single-word="false"/>
      <style:text-properties officeooo:rsid="05bd0870" officeooo:paragraph-rsid="05bd0870"/>
    </style:style>
    <style:style style:name="P1100" style:family="paragraph" style:parent-style-name="Table_20_Contents" style:list-style-name="L3">
      <style:paragraph-properties fo:text-align="justify" style:justify-single-word="false"/>
      <style:text-properties officeooo:paragraph-rsid="04c06686"/>
    </style:style>
    <style:style style:name="P1101" style:family="paragraph" style:parent-style-name="Table_20_Contents" style:list-style-name="L2">
      <style:paragraph-properties fo:text-align="justify" style:justify-single-word="false"/>
      <style:text-properties officeooo:paragraph-rsid="04c06686"/>
    </style:style>
    <style:style style:name="P110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text-properties style:font-name="Georgia1" fo:font-size="12pt" style:font-size-asian="12pt" style:font-size-complex="12pt"/>
    </style:style>
    <style:style style:name="P1103"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text-properties style:font-name="Georgia1" fo:font-size="12pt" style:font-size-asian="12pt" style:font-size-complex="12pt"/>
    </style:style>
    <style:style style:name="P1104" style:family="paragraph" style:parent-style-name="Contents_20_2">
      <style:paragraph-properties>
        <style:tab-stops>
          <style:tab-stop style:position="17.59cm" style:type="right" style:leader-style="dotted" style:leader-text="."/>
        </style:tab-stops>
      </style:paragraph-properties>
    </style:style>
    <style:style style:name="P1105" style:family="paragraph" style:parent-style-name="Contents_20_3">
      <style:paragraph-properties>
        <style:tab-stops>
          <style:tab-stop style:position="17.59cm" style:type="right" style:leader-style="dotted" style:leader-text="."/>
        </style:tab-stops>
      </style:paragraph-properties>
    </style:style>
    <style:style style:name="P1106" style:family="paragraph" style:parent-style-name="Contents_20_6">
      <style:paragraph-properties>
        <style:tab-stops>
          <style:tab-stop style:position="17.59cm" style:type="right" style:leader-style="dotted" style:leader-text="."/>
        </style:tab-stops>
      </style:paragraph-properties>
    </style:style>
    <style:style style:name="P1107"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4c9434c" style:font-weight-asian="bold" style:font-weight-complex="bold"/>
    </style:style>
    <style:style style:name="T5" style:family="text">
      <style:text-properties fo:font-weight="bold" officeooo:rsid="031ece54" style:font-weight-asian="bold" style:font-weight-complex="bold"/>
    </style:style>
    <style:style style:name="T6" style:family="text">
      <style:text-properties fo:font-weight="bold" officeooo:rsid="04e33c83" style:font-weight-asian="bold" style:font-weight-complex="bold"/>
    </style:style>
    <style:style style:name="T7" style:family="text">
      <style:text-properties fo:font-weight="bold" officeooo:rsid="04e9f529" style:font-weight-asian="bold" style:font-weight-complex="bold"/>
    </style:style>
    <style:style style:name="T8" style:family="text">
      <style:text-properties fo:font-weight="bold" officeooo:rsid="04ec8332" style:font-weight-asian="bold" style:font-weight-complex="bold"/>
    </style:style>
    <style:style style:name="T9" style:family="text">
      <style:text-properties fo:font-weight="bold" officeooo:rsid="04f1da9e" style:font-weight-asian="bold" style:font-weight-complex="bold"/>
    </style:style>
    <style:style style:name="T10" style:family="text">
      <style:text-properties fo:font-weight="bold" officeooo:rsid="04f36fd5" style:font-weight-asian="bold" style:font-weight-complex="bold"/>
    </style:style>
    <style:style style:name="T11" style:family="text">
      <style:text-properties fo:font-weight="bold" officeooo:rsid="0686bd03" style:font-weight-asian="bold" style:font-weight-complex="bold"/>
    </style:style>
    <style:style style:name="T12" style:family="text">
      <style:text-properties fo:font-weight="bold" officeooo:rsid="06d9a0ba" style:font-weight-asian="bold" style:font-weight-complex="bold"/>
    </style:style>
    <style:style style:name="T13" style:family="text">
      <style:text-properties fo:font-weight="bold" officeooo:rsid="06e73c4b" style:font-weight-asian="bold" style:font-weight-complex="bold"/>
    </style:style>
    <style:style style:name="T14" style:family="text">
      <style:text-properties fo:font-weight="bold" officeooo:rsid="07494cb2" style:font-weight-asian="bold" style:font-weight-complex="bold"/>
    </style:style>
    <style:style style:name="T15" style:family="text">
      <style:text-properties fo:font-weight="bold" officeooo:rsid="0645b3f7" style:font-weight-asian="bold" style:font-weight-complex="bold"/>
    </style:style>
    <style:style style:name="T16" style:family="text">
      <style:text-properties fo:font-weight="bold" officeooo:rsid="09c635a2" style:font-weight-asian="bold" style:font-weight-complex="bold"/>
    </style:style>
    <style:style style:name="T17" style:family="text">
      <style:text-properties fo:font-weight="bold" officeooo:rsid="0ac5d278" style:font-weight-asian="bold" style:font-weight-complex="bold"/>
    </style:style>
    <style:style style:name="T18" style:family="text">
      <style:text-properties fo:font-weight="bold" officeooo:rsid="0ac7f8b8" style:font-weight-asian="bold" style:font-weight-complex="bold"/>
    </style:style>
    <style:style style:name="T19" style:family="text">
      <style:text-properties fo:font-weight="bold" officeooo:rsid="0acfc161" style:font-weight-asian="bold" style:font-weight-complex="bold"/>
    </style:style>
    <style:style style:name="T20" style:family="text">
      <style:text-properties fo:font-weight="bold" officeooo:rsid="0adde7c5" style:font-weight-asian="bold" style:font-weight-complex="bold"/>
    </style:style>
    <style:style style:name="T21" style:family="text">
      <style:text-properties fo:font-weight="bold" officeooo:rsid="0ae109f1" style:font-weight-asian="bold" style:font-weight-complex="bold"/>
    </style:style>
    <style:style style:name="T22" style:family="text">
      <style:text-properties fo:font-weight="bold" officeooo:rsid="0ae289e7" style:font-weight-asian="bold" style:font-weight-complex="bold"/>
    </style:style>
    <style:style style:name="T23" style:family="text">
      <style:text-properties fo:font-weight="bold" officeooo:rsid="0ae4ca4b" style:font-weight-asian="bold" style:font-weight-complex="bold"/>
    </style:style>
    <style:style style:name="T24" style:family="text">
      <style:text-properties fo:font-weight="bold" officeooo:rsid="0ae917e5" style:font-weight-asian="bold" style:font-weight-complex="bold"/>
    </style:style>
    <style:style style:name="T25" style:family="text">
      <style:text-properties fo:font-weight="bold" officeooo:rsid="0aeabd1a" style:font-weight-asian="bold" style:font-weight-complex="bold"/>
    </style:style>
    <style:style style:name="T26" style:family="text">
      <style:text-properties fo:font-weight="bold" officeooo:rsid="0afdf6a4" style:font-weight-asian="bold" style:font-weight-complex="bold"/>
    </style:style>
    <style:style style:name="T27" style:family="text">
      <style:text-properties fo:font-weight="bold" officeooo:rsid="0afef38e" style:font-weight-asian="bold" style:font-weight-complex="bold"/>
    </style:style>
    <style:style style:name="T28" style:family="text">
      <style:text-properties fo:font-weight="bold" officeooo:rsid="0b03e570" style:font-weight-asian="bold" style:font-weight-complex="bold"/>
    </style:style>
    <style:style style:name="T29" style:family="text">
      <style:text-properties fo:font-weight="bold" officeooo:rsid="0b098228" style:font-weight-asian="bold" style:font-weight-complex="bold"/>
    </style:style>
    <style:style style:name="T30" style:family="text">
      <style:text-properties fo:font-weight="bold" officeooo:rsid="0bd041fe" style:font-weight-asian="bold" style:font-weight-complex="bold"/>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6e1f3e5" style:font-weight-asian="normal" style:font-weight-complex="normal"/>
    </style:style>
    <style:style style:name="T34" style:family="text">
      <style:text-properties style:text-underline-style="none" fo:font-weight="normal" officeooo:rsid="06e5397d" style:font-weight-asian="normal" style:font-weight-complex="normal"/>
    </style:style>
    <style:style style:name="T35" style:family="text">
      <style:text-properties style:text-underline-style="none" fo:font-weight="normal" officeooo:rsid="06e53ed1" style:font-weight-asian="normal" style:font-weight-complex="normal"/>
    </style:style>
    <style:style style:name="T36" style:family="text">
      <style:text-properties style:text-underline-style="none" fo:font-weight="normal" officeooo:rsid="06f083c2" style:font-weight-asian="normal" style:font-weight-complex="normal"/>
    </style:style>
    <style:style style:name="T37" style:family="text">
      <style:text-properties style:text-underline-style="none" fo:font-weight="normal" officeooo:rsid="01622682" style:font-weight-asian="normal" style:font-weight-complex="normal"/>
    </style:style>
    <style:style style:name="T38" style:family="text">
      <style:text-properties style:text-underline-style="none" fo:font-weight="normal" officeooo:rsid="06953a02" style:font-weight-asian="normal" style:font-weight-complex="normal"/>
    </style:style>
    <style:style style:name="T39" style:family="text">
      <style:text-properties style:text-underline-style="none" fo:font-weight="normal" officeooo:rsid="06884fe3" style:font-weight-asian="normal" style:font-weight-complex="normal"/>
    </style:style>
    <style:style style:name="T40" style:family="text">
      <style:text-properties style:text-underline-style="none" fo:font-weight="normal" officeooo:rsid="06d90981" style:font-weight-asian="normal" style:font-weight-complex="normal"/>
    </style:style>
    <style:style style:name="T41" style:family="text">
      <style:text-properties style:text-underline-style="none" fo:font-weight="normal" officeooo:rsid="0689141a" style:font-weight-asian="normal" style:font-weight-complex="normal"/>
    </style:style>
    <style:style style:name="T42" style:family="text">
      <style:text-properties style:text-underline-style="none" fo:font-weight="normal" officeooo:rsid="0177b129" style:font-weight-asian="normal" style:font-weight-complex="normal"/>
    </style:style>
    <style:style style:name="T43" style:family="text">
      <style:text-properties style:text-underline-style="none" fo:font-weight="normal" officeooo:rsid="0a44edc1" style:font-weight-asian="normal" style:font-weight-complex="normal"/>
    </style:style>
    <style:style style:name="T44" style:family="text">
      <style:text-properties style:text-underline-style="none" fo:font-weight="normal" officeooo:rsid="019c1e7c" style:font-weight-asian="normal" style:font-weight-complex="normal"/>
    </style:style>
    <style:style style:name="T45" style:family="text">
      <style:text-properties style:text-underline-style="none" fo:font-weight="normal" officeooo:rsid="01ac4978" style:font-weight-asian="normal" style:font-weight-complex="normal"/>
    </style:style>
    <style:style style:name="T46" style:family="text">
      <style:text-properties style:text-underline-style="none" fo:font-weight="normal" officeooo:rsid="0a4515ba" style:font-weight-asian="normal" style:font-weight-complex="normal"/>
    </style:style>
    <style:style style:name="T47" style:family="text">
      <style:text-properties style:text-underline-style="none" fo:font-weight="normal" officeooo:rsid="01a66838" style:font-weight-asian="normal" style:font-weight-complex="normal"/>
    </style:style>
    <style:style style:name="T48" style:family="text">
      <style:text-properties style:text-underline-style="none" fo:font-weight="normal" officeooo:rsid="0a46ff65" style:font-weight-asian="normal" style:font-weight-complex="normal"/>
    </style:style>
    <style:style style:name="T49" style:family="text">
      <style:text-properties style:text-underline-style="none" fo:font-weight="normal" officeooo:rsid="019c396b" style:font-weight-asian="normal" style:font-weight-complex="normal"/>
    </style:style>
    <style:style style:name="T50" style:family="text">
      <style:text-properties style:text-underline-style="none" fo:font-weight="normal" officeooo:rsid="039951d5" style:font-weight-asian="normal" style:font-weight-complex="normal"/>
    </style:style>
    <style:style style:name="T51" style:family="text">
      <style:text-properties style:text-underline-style="none" fo:font-weight="normal" officeooo:rsid="02152989" style:font-weight-asian="normal" style:font-weight-complex="normal"/>
    </style:style>
    <style:style style:name="T52" style:family="text">
      <style:text-properties style:text-underline-style="none" fo:font-weight="normal" officeooo:rsid="02226e65" style:font-weight-asian="normal" style:font-weight-complex="normal"/>
    </style:style>
    <style:style style:name="T53" style:family="text">
      <style:text-properties style:text-underline-style="none" fo:font-weight="normal" officeooo:rsid="021be6b6" style:font-weight-asian="normal" style:font-weight-complex="normal"/>
    </style:style>
    <style:style style:name="T54" style:family="text">
      <style:text-properties style:text-underline-style="none" fo:font-weight="normal" officeooo:rsid="022cb13a" style:font-weight-asian="normal" style:font-weight-complex="normal"/>
    </style:style>
    <style:style style:name="T55" style:family="text">
      <style:text-properties style:text-underline-style="none" fo:font-weight="normal" officeooo:rsid="077c0eea" style:font-weight-asian="normal" style:font-weight-complex="normal"/>
    </style:style>
    <style:style style:name="T56" style:family="text">
      <style:text-properties style:text-underline-style="none" fo:font-weight="normal" officeooo:rsid="022ac121" style:font-weight-asian="normal" style:font-weight-complex="normal"/>
    </style:style>
    <style:style style:name="T57" style:family="text">
      <style:text-properties style:text-underline-style="none" fo:font-weight="normal" officeooo:rsid="03a8f13e" style:font-weight-asian="normal" style:font-weight-complex="normal"/>
    </style:style>
    <style:style style:name="T58" style:family="text">
      <style:text-properties style:text-underline-style="none" fo:font-weight="normal" officeooo:rsid="022cbd7a" style:font-weight-asian="normal" style:font-weight-complex="normal"/>
    </style:style>
    <style:style style:name="T59" style:family="text">
      <style:text-properties style:text-underline-style="none" fo:font-weight="normal" officeooo:rsid="03aa65e7" style:font-weight-asian="normal" style:font-weight-complex="normal"/>
    </style:style>
    <style:style style:name="T60" style:family="text">
      <style:text-properties style:text-underline-style="none" fo:font-weight="normal" officeooo:rsid="0770b362" style:font-weight-asian="normal" style:font-weight-complex="normal"/>
    </style:style>
    <style:style style:name="T61" style:family="text">
      <style:text-properties style:text-underline-style="none" fo:font-weight="normal" officeooo:rsid="07718c19" style:font-weight-asian="normal" style:font-weight-complex="normal"/>
    </style:style>
    <style:style style:name="T62" style:family="text">
      <style:text-properties style:text-underline-style="none" fo:font-weight="normal" officeooo:rsid="07732c88" style:font-weight-asian="normal" style:font-weight-complex="normal"/>
    </style:style>
    <style:style style:name="T63" style:family="text">
      <style:text-properties style:text-underline-style="none" fo:font-weight="normal" officeooo:rsid="03aca683" style:font-weight-asian="normal" style:font-weight-complex="normal"/>
    </style:style>
    <style:style style:name="T64" style:family="text">
      <style:text-properties style:text-underline-style="none" fo:font-weight="normal" officeooo:rsid="027e75a8" style:font-weight-asian="normal" style:font-weight-complex="normal"/>
    </style:style>
    <style:style style:name="T65" style:family="text">
      <style:text-properties style:text-underline-style="none" fo:font-weight="normal" officeooo:rsid="0763d88e" style:font-weight-asian="normal" style:font-weight-complex="normal"/>
    </style:style>
    <style:style style:name="T66" style:family="text">
      <style:text-properties style:text-underline-style="none" fo:font-weight="normal" officeooo:rsid="07658df3" style:font-weight-asian="normal" style:font-weight-complex="normal"/>
    </style:style>
    <style:style style:name="T67" style:family="text">
      <style:text-properties style:text-underline-style="none" fo:font-weight="normal" officeooo:rsid="02b09994" style:font-weight-asian="normal" style:font-weight-complex="normal"/>
    </style:style>
    <style:style style:name="T68" style:family="text">
      <style:text-properties style:text-underline-style="none" fo:font-weight="normal" officeooo:rsid="02ae7cb9" style:font-weight-asian="normal" style:font-weight-complex="normal"/>
    </style:style>
    <style:style style:name="T69" style:family="text">
      <style:text-properties style:text-underline-style="none" fo:font-weight="normal" officeooo:rsid="02b114f2" style:font-weight-asian="normal" style:font-weight-complex="normal"/>
    </style:style>
    <style:style style:name="T70" style:family="text">
      <style:text-properties style:text-underline-style="none" fo:font-weight="normal" officeooo:rsid="0790598d" style:font-weight-asian="normal" style:font-weight-complex="normal"/>
    </style:style>
    <style:style style:name="T71" style:family="text">
      <style:text-properties style:text-underline-style="none" fo:font-weight="normal" officeooo:rsid="078e5e89" style:font-weight-asian="normal" style:font-weight-complex="normal"/>
    </style:style>
    <style:style style:name="T72" style:family="text">
      <style:text-properties style:text-underline-style="none" fo:font-weight="normal" officeooo:rsid="0792403b" style:font-weight-asian="normal" style:font-weight-complex="normal"/>
    </style:style>
    <style:style style:name="T73" style:family="text">
      <style:text-properties style:text-underline-style="none" fo:font-weight="normal" officeooo:rsid="02b2542c" style:font-weight-asian="normal" style:font-weight-complex="normal"/>
    </style:style>
    <style:style style:name="T74" style:family="text">
      <style:text-properties style:text-underline-style="none" fo:font-weight="normal" officeooo:rsid="02b2ccce" style:font-weight-asian="normal" style:font-weight-complex="normal"/>
    </style:style>
    <style:style style:name="T75" style:family="text">
      <style:text-properties style:text-underline-style="none" fo:font-weight="normal" officeooo:rsid="0316ca55" style:font-weight-asian="normal" style:font-weight-complex="normal"/>
    </style:style>
    <style:style style:name="T76" style:family="text">
      <style:text-properties style:text-underline-style="none" fo:font-weight="normal" officeooo:rsid="03111024" style:font-weight-asian="normal" style:font-weight-complex="normal"/>
    </style:style>
    <style:style style:name="T77" style:family="text">
      <style:text-properties style:text-underline-style="none" fo:font-weight="normal" officeooo:rsid="030648a9" style:font-weight-asian="normal" style:font-weight-complex="normal"/>
    </style:style>
    <style:style style:name="T78" style:family="text">
      <style:text-properties style:text-underline-style="none" fo:font-weight="normal" officeooo:rsid="03099c22" style:font-weight-asian="normal" style:font-weight-complex="normal"/>
    </style:style>
    <style:style style:name="T79" style:family="text">
      <style:text-properties style:text-underline-style="none" fo:font-weight="normal" officeooo:rsid="020d8275" style:font-weight-asian="normal" style:font-weight-complex="normal"/>
    </style:style>
    <style:style style:name="T80" style:family="text">
      <style:text-properties style:text-underline-style="none" officeooo:rsid="04e33c83"/>
    </style:style>
    <style:style style:name="T81" style:family="text">
      <style:text-properties style:text-underline-style="none" fo:font-weight="bold" style:font-weight-asian="bold" style:font-weight-complex="bold"/>
    </style:style>
    <style:style style:name="T82" style:family="text">
      <style:text-properties style:text-underline-style="none" fo:font-weight="bold" officeooo:rsid="01622682" style:font-weight-asian="bold" style:font-weight-complex="bold"/>
    </style:style>
    <style:style style:name="T83" style:family="text">
      <style:text-properties style:text-underline-style="none" fo:font-weight="bold" officeooo:rsid="0ad1b58c" style:font-weight-asian="bold" style:font-weight-complex="bold"/>
    </style:style>
    <style:style style:name="T84" style:family="text">
      <style:text-properties style:text-underline-style="none" fo:font-weight="bold" officeooo:rsid="02456fa7" style:font-weight-asian="bold" style:font-weight-complex="bold"/>
    </style:style>
    <style:style style:name="T85" style:family="text">
      <style:text-properties style:text-underline-style="none" fo:font-weight="bold" officeooo:rsid="0241c89e" style:font-weight-asian="bold" style:font-weight-complex="bold"/>
    </style:style>
    <style:style style:name="T86" style:family="text">
      <style:text-properties style:text-underline-style="none" officeooo:rsid="06dca207"/>
    </style:style>
    <style:style style:name="T87" style:family="text">
      <style:text-properties style:text-underline-style="none" officeooo:rsid="06dcc211"/>
    </style:style>
    <style:style style:name="T88" style:family="text">
      <style:text-properties style:text-underline-style="none" officeooo:rsid="02587105"/>
    </style:style>
    <style:style style:name="T89" style:family="text">
      <style:text-properties style:text-underline-style="none" officeooo:rsid="0260b961"/>
    </style:style>
    <style:style style:name="T90" style:family="text">
      <style:text-properties style:text-underline-style="none" officeooo:rsid="0261b677"/>
    </style:style>
    <style:style style:name="T91" style:family="text">
      <style:text-properties officeooo:rsid="003b009a"/>
    </style:style>
    <style:style style:name="T92" style:family="text">
      <style:text-properties officeooo:rsid="009c5389"/>
    </style:style>
    <style:style style:name="T93" style:family="text">
      <style:text-properties officeooo:rsid="00a194f7"/>
    </style:style>
    <style:style style:name="T94" style:family="text">
      <style:text-properties officeooo:rsid="00a2bd2e"/>
    </style:style>
    <style:style style:name="T95" style:family="text">
      <style:text-properties officeooo:rsid="00a81502"/>
    </style:style>
    <style:style style:name="T96" style:family="text">
      <style:text-properties officeooo:rsid="00aa38bf"/>
    </style:style>
    <style:style style:name="T97" style:family="text">
      <style:text-properties fo:font-weight="normal" style:font-weight-asian="normal" style:font-weight-complex="normal"/>
    </style:style>
    <style:style style:name="T98" style:family="text">
      <style:text-properties fo:font-weight="normal" officeooo:rsid="00e1aa35" style:font-weight-asian="normal" style:font-weight-complex="normal"/>
    </style:style>
    <style:style style:name="T99" style:family="text">
      <style:text-properties fo:font-weight="normal" officeooo:rsid="00e21151" style:font-weight-asian="normal" style:font-weight-complex="normal"/>
    </style:style>
    <style:style style:name="T100" style:family="text">
      <style:text-properties fo:font-weight="normal" officeooo:rsid="00e473a6" style:font-weight-asian="normal" style:font-weight-complex="normal"/>
    </style:style>
    <style:style style:name="T101" style:family="text">
      <style:text-properties fo:font-weight="normal" officeooo:rsid="00e54a31" style:font-weight-asian="normal" style:font-weight-complex="normal"/>
    </style:style>
    <style:style style:name="T102" style:family="text">
      <style:text-properties fo:font-weight="normal" officeooo:rsid="00e71710" style:font-weight-asian="normal" style:font-weight-complex="normal"/>
    </style:style>
    <style:style style:name="T103" style:family="text">
      <style:text-properties fo:font-weight="normal" officeooo:rsid="00eba4be" style:font-weight-asian="normal" style:font-weight-complex="normal"/>
    </style:style>
    <style:style style:name="T104" style:family="text">
      <style:text-properties fo:font-weight="normal" officeooo:rsid="00ee1d54" style:font-weight-asian="normal" style:font-weight-complex="normal"/>
    </style:style>
    <style:style style:name="T105" style:family="text">
      <style:text-properties fo:font-weight="normal" officeooo:rsid="00eec7ab" style:font-weight-asian="normal" style:font-weight-complex="normal"/>
    </style:style>
    <style:style style:name="T106" style:family="text">
      <style:text-properties fo:font-weight="normal" officeooo:rsid="01eb7447" style:font-weight-asian="normal" style:font-weight-complex="normal"/>
    </style:style>
    <style:style style:name="T107" style:family="text">
      <style:text-properties fo:font-weight="normal" officeooo:rsid="03762397" style:font-weight-asian="normal" style:font-weight-complex="normal"/>
    </style:style>
    <style:style style:name="T108" style:family="text">
      <style:text-properties fo:font-weight="normal" officeooo:rsid="037680b0" style:font-weight-asian="normal" style:font-weight-complex="normal"/>
    </style:style>
    <style:style style:name="T109" style:family="text">
      <style:text-properties fo:font-weight="normal" officeooo:rsid="03787693" style:font-weight-asian="normal" style:font-weight-complex="normal"/>
    </style:style>
    <style:style style:name="T110" style:family="text">
      <style:text-properties fo:font-weight="normal" officeooo:rsid="038deb0d" style:font-weight-asian="normal" style:font-weight-complex="normal"/>
    </style:style>
    <style:style style:name="T111" style:family="text">
      <style:text-properties fo:font-weight="normal" officeooo:rsid="038fd827" style:font-weight-asian="normal" style:font-weight-complex="normal"/>
    </style:style>
    <style:style style:name="T112" style:family="text">
      <style:text-properties fo:font-weight="normal" officeooo:rsid="03c0e7e0"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210356" style:font-weight-asian="normal" style:font-weight-complex="normal"/>
    </style:style>
    <style:style style:name="T115" style:family="text">
      <style:text-properties fo:font-weight="normal" officeooo:rsid="064d54ad" style:font-weight-asian="normal" style:font-weight-complex="normal"/>
    </style:style>
    <style:style style:name="T116" style:family="text">
      <style:text-properties fo:font-weight="normal" officeooo:rsid="0668a0ef" style:font-weight-asian="normal" style:font-weight-complex="normal"/>
    </style:style>
    <style:style style:name="T117" style:family="text">
      <style:text-properties fo:font-weight="normal" officeooo:rsid="06e1f3e5" style:font-weight-asian="normal" style:font-weight-complex="normal"/>
    </style:style>
    <style:style style:name="T118" style:family="text">
      <style:text-properties fo:font-weight="normal" officeooo:rsid="06e1c119" style:font-weight-asian="normal" style:font-weight-complex="normal"/>
    </style:style>
    <style:style style:name="T119" style:family="text">
      <style:text-properties fo:font-weight="normal" officeooo:rsid="06e3a054" style:font-weight-asian="normal" style:font-weight-complex="normal"/>
    </style:style>
    <style:style style:name="T120" style:family="text">
      <style:text-properties fo:font-weight="normal" officeooo:rsid="06faeda4" style:font-weight-asian="normal" style:font-weight-complex="normal"/>
    </style:style>
    <style:style style:name="T121" style:family="text">
      <style:text-properties fo:font-weight="normal" officeooo:rsid="070b414e" style:font-weight-asian="normal" style:font-weight-complex="normal"/>
    </style:style>
    <style:style style:name="T122" style:family="text">
      <style:text-properties fo:font-weight="normal" officeooo:rsid="073299b4" style:font-weight-asian="normal" style:font-weight-complex="normal"/>
    </style:style>
    <style:style style:name="T123" style:family="text">
      <style:text-properties fo:font-weight="normal" officeooo:rsid="07330287" style:font-weight-asian="normal" style:font-weight-complex="normal"/>
    </style:style>
    <style:style style:name="T124" style:family="text">
      <style:text-properties fo:font-weight="normal" officeooo:rsid="0736e32f" style:font-weight-asian="normal" style:font-weight-complex="normal"/>
    </style:style>
    <style:style style:name="T125" style:family="text">
      <style:text-properties fo:font-weight="normal" officeooo:rsid="07380e85" style:font-weight-asian="normal" style:font-weight-complex="normal"/>
    </style:style>
    <style:style style:name="T126" style:family="text">
      <style:text-properties fo:font-weight="normal" officeooo:rsid="0739e9eb" style:font-weight-asian="normal" style:font-weight-complex="normal"/>
    </style:style>
    <style:style style:name="T127" style:family="text">
      <style:text-properties fo:font-weight="normal" officeooo:rsid="073a5a88" style:font-weight-asian="normal" style:font-weight-complex="normal"/>
    </style:style>
    <style:style style:name="T128" style:family="text">
      <style:text-properties fo:font-weight="normal" officeooo:rsid="00e0f480" style:font-weight-asian="normal" style:font-weight-complex="normal"/>
    </style:style>
    <style:style style:name="T129" style:family="text">
      <style:text-properties fo:font-weight="normal" officeooo:rsid="069b9120" style:font-weight-asian="normal" style:font-weight-complex="normal"/>
    </style:style>
    <style:style style:name="T130" style:family="text">
      <style:text-properties fo:font-weight="normal" officeooo:rsid="01065f2e" style:font-weight-asian="normal" style:font-weight-complex="normal"/>
    </style:style>
    <style:style style:name="T131" style:family="text">
      <style:text-properties fo:font-weight="normal" officeooo:rsid="00e78cb3" style:font-weight-asian="normal" style:font-weight-complex="normal"/>
    </style:style>
    <style:style style:name="T132" style:family="text">
      <style:text-properties officeooo:rsid="00c2ed9c"/>
    </style:style>
    <style:style style:name="T133" style:family="text">
      <style:text-properties fo:font-variant="normal" fo:text-transform="none" fo:color="#222222" fo:font-size="12pt" fo:letter-spacing="normal" fo:font-style="normal"/>
    </style:style>
    <style:style style:name="T134" style:family="text">
      <style:text-properties fo:font-variant="normal" fo:text-transform="none" fo:color="#222222" fo:font-size="12pt" fo:letter-spacing="normal" fo:font-style="normal" style:text-underline-style="none"/>
    </style:style>
    <style:style style:name="T135" style:family="text">
      <style:text-properties fo:font-variant="normal" fo:text-transform="none" fo:color="#222222" fo:font-size="12pt" fo:letter-spacing="normal" fo:font-style="normal" style:text-underline-style="none" officeooo:rsid="0746b539"/>
    </style:style>
    <style:style style:name="T136" style:family="text">
      <style:text-properties fo:font-variant="normal" fo:text-transform="none" fo:color="#222222" fo:font-size="12pt" fo:letter-spacing="normal" fo:font-style="normal" style:text-underline-style="none" officeooo:rsid="074824b4"/>
    </style:style>
    <style:style style:name="T137" style:family="text">
      <style:text-properties fo:font-variant="normal" fo:text-transform="none" fo:color="#222222" fo:font-size="12pt" fo:letter-spacing="normal" fo:font-style="normal" style:text-underline-style="none" fo:font-weight="bold" officeooo:rsid="068fa186" style:font-weight-asian="bold" style:font-weight-complex="bold"/>
    </style:style>
    <style:style style:name="T138" style:family="text">
      <style:text-properties fo:font-variant="normal" fo:text-transform="none" fo:color="#222222" fo:font-size="12pt" fo:letter-spacing="normal" fo:font-style="normal" style:text-underline-style="none" fo:font-weight="bold" officeooo:rsid="0690680e" style:font-weight-asian="bold" style:font-weight-complex="bold"/>
    </style:style>
    <style:style style:name="T139" style:family="text">
      <style:text-properties fo:font-variant="normal" fo:text-transform="none" fo:color="#222222" fo:font-size="12pt" fo:letter-spacing="normal" fo:font-style="normal" style:text-underline-style="none" fo:font-weight="bold" officeooo:rsid="068bb5b4" style:font-weight-asian="bold" style:font-weight-complex="bold"/>
    </style:style>
    <style:style style:name="T140" style:family="text">
      <style:text-properties fo:font-variant="normal" fo:text-transform="none" fo:color="#222222" fo:font-size="12pt" fo:letter-spacing="normal" fo:font-style="normal" style:text-underline-style="none" fo:font-weight="normal" officeooo:rsid="068bb5b4"/>
    </style:style>
    <style:style style:name="T141" style:family="text">
      <style:text-properties fo:font-variant="normal" fo:text-transform="none" fo:color="#222222" fo:font-size="12pt" fo:letter-spacing="normal" fo:font-style="normal" style:text-underline-style="none" fo:font-weight="normal" officeooo:rsid="06db2448" style:font-weight-asian="normal" style:font-weight-complex="normal"/>
    </style:style>
    <style:style style:name="T142" style:family="text">
      <style:text-properties fo:font-variant="normal" fo:text-transform="none" fo:color="#222222" fo:font-size="12pt" fo:letter-spacing="normal" fo:font-style="normal" style:text-underline-style="none" fo:font-weight="normal" officeooo:rsid="06dca207" style:font-weight-asian="normal" style:font-weight-complex="normal"/>
    </style:style>
    <style:style style:name="T143" style:family="text">
      <style:text-properties fo:font-variant="normal" fo:text-transform="none" fo:color="#222222" fo:font-size="12pt" fo:letter-spacing="normal" fo:font-style="normal" style:text-underline-style="none" fo:font-weight="normal" officeooo:rsid="06dddde6" style:font-weight-asian="normal" style:font-weight-complex="normal"/>
    </style:style>
    <style:style style:name="T144" style:family="text">
      <style:text-properties fo:font-variant="normal" fo:text-transform="none" fo:color="#222222" fo:font-size="12pt" fo:letter-spacing="normal" fo:font-style="normal" officeooo:rsid="0a3e26c5"/>
    </style:style>
    <style:style style:name="T145" style:family="text">
      <style:text-properties fo:font-variant="normal" fo:text-transform="none" fo:color="#222222" fo:font-size="12pt" fo:letter-spacing="normal" fo:font-style="normal" officeooo:rsid="0a5b85fb"/>
    </style:style>
    <style:style style:name="T146" style:family="text">
      <style:text-properties fo:font-variant="normal" fo:text-transform="none" fo:color="#222222" fo:font-size="12pt" fo:letter-spacing="normal" fo:font-style="normal" officeooo:rsid="06915c45"/>
    </style:style>
    <style:style style:name="T147" style:family="text">
      <style:text-properties fo:font-variant="normal" fo:text-transform="none" fo:color="#222222" fo:font-size="12pt" fo:letter-spacing="normal" fo:font-style="normal" officeooo:rsid="0690680e" style:font-weight-asian="normal" style:font-weight-complex="normal"/>
    </style:style>
    <style:style style:name="T148" style:family="text">
      <style:text-properties fo:font-variant="normal" fo:text-transform="none" fo:color="#222222" fo:font-size="12pt" fo:letter-spacing="normal" fo:font-style="normal" style:text-underline-style="solid" style:text-underline-width="auto" style:text-underline-color="font-color"/>
    </style:style>
    <style:style style:name="T149" style:family="text">
      <style:text-properties fo:font-variant="normal" fo:text-transform="none" fo:color="#222222" fo:font-size="12pt" fo:letter-spacing="normal" fo:font-style="normal" style:text-underline-style="solid" style:text-underline-width="auto" style:text-underline-color="font-color" fo:font-weight="normal" officeooo:rsid="06db2448" style:font-weight-asian="normal" style:font-weight-complex="normal"/>
    </style:style>
    <style:style style:name="T150" style:family="text">
      <style:text-properties fo:font-variant="normal" fo:text-transform="none" fo:color="#222222" fo:font-size="12pt" fo:letter-spacing="normal" fo:font-style="normal" officeooo:rsid="069884e5"/>
    </style:style>
    <style:style style:name="T151" style:family="text">
      <style:text-properties fo:font-variant="normal" fo:text-transform="none" fo:color="#222222" fo:font-size="12pt" fo:letter-spacing="normal" fo:font-style="normal" officeooo:rsid="06953a02"/>
    </style:style>
    <style:style style:name="T152" style:family="text">
      <style:text-properties fo:font-variant="normal" fo:text-transform="none" fo:color="#222222" fo:font-size="12pt" fo:letter-spacing="normal" fo:font-style="normal" officeooo:rsid="069a3448"/>
    </style:style>
    <style:style style:name="T153" style:family="text">
      <style:text-properties fo:font-variant="normal" fo:text-transform="none" fo:color="#222222" fo:font-size="12pt" fo:letter-spacing="normal" fo:font-style="normal" officeooo:rsid="069a7be3"/>
    </style:style>
    <style:style style:name="T154" style:family="text">
      <style:text-properties fo:font-variant="normal" fo:text-transform="none" fo:color="#222222" style:text-line-through-style="none" style:text-line-through-type="none" fo:font-size="12pt" fo:letter-spacing="normal" fo:font-style="normal" fo:font-weight="bold" style:text-blinking="false" fo:background-color="transparent" loext:char-shading-value="0" style:font-weight-asian="bold" style:font-weight-complex="bold" loext:padding="0cm" loext:border="none"/>
    </style:style>
    <style:style style:name="T155" style:family="text">
      <style:text-properties fo:font-variant="normal" fo:text-transform="none" fo:color="#222222" fo:letter-spacing="normal" fo:font-style="normal"/>
    </style:style>
    <style:style style:name="T156" style:family="text">
      <style:text-properties fo:font-variant="normal" fo:text-transform="none" fo:color="#222222" fo:letter-spacing="normal" fo:font-style="normal" officeooo:rsid="0794f463"/>
    </style:style>
    <style:style style:name="T157" style:family="text">
      <style:text-properties fo:font-variant="normal" fo:text-transform="none" fo:color="#222222" fo:letter-spacing="normal" fo:font-style="normal" officeooo:rsid="078cbe7a"/>
    </style:style>
    <style:style style:name="T158" style:family="text">
      <style:text-properties fo:font-variant="normal" fo:text-transform="none" fo:color="#222222" fo:letter-spacing="normal" fo:font-style="normal" officeooo:rsid="0794da2e"/>
    </style:style>
    <style:style style:name="T159" style:family="text">
      <style:text-properties fo:font-variant="normal" fo:text-transform="none" fo:color="#222222" fo:letter-spacing="normal" fo:font-style="normal" fo:font-weight="normal" style:font-weight-asian="normal" style:font-weight-complex="normal"/>
    </style:style>
    <style:style style:name="T16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2" style:family="text">
      <style:text-properties fo:font-variant="normal" fo:text-transform="none" fo:color="#0b0080" style:text-line-through-style="none" style:text-line-through-type="none" style:font-name="Georgia1" fo:font-size="12pt" fo:letter-spacing="normal" fo:font-style="normal" style:text-underline-style="none" fo:font-weight="normal" style:text-blinking="false" fo:background-color="#f9f9f9" loext:char-shading-value="0" style:font-size-asian="12pt" style:font-size-complex="12pt"/>
    </style:style>
    <style:style style:name="T163" style:family="text">
      <style:text-properties fo:font-variant="normal" fo:text-transform="none" fo:color="#000000" fo:letter-spacing="normal" fo:font-style="normal"/>
    </style:style>
    <style:style style:name="T164" style:family="text">
      <style:text-properties fo:font-variant="normal" fo:text-transform="none" fo:color="#000000" fo:letter-spacing="normal" fo:font-style="normal" officeooo:rsid="01f39c5d"/>
    </style:style>
    <style:style style:name="T165" style:family="text">
      <style:text-properties fo:font-variant="normal" fo:text-transform="none" fo:color="#000000" fo:letter-spacing="normal" fo:font-style="normal" officeooo:rsid="07e96139"/>
    </style:style>
    <style:style style:name="T16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blinking="false" fo:background-color="transparent" loext:char-shading-value="0"/>
    </style:style>
    <style:style style:name="T176"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77"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83"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84"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85"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6"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7"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8"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9"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190"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191"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192" style:family="text">
      <style:text-properties fo:font-variant="normal" fo:text-transform="none" fo:color="#000000" style:font-name="Georgia1" fo:font-size="12pt" fo:letter-spacing="normal" fo:font-style="normal" officeooo:rsid="07e34c3c" style:font-size-asian="12pt" style:font-size-complex="12pt"/>
    </style:style>
    <style:style style:name="T193" style:family="text">
      <style:text-properties fo:font-variant="normal" fo:text-transform="none" fo:color="#000000" style:font-name="Georgia1" fo:font-size="12pt" fo:letter-spacing="normal" fo:font-style="normal" officeooo:rsid="07e513e1" style:font-size-asian="12pt" style:font-size-complex="12pt"/>
    </style:style>
    <style:style style:name="T194" style:family="text">
      <style:text-properties fo:font-variant="normal" fo:text-transform="none" fo:color="#000000" style:font-name="Georgia1" fo:font-size="12pt" fo:letter-spacing="normal" fo:font-style="normal" fo:font-weight="normal" style:font-size-asian="12pt" style:font-size-complex="12pt"/>
    </style:style>
    <style:style style:name="T195" style:family="text">
      <style:text-properties fo:font-variant="normal" fo:text-transform="none" fo:color="#000000" style:font-name="Georgia1" fo:font-size="12pt" fo:letter-spacing="normal" fo:language="es" fo:country="ES" fo:font-style="normal" fo:font-weight="normal" officeooo:rsid="0108abef" style:font-size-asian="12pt" style:font-weight-asian="normal" style:font-size-complex="12pt" style:font-weight-complex="normal"/>
    </style:style>
    <style:style style:name="T196" style:family="text">
      <style:text-properties fo:font-variant="normal" fo:text-transform="none" fo:color="#000000" style:font-name="Georgia1" fo:font-size="12pt" fo:letter-spacing="normal" fo:language="es" fo:country="ES" fo:font-style="normal" fo:font-weight="normal" officeooo:rsid="00ffab49" style:font-size-asian="12pt" style:font-weight-asian="normal" style:font-size-complex="12pt" style:font-weight-complex="normal"/>
    </style:style>
    <style:style style:name="T197" style:family="text">
      <style:text-properties fo:font-variant="normal" fo:text-transform="none" fo:color="#000000" style:font-name="Georgia1" fo:font-size="12pt" fo:letter-spacing="normal" fo:language="es" fo:country="ES" fo:font-style="normal" fo:font-weight="normal" officeooo:rsid="0102c26d" style:font-size-asian="12pt" style:font-weight-asian="normal" style:font-size-complex="12pt" style:font-weight-complex="normal"/>
    </style:style>
    <style:style style:name="T198" style:family="text">
      <style:text-properties fo:font-variant="normal" fo:text-transform="none" fo:color="#000000" style:font-name="Georgia1" fo:font-size="12pt" fo:letter-spacing="normal" fo:language="es" fo:country="ES" fo:font-style="normal" officeooo:rsid="0102c26d" style:font-size-asian="12pt" style:font-size-complex="12pt"/>
    </style:style>
    <style:style style:name="T199" style:family="text">
      <style:text-properties fo:font-variant="normal" fo:text-transform="none" fo:color="#000000" style:font-name="Georgia1" fo:font-size="12pt" fo:letter-spacing="normal" fo:language="es" fo:country="ES" fo:font-style="normal" officeooo:rsid="00ffab49" style:font-size-asian="12pt" style:font-size-complex="12pt"/>
    </style:style>
    <style:style style:name="T200" style:family="text">
      <style:text-properties fo:font-variant="normal" fo:text-transform="none" fo:color="#000000" style:font-name="Georgia1" fo:font-size="12pt" fo:letter-spacing="normal" fo:language="es" fo:country="ES" fo:font-style="normal" officeooo:rsid="0108abef" style:font-size-asian="12pt" style:font-size-complex="12pt"/>
    </style:style>
    <style:style style:name="T201" style:family="text">
      <style:text-properties fo:font-variant="normal" fo:text-transform="none" fo:color="#333333" fo:font-size="12pt" fo:letter-spacing="normal" fo:font-style="normal" style:text-underline-style="none" fo:font-weight="bold" officeooo:rsid="0177b129" style:font-weight-asian="bold" style:font-weight-complex="bold"/>
    </style:style>
    <style:style style:name="T202" style:family="text">
      <style:text-properties fo:font-variant="normal" fo:text-transform="none" fo:color="#333333" fo:font-size="12pt" fo:letter-spacing="normal" fo:font-style="normal" style:text-underline-style="none" fo:font-weight="normal" officeooo:rsid="0177b129" style:font-weight-asian="normal" style:font-weight-complex="normal"/>
    </style:style>
    <style:style style:name="T203" style:family="text">
      <style:text-properties fo:font-variant="normal" fo:text-transform="none" fo:color="#333333" fo:font-size="12pt" fo:letter-spacing="normal" fo:font-style="normal" fo:font-weight="normal"/>
    </style:style>
    <style:style style:name="T204" style:family="text">
      <style:text-properties fo:font-variant="normal" fo:text-transform="none" fo:color="#333333" fo:font-size="12pt" fo:letter-spacing="normal" fo:font-style="normal" fo:font-weight="bold" style:font-weight-asian="bold" style:font-weight-complex="bold"/>
    </style:style>
    <style:style style:name="T205" style:family="text">
      <style:text-properties style:text-underline-style="solid" style:text-underline-width="auto" style:text-underline-color="font-color"/>
    </style:style>
    <style:style style:name="T206" style:family="text">
      <style:text-properties style:text-underline-style="solid" style:text-underline-width="auto" style:text-underline-color="font-color" officeooo:rsid="00c2ed9c"/>
    </style:style>
    <style:style style:name="T207" style:family="text">
      <style:text-properties style:text-underline-style="solid" style:text-underline-width="auto" style:text-underline-color="font-color" fo:font-weight="normal" style:font-weight-asian="normal" style:font-weight-complex="normal"/>
    </style:style>
    <style:style style:name="T208" style:family="text">
      <style:text-properties style:text-underline-style="solid" style:text-underline-width="auto" style:text-underline-color="font-color" fo:font-weight="normal" officeooo:rsid="00ec8928" style:font-weight-asian="normal" style:font-weight-complex="normal"/>
    </style:style>
    <style:style style:name="T209" style:family="text">
      <style:text-properties style:text-underline-style="solid" style:text-underline-width="auto" style:text-underline-color="font-color" fo:font-weight="normal" officeooo:rsid="01622682" style:font-weight-asian="normal" style:font-weight-complex="normal"/>
    </style:style>
    <style:style style:name="T210" style:family="text">
      <style:text-properties style:text-underline-style="solid" style:text-underline-width="auto" style:text-underline-color="font-color" fo:font-weight="normal" officeooo:rsid="06884fe3" style:font-weight-asian="normal" style:font-weight-complex="normal"/>
    </style:style>
    <style:style style:name="T211" style:family="text">
      <style:text-properties style:text-underline-style="solid" style:text-underline-width="auto" style:text-underline-color="font-color" fo:font-weight="normal" officeooo:rsid="0758ec72" style:font-weight-asian="normal" style:font-weight-complex="normal"/>
    </style:style>
    <style:style style:name="T212" style:family="text">
      <style:text-properties style:text-underline-style="solid" style:text-underline-width="auto" style:text-underline-color="font-color" fo:font-weight="normal" officeooo:rsid="019a3949" style:font-weight-asian="normal" style:font-weight-complex="normal"/>
    </style:style>
    <style:style style:name="T213" style:family="text">
      <style:text-properties style:text-underline-style="solid" style:text-underline-width="auto" style:text-underline-color="font-color" fo:font-weight="normal" officeooo:rsid="019c396b" style:font-weight-asian="normal" style:font-weight-complex="normal"/>
    </style:style>
    <style:style style:name="T214" style:family="text">
      <style:text-properties style:text-underline-style="solid" style:text-underline-width="auto" style:text-underline-color="font-color" fo:font-weight="normal" officeooo:rsid="00e78cb3" style:font-weight-asian="normal" style:font-weight-complex="normal"/>
    </style:style>
    <style:style style:name="T215" style:family="text">
      <style:text-properties style:text-underline-style="solid" style:text-underline-width="auto" style:text-underline-color="font-color" fo:font-weight="normal" officeooo:rsid="00efdb5d" style:font-weight-asian="normal" style:font-weight-complex="normal"/>
    </style:style>
    <style:style style:name="T216" style:family="text">
      <style:text-properties style:font-name="Georgia"/>
    </style:style>
    <style:style style:name="T217" style:family="text">
      <style:text-properties style:font-name="Georgia" fo:font-weight="normal" officeooo:rsid="00df1d78" style:font-weight-asian="normal" style:font-weight-complex="normal"/>
    </style:style>
    <style:style style:name="T218" style:family="text">
      <style:text-properties style:font-name="Georgia" fo:font-weight="normal" officeooo:rsid="0106ce4c" style:font-weight-asian="normal" style:font-weight-complex="normal"/>
    </style:style>
    <style:style style:name="T219" style:family="text">
      <style:text-properties style:font-name="Georgia" style:text-underline-style="solid" style:text-underline-width="auto" style:text-underline-color="font-color" fo:font-weight="normal" officeooo:rsid="05281a81" style:font-weight-asian="normal" style:font-weight-complex="normal"/>
    </style:style>
    <style:style style:name="T220" style:family="text">
      <style:text-properties style:font-name="Georgia" style:text-underline-style="solid" style:text-underline-width="auto" style:text-underline-color="font-color" fo:font-weight="normal" officeooo:rsid="018da122" style:font-weight-asian="normal" style:font-weight-complex="normal"/>
    </style:style>
    <style:style style:name="T221" style:family="text">
      <style:text-properties style:font-name="Georgia" style:text-underline-style="solid" style:text-underline-width="auto" style:text-underline-color="font-color" fo:font-weight="normal" officeooo:rsid="019222c3" style:font-weight-asian="normal" style:font-weight-complex="normal"/>
    </style:style>
    <style:style style:name="T222" style:family="text">
      <style:text-properties style:font-name="Georgia" style:text-underline-style="solid" style:text-underline-width="auto" style:text-underline-color="font-color" fo:font-weight="normal" officeooo:rsid="075ae9c5" style:font-weight-asian="normal" style:font-weight-complex="normal"/>
    </style:style>
    <style:style style:name="T223" style:family="text">
      <style:text-properties style:font-name="Georgia" style:text-underline-style="solid" style:text-underline-width="auto" style:text-underline-color="font-color" fo:font-weight="normal" officeooo:rsid="075b0427" style:font-weight-asian="normal" style:font-weight-complex="normal"/>
    </style:style>
    <style:style style:name="T224" style:family="text">
      <style:text-properties style:font-name="Georgia" fo:font-weight="bold" officeooo:rsid="0ac7b2fd" style:font-weight-asian="bold" style:font-weight-complex="bold"/>
    </style:style>
    <style:style style:name="T225" style:family="text">
      <style:text-properties style:font-name="Georgia" fo:font-weight="bold" officeooo:rsid="0460ca58" style:font-weight-asian="bold" style:font-weight-complex="bold"/>
    </style:style>
    <style:style style:name="T226" style:family="text">
      <style:text-properties style:font-name="Georgia" fo:font-weight="bold" officeooo:rsid="04e33c83" style:font-weight-asian="bold" style:font-weight-complex="bold"/>
    </style:style>
    <style:style style:name="T227" style:family="text">
      <style:text-properties style:font-name="Georgia" fo:font-weight="bold" officeooo:rsid="054b5a96" style:font-weight-asian="bold" style:font-weight-complex="bold"/>
    </style:style>
    <style:style style:name="T228" style:family="text">
      <style:text-properties style:font-name="Georgia" fo:font-weight="bold" officeooo:rsid="0676b4a0" style:font-weight-asian="bold" style:font-weight-complex="bold"/>
    </style:style>
    <style:style style:name="T229"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0"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31" style:family="text">
      <style:text-properties style:font-name="Georgia" fo:font-size="12pt" fo:font-weight="normal" officeooo:rsid="010a80aa" style:font-size-asian="12pt" style:font-weight-asian="normal" style:font-size-complex="12pt" style:font-weight-complex="normal"/>
    </style:style>
    <style:style style:name="T232" style:family="text">
      <style:text-properties style:font-name="Georgia" fo:font-size="12pt" style:font-size-asian="12pt" style:font-size-complex="12pt"/>
    </style:style>
    <style:style style:name="T233" style:family="text">
      <style:text-properties style:font-name="Georgia" fo:font-size="12pt" officeooo:rsid="04343cc0" style:font-size-asian="12pt" style:font-size-complex="12pt"/>
    </style:style>
    <style:style style:name="T234" style:family="text">
      <style:text-properties style:font-name="Georgia" fo:font-size="12pt" officeooo:rsid="043777ae" style:font-size-asian="12pt" style:font-size-complex="12pt"/>
    </style:style>
    <style:style style:name="T235" style:family="text">
      <style:text-properties style:font-name="Georgia" fo:font-size="12pt" officeooo:rsid="0439d998" style:font-size-asian="12pt" style:font-size-complex="12pt"/>
    </style:style>
    <style:style style:name="T236" style:family="text">
      <style:text-properties style:font-name="Georgia" fo:font-size="12pt" officeooo:rsid="043af391" style:font-size-asian="12pt" style:font-size-complex="12pt"/>
    </style:style>
    <style:style style:name="T237" style:family="text">
      <style:text-properties style:font-name="Georgia" fo:font-size="12pt" officeooo:rsid="03ffd6bd" style:font-size-asian="12pt" style:font-size-complex="12pt"/>
    </style:style>
    <style:style style:name="T238" style:family="text">
      <style:text-properties style:font-name="Georgia" fo:font-size="12pt" officeooo:rsid="0448275a" style:font-size-asian="12pt" style:font-size-complex="12pt"/>
    </style:style>
    <style:style style:name="T239" style:family="text">
      <style:text-properties style:font-name="Georgia" fo:font-size="12pt" officeooo:rsid="041a3c83" style:font-size-asian="12pt" style:font-size-complex="12pt"/>
    </style:style>
    <style:style style:name="T240" style:family="text">
      <style:text-properties style:font-name="Georgia" fo:font-size="12pt" officeooo:rsid="0453281b" style:font-size-asian="12pt" style:font-size-complex="12pt"/>
    </style:style>
    <style:style style:name="T241" style:family="text">
      <style:text-properties style:font-name="Georgia" fo:font-size="12pt" officeooo:rsid="0421fc7e" style:font-size-asian="12pt" style:font-size-complex="12pt"/>
    </style:style>
    <style:style style:name="T242" style:family="text">
      <style:text-properties style:font-name="Georgia" fo:font-size="12pt" officeooo:rsid="04576a06" style:font-size-asian="12pt" style:font-size-complex="12pt"/>
    </style:style>
    <style:style style:name="T243" style:family="text">
      <style:text-properties style:font-name="Georgia" fo:font-size="12pt" officeooo:rsid="045b1a49" style:font-size-asian="12pt" style:font-size-complex="12pt"/>
    </style:style>
    <style:style style:name="T244" style:family="text">
      <style:text-properties style:font-name="Georgia" fo:font-size="12pt" officeooo:rsid="045fb966" style:font-size-asian="12pt" style:font-size-complex="12pt"/>
    </style:style>
    <style:style style:name="T245" style:family="text">
      <style:text-properties style:font-name="Georgia" fo:font-size="12pt" officeooo:rsid="04613b6a" style:font-size-asian="12pt" style:font-size-complex="12pt"/>
    </style:style>
    <style:style style:name="T246" style:family="text">
      <style:text-properties style:font-name="Georgia" fo:font-size="12pt" officeooo:rsid="0809573e" style:font-size-asian="12pt" style:font-size-complex="12pt"/>
    </style:style>
    <style:style style:name="T247" style:family="text">
      <style:text-properties style:font-name="Georgia" fo:font-size="12pt" officeooo:rsid="0a71fee4" style:font-size-asian="12pt" style:font-size-complex="12pt"/>
    </style:style>
    <style:style style:name="T248" style:family="text">
      <style:text-properties style:font-name="Georgia" fo:font-size="12pt" fo:language="es" fo:country="ES" style:text-underline-style="none" fo:font-weight="normal" style:font-size-asian="12pt" style:font-weight-asian="normal" style:font-size-complex="12pt" style:font-weight-complex="normal"/>
    </style:style>
    <style:style style:name="T249" style:family="text">
      <style:text-properties style:font-name="Georgia" fo:font-size="12pt" fo:language="es" fo:country="ES" style:text-underline-style="none" fo:font-weight="normal" officeooo:rsid="0bbf6871" style:font-size-asian="12pt" style:font-weight-asian="normal" style:font-size-complex="12pt" style:font-weight-complex="normal"/>
    </style:style>
    <style:style style:name="T250" style:family="text">
      <style:text-properties style:font-name="Georgia" fo:font-size="12pt" fo:language="es" fo:country="ES" style:text-underline-style="none" fo:font-weight="normal" officeooo:rsid="0bc1361f" style:font-size-asian="12pt" style:font-weight-asian="normal" style:font-size-complex="12pt" style:font-weight-complex="normal"/>
    </style:style>
    <style:style style:name="T251" style:family="text">
      <style:text-properties style:font-name="Georgia" fo:font-size="12pt" fo:language="es" fo:country="ES" style:text-underline-style="none" fo:font-weight="normal" officeooo:rsid="0b2b0e67" style:font-size-asian="12pt" style:font-weight-asian="normal" style:font-size-complex="12pt" style:font-weight-complex="normal"/>
    </style:style>
    <style:style style:name="T252" style:family="text">
      <style:text-properties style:font-name="Georgia" officeooo:rsid="011f036e"/>
    </style:style>
    <style:style style:name="T253" style:family="text">
      <style:text-properties style:font-name="Georgia" officeooo:rsid="01244dc8"/>
    </style:style>
    <style:style style:name="T254" style:family="text">
      <style:text-properties style:font-name="Georgia" style:text-underline-style="none" fo:font-weight="normal" style:font-weight-asian="normal" style:font-weight-complex="normal"/>
    </style:style>
    <style:style style:name="T255" style:family="text">
      <style:text-properties style:font-name="Georgia" style:text-underline-style="none" fo:font-weight="normal" officeooo:rsid="012dde04" style:font-weight-asian="normal" style:font-weight-complex="normal"/>
    </style:style>
    <style:style style:name="T256" style:family="text">
      <style:text-properties style:font-name="Georgia" style:text-underline-style="none" fo:font-weight="normal" officeooo:rsid="01356eb7" style:font-weight-asian="normal" style:font-weight-complex="normal"/>
    </style:style>
    <style:style style:name="T257" style:family="text">
      <style:text-properties style:font-name="Georgia" style:text-underline-style="none" fo:font-weight="normal" officeooo:rsid="013967e8" style:font-weight-asian="normal" style:font-weight-complex="normal"/>
    </style:style>
    <style:style style:name="T258" style:family="text">
      <style:text-properties style:font-name="Georgia" style:text-underline-style="none" fo:font-weight="normal" officeooo:rsid="0139cb22" style:font-weight-asian="normal" style:font-weight-complex="normal"/>
    </style:style>
    <style:style style:name="T259" style:family="text">
      <style:text-properties style:font-name="Georgia" style:text-underline-style="none" fo:font-weight="normal" officeooo:rsid="013bd438" style:font-weight-asian="normal" style:font-weight-complex="normal"/>
    </style:style>
    <style:style style:name="T260" style:family="text">
      <style:text-properties style:font-name="Georgia" style:text-underline-style="none" fo:font-weight="normal" officeooo:rsid="013cd5ec" style:font-weight-asian="normal" style:font-weight-complex="normal"/>
    </style:style>
    <style:style style:name="T261" style:family="text">
      <style:text-properties style:font-name="Georgia" style:text-underline-style="none" fo:font-weight="normal" officeooo:rsid="0137fb2d" style:font-weight-asian="normal" style:font-weight-complex="normal"/>
    </style:style>
    <style:style style:name="T262" style:family="text">
      <style:text-properties style:font-name="Georgia" style:text-underline-style="none" fo:font-weight="normal" officeooo:rsid="013f6736" style:font-weight-asian="normal" style:font-weight-complex="normal"/>
    </style:style>
    <style:style style:name="T263" style:family="text">
      <style:text-properties style:font-name="Georgia" style:text-underline-style="none" fo:font-weight="normal" officeooo:rsid="0141110f" style:font-weight-asian="normal" style:font-weight-complex="normal"/>
    </style:style>
    <style:style style:name="T264" style:family="text">
      <style:text-properties style:font-name="Georgia" style:text-underline-style="none" fo:font-weight="normal" officeooo:rsid="01447eaf" style:font-weight-asian="normal" style:font-weight-complex="normal"/>
    </style:style>
    <style:style style:name="T265" style:family="text">
      <style:text-properties style:font-name="Georgia" style:text-underline-style="none" fo:font-weight="normal" officeooo:rsid="0147a0a0" style:font-weight-asian="normal" style:font-weight-complex="normal"/>
    </style:style>
    <style:style style:name="T266" style:family="text">
      <style:text-properties style:font-name="Georgia" style:text-underline-style="none" fo:font-weight="normal" officeooo:rsid="0147f021" style:font-weight-asian="normal" style:font-weight-complex="normal"/>
    </style:style>
    <style:style style:name="T267" style:family="text">
      <style:text-properties style:font-name="Georgia" style:text-underline-style="none" fo:font-weight="normal" officeooo:rsid="014a0bad" style:font-weight-asian="normal" style:font-weight-complex="normal"/>
    </style:style>
    <style:style style:name="T268" style:family="text">
      <style:text-properties style:font-name="Georgia" style:text-underline-style="none" fo:font-weight="normal" officeooo:rsid="0154f4c1" style:font-weight-asian="normal" style:font-weight-complex="normal"/>
    </style:style>
    <style:style style:name="T269" style:family="text">
      <style:text-properties style:font-name="Georgia" style:text-underline-style="none" fo:font-weight="normal" officeooo:rsid="0241c89e" style:font-weight-asian="normal" style:font-weight-complex="normal"/>
    </style:style>
    <style:style style:name="T270" style:family="text">
      <style:text-properties style:font-name="Georgia" style:text-underline-style="none" fo:font-weight="normal" officeooo:rsid="02456fa7" style:font-weight-asian="normal" style:font-weight-complex="normal"/>
    </style:style>
    <style:style style:name="T271" style:family="text">
      <style:text-properties style:font-name="Georgia" style:text-underline-style="none" fo:font-weight="normal" officeooo:rsid="02717237" style:font-weight-asian="normal" style:font-weight-complex="normal"/>
    </style:style>
    <style:style style:name="T272" style:family="text">
      <style:text-properties style:font-name="Georgia" style:text-underline-style="none" fo:font-weight="normal" officeooo:rsid="026d839f" style:font-weight-asian="normal" style:font-weight-complex="normal"/>
    </style:style>
    <style:style style:name="T273" style:family="text">
      <style:text-properties style:font-name="Georgia" style:text-underline-style="none" fo:font-weight="normal" officeooo:rsid="027787e0" style:font-weight-asian="normal" style:font-weight-complex="normal"/>
    </style:style>
    <style:style style:name="T274" style:family="text">
      <style:text-properties style:font-name="Georgia" style:text-underline-style="none" fo:font-weight="normal" officeooo:rsid="0278ed5e" style:font-weight-asian="normal" style:font-weight-complex="normal"/>
    </style:style>
    <style:style style:name="T275" style:family="text">
      <style:text-properties style:font-name="Georgia" style:text-underline-style="none" fo:font-weight="normal" officeooo:rsid="02476469" style:font-weight-asian="normal" style:font-weight-complex="normal"/>
    </style:style>
    <style:style style:name="T276" style:family="text">
      <style:text-properties style:font-name="Georgia" style:text-underline-style="none" fo:font-weight="normal" officeooo:rsid="02a12956" style:font-weight-asian="normal" style:font-weight-complex="normal"/>
    </style:style>
    <style:style style:name="T277" style:family="text">
      <style:text-properties style:font-name="Georgia" style:text-underline-style="none" fo:font-weight="normal" officeooo:rsid="02a43ee4" style:font-weight-asian="normal" style:font-weight-complex="normal"/>
    </style:style>
    <style:style style:name="T278" style:family="text">
      <style:text-properties style:font-name="Georgia" style:text-underline-style="none" fo:font-weight="normal" officeooo:rsid="03245014" style:font-weight-asian="normal" style:font-weight-complex="normal"/>
    </style:style>
    <style:style style:name="T279" style:family="text">
      <style:text-properties style:font-name="Georgia" style:text-underline-style="none" fo:font-weight="normal" officeooo:rsid="03291144" style:font-weight-asian="normal" style:font-weight-complex="normal"/>
    </style:style>
    <style:style style:name="T280" style:family="text">
      <style:text-properties style:font-name="Georgia" style:text-underline-style="none" fo:font-weight="normal" officeooo:rsid="032e7bac" style:font-weight-asian="normal" style:font-weight-complex="normal"/>
    </style:style>
    <style:style style:name="T281" style:family="text">
      <style:text-properties style:font-name="Georgia" style:text-underline-style="none" fo:font-weight="normal" officeooo:rsid="0339d409" style:font-weight-asian="normal" style:font-weight-complex="normal"/>
    </style:style>
    <style:style style:name="T282" style:family="text">
      <style:text-properties style:font-name="Georgia" style:text-underline-style="none" fo:font-weight="normal" officeooo:rsid="033a2af2" style:font-weight-asian="normal" style:font-weight-complex="normal"/>
    </style:style>
    <style:style style:name="T283" style:family="text">
      <style:text-properties style:font-name="Georgia" style:text-underline-style="none" fo:font-weight="normal" officeooo:rsid="03424ef8" style:font-weight-asian="normal" style:font-weight-complex="normal"/>
    </style:style>
    <style:style style:name="T284" style:family="text">
      <style:text-properties style:font-name="Georgia" style:text-underline-style="none" fo:font-weight="normal" officeooo:rsid="03440824" style:font-weight-asian="normal" style:font-weight-complex="normal"/>
    </style:style>
    <style:style style:name="T285" style:family="text">
      <style:text-properties style:font-name="Georgia" style:text-underline-style="none" fo:font-weight="normal" officeooo:rsid="0345f26b" style:font-weight-asian="normal" style:font-weight-complex="normal"/>
    </style:style>
    <style:style style:name="T286" style:family="text">
      <style:text-properties style:font-name="Georgia" style:text-underline-style="none" fo:font-weight="normal" officeooo:rsid="0347e446" style:font-weight-asian="normal" style:font-weight-complex="normal"/>
    </style:style>
    <style:style style:name="T287" style:family="text">
      <style:text-properties style:font-name="Georgia" style:text-underline-style="none" fo:font-weight="normal" officeooo:rsid="0348e8ab" style:font-weight-asian="normal" style:font-weight-complex="normal"/>
    </style:style>
    <style:style style:name="T288" style:family="text">
      <style:text-properties style:font-name="Georgia" style:text-underline-style="none" fo:font-weight="normal" officeooo:rsid="0358edda" style:font-weight-asian="normal" style:font-weight-complex="normal"/>
    </style:style>
    <style:style style:name="T289" style:family="text">
      <style:text-properties style:font-name="Georgia" style:text-underline-style="none" fo:font-weight="normal" officeooo:rsid="0351d7b0" style:font-weight-asian="normal" style:font-weight-complex="normal"/>
    </style:style>
    <style:style style:name="T290" style:family="text">
      <style:text-properties style:font-name="Georgia" style:text-underline-style="none" fo:font-weight="normal" officeooo:rsid="035a441c" style:font-weight-asian="normal" style:font-weight-complex="normal"/>
    </style:style>
    <style:style style:name="T291" style:family="text">
      <style:text-properties style:font-name="Georgia" style:text-underline-style="none" fo:font-weight="normal" officeooo:rsid="036985c8" style:font-weight-asian="normal" style:font-weight-complex="normal"/>
    </style:style>
    <style:style style:name="T292" style:family="text">
      <style:text-properties style:font-name="Georgia" style:text-underline-style="none" fo:font-weight="normal" officeooo:rsid="0369bd7d" style:font-weight-asian="normal" style:font-weight-complex="normal"/>
    </style:style>
    <style:style style:name="T293" style:family="text">
      <style:text-properties style:font-name="Georgia" style:text-underline-style="none" fo:font-weight="normal" officeooo:rsid="036fb8c1" style:font-weight-asian="normal" style:font-weight-complex="normal"/>
    </style:style>
    <style:style style:name="T294" style:family="text">
      <style:text-properties style:font-name="Georgia" style:text-underline-style="none" fo:font-weight="normal" officeooo:rsid="0327cb15" style:font-weight-asian="normal" style:font-weight-complex="normal"/>
    </style:style>
    <style:style style:name="T295" style:family="text">
      <style:text-properties style:font-name="Georgia" style:text-underline-style="none" fo:font-weight="normal" officeooo:rsid="0371b846" style:font-weight-asian="normal" style:font-weight-complex="normal"/>
    </style:style>
    <style:style style:name="T296" style:family="text">
      <style:text-properties style:font-name="Georgia" style:text-underline-style="none" fo:font-weight="normal" officeooo:rsid="03b07555" style:font-weight-asian="normal" style:font-weight-complex="normal"/>
    </style:style>
    <style:style style:name="T297" style:family="text">
      <style:text-properties style:font-name="Georgia" style:text-underline-style="none" fo:font-weight="normal" officeooo:rsid="03b0c6a3" style:font-weight-asian="normal" style:font-weight-complex="normal"/>
    </style:style>
    <style:style style:name="T298" style:family="text">
      <style:text-properties style:font-name="Georgia" style:text-underline-style="none" fo:font-weight="normal" officeooo:rsid="0377aa6c" style:font-weight-asian="normal" style:font-weight-complex="normal"/>
    </style:style>
    <style:style style:name="T299" style:family="text">
      <style:text-properties style:font-name="Georgia" style:text-underline-style="none" fo:font-weight="normal" officeooo:rsid="0364f99f" style:font-weight-asian="normal" style:font-weight-complex="normal"/>
    </style:style>
    <style:style style:name="T300" style:family="text">
      <style:text-properties style:font-name="Georgia" style:text-underline-style="none" fo:font-weight="normal" officeooo:rsid="0368ba7c" style:font-weight-asian="normal" style:font-weight-complex="normal"/>
    </style:style>
    <style:style style:name="T301" style:family="text">
      <style:text-properties style:font-name="Georgia" style:text-underline-style="none" fo:font-weight="normal" officeooo:rsid="03c0749c" style:font-weight-asian="normal" style:font-weight-complex="normal"/>
    </style:style>
    <style:style style:name="T302" style:family="text">
      <style:text-properties style:font-name="Georgia" style:text-underline-style="none" fo:font-weight="normal" officeooo:rsid="05281a81" style:font-weight-asian="normal" style:font-weight-complex="normal"/>
    </style:style>
    <style:style style:name="T303" style:family="text">
      <style:text-properties style:font-name="Georgia" style:text-underline-style="none" fo:font-weight="normal" officeooo:rsid="05296387" style:font-weight-asian="normal" style:font-weight-complex="normal"/>
    </style:style>
    <style:style style:name="T304" style:family="text">
      <style:text-properties style:font-name="Georgia" style:text-underline-style="none" fo:font-weight="normal" officeooo:rsid="052ab65e" style:font-weight-asian="normal" style:font-weight-complex="normal"/>
    </style:style>
    <style:style style:name="T305" style:family="text">
      <style:text-properties style:font-name="Georgia" style:text-underline-style="none" fo:font-weight="normal" officeooo:rsid="052c7102" style:font-weight-asian="normal" style:font-weight-complex="normal"/>
    </style:style>
    <style:style style:name="T306" style:family="text">
      <style:text-properties style:font-name="Georgia" style:text-underline-style="none" fo:font-weight="normal" officeooo:rsid="052e37eb" style:font-weight-asian="normal" style:font-weight-complex="normal"/>
    </style:style>
    <style:style style:name="T307" style:family="text">
      <style:text-properties style:font-name="Georgia" style:text-underline-style="none" fo:font-weight="normal" officeooo:rsid="052f4a9f" style:font-weight-asian="normal" style:font-weight-complex="normal"/>
    </style:style>
    <style:style style:name="T308" style:family="text">
      <style:text-properties style:font-name="Georgia" style:text-underline-style="none" fo:font-weight="normal" officeooo:rsid="053342d5" style:font-weight-asian="normal" style:font-weight-complex="normal"/>
    </style:style>
    <style:style style:name="T309" style:family="text">
      <style:text-properties style:font-name="Georgia" style:text-underline-style="none" fo:font-weight="normal" officeooo:rsid="05335426" style:font-weight-asian="normal" style:font-weight-complex="normal"/>
    </style:style>
    <style:style style:name="T310" style:family="text">
      <style:text-properties style:font-name="Georgia" style:text-underline-style="none" fo:font-weight="normal" officeooo:rsid="0533f2c8" style:font-weight-asian="normal" style:font-weight-complex="normal"/>
    </style:style>
    <style:style style:name="T311" style:family="text">
      <style:text-properties style:font-name="Georgia" style:text-underline-style="none" fo:font-weight="normal" officeooo:rsid="053447e7" style:font-weight-asian="normal" style:font-weight-complex="normal"/>
    </style:style>
    <style:style style:name="T312" style:family="text">
      <style:text-properties style:font-name="Georgia" style:text-underline-style="none" fo:font-weight="normal" officeooo:rsid="05356b8e" style:font-weight-asian="normal" style:font-weight-complex="normal"/>
    </style:style>
    <style:style style:name="T313" style:family="text">
      <style:text-properties style:font-name="Georgia" style:text-underline-style="none" fo:font-weight="normal" officeooo:rsid="0532ccdb" style:font-weight-asian="normal" style:font-weight-complex="normal"/>
    </style:style>
    <style:style style:name="T314" style:family="text">
      <style:text-properties style:font-name="Georgia" style:text-underline-style="none" fo:font-weight="normal" officeooo:rsid="05300ecc" style:font-weight-asian="normal" style:font-weight-complex="normal"/>
    </style:style>
    <style:style style:name="T315" style:family="text">
      <style:text-properties style:font-name="Georgia" style:text-underline-style="none" fo:font-weight="normal" officeooo:rsid="05399a50" style:font-weight-asian="normal" style:font-weight-complex="normal"/>
    </style:style>
    <style:style style:name="T316" style:family="text">
      <style:text-properties style:font-name="Georgia" style:text-underline-style="none" fo:font-weight="normal" officeooo:rsid="053b3561" style:font-weight-asian="normal" style:font-weight-complex="normal"/>
    </style:style>
    <style:style style:name="T317" style:family="text">
      <style:text-properties style:font-name="Georgia" style:text-underline-style="none" fo:font-weight="normal" officeooo:rsid="05402744" style:font-weight-asian="normal" style:font-weight-complex="normal"/>
    </style:style>
    <style:style style:name="T318" style:family="text">
      <style:text-properties style:font-name="Georgia" style:text-underline-style="none" fo:font-weight="normal" officeooo:rsid="05427e1f" style:font-weight-asian="normal" style:font-weight-complex="normal"/>
    </style:style>
    <style:style style:name="T319" style:family="text">
      <style:text-properties style:font-name="Georgia" style:text-underline-style="none" fo:font-weight="normal" officeooo:rsid="0544425c" style:font-weight-asian="normal" style:font-weight-complex="normal"/>
    </style:style>
    <style:style style:name="T320" style:family="text">
      <style:text-properties style:font-name="Georgia" style:text-underline-style="none" fo:font-weight="normal" officeooo:rsid="054e3e8d" style:font-weight-asian="normal" style:font-weight-complex="normal"/>
    </style:style>
    <style:style style:name="T321" style:family="text">
      <style:text-properties style:font-name="Georgia" style:text-underline-style="none" fo:font-weight="normal" officeooo:rsid="0551ef1d" style:font-weight-asian="normal" style:font-weight-complex="normal"/>
    </style:style>
    <style:style style:name="T322" style:family="text">
      <style:text-properties style:font-name="Georgia" style:text-underline-style="none" fo:font-weight="normal" officeooo:rsid="0553ca2c" style:font-weight-asian="normal" style:font-weight-complex="normal"/>
    </style:style>
    <style:style style:name="T323" style:family="text">
      <style:text-properties style:font-name="Georgia" style:text-underline-style="none" fo:font-weight="normal" officeooo:rsid="067b8d25" style:font-weight-asian="normal" style:font-weight-complex="normal"/>
    </style:style>
    <style:style style:name="T324" style:family="text">
      <style:text-properties style:font-name="Georgia" style:text-underline-style="none" fo:font-weight="normal" officeooo:rsid="0549d729" style:font-weight-asian="normal" style:font-weight-complex="normal"/>
    </style:style>
    <style:style style:name="T325" style:family="text">
      <style:text-properties style:font-name="Georgia" style:text-underline-style="none" fo:font-weight="normal" officeooo:rsid="067c0690" style:font-weight-asian="normal" style:font-weight-complex="normal"/>
    </style:style>
    <style:style style:name="T326" style:family="text">
      <style:text-properties style:font-name="Georgia" style:text-underline-style="none" fo:font-weight="normal" officeooo:rsid="067dffba" style:font-weight-asian="normal" style:font-weight-complex="normal"/>
    </style:style>
    <style:style style:name="T327" style:family="text">
      <style:text-properties style:font-name="Georgia" style:text-underline-style="none" fo:font-weight="normal" officeooo:rsid="06ee7cb3" style:font-weight-asian="normal" style:font-weight-complex="normal"/>
    </style:style>
    <style:style style:name="T328" style:family="text">
      <style:text-properties style:font-name="Georgia" style:text-underline-style="none" fo:font-weight="normal" officeooo:rsid="06f1c4b9" style:font-weight-asian="normal" style:font-weight-complex="normal"/>
    </style:style>
    <style:style style:name="T329" style:family="text">
      <style:text-properties style:font-name="Georgia" style:text-underline-style="none" fo:font-weight="normal" officeooo:rsid="0743895a" style:font-weight-asian="normal" style:font-weight-complex="normal"/>
    </style:style>
    <style:style style:name="T330" style:family="text">
      <style:text-properties style:font-name="Georgia" style:text-underline-style="none" fo:font-weight="normal" officeooo:rsid="076d468e" style:font-weight-asian="normal" style:font-weight-complex="normal"/>
    </style:style>
    <style:style style:name="T331" style:family="text">
      <style:text-properties style:font-name="Georgia" style:text-underline-style="none" fo:font-weight="bold" officeooo:rsid="03393bf5" style:font-weight-asian="bold" style:font-weight-complex="bold"/>
    </style:style>
    <style:style style:name="T332" style:family="text">
      <style:text-properties style:font-name="Georgia" style:text-underline-style="none" fo:font-weight="bold" officeooo:rsid="0334d036" style:font-weight-asian="bold" style:font-weight-complex="bold"/>
    </style:style>
    <style:style style:name="T333" style:family="text">
      <style:text-properties style:font-name="Georgia" style:text-underline-style="none" fo:font-weight="bold" officeooo:rsid="04d462e5" style:font-weight-asian="bold" style:font-weight-complex="bold"/>
    </style:style>
    <style:style style:name="T334" style:family="text">
      <style:text-properties style:font-name="Georgia" style:text-underline-style="none" fo:font-weight="bold" officeooo:rsid="0a4d7750" style:font-weight-asian="bold" style:font-weight-complex="bold"/>
    </style:style>
    <style:style style:name="T335" style:family="text">
      <style:text-properties style:font-name="Georgia" style:text-underline-style="none" fo:font-weight="bold" officeooo:rsid="0784ff5c" style:font-weight-asian="bold" style:font-weight-complex="bold"/>
    </style:style>
    <style:style style:name="T336" style:family="text">
      <style:text-properties style:font-name="Georgia" style:text-underline-style="none" fo:font-weight="bold" officeooo:rsid="0adcb79c" style:font-weight-asian="bold" style:font-weight-complex="bold"/>
    </style:style>
    <style:style style:name="T337" style:family="text">
      <style:text-properties style:font-name="Georgia" officeooo:rsid="013249a0"/>
    </style:style>
    <style:style style:name="T338" style:family="text">
      <style:text-properties style:font-name="Georgia" officeooo:rsid="0134219f"/>
    </style:style>
    <style:style style:name="T339" style:family="text">
      <style:text-properties style:font-name="Georgia" officeooo:rsid="0168b7b4"/>
    </style:style>
    <style:style style:name="T340" style:family="text">
      <style:text-properties style:font-name="Georgia" officeooo:rsid="015db506"/>
    </style:style>
    <style:style style:name="T341"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42" style:family="text">
      <style:text-properties style:font-name="Georgia" fo:font-size="11pt" fo:font-weight="bold" officeooo:rsid="0460ca58" style:font-size-asian="11pt" style:font-weight-asian="bold" style:font-size-complex="11pt" style:font-weight-complex="bold"/>
    </style:style>
    <style:style style:name="T343" style:family="text">
      <style:text-properties style:font-name="Georgia" officeooo:rsid="059fcac0"/>
    </style:style>
    <style:style style:name="T344" style:family="text">
      <style:text-properties style:font-name="Georgia" officeooo:rsid="059f9fc0"/>
    </style:style>
    <style:style style:name="T345" style:family="text">
      <style:text-properties style:font-name="Georgia" officeooo:rsid="05bd226a"/>
    </style:style>
    <style:style style:name="T346"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47"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48" style:family="text">
      <style:text-properties style:font-name="Georgia" fo:language="es" fo:country="ES"/>
    </style:style>
    <style:style style:name="T349" style:family="text">
      <style:text-properties style:font-name="Georgia" fo:language="es" fo:country="ES" style:text-underline-style="none"/>
    </style:style>
    <style:style style:name="T350" style:family="text">
      <style:text-properties style:font-name="Georgia" fo:language="es" fo:country="ES" style:text-underline-style="none" fo:font-weight="normal" style:font-weight-asian="normal" style:font-weight-complex="normal"/>
    </style:style>
    <style:style style:name="T351" style:family="text">
      <style:text-properties style:font-name="Georgia" fo:language="es" fo:country="ES" style:text-underline-style="none" fo:font-weight="normal" officeooo:rsid="059a9f1f" style:font-weight-asian="normal" style:font-weight-complex="normal"/>
    </style:style>
    <style:style style:name="T352" style:family="text">
      <style:text-properties style:font-name="Georgia" fo:language="es" fo:country="ES" style:text-underline-style="none" fo:font-weight="normal" officeooo:rsid="05997de5" style:font-weight-asian="normal" style:font-weight-complex="normal"/>
    </style:style>
    <style:style style:name="T353" style:family="text">
      <style:text-properties style:font-name="Georgia" fo:language="es" fo:country="ES" style:text-underline-style="none" fo:font-weight="normal" officeooo:rsid="0594e022" style:font-weight-asian="normal" style:font-weight-complex="normal"/>
    </style:style>
    <style:style style:name="T354" style:family="text">
      <style:text-properties style:font-name="Georgia" fo:language="es" fo:country="ES" style:text-underline-style="none" fo:font-weight="normal" officeooo:rsid="05d7978a" style:font-weight-asian="normal" style:font-weight-complex="normal"/>
    </style:style>
    <style:style style:name="T355" style:family="text">
      <style:text-properties style:font-name="Georgia" fo:language="es" fo:country="ES" style:text-underline-style="none" fo:font-weight="normal" officeooo:rsid="05d686c0" style:font-weight-asian="normal" style:font-weight-complex="normal"/>
    </style:style>
    <style:style style:name="T356" style:family="text">
      <style:text-properties style:font-name="Georgia" fo:language="es" fo:country="ES" style:text-underline-style="none" fo:font-weight="normal" officeooo:rsid="05ac7e10" style:font-weight-asian="normal" style:font-weight-complex="normal"/>
    </style:style>
    <style:style style:name="T357" style:family="text">
      <style:text-properties style:font-name="Georgia" fo:language="es" fo:country="ES" style:text-underline-style="none" fo:font-weight="normal" officeooo:rsid="05ae4997" style:font-weight-asian="normal" style:font-weight-complex="normal"/>
    </style:style>
    <style:style style:name="T358" style:family="text">
      <style:text-properties style:font-name="Georgia" fo:language="es" fo:country="ES" style:text-underline-style="none" fo:font-weight="normal" officeooo:rsid="05b15416" style:font-weight-asian="normal" style:font-weight-complex="normal"/>
    </style:style>
    <style:style style:name="T359" style:family="text">
      <style:text-properties style:font-name="Georgia" fo:language="es" fo:country="ES" style:text-underline-style="none" fo:font-weight="normal" officeooo:rsid="05c0c264" style:font-weight-asian="normal" style:font-weight-complex="normal"/>
    </style:style>
    <style:style style:name="T360" style:family="text">
      <style:text-properties style:font-name="Georgia" fo:language="es" fo:country="ES" style:text-underline-style="none" fo:font-weight="normal" officeooo:rsid="05edf055" style:font-weight-asian="normal" style:font-weight-complex="normal"/>
    </style:style>
    <style:style style:name="T361" style:family="text">
      <style:text-properties style:font-name="Georgia" fo:language="es" fo:country="ES" style:text-underline-style="none" fo:font-weight="normal" officeooo:rsid="05e5350a" style:font-weight-asian="normal" style:font-weight-complex="normal"/>
    </style:style>
    <style:style style:name="T362" style:family="text">
      <style:text-properties style:font-name="Georgia" fo:language="es" fo:country="ES" style:text-underline-style="none" fo:font-weight="normal" officeooo:rsid="0614c87f" style:font-weight-asian="normal" style:font-weight-complex="normal"/>
    </style:style>
    <style:style style:name="T363" style:family="text">
      <style:text-properties style:font-name="Georgia" fo:language="es" fo:country="ES" style:text-underline-style="none" fo:font-weight="normal" officeooo:rsid="085b77d4" style:font-weight-asian="normal" style:font-weight-complex="normal"/>
    </style:style>
    <style:style style:name="T364" style:family="text">
      <style:text-properties style:font-name="Georgia" fo:language="es" fo:country="ES" style:text-underline-style="none" fo:font-weight="normal" officeooo:rsid="06167c63" style:font-weight-asian="normal" style:font-weight-complex="normal"/>
    </style:style>
    <style:style style:name="T365" style:family="text">
      <style:text-properties style:font-name="Georgia" fo:language="es" fo:country="ES" style:text-underline-style="none" fo:font-weight="normal" officeooo:rsid="05f06246" style:font-weight-asian="normal" style:font-weight-complex="normal"/>
    </style:style>
    <style:style style:name="T366" style:family="text">
      <style:text-properties style:font-name="Georgia" fo:language="es" fo:country="ES" style:text-underline-style="none" fo:font-weight="normal" officeooo:rsid="05ef21ed" style:font-weight-asian="normal" style:font-weight-complex="normal"/>
    </style:style>
    <style:style style:name="T367" style:family="text">
      <style:text-properties style:font-name="Georgia" fo:language="es" fo:country="ES" style:text-underline-style="none" fo:font-weight="normal" officeooo:rsid="085c23a7" style:font-weight-asian="normal" style:font-weight-complex="normal"/>
    </style:style>
    <style:style style:name="T368" style:family="text">
      <style:text-properties style:font-name="Georgia" fo:language="es" fo:country="ES" style:text-underline-style="none" fo:font-weight="normal" officeooo:rsid="05e71d3f" style:font-weight-asian="normal" style:font-weight-complex="normal"/>
    </style:style>
    <style:style style:name="T369" style:family="text">
      <style:text-properties style:font-name="Georgia" fo:language="es" fo:country="ES" style:text-underline-style="none" fo:font-weight="normal" officeooo:rsid="089491bf" style:font-weight-asian="normal" style:font-weight-complex="normal"/>
    </style:style>
    <style:style style:name="T370" style:family="text">
      <style:text-properties style:font-name="Georgia" fo:language="es" fo:country="ES" style:text-underline-style="none" fo:font-weight="normal" officeooo:rsid="089617d1" style:font-weight-asian="normal" style:font-weight-complex="normal"/>
    </style:style>
    <style:style style:name="T371" style:family="text">
      <style:text-properties style:font-name="Georgia" fo:language="es" fo:country="ES" style:text-underline-style="none" fo:font-weight="normal" officeooo:rsid="08c24767" style:font-weight-asian="normal" style:font-weight-complex="normal"/>
    </style:style>
    <style:style style:name="T372" style:family="text">
      <style:text-properties style:font-name="Georgia" fo:language="es" fo:country="ES" style:text-underline-style="none" fo:font-weight="normal" officeooo:rsid="08cfdb57" style:font-weight-asian="normal" style:font-weight-complex="normal"/>
    </style:style>
    <style:style style:name="T373" style:family="text">
      <style:text-properties style:font-name="Georgia" fo:language="es" fo:country="ES" style:text-underline-style="none" fo:font-weight="normal" officeooo:rsid="08992e2d" style:font-weight-asian="normal" style:font-weight-complex="normal"/>
    </style:style>
    <style:style style:name="T374" style:family="text">
      <style:text-properties style:font-name="Georgia" fo:language="es" fo:country="ES" style:text-underline-style="none" fo:font-weight="normal" officeooo:rsid="089c539e" style:font-weight-asian="normal" style:font-weight-complex="normal"/>
    </style:style>
    <style:style style:name="T375" style:family="text">
      <style:text-properties style:font-name="Georgia" fo:language="es" fo:country="ES" style:text-underline-style="none" fo:font-weight="normal" officeooo:rsid="08a97ece" style:font-weight-asian="normal" style:font-weight-complex="normal"/>
    </style:style>
    <style:style style:name="T376" style:family="text">
      <style:text-properties style:font-name="Georgia" fo:language="es" fo:country="ES" style:text-underline-style="none" fo:font-weight="normal" officeooo:rsid="08c344f5" style:font-weight-asian="normal" style:font-weight-complex="normal"/>
    </style:style>
    <style:style style:name="T377" style:family="text">
      <style:text-properties style:font-name="Georgia" fo:language="es" fo:country="ES" style:text-underline-style="none" fo:font-weight="normal" officeooo:rsid="08bea5cc" style:font-weight-asian="normal" style:font-weight-complex="normal"/>
    </style:style>
    <style:style style:name="T378" style:family="text">
      <style:text-properties style:font-name="Georgia" fo:language="es" fo:country="ES" style:text-underline-style="none" fo:font-weight="normal" officeooo:rsid="08f393c8" style:font-weight-asian="normal" style:font-weight-complex="normal"/>
    </style:style>
    <style:style style:name="T379" style:family="text">
      <style:text-properties style:font-name="Georgia" fo:language="es" fo:country="ES" style:text-underline-style="none" fo:font-weight="normal" officeooo:rsid="08f2403a" style:font-weight-asian="normal" style:font-weight-complex="normal"/>
    </style:style>
    <style:style style:name="T380" style:family="text">
      <style:text-properties style:font-name="Georgia" fo:language="es" fo:country="ES" style:text-underline-style="none" fo:font-weight="normal" officeooo:rsid="08f3295f" style:font-weight-asian="normal" style:font-weight-complex="normal"/>
    </style:style>
    <style:style style:name="T381" style:family="text">
      <style:text-properties style:font-name="Georgia" fo:language="es" fo:country="ES" style:text-underline-style="none" fo:font-weight="normal" officeooo:rsid="08ffb252" style:font-weight-asian="normal" style:font-weight-complex="normal"/>
    </style:style>
    <style:style style:name="T382" style:family="text">
      <style:text-properties style:font-name="Georgia" fo:language="es" fo:country="ES" style:text-underline-style="none" fo:font-weight="normal" officeooo:rsid="0942aed6" style:font-weight-asian="normal" style:font-weight-complex="normal"/>
    </style:style>
    <style:style style:name="T383" style:family="text">
      <style:text-properties style:font-name="Georgia" fo:language="es" fo:country="ES" style:text-underline-style="none" fo:font-weight="normal" officeooo:rsid="09268c29" style:font-weight-asian="normal" style:font-weight-complex="normal"/>
    </style:style>
    <style:style style:name="T384" style:family="text">
      <style:text-properties style:font-name="Georgia" fo:language="es" fo:country="ES" style:text-underline-style="none" fo:font-weight="normal" officeooo:rsid="0900c333" style:font-weight-asian="normal" style:font-weight-complex="normal"/>
    </style:style>
    <style:style style:name="T385" style:family="text">
      <style:text-properties style:font-name="Georgia" fo:language="es" fo:country="ES" style:text-underline-style="none" fo:font-weight="normal" officeooo:rsid="0a923ca7" style:font-weight-asian="normal" style:font-weight-complex="normal"/>
    </style:style>
    <style:style style:name="T386" style:family="text">
      <style:text-properties style:font-name="Georgia" fo:language="es" fo:country="ES" style:text-underline-style="none" fo:font-weight="normal" officeooo:rsid="094a1117" style:font-weight-asian="normal" style:font-weight-complex="normal"/>
    </style:style>
    <style:style style:name="T387" style:family="text">
      <style:text-properties style:font-name="Georgia" fo:language="es" fo:country="ES" style:text-underline-style="none" fo:font-weight="normal" officeooo:rsid="0a7ef604" style:font-weight-asian="normal" style:font-weight-complex="normal"/>
    </style:style>
    <style:style style:name="T388" style:family="text">
      <style:text-properties style:font-name="Georgia" fo:language="es" fo:country="ES" style:text-underline-style="none" fo:font-weight="normal" officeooo:rsid="09338ac2" style:font-weight-asian="normal" style:font-weight-complex="normal"/>
    </style:style>
    <style:style style:name="T389" style:family="text">
      <style:text-properties style:font-name="Georgia" fo:language="es" fo:country="ES" style:text-underline-style="none" fo:font-weight="normal" officeooo:rsid="0936d379" style:font-weight-asian="normal" style:font-weight-complex="normal"/>
    </style:style>
    <style:style style:name="T390" style:family="text">
      <style:text-properties style:font-name="Georgia" fo:language="es" fo:country="ES" style:text-underline-style="none" fo:font-weight="normal" officeooo:rsid="093ce6fb" style:font-weight-asian="normal" style:font-weight-complex="normal"/>
    </style:style>
    <style:style style:name="T391" style:family="text">
      <style:text-properties style:font-name="Georgia" fo:language="es" fo:country="ES" style:text-underline-style="none" fo:font-weight="normal" officeooo:rsid="0937ac25" style:font-weight-asian="normal" style:font-weight-complex="normal"/>
    </style:style>
    <style:style style:name="T392" style:family="text">
      <style:text-properties style:font-name="Georgia" fo:language="es" fo:country="ES" style:text-underline-style="none" fo:font-weight="normal" officeooo:rsid="066de8d7" style:font-weight-asian="normal" style:font-weight-complex="normal"/>
    </style:style>
    <style:style style:name="T393" style:family="text">
      <style:text-properties style:font-name="Georgia" fo:language="es" fo:country="ES" style:text-underline-style="none" fo:font-weight="normal" officeooo:rsid="066e780b" style:font-weight-asian="normal" style:font-weight-complex="normal"/>
    </style:style>
    <style:style style:name="T394" style:family="text">
      <style:text-properties style:font-name="Georgia" fo:language="es" fo:country="ES" style:text-underline-style="none" fo:font-weight="normal" officeooo:rsid="067058cc" style:font-weight-asian="normal" style:font-weight-complex="normal"/>
    </style:style>
    <style:style style:name="T395" style:family="text">
      <style:text-properties style:font-name="Georgia" fo:language="es" fo:country="ES" style:text-underline-style="none" fo:font-weight="normal" officeooo:rsid="06aad5c0" style:font-weight-asian="normal" style:font-weight-complex="normal"/>
    </style:style>
    <style:style style:name="T396" style:family="text">
      <style:text-properties style:font-name="Georgia" fo:language="es" fo:country="ES" style:text-underline-style="none" fo:font-weight="normal" officeooo:rsid="06ab854f" style:font-weight-asian="normal" style:font-weight-complex="normal"/>
    </style:style>
    <style:style style:name="T397" style:family="text">
      <style:text-properties style:font-name="Georgia" fo:language="es" fo:country="ES" style:text-underline-style="none" fo:font-weight="normal" officeooo:rsid="06ac9b39" style:font-weight-asian="normal" style:font-weight-complex="normal"/>
    </style:style>
    <style:style style:name="T398" style:family="text">
      <style:text-properties style:font-name="Georgia" fo:language="es" fo:country="ES" style:text-underline-style="none" fo:font-weight="normal" officeooo:rsid="06b05048" style:font-weight-asian="normal" style:font-weight-complex="normal"/>
    </style:style>
    <style:style style:name="T399" style:family="text">
      <style:text-properties style:font-name="Georgia" fo:language="es" fo:country="ES" style:text-underline-style="none" fo:font-weight="normal" officeooo:rsid="09ed0730" style:font-weight-asian="normal" style:font-weight-complex="normal"/>
    </style:style>
    <style:style style:name="T400" style:family="text">
      <style:text-properties style:font-name="Georgia" fo:language="es" fo:country="ES" style:text-underline-style="none" fo:font-weight="normal" officeooo:rsid="06b157cc" style:font-weight-asian="normal" style:font-weight-complex="normal"/>
    </style:style>
    <style:style style:name="T401" style:family="text">
      <style:text-properties style:font-name="Georgia" fo:language="es" fo:country="ES" style:text-underline-style="none" fo:font-weight="normal" officeooo:rsid="06b2b549" style:font-weight-asian="normal" style:font-weight-complex="normal"/>
    </style:style>
    <style:style style:name="T402" style:family="text">
      <style:text-properties style:font-name="Georgia" fo:language="es" fo:country="ES" style:text-underline-style="none" fo:font-weight="normal" officeooo:rsid="06bc3999" style:font-weight-asian="normal" style:font-weight-complex="normal"/>
    </style:style>
    <style:style style:name="T403" style:family="text">
      <style:text-properties style:font-name="Georgia" fo:language="es" fo:country="ES" style:text-underline-style="none" fo:font-weight="normal" officeooo:rsid="06b619b4" style:font-weight-asian="normal" style:font-weight-complex="normal"/>
    </style:style>
    <style:style style:name="T404" style:family="text">
      <style:text-properties style:font-name="Georgia" fo:language="es" fo:country="ES" style:text-underline-style="none" fo:font-weight="normal" officeooo:rsid="06b48de3" style:font-weight-asian="normal" style:font-weight-complex="normal"/>
    </style:style>
    <style:style style:name="T405" style:family="text">
      <style:text-properties style:font-name="Georgia" fo:language="es" fo:country="ES" style:text-underline-style="none" fo:font-weight="normal" officeooo:rsid="06b6d866" style:font-weight-asian="normal" style:font-weight-complex="normal"/>
    </style:style>
    <style:style style:name="T406" style:family="text">
      <style:text-properties style:font-name="Georgia" fo:language="es" fo:country="ES" style:text-underline-style="none" fo:font-weight="normal" officeooo:rsid="06b983ca" style:font-weight-asian="normal" style:font-weight-complex="normal"/>
    </style:style>
    <style:style style:name="T407" style:family="text">
      <style:text-properties style:font-name="Georgia" fo:language="es" fo:country="ES" style:text-underline-style="none" fo:font-weight="normal" officeooo:rsid="06bb810a" style:font-weight-asian="normal" style:font-weight-complex="normal"/>
    </style:style>
    <style:style style:name="T408" style:family="text">
      <style:text-properties style:font-name="Georgia" fo:language="es" fo:country="ES" style:text-underline-style="none" fo:font-weight="normal" officeooo:rsid="09c11f40" style:font-weight-asian="normal" style:font-weight-complex="normal"/>
    </style:style>
    <style:style style:name="T409" style:family="text">
      <style:text-properties style:font-name="Georgia" fo:language="es" fo:country="ES" style:text-underline-style="none" fo:font-weight="normal" officeooo:rsid="09c2e9c3" style:font-weight-asian="normal" style:font-weight-complex="normal"/>
    </style:style>
    <style:style style:name="T410" style:family="text">
      <style:text-properties style:font-name="Georgia" fo:language="es" fo:country="ES" style:text-underline-style="none" fo:font-weight="normal" officeooo:rsid="09f0c47f" style:font-weight-asian="normal" style:font-weight-complex="normal"/>
    </style:style>
    <style:style style:name="T411" style:family="text">
      <style:text-properties style:font-name="Georgia" fo:language="es" fo:country="ES" style:text-underline-style="none" fo:font-weight="normal" officeooo:rsid="09d704ad" style:font-weight-asian="normal" style:font-weight-complex="normal"/>
    </style:style>
    <style:style style:name="T412" style:family="text">
      <style:text-properties style:font-name="Georgia" fo:language="es" fo:country="ES" style:text-underline-style="none" fo:font-weight="normal" officeooo:rsid="09892407" style:font-weight-asian="normal" style:font-weight-complex="normal"/>
    </style:style>
    <style:style style:name="T413" style:family="text">
      <style:text-properties style:font-name="Georgia" fo:language="es" fo:country="ES" style:text-underline-style="none" fo:font-weight="normal" officeooo:rsid="098dc023" style:font-weight-asian="normal" style:font-weight-complex="normal"/>
    </style:style>
    <style:style style:name="T414" style:family="text">
      <style:text-properties style:font-name="Georgia" fo:language="es" fo:country="ES" style:text-underline-style="none" fo:font-weight="normal" officeooo:rsid="09903a28" style:font-weight-asian="normal" style:font-weight-complex="normal"/>
    </style:style>
    <style:style style:name="T415" style:family="text">
      <style:text-properties style:font-name="Georgia" fo:language="es" fo:country="ES" style:text-underline-style="none" fo:font-weight="normal" officeooo:rsid="09923674" style:font-weight-asian="normal" style:font-weight-complex="normal"/>
    </style:style>
    <style:style style:name="T416" style:family="text">
      <style:text-properties style:font-name="Georgia" fo:language="es" fo:country="ES" style:text-underline-style="none" fo:font-weight="normal" officeooo:rsid="09ad6788" style:font-weight-asian="normal" style:font-weight-complex="normal"/>
    </style:style>
    <style:style style:name="T417" style:family="text">
      <style:text-properties style:font-name="Georgia" fo:language="es" fo:country="ES" style:text-underline-style="none" fo:font-weight="normal" officeooo:rsid="0993d746" style:font-weight-asian="normal" style:font-weight-complex="normal"/>
    </style:style>
    <style:style style:name="T418" style:family="text">
      <style:text-properties style:font-name="Georgia" fo:language="es" fo:country="ES" style:text-underline-style="none" fo:font-weight="normal" officeooo:rsid="09951807" style:font-weight-asian="normal" style:font-weight-complex="normal"/>
    </style:style>
    <style:style style:name="T419" style:family="text">
      <style:text-properties style:font-name="Georgia" fo:language="es" fo:country="ES" style:text-underline-style="none" fo:font-weight="normal" officeooo:rsid="0995c333" style:font-weight-asian="normal" style:font-weight-complex="normal"/>
    </style:style>
    <style:style style:name="T420" style:family="text">
      <style:text-properties style:font-name="Georgia" fo:language="es" fo:country="ES" style:text-underline-style="none" fo:font-weight="normal" officeooo:rsid="099a48a5" style:font-weight-asian="normal" style:font-weight-complex="normal"/>
    </style:style>
    <style:style style:name="T421" style:family="text">
      <style:text-properties style:font-name="Georgia" fo:language="es" fo:country="ES" style:text-underline-style="none" fo:font-weight="normal" officeooo:rsid="09a0e294" style:font-weight-asian="normal" style:font-weight-complex="normal"/>
    </style:style>
    <style:style style:name="T422" style:family="text">
      <style:text-properties style:font-name="Georgia" fo:language="es" fo:country="ES" style:text-underline-style="none" fo:font-weight="normal" officeooo:rsid="09a22303" style:font-weight-asian="normal" style:font-weight-complex="normal"/>
    </style:style>
    <style:style style:name="T423" style:family="text">
      <style:text-properties style:font-name="Georgia" fo:language="es" fo:country="ES" style:text-underline-style="none" fo:font-weight="normal" officeooo:rsid="09ac1955" style:font-weight-asian="normal" style:font-weight-complex="normal"/>
    </style:style>
    <style:style style:name="T424" style:family="text">
      <style:text-properties style:font-name="Georgia" fo:language="es" fo:country="ES" style:text-underline-style="none" fo:font-weight="normal" officeooo:rsid="0999471b" style:font-weight-asian="normal" style:font-weight-complex="normal"/>
    </style:style>
    <style:style style:name="T425" style:family="text">
      <style:text-properties style:font-name="Georgia" fo:language="es" fo:country="ES" style:text-underline-style="none" fo:font-weight="normal" officeooo:rsid="099ace57" style:font-weight-asian="normal" style:font-weight-complex="normal"/>
    </style:style>
    <style:style style:name="T426" style:family="text">
      <style:text-properties style:font-name="Georgia" fo:language="es" fo:country="ES" style:text-underline-style="none" fo:font-weight="bold" officeooo:rsid="08a58fdd" style:font-weight-asian="bold" style:font-weight-complex="bold"/>
    </style:style>
    <style:style style:name="T427" style:family="text">
      <style:text-properties style:font-name="Georgia" fo:language="es" fo:country="ES" style:text-underline-style="none" fo:font-weight="bold" officeooo:rsid="0ae511d1" style:font-weight-asian="bold" style:font-weight-complex="bold"/>
    </style:style>
    <style:style style:name="T428" style:family="text">
      <style:text-properties style:font-name="Georgia" fo:language="es" fo:country="ES" style:text-underline-style="none" fo:font-weight="bold" officeooo:rsid="095f4a7f" style:font-weight-asian="bold" style:font-weight-complex="bold"/>
    </style:style>
    <style:style style:name="T429" style:family="text">
      <style:text-properties style:font-name="Georgia" fo:language="es" fo:country="ES" style:text-underline-style="none" officeooo:rsid="05f47641"/>
    </style:style>
    <style:style style:name="T430" style:family="text">
      <style:text-properties style:font-name="Georgia" fo:language="es" fo:country="ES" style:text-underline-style="none" officeooo:rsid="00aa1d2c"/>
    </style:style>
    <style:style style:name="T431" style:family="text">
      <style:text-properties style:font-name="Georgia" fo:language="es" fo:country="ES" style:text-underline-style="none" officeooo:rsid="001e775b"/>
    </style:style>
    <style:style style:name="T432" style:family="text">
      <style:text-properties style:font-name="Georgia" fo:language="es" fo:country="ES" style:text-underline-style="none" officeooo:rsid="00a194f7"/>
    </style:style>
    <style:style style:name="T433" style:family="text">
      <style:text-properties style:font-name="Georgia" fo:language="es" fo:country="ES" style:text-underline-style="none" officeooo:rsid="060c7e53"/>
    </style:style>
    <style:style style:name="T434" style:family="text">
      <style:text-properties style:font-name="Georgia" fo:language="es" fo:country="ES" style:text-underline-style="none" officeooo:rsid="06434c93"/>
    </style:style>
    <style:style style:name="T435" style:family="text">
      <style:text-properties style:font-name="Georgia" fo:language="es" fo:country="ES" style:text-underline-style="none" officeooo:rsid="060d6e2e"/>
    </style:style>
    <style:style style:name="T436" style:family="text">
      <style:text-properties style:font-name="Georgia" fo:language="es" fo:country="ES" style:text-underline-style="none" officeooo:rsid="060e5cbf"/>
    </style:style>
    <style:style style:name="T437" style:family="text">
      <style:text-properties style:font-name="Georgia" fo:language="es" fo:country="ES" style:text-underline-style="none" officeooo:rsid="009c5389"/>
    </style:style>
    <style:style style:name="T438" style:family="text">
      <style:text-properties style:font-name="Georgia" fo:language="es" fo:country="ES" style:text-underline-style="none" officeooo:rsid="06040c8c"/>
    </style:style>
    <style:style style:name="T439" style:family="text">
      <style:text-properties style:font-name="Georgia" fo:language="es" fo:country="ES" style:text-underline-style="none" officeooo:rsid="06695957"/>
    </style:style>
    <style:style style:name="T440" style:family="text">
      <style:text-properties style:font-name="Georgia" fo:language="es" fo:country="ES" style:text-underline-style="none" officeooo:rsid="0668a0ef"/>
    </style:style>
    <style:style style:name="T441" style:family="text">
      <style:text-properties style:font-name="Georgia" fo:language="es" fo:country="ES" style:text-underline-style="none" officeooo:rsid="05f60e6e"/>
    </style:style>
    <style:style style:name="T442" style:family="text">
      <style:text-properties style:font-name="Georgia" fo:language="es" fo:country="ES" style:text-underline-style="none" officeooo:rsid="05f7867d"/>
    </style:style>
    <style:style style:name="T443" style:family="text">
      <style:text-properties style:font-name="Georgia" fo:language="es" fo:country="ES" style:text-underline-style="none" officeooo:rsid="00d4d3a7"/>
    </style:style>
    <style:style style:name="T444" style:family="text">
      <style:text-properties style:font-name="Georgia" fo:language="es" fo:country="ES" style:text-underline-style="none" officeooo:rsid="0645b3f7"/>
    </style:style>
    <style:style style:name="T445"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46"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47"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48"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49"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50" style:family="text">
      <style:text-properties style:font-name="Georgia" fo:language="es" fo:country="ES" fo:font-weight="normal" officeooo:rsid="069c731a" style:font-weight-asian="normal" style:font-weight-complex="normal"/>
    </style:style>
    <style:style style:name="T451" style:family="text">
      <style:text-properties style:font-name="Georgia" fo:language="es" fo:country="ES" fo:font-weight="normal" officeooo:rsid="06ce5831" style:font-weight-asian="normal" style:font-weight-complex="normal"/>
    </style:style>
    <style:style style:name="T452" style:family="text">
      <style:text-properties style:font-name="Georgia" fo:language="es" fo:country="ES" officeooo:rsid="0005444d"/>
    </style:style>
    <style:style style:name="T453" style:family="text">
      <style:text-properties style:font-name="Georgia" fo:language="es" fo:country="ES" officeooo:rsid="06f54e66"/>
    </style:style>
    <style:style style:name="T454" style:family="text">
      <style:text-properties style:font-name="Georgia" fo:language="es" fo:country="ES" officeooo:rsid="0017f49c"/>
    </style:style>
    <style:style style:name="T455" style:family="text">
      <style:text-properties style:font-name="Georgia" fo:language="es" fo:country="ES" officeooo:rsid="06250b34"/>
    </style:style>
    <style:style style:name="T456" style:family="text">
      <style:text-properties style:font-name="Georgia" fo:language="es" fo:country="ES" officeooo:rsid="05fc0dbb"/>
    </style:style>
    <style:style style:name="T457" style:family="text">
      <style:text-properties style:font-name="Georgia" fo:language="es" fo:country="ES" officeooo:rsid="0ab7a30f"/>
    </style:style>
    <style:style style:name="T458" style:family="text">
      <style:text-properties style:font-name="Georgia" fo:language="es" fo:country="ES" officeooo:rsid="0aba580a"/>
    </style:style>
    <style:style style:name="T459" style:family="text">
      <style:text-properties style:font-name="Georgia" fo:language="es" fo:country="ES" officeooo:rsid="0a3d4e50"/>
    </style:style>
    <style:style style:name="T460" style:family="text">
      <style:text-properties style:font-name="Georgia" fo:language="es" fo:country="ES" officeooo:rsid="0a050302"/>
    </style:style>
    <style:style style:name="T461" style:family="text">
      <style:text-properties style:font-name="Georgia" fo:language="es" fo:country="ES" officeooo:rsid="0963fe82"/>
    </style:style>
    <style:style style:name="T462" style:family="text">
      <style:text-properties style:font-name="Georgia" fo:language="es" fo:country="ES" officeooo:rsid="06695957"/>
    </style:style>
    <style:style style:name="T463" style:family="text">
      <style:text-properties style:font-name="Georgia" fo:language="es" fo:country="ES" officeooo:rsid="0abbca46"/>
    </style:style>
    <style:style style:name="T464" style:family="text">
      <style:text-properties officeooo:rsid="0113c967"/>
    </style:style>
    <style:style style:name="T465" style:family="text">
      <style:text-properties officeooo:rsid="01203011"/>
    </style:style>
    <style:style style:name="T466" style:family="text">
      <style:text-properties officeooo:rsid="012843f4"/>
    </style:style>
    <style:style style:name="T467" style:family="text">
      <style:text-properties officeooo:rsid="0134219f"/>
    </style:style>
    <style:style style:name="T468" style:family="text">
      <style:text-properties officeooo:rsid="0139cb22"/>
    </style:style>
    <style:style style:name="T469" style:family="text">
      <style:text-properties officeooo:rsid="0151a2aa"/>
    </style:style>
    <style:style style:name="T470" style:family="text">
      <style:text-properties officeooo:rsid="015aa36f"/>
    </style:style>
    <style:style style:name="T471" style:family="text">
      <style:text-properties officeooo:rsid="015e3b9b"/>
    </style:style>
    <style:style style:name="T472" style:family="text">
      <style:text-properties officeooo:rsid="016121f5"/>
    </style:style>
    <style:style style:name="T473" style:family="text">
      <style:text-properties officeooo:rsid="017bf425"/>
    </style:style>
    <style:style style:name="T474" style:family="text">
      <style:text-properties officeooo:rsid="01800268"/>
    </style:style>
    <style:style style:name="T475" style:family="text">
      <style:text-properties officeooo:rsid="0181a10d"/>
    </style:style>
    <style:style style:name="T476" style:family="text">
      <style:text-properties officeooo:rsid="0184abd0"/>
    </style:style>
    <style:style style:name="T477" style:family="text">
      <style:text-properties officeooo:rsid="01868e2f"/>
    </style:style>
    <style:style style:name="T478" style:family="text">
      <style:text-properties officeooo:rsid="0193d3ea"/>
    </style:style>
    <style:style style:name="T479" style:family="text">
      <style:text-properties officeooo:rsid="01962529"/>
    </style:style>
    <style:style style:name="T480" style:family="text">
      <style:text-properties officeooo:rsid="01a30451"/>
    </style:style>
    <style:style style:name="T481" style:family="text">
      <style:text-properties officeooo:rsid="01a58c5f"/>
    </style:style>
    <style:style style:name="T482" style:family="text">
      <style:text-properties officeooo:rsid="01a8bb99"/>
    </style:style>
    <style:style style:name="T483" style:family="text">
      <style:text-properties officeooo:rsid="01b85d65"/>
    </style:style>
    <style:style style:name="T484" style:family="text">
      <style:text-properties fo:font-style="normal" style:font-style-asian="normal" style:font-style-complex="normal"/>
    </style:style>
    <style:style style:name="T485" style:family="text">
      <style:text-properties fo:font-style="normal" officeooo:rsid="025d07d8" style:font-style-asian="normal" style:font-style-complex="normal"/>
    </style:style>
    <style:style style:name="T486" style:family="text">
      <style:text-properties fo:font-style="normal" fo:font-weight="bold" style:font-style-asian="normal" style:font-weight-asian="bold" style:font-style-complex="normal" style:font-weight-complex="bold"/>
    </style:style>
    <style:style style:name="T487" style:family="text">
      <style:text-properties fo:font-style="normal" fo:font-weight="bold" officeooo:rsid="04eed830" style:font-style-asian="normal" style:font-weight-asian="bold" style:font-style-complex="normal" style:font-weight-complex="bold"/>
    </style:style>
    <style:style style:name="T488" style:family="text">
      <style:text-properties fo:font-style="normal" fo:font-weight="bold" officeooo:rsid="074e950d" style:font-style-asian="normal" style:font-weight-asian="bold" style:font-style-complex="normal" style:font-weight-complex="bold"/>
    </style:style>
    <style:style style:name="T489" style:family="text">
      <style:text-properties fo:font-style="normal" style:text-underline-style="solid" style:text-underline-width="auto" style:text-underline-color="font-color" style:font-style-asian="normal" style:font-style-complex="normal"/>
    </style:style>
    <style:style style:name="T490" style:family="text">
      <style:text-properties fo:font-style="normal" style:text-underline-style="solid" style:text-underline-width="auto" style:text-underline-color="font-color" officeooo:rsid="025d07d8" style:font-style-asian="normal" style:font-style-complex="normal"/>
    </style:style>
    <style:style style:name="T491"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92"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93"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9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95"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96" style:family="text">
      <style:text-properties fo:font-style="normal" style:text-underline-style="none" fo:font-weight="bold" officeooo:rsid="0771d8b8" style:font-style-asian="normal" style:font-weight-asian="bold" style:font-style-complex="normal" style:font-weight-complex="bold"/>
    </style:style>
    <style:style style:name="T497" style:family="text">
      <style:text-properties fo:font-style="normal" style:text-underline-style="none" style:font-style-asian="normal" style:font-style-complex="normal"/>
    </style:style>
    <style:style style:name="T498" style:family="text">
      <style:text-properties fo:font-style="normal" style:text-underline-style="none" officeooo:rsid="0771d8b8" style:font-style-asian="normal" style:font-style-complex="normal"/>
    </style:style>
    <style:style style:name="T499" style:family="text">
      <style:text-properties fo:font-style="normal" style:text-underline-style="none" officeooo:rsid="07793b93" style:font-style-asian="normal" style:font-style-complex="normal"/>
    </style:style>
    <style:style style:name="T500" style:family="text">
      <style:text-properties fo:font-style="normal" style:text-underline-style="none" officeooo:rsid="077a56c9" style:font-style-asian="normal" style:font-style-complex="normal"/>
    </style:style>
    <style:style style:name="T501" style:family="text">
      <style:text-properties fo:font-style="normal" style:text-underline-style="none" officeooo:rsid="0784ac9c" style:font-style-asian="normal" style:font-style-complex="normal"/>
    </style:style>
    <style:style style:name="T502" style:family="text">
      <style:text-properties officeooo:rsid="01d06fc6"/>
    </style:style>
    <style:style style:name="T503" style:family="text">
      <style:text-properties officeooo:rsid="01d68dac"/>
    </style:style>
    <style:style style:name="T504" style:family="text">
      <style:text-properties officeooo:rsid="01e36b0d"/>
    </style:style>
    <style:style style:name="T505" style:family="text">
      <style:text-properties officeooo:rsid="01f06212"/>
    </style:style>
    <style:style style:name="T506" style:family="text">
      <style:text-properties officeooo:rsid="01f39c5d"/>
    </style:style>
    <style:style style:name="T507" style:family="text">
      <style:text-properties officeooo:rsid="02152989"/>
    </style:style>
    <style:style style:name="T508" style:family="text">
      <style:text-properties officeooo:rsid="0216c02c"/>
    </style:style>
    <style:style style:name="T509" style:family="text">
      <style:text-properties officeooo:rsid="021fa5e1"/>
    </style:style>
    <style:style style:name="T510" style:family="text">
      <style:text-properties officeooo:rsid="0224440d"/>
    </style:style>
    <style:style style:name="T511" style:family="text">
      <style:text-properties officeooo:rsid="022ac121"/>
    </style:style>
    <style:style style:name="T512" style:family="text">
      <style:text-properties officeooo:rsid="022cf1ed"/>
    </style:style>
    <style:style style:name="T513" style:family="text">
      <style:text-properties officeooo:rsid="023a92ec"/>
    </style:style>
    <style:style style:name="T514" style:family="text">
      <style:text-properties officeooo:rsid="02476469"/>
    </style:style>
    <style:style style:name="T515" style:family="text">
      <style:text-properties officeooo:rsid="024b0d33"/>
    </style:style>
    <style:style style:name="T516" style:family="text">
      <style:text-properties officeooo:rsid="024d87d8"/>
    </style:style>
    <style:style style:name="T517" style:family="text">
      <style:text-properties text:display="none"/>
    </style:style>
    <style:style style:name="T518" style:family="text">
      <style:text-properties officeooo:rsid="024f1f6f"/>
    </style:style>
    <style:style style:name="T519" style:family="text">
      <style:text-properties officeooo:rsid="0250dd2b"/>
    </style:style>
    <style:style style:name="T520" style:family="text">
      <style:text-properties officeooo:rsid="02520751"/>
    </style:style>
    <style:style style:name="T521" style:family="text">
      <style:text-properties officeooo:rsid="02648d83"/>
    </style:style>
    <style:style style:name="T522" style:family="text">
      <style:text-properties officeooo:rsid="02668bfb"/>
    </style:style>
    <style:style style:name="T523" style:family="text">
      <style:text-properties officeooo:rsid="027af8c2"/>
    </style:style>
    <style:style style:name="T524" style:family="text">
      <style:text-properties officeooo:rsid="02836acd"/>
    </style:style>
    <style:style style:name="T525" style:family="text">
      <style:text-properties officeooo:rsid="0288d886"/>
    </style:style>
    <style:style style:name="T526" style:family="text">
      <style:text-properties officeooo:rsid="02891f22"/>
    </style:style>
    <style:style style:name="T527" style:family="text">
      <style:text-properties officeooo:rsid="0289a4be"/>
    </style:style>
    <style:style style:name="T528" style:family="text">
      <style:text-properties officeooo:rsid="028e7bc3"/>
    </style:style>
    <style:style style:name="T529" style:family="text">
      <style:text-properties officeooo:rsid="0290313a"/>
    </style:style>
    <style:style style:name="T530" style:family="text">
      <style:text-properties officeooo:rsid="0291ea83"/>
    </style:style>
    <style:style style:name="T531" style:family="text">
      <style:text-properties officeooo:rsid="029c8dd1"/>
    </style:style>
    <style:style style:name="T532" style:family="text">
      <style:text-properties officeooo:rsid="02a53e1e"/>
    </style:style>
    <style:style style:name="T533" style:family="text">
      <style:text-properties officeooo:rsid="02a542d3"/>
    </style:style>
    <style:style style:name="T534" style:family="text">
      <style:text-properties officeooo:rsid="02aa1c19"/>
    </style:style>
    <style:style style:name="T535" style:family="text">
      <style:text-properties officeooo:rsid="02ab1058"/>
    </style:style>
    <style:style style:name="T536" style:family="text">
      <style:text-properties officeooo:rsid="02ac8a45"/>
    </style:style>
    <style:style style:name="T537" style:family="text">
      <style:text-properties officeooo:rsid="02baad97"/>
    </style:style>
    <style:style style:name="T538" style:family="text">
      <style:text-properties officeooo:rsid="02d36ffe"/>
    </style:style>
    <style:style style:name="T539" style:family="text">
      <style:text-properties officeooo:rsid="02ebd50d"/>
    </style:style>
    <style:style style:name="T540" style:family="text">
      <style:text-properties officeooo:rsid="030d70fc"/>
    </style:style>
    <style:style style:name="T541" style:family="text">
      <style:text-properties officeooo:rsid="03366fcb"/>
    </style:style>
    <style:style style:name="T542" style:family="text">
      <style:text-properties officeooo:rsid="033c8da8"/>
    </style:style>
    <style:style style:name="T543" style:family="text">
      <style:text-properties officeooo:rsid="03467b43"/>
    </style:style>
    <style:style style:name="T544" style:family="text">
      <style:text-properties officeooo:rsid="034a3e9d"/>
    </style:style>
    <style:style style:name="T545" style:family="text">
      <style:text-properties officeooo:rsid="034b759b"/>
    </style:style>
    <style:style style:name="T546" style:family="text">
      <style:text-properties officeooo:rsid="034f14bb"/>
    </style:style>
    <style:style style:name="T547" style:family="text">
      <style:text-properties officeooo:rsid="0350b183"/>
    </style:style>
    <style:style style:name="T548" style:family="text">
      <style:text-properties officeooo:rsid="0351d7b0"/>
    </style:style>
    <style:style style:name="T549" style:family="text">
      <style:text-properties officeooo:rsid="035299de"/>
    </style:style>
    <style:style style:name="T550" style:family="text">
      <style:text-properties officeooo:rsid="035506dd"/>
    </style:style>
    <style:style style:name="T551" style:family="text">
      <style:text-properties officeooo:rsid="0357614b"/>
    </style:style>
    <style:style style:name="T552" style:family="text">
      <style:text-properties officeooo:rsid="0362b87e"/>
    </style:style>
    <style:style style:name="T553" style:family="text">
      <style:text-properties officeooo:rsid="0363f879"/>
    </style:style>
    <style:style style:name="T554" style:family="text">
      <style:text-properties officeooo:rsid="0364f99f"/>
    </style:style>
    <style:style style:name="T555" style:family="text">
      <style:text-properties officeooo:rsid="037caf1c"/>
    </style:style>
    <style:style style:name="T556" style:family="text">
      <style:text-properties officeooo:rsid="037dcf8f"/>
    </style:style>
    <style:style style:name="T557" style:family="text">
      <style:text-properties officeooo:rsid="037eff10"/>
    </style:style>
    <style:style style:name="T558" style:family="text">
      <style:text-properties officeooo:rsid="03800758"/>
    </style:style>
    <style:style style:name="T559" style:family="text">
      <style:text-properties officeooo:rsid="0383c016"/>
    </style:style>
    <style:style style:name="T560" style:family="text">
      <style:text-properties officeooo:rsid="0385c298"/>
    </style:style>
    <style:style style:name="T561" style:family="text">
      <style:text-properties officeooo:rsid="03878ef8"/>
    </style:style>
    <style:style style:name="T562" style:family="text">
      <style:text-properties officeooo:rsid="038a16b3"/>
    </style:style>
    <style:style style:name="T563" style:family="text">
      <style:text-properties officeooo:rsid="038afcbd"/>
    </style:style>
    <style:style style:name="T564" style:family="text">
      <style:text-properties officeooo:rsid="018fb76b"/>
    </style:style>
    <style:style style:name="T565" style:family="text">
      <style:text-properties officeooo:rsid="039760ee"/>
    </style:style>
    <style:style style:name="T566" style:family="text">
      <style:text-properties officeooo:rsid="03a5a763"/>
    </style:style>
    <style:style style:name="T567" style:family="text">
      <style:text-properties officeooo:rsid="03a7180d"/>
    </style:style>
    <style:style style:name="T568" style:family="text">
      <style:text-properties officeooo:rsid="03aea73b"/>
    </style:style>
    <style:style style:name="T569" style:family="text">
      <style:text-properties officeooo:rsid="03b314e7"/>
    </style:style>
    <style:style style:name="T570" style:family="text">
      <style:text-properties officeooo:rsid="03bddaad"/>
    </style:style>
    <style:style style:name="T571" style:family="text">
      <style:text-properties officeooo:rsid="03c7425e"/>
    </style:style>
    <style:style style:name="T572" style:family="text">
      <style:text-properties officeooo:rsid="04020729"/>
    </style:style>
    <style:style style:name="T573" style:family="text">
      <style:text-properties officeooo:rsid="040c200b"/>
    </style:style>
    <style:style style:name="T574" style:family="text">
      <style:text-properties officeooo:rsid="040edbfa"/>
    </style:style>
    <style:style style:name="T575" style:family="text">
      <style:text-properties officeooo:rsid="04120c93"/>
    </style:style>
    <style:style style:name="T576" style:family="text">
      <style:text-properties officeooo:rsid="0414a885"/>
    </style:style>
    <style:style style:name="T577" style:family="text">
      <style:text-properties officeooo:rsid="0417601d"/>
    </style:style>
    <style:style style:name="T578" style:family="text">
      <style:text-properties officeooo:rsid="041be866"/>
    </style:style>
    <style:style style:name="T579" style:family="text">
      <style:text-properties officeooo:rsid="04204c69"/>
    </style:style>
    <style:style style:name="T580" style:family="text">
      <style:text-properties officeooo:rsid="0426c83f"/>
    </style:style>
    <style:style style:name="T581" style:family="text">
      <style:text-properties officeooo:rsid="042af721"/>
    </style:style>
    <style:style style:name="T582" style:family="text">
      <style:text-properties officeooo:rsid="043dea2f"/>
    </style:style>
    <style:style style:name="T583" style:family="text">
      <style:text-properties officeooo:rsid="04411110"/>
    </style:style>
    <style:style style:name="T584" style:family="text">
      <style:text-properties officeooo:rsid="04436916"/>
    </style:style>
    <style:style style:name="T585" style:family="text">
      <style:text-properties officeooo:rsid="04457188"/>
    </style:style>
    <style:style style:name="T586" style:family="text">
      <style:text-properties officeooo:rsid="0455f638"/>
    </style:style>
    <style:style style:name="T587" style:family="text">
      <style:text-properties officeooo:rsid="04681bdf"/>
    </style:style>
    <style:style style:name="T588" style:family="text">
      <style:text-properties officeooo:rsid="0469186c"/>
    </style:style>
    <style:style style:name="T589" style:family="text">
      <style:text-properties officeooo:rsid="04733db2"/>
    </style:style>
    <style:style style:name="T590" style:family="text">
      <style:text-properties officeooo:rsid="047a78f2"/>
    </style:style>
    <style:style style:name="T591" style:family="text">
      <style:text-properties officeooo:rsid="0492a1f1"/>
    </style:style>
    <style:style style:name="T592" style:family="text">
      <style:text-properties officeooo:rsid="04c2da69"/>
    </style:style>
    <style:style style:name="T593" style:family="text">
      <style:text-properties officeooo:rsid="0035510f"/>
    </style:style>
    <style:style style:name="T594" style:family="text">
      <style:text-properties officeooo:rsid="02b09994"/>
    </style:style>
    <style:style style:name="T595" style:family="text">
      <style:text-properties officeooo:rsid="02b13cf3"/>
    </style:style>
    <style:style style:name="T596" style:family="text">
      <style:text-properties officeooo:rsid="04e33c83"/>
    </style:style>
    <style:style style:name="T597" style:family="text">
      <style:text-properties officeooo:rsid="04e4e028"/>
    </style:style>
    <style:style style:name="T598" style:family="text">
      <style:text-properties officeooo:rsid="04e6c14c"/>
    </style:style>
    <style:style style:name="T599" style:family="text">
      <style:text-properties officeooo:rsid="04f1da9e"/>
    </style:style>
    <style:style style:name="T600" style:family="text">
      <style:text-properties officeooo:rsid="0510f88d"/>
    </style:style>
    <style:style style:name="T601" style:family="text">
      <style:text-properties officeooo:rsid="0512014f"/>
    </style:style>
    <style:style style:name="T602" style:family="text">
      <style:text-properties officeooo:rsid="05188f9d"/>
    </style:style>
    <style:style style:name="T603" style:family="text">
      <style:text-properties officeooo:rsid="051f4cbb"/>
    </style:style>
    <style:style style:name="T604" style:family="text">
      <style:text-properties officeooo:rsid="05269093"/>
    </style:style>
    <style:style style:name="T605" style:family="text">
      <style:text-properties officeooo:rsid="0553ca2c"/>
    </style:style>
    <style:style style:name="T606" style:family="text">
      <style:text-properties officeooo:rsid="059a9f1f"/>
    </style:style>
    <style:style style:name="T607" style:family="text">
      <style:text-properties officeooo:rsid="059ae911"/>
    </style:style>
    <style:style style:name="T608" style:family="text">
      <style:text-properties officeooo:rsid="059db3db"/>
    </style:style>
    <style:style style:name="T609" style:family="text">
      <style:text-properties officeooo:rsid="059e1e1a"/>
    </style:style>
    <style:style style:name="T610" style:family="text">
      <style:text-properties officeooo:rsid="05a3d753"/>
    </style:style>
    <style:style style:name="T611" style:family="text">
      <style:text-properties officeooo:rsid="05aae6cc"/>
    </style:style>
    <style:style style:name="T612" style:family="text">
      <style:text-properties officeooo:rsid="05b9a946"/>
    </style:style>
    <style:style style:name="T613" style:family="text">
      <style:text-properties officeooo:rsid="05c0c264"/>
    </style:style>
    <style:style style:name="T614" style:family="text">
      <style:text-properties officeooo:rsid="05c40283"/>
    </style:style>
    <style:style style:name="T615" style:family="text">
      <style:text-properties officeooo:rsid="05ce071f"/>
    </style:style>
    <style:style style:name="T616" style:family="text">
      <style:text-properties officeooo:rsid="05cf5eb4"/>
    </style:style>
    <style:style style:name="T617" style:family="text">
      <style:text-properties officeooo:rsid="05d1463a"/>
    </style:style>
    <style:style style:name="T618" style:family="text">
      <style:text-properties officeooo:rsid="05d7978a"/>
    </style:style>
    <style:style style:name="T619" style:family="text">
      <style:text-properties officeooo:rsid="05d81438"/>
    </style:style>
    <style:style style:name="T620" style:family="text">
      <style:text-properties officeooo:rsid="05d84bc4"/>
    </style:style>
    <style:style style:name="T621" style:family="text">
      <style:text-properties officeooo:rsid="05da0bf7"/>
    </style:style>
    <style:style style:name="T622" style:family="text">
      <style:text-properties officeooo:rsid="05dbc0e3"/>
    </style:style>
    <style:style style:name="T623" style:family="text">
      <style:text-properties officeooo:rsid="0594e022"/>
    </style:style>
    <style:style style:name="T624" style:family="text">
      <style:text-properties officeooo:rsid="06040c8c"/>
    </style:style>
    <style:style style:name="T625" style:family="text">
      <style:text-properties officeooo:rsid="0606946d"/>
    </style:style>
    <style:style style:name="T626" style:family="text">
      <style:text-properties officeooo:rsid="062fc869"/>
    </style:style>
    <style:style style:name="T627" style:family="text">
      <style:text-properties officeooo:rsid="0637d93c"/>
    </style:style>
    <style:style style:name="T628" style:family="text">
      <style:text-properties officeooo:rsid="06384f45"/>
    </style:style>
    <style:style style:name="T629" style:family="text">
      <style:text-properties officeooo:rsid="06408c2e"/>
    </style:style>
    <style:style style:name="T630" style:family="text">
      <style:text-properties officeooo:rsid="0645b3f7"/>
    </style:style>
    <style:style style:name="T631" style:family="text">
      <style:text-properties officeooo:rsid="0646f012"/>
    </style:style>
    <style:style style:name="T632" style:family="text">
      <style:text-properties officeooo:rsid="06493f58"/>
    </style:style>
    <style:style style:name="T633" style:family="text">
      <style:text-properties officeooo:rsid="06534fc9"/>
    </style:style>
    <style:style style:name="T634" style:family="text">
      <style:text-properties officeooo:rsid="065596e6"/>
    </style:style>
    <style:style style:name="T635" style:family="text">
      <style:text-properties officeooo:rsid="065a446b"/>
    </style:style>
    <style:style style:name="T636" style:family="text">
      <style:text-properties officeooo:rsid="0663b78e"/>
    </style:style>
    <style:style style:name="T637" style:family="text">
      <style:text-properties officeooo:rsid="067058cc"/>
    </style:style>
    <style:style style:name="T638" style:family="text">
      <style:text-properties officeooo:rsid="0676b4a0"/>
    </style:style>
    <style:style style:name="T639" style:family="text">
      <style:text-properties officeooo:rsid="06b688c2"/>
    </style:style>
    <style:style style:name="T640" style:family="text">
      <style:text-properties officeooo:rsid="06be83f1"/>
    </style:style>
    <style:style style:name="T641" style:family="text">
      <style:text-properties officeooo:rsid="06ca5f0e"/>
    </style:style>
    <style:style style:name="T642" style:family="text">
      <style:text-properties officeooo:rsid="06d63b92"/>
    </style:style>
    <style:style style:name="T643" style:family="text">
      <style:text-properties officeooo:rsid="06d7dede"/>
    </style:style>
    <style:style style:name="T644" style:family="text">
      <style:text-properties officeooo:rsid="06dec5de"/>
    </style:style>
    <style:style style:name="T645" style:family="text">
      <style:text-properties fo:language="es" fo:country="ES" style:text-underline-style="none" fo:font-weight="normal" officeooo:rsid="094bac88" style:font-weight-asian="normal" style:font-weight-complex="normal"/>
    </style:style>
    <style:style style:name="T646" style:family="text">
      <style:text-properties fo:language="es" fo:country="ES" style:text-underline-style="none" fo:font-weight="normal" officeooo:rsid="094c3064" style:font-weight-asian="normal" style:font-weight-complex="normal"/>
    </style:style>
    <style:style style:name="T647" style:family="text">
      <style:text-properties fo:language="es" fo:country="ES" style:text-underline-style="none" fo:font-weight="normal" officeooo:rsid="06f81be5" style:font-weight-asian="normal" style:font-weight-complex="normal"/>
    </style:style>
    <style:style style:name="T648" style:family="text">
      <style:text-properties fo:language="es" fo:country="ES" style:text-underline-style="none" fo:font-weight="normal" officeooo:rsid="06f962bc" style:font-weight-asian="normal" style:font-weight-complex="normal"/>
    </style:style>
    <style:style style:name="T649" style:family="text">
      <style:text-properties fo:language="es" fo:country="ES" style:text-underline-style="none" fo:font-weight="normal" officeooo:rsid="06faeda4" style:font-weight-asian="normal" style:font-weight-complex="normal"/>
    </style:style>
    <style:style style:name="T650" style:family="text">
      <style:text-properties fo:language="es" fo:country="ES" style:text-underline-style="none" fo:font-weight="normal" officeooo:rsid="0460ca58" style:font-weight-asian="normal" style:font-weight-complex="normal"/>
    </style:style>
    <style:style style:name="T651" style:family="text">
      <style:text-properties fo:language="es" fo:country="ES" fo:font-weight="normal" officeooo:rsid="062c9cc4" style:font-weight-asian="normal" style:font-weight-complex="normal"/>
    </style:style>
    <style:style style:name="T652" style:family="text">
      <style:text-properties fo:language="es" fo:country="ES" fo:font-weight="normal" officeooo:rsid="062ea17a" style:font-weight-asian="normal" style:font-weight-complex="normal"/>
    </style:style>
    <style:style style:name="T653" style:family="text">
      <style:text-properties fo:language="es" fo:country="ES" fo:font-weight="normal" officeooo:rsid="09d07b1a" style:font-weight-asian="normal" style:font-weight-complex="normal"/>
    </style:style>
    <style:style style:name="T654"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55"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56"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57" style:family="text">
      <style:text-properties officeooo:rsid="071211e8"/>
    </style:style>
    <style:style style:name="T658" style:family="text">
      <style:text-properties officeooo:rsid="0739096c"/>
    </style:style>
    <style:style style:name="T659" style:family="text">
      <style:text-properties officeooo:rsid="073aeb4d"/>
    </style:style>
    <style:style style:name="T660" style:family="text">
      <style:text-properties officeooo:rsid="0740332f"/>
    </style:style>
    <style:style style:name="T661" style:family="text">
      <style:text-properties officeooo:rsid="0750dd97"/>
    </style:style>
    <style:style style:name="T662" style:family="text">
      <style:text-properties officeooo:rsid="0756df31"/>
    </style:style>
    <style:style style:name="T663" style:family="text">
      <style:text-properties officeooo:rsid="075b9c2c"/>
    </style:style>
    <style:style style:name="T664" style:family="text">
      <style:text-properties officeooo:rsid="0787f209"/>
    </style:style>
    <style:style style:name="T665" style:family="text">
      <style:text-properties officeooo:rsid="078bd688"/>
    </style:style>
    <style:style style:name="T666" style:family="text">
      <style:text-properties officeooo:rsid="078d99a3"/>
    </style:style>
    <style:style style:name="T667" style:family="text">
      <style:text-properties officeooo:rsid="079310eb"/>
    </style:style>
    <style:style style:name="T668" style:family="text">
      <style:text-properties officeooo:rsid="0796abae"/>
    </style:style>
    <style:style style:name="T669" style:family="text">
      <style:text-properties officeooo:rsid="07991e2c"/>
    </style:style>
    <style:style style:name="T670" style:family="text">
      <style:text-properties officeooo:rsid="079b800b"/>
    </style:style>
    <style:style style:name="T671" style:family="text">
      <style:text-properties officeooo:rsid="079db278"/>
    </style:style>
    <style:style style:name="T672" style:family="text">
      <style:text-properties officeooo:rsid="079dd1a2"/>
    </style:style>
    <style:style style:name="T673" style:family="text">
      <style:text-properties officeooo:rsid="07c2e267"/>
    </style:style>
    <style:style style:name="T674" style:family="text">
      <style:text-properties officeooo:rsid="07c64d20"/>
    </style:style>
    <style:style style:name="T675" style:family="text">
      <style:text-properties officeooo:rsid="07ca7afd"/>
    </style:style>
    <style:style style:name="T676" style:family="text">
      <style:text-properties officeooo:rsid="07cbf633"/>
    </style:style>
    <style:style style:name="T677" style:family="text">
      <style:text-properties officeooo:rsid="07cc6d49"/>
    </style:style>
    <style:style style:name="T678" style:family="text">
      <style:text-properties officeooo:rsid="07ce9610"/>
    </style:style>
    <style:style style:name="T679" style:family="text">
      <style:text-properties officeooo:rsid="07d42e52"/>
    </style:style>
    <style:style style:name="T680" style:family="text">
      <style:text-properties officeooo:rsid="07d5b4cd"/>
    </style:style>
    <style:style style:name="T681" style:family="text">
      <style:text-properties officeooo:rsid="04795f96"/>
    </style:style>
    <style:style style:name="T682" style:family="text">
      <style:text-properties officeooo:rsid="048b2860"/>
    </style:style>
    <style:style style:name="T683" style:family="text">
      <style:text-properties officeooo:rsid="07db6041"/>
    </style:style>
    <style:style style:name="T684" style:family="text">
      <style:text-properties officeooo:rsid="07e96139"/>
    </style:style>
    <style:style style:name="T685" style:family="text">
      <style:text-properties officeooo:rsid="07f2d38a"/>
    </style:style>
    <style:style style:name="T686" style:family="text">
      <style:text-properties officeooo:rsid="07fb08bb"/>
    </style:style>
    <style:style style:name="T687" style:family="text">
      <style:text-properties officeooo:rsid="08017f38"/>
    </style:style>
    <style:style style:name="T688" style:family="text">
      <style:text-properties officeooo:rsid="08033120"/>
    </style:style>
    <style:style style:name="T689" style:family="text">
      <style:text-properties officeooo:rsid="0806eafd"/>
    </style:style>
    <style:style style:name="T690" style:family="text">
      <style:text-properties officeooo:rsid="0810cef5"/>
    </style:style>
    <style:style style:name="T691" style:family="text">
      <style:text-properties officeooo:rsid="082411dd"/>
    </style:style>
    <style:style style:name="T692" style:family="text">
      <style:text-properties officeooo:rsid="0825b123"/>
    </style:style>
    <style:style style:name="T693" style:family="text">
      <style:text-properties officeooo:rsid="08299191"/>
    </style:style>
    <style:style style:name="T694" style:family="text">
      <style:text-properties officeooo:rsid="0831dfbc"/>
    </style:style>
    <style:style style:name="T695" style:family="text">
      <style:text-properties officeooo:rsid="07380e85"/>
    </style:style>
    <style:style style:name="T696" style:family="text">
      <style:text-properties officeooo:rsid="07353b20"/>
    </style:style>
    <style:style style:name="T697" style:family="text">
      <style:text-properties officeooo:rsid="0835299f"/>
    </style:style>
    <style:style style:name="T698" style:family="text">
      <style:text-properties officeooo:rsid="083c6bac"/>
    </style:style>
    <style:style style:name="T699" style:family="text">
      <style:text-properties officeooo:rsid="083db54f"/>
    </style:style>
    <style:style style:name="T700" style:family="text">
      <style:text-properties officeooo:rsid="08406dd1"/>
    </style:style>
    <style:style style:name="T701" style:family="text">
      <style:text-properties officeooo:rsid="0847bc11"/>
    </style:style>
    <style:style style:name="T702" style:family="text">
      <style:text-properties officeooo:rsid="0858bca8"/>
    </style:style>
    <style:style style:name="T703" style:family="text">
      <style:text-properties officeooo:rsid="085a0158"/>
    </style:style>
    <style:style style:name="T704" style:family="text">
      <style:text-properties officeooo:rsid="08927d10"/>
    </style:style>
    <style:style style:name="T705" style:family="text">
      <style:text-properties officeooo:rsid="0892a210"/>
    </style:style>
    <style:style style:name="T706" style:family="text">
      <style:text-properties officeooo:rsid="089c539e"/>
    </style:style>
    <style:style style:name="T707" style:family="text">
      <style:text-properties officeooo:rsid="089ed2da"/>
    </style:style>
    <style:style style:name="T708" style:family="text">
      <style:text-properties officeooo:rsid="089f8cac"/>
    </style:style>
    <style:style style:name="T709" style:family="text">
      <style:text-properties officeooo:rsid="08a25b9d"/>
    </style:style>
    <style:style style:name="T710" style:family="text">
      <style:text-properties officeooo:rsid="08aa5312"/>
    </style:style>
    <style:style style:name="T711" style:family="text">
      <style:text-properties officeooo:rsid="08af2f55"/>
    </style:style>
    <style:style style:name="T712" style:family="text">
      <style:text-properties officeooo:rsid="08b24c00"/>
    </style:style>
    <style:style style:name="T713" style:family="text">
      <style:text-properties officeooo:rsid="08b284b8"/>
    </style:style>
    <style:style style:name="T714" style:family="text">
      <style:text-properties officeooo:rsid="08b5bebe"/>
    </style:style>
    <style:style style:name="T715" style:family="text">
      <style:text-properties officeooo:rsid="08b9a3c0"/>
    </style:style>
    <style:style style:name="T716" style:family="text">
      <style:text-properties officeooo:rsid="08ca8406"/>
    </style:style>
    <style:style style:name="T717" style:family="text">
      <style:text-properties officeooo:rsid="08cdecbd"/>
    </style:style>
    <style:style style:name="T718" style:family="text">
      <style:text-properties officeooo:rsid="08d924e9"/>
    </style:style>
    <style:style style:name="T719" style:family="text">
      <style:text-properties officeooo:rsid="08dd6c73"/>
    </style:style>
    <style:style style:name="T720" style:family="text">
      <style:text-properties officeooo:rsid="08e1331e"/>
    </style:style>
    <style:style style:name="T721" style:family="text">
      <style:text-properties officeooo:rsid="08e4277d"/>
    </style:style>
    <style:style style:name="T722" style:family="text">
      <style:text-properties officeooo:rsid="08e6c556"/>
    </style:style>
    <style:style style:name="T723" style:family="text">
      <style:text-properties officeooo:rsid="08e92bee"/>
    </style:style>
    <style:style style:name="T724" style:family="text">
      <style:text-properties officeooo:rsid="08ed91e5"/>
    </style:style>
    <style:style style:name="T725" style:family="text">
      <style:text-properties officeooo:rsid="08f48ff4"/>
    </style:style>
    <style:style style:name="T726" style:family="text">
      <style:text-properties officeooo:rsid="08f56a7f"/>
    </style:style>
    <style:style style:name="T727" style:family="text">
      <style:text-properties officeooo:rsid="08f648a4"/>
    </style:style>
    <style:style style:name="T728" style:family="text">
      <style:text-properties officeooo:rsid="08fa4aa7"/>
    </style:style>
    <style:style style:name="T729" style:family="text">
      <style:text-properties officeooo:rsid="08fab524"/>
    </style:style>
    <style:style style:name="T730" style:family="text">
      <style:text-properties officeooo:rsid="08fdfb93"/>
    </style:style>
    <style:style style:name="T731" style:family="text">
      <style:text-properties officeooo:rsid="08ffb252"/>
    </style:style>
    <style:style style:name="T732" style:family="text">
      <style:text-properties officeooo:rsid="0906889c"/>
    </style:style>
    <style:style style:name="T733" style:family="text">
      <style:text-properties officeooo:rsid="091aa4f1"/>
    </style:style>
    <style:style style:name="T734" style:family="text">
      <style:text-properties officeooo:rsid="0926d835"/>
    </style:style>
    <style:style style:name="T735" style:family="text">
      <style:text-properties officeooo:rsid="092a3813"/>
    </style:style>
    <style:style style:name="T736" style:family="text">
      <style:text-properties officeooo:rsid="092b96d9"/>
    </style:style>
    <style:style style:name="T737" style:family="text">
      <style:text-properties officeooo:rsid="092d80cc"/>
    </style:style>
    <style:style style:name="T738" style:family="text">
      <style:text-properties officeooo:rsid="0936d379"/>
    </style:style>
    <style:style style:name="T739" style:family="text">
      <style:text-properties officeooo:rsid="093914b2"/>
    </style:style>
    <style:style style:name="T740" style:family="text">
      <style:text-properties officeooo:rsid="093ea6f5"/>
    </style:style>
    <style:style style:name="T741" style:family="text">
      <style:text-properties officeooo:rsid="094079f9"/>
    </style:style>
    <style:style style:name="T742" style:family="text">
      <style:text-properties officeooo:rsid="09460b4b"/>
    </style:style>
    <style:style style:name="T743" style:family="text">
      <style:text-properties officeooo:rsid="09558751"/>
    </style:style>
    <style:style style:name="T744" style:family="text">
      <style:text-properties officeooo:rsid="095a0afd"/>
    </style:style>
    <style:style style:name="T745" style:family="text">
      <style:text-properties officeooo:rsid="0983c9e0"/>
    </style:style>
    <style:style style:name="T746" style:family="text">
      <style:text-properties officeooo:rsid="0997f4db"/>
    </style:style>
    <style:style style:name="T747" style:family="text">
      <style:text-properties officeooo:rsid="099900c2"/>
    </style:style>
    <style:style style:name="T748" style:family="text">
      <style:text-properties officeooo:rsid="099c59a4"/>
    </style:style>
    <style:style style:name="T749" style:family="text">
      <style:text-properties officeooo:rsid="09a75ef7"/>
    </style:style>
    <style:style style:name="T750" style:family="text">
      <style:text-properties officeooo:rsid="09a98362"/>
    </style:style>
    <style:style style:name="T751" style:family="text">
      <style:text-properties officeooo:rsid="09a9d569"/>
    </style:style>
    <style:style style:name="T752" style:family="text">
      <style:text-properties officeooo:rsid="09ab6ae4"/>
    </style:style>
    <style:style style:name="T753" style:family="text">
      <style:text-properties officeooo:rsid="09b0ffb0"/>
    </style:style>
    <style:style style:name="T754" style:family="text">
      <style:text-properties officeooo:rsid="09b27b58"/>
    </style:style>
    <style:style style:name="T755" style:family="text">
      <style:text-properties officeooo:rsid="09b5113a"/>
    </style:style>
    <style:style style:name="T756" style:family="text">
      <style:text-properties officeooo:rsid="09b8dc8f"/>
    </style:style>
    <style:style style:name="T757" style:family="text">
      <style:text-properties officeooo:rsid="09bea516"/>
    </style:style>
    <style:style style:name="T758" style:family="text">
      <style:text-properties officeooo:rsid="09c9efca"/>
    </style:style>
    <style:style style:name="T759" style:family="text">
      <style:text-properties officeooo:rsid="09cb8c41"/>
    </style:style>
    <style:style style:name="T760" style:family="text">
      <style:text-properties officeooo:rsid="09ee1877"/>
    </style:style>
    <style:style style:name="T761" style:family="text">
      <style:text-properties officeooo:rsid="09efd003"/>
    </style:style>
    <style:style style:name="T762" style:family="text">
      <style:text-properties officeooo:rsid="0a049637"/>
    </style:style>
    <style:style style:name="T763" style:family="text">
      <style:text-properties officeooo:rsid="0a179799"/>
    </style:style>
    <style:style style:name="T764" style:family="text">
      <style:text-properties officeooo:rsid="0a18f20c"/>
    </style:style>
    <style:style style:name="T765" style:family="text">
      <style:text-properties officeooo:rsid="0a1b524e"/>
    </style:style>
    <style:style style:name="T766" style:family="text">
      <style:text-properties officeooo:rsid="0a21670a"/>
    </style:style>
    <style:style style:name="T767" style:family="text">
      <style:text-properties officeooo:rsid="0a273ce6"/>
    </style:style>
    <style:style style:name="T768" style:family="text">
      <style:text-properties officeooo:rsid="0a27c5e3"/>
    </style:style>
    <style:style style:name="T769" style:family="text">
      <style:text-properties officeooo:rsid="0a2f786d"/>
    </style:style>
    <style:style style:name="T770" style:family="text">
      <style:text-properties officeooo:rsid="0a36219a"/>
    </style:style>
    <style:style style:name="T771" style:family="text">
      <style:text-properties officeooo:rsid="0a40378d"/>
    </style:style>
    <style:style style:name="T772" style:family="text">
      <style:text-properties officeooo:rsid="0a47bf43"/>
    </style:style>
    <style:style style:name="T773" style:family="text">
      <style:text-properties officeooo:rsid="0a48474f"/>
    </style:style>
    <style:style style:name="T774" style:family="text">
      <style:text-properties officeooo:rsid="0a53c52d"/>
    </style:style>
    <style:style style:name="T775" style:family="text">
      <style:text-properties officeooo:rsid="0a5b62db"/>
    </style:style>
    <style:style style:name="T776" style:family="text">
      <style:text-properties officeooo:rsid="0a5c245a"/>
    </style:style>
    <style:style style:name="T777" style:family="text">
      <style:text-properties officeooo:rsid="0a616bae"/>
    </style:style>
    <style:style style:name="T778" style:family="text">
      <style:text-properties officeooo:rsid="0a6b9ce3"/>
    </style:style>
    <style:style style:name="T779" style:family="text">
      <style:text-properties officeooo:rsid="0a6d2473"/>
    </style:style>
    <style:style style:name="T780" style:family="text">
      <style:text-properties officeooo:rsid="0a6da389"/>
    </style:style>
    <style:style style:name="T781" style:family="text">
      <style:text-properties officeooo:rsid="04085475"/>
    </style:style>
    <style:style style:name="T782" style:family="text">
      <style:text-properties officeooo:rsid="0a73298b"/>
    </style:style>
    <style:style style:name="T783" style:family="text">
      <style:text-properties officeooo:rsid="0a781795"/>
    </style:style>
    <style:style style:name="T784" style:family="text">
      <style:text-properties officeooo:rsid="0a80ed17"/>
    </style:style>
    <style:style style:name="T785" style:family="text">
      <style:text-properties officeooo:rsid="0a847ec9"/>
    </style:style>
    <style:style style:name="T786" style:family="text">
      <style:text-properties officeooo:rsid="0a894037"/>
    </style:style>
    <style:style style:name="T787" style:family="text">
      <style:text-properties officeooo:rsid="0a923ca7"/>
    </style:style>
    <style:style style:name="T788" style:family="text">
      <style:text-properties officeooo:rsid="0a9f83d3"/>
    </style:style>
    <style:style style:name="T789" style:family="text">
      <style:text-properties officeooo:rsid="0aa5175f"/>
    </style:style>
    <style:style style:name="T790" style:family="text">
      <style:text-properties officeooo:rsid="0aa61832"/>
    </style:style>
    <style:style style:name="T791" style:family="text">
      <style:text-properties officeooo:rsid="00a49062"/>
    </style:style>
    <style:style style:name="T792" style:family="text">
      <style:text-properties officeooo:rsid="0ab8e007"/>
    </style:style>
    <style:style style:name="T793" style:family="text">
      <style:text-properties officeooo:rsid="0ac15a14"/>
    </style:style>
    <style:style style:name="T794" style:family="text">
      <style:text-properties officeooo:rsid="0ac7a499"/>
    </style:style>
    <style:style style:name="T795" style:family="text">
      <style:text-properties officeooo:rsid="0ac7f8b8"/>
    </style:style>
    <style:style style:name="T796" style:family="text">
      <style:text-properties officeooo:rsid="0acbc29f"/>
    </style:style>
    <style:style style:name="T797" style:family="text">
      <style:text-properties officeooo:rsid="0acc9530"/>
    </style:style>
    <style:style style:name="T798" style:family="text">
      <style:text-properties officeooo:rsid="0ad1b58c"/>
    </style:style>
    <style:style style:name="T799" style:family="text">
      <style:text-properties officeooo:rsid="0ad5441a"/>
    </style:style>
    <style:style style:name="T800" style:family="text">
      <style:text-properties officeooo:rsid="0adde7c5"/>
    </style:style>
    <style:style style:name="T801" style:family="text">
      <style:text-properties officeooo:rsid="0adedb98"/>
    </style:style>
    <style:style style:name="T802" style:family="text">
      <style:text-properties officeooo:rsid="0adf936f"/>
    </style:style>
    <style:style style:name="T803" style:family="text">
      <style:text-properties officeooo:rsid="0ae4ca4b"/>
    </style:style>
    <style:style style:name="T804" style:family="text">
      <style:text-properties officeooo:rsid="0ae511d1"/>
    </style:style>
    <style:style style:name="T805" style:family="text">
      <style:text-properties officeooo:rsid="0ae6f302"/>
    </style:style>
    <style:style style:name="T806" style:family="text">
      <style:text-properties officeooo:rsid="0aeabd1a"/>
    </style:style>
    <style:style style:name="T807" style:family="text">
      <style:text-properties officeooo:rsid="0aee323a"/>
    </style:style>
    <style:style style:name="T808" style:family="text">
      <style:text-properties officeooo:rsid="0af2e243"/>
    </style:style>
    <style:style style:name="T809" style:family="text">
      <style:text-properties officeooo:rsid="0af6c6df"/>
    </style:style>
    <style:style style:name="T810" style:family="text">
      <style:text-properties officeooo:rsid="0af74553"/>
    </style:style>
    <style:style style:name="T811" style:family="text">
      <style:text-properties officeooo:rsid="0afab29d"/>
    </style:style>
    <style:style style:name="T812" style:family="text">
      <style:text-properties officeooo:rsid="0afbeb49"/>
    </style:style>
    <style:style style:name="T813" style:family="text">
      <style:text-properties officeooo:rsid="0b05acb1"/>
    </style:style>
    <style:style style:name="T814" style:family="text">
      <style:text-properties officeooo:rsid="0b17e93f"/>
    </style:style>
    <style:style style:name="T815" style:family="text">
      <style:text-properties officeooo:rsid="0b1bb23f"/>
    </style:style>
    <style:style style:name="T816" style:family="text">
      <style:text-properties officeooo:rsid="0b1dc3bb"/>
    </style:style>
    <style:style style:name="T817" style:family="text">
      <style:text-properties officeooo:rsid="0b1e5ace"/>
    </style:style>
    <style:style style:name="T818" style:family="text">
      <style:text-properties officeooo:rsid="0b235861"/>
    </style:style>
    <style:style style:name="T819" style:family="text">
      <style:text-properties officeooo:rsid="0b293fdb"/>
    </style:style>
    <style:style style:name="T820" style:family="text">
      <style:text-properties officeooo:rsid="0b2b1724"/>
    </style:style>
    <style:style style:name="T821" style:family="text">
      <style:text-properties officeooo:rsid="0b302d73"/>
    </style:style>
    <style:style style:name="T822" style:family="text">
      <style:text-properties officeooo:rsid="0b31921e"/>
    </style:style>
    <style:style style:name="T823" style:family="text">
      <style:text-properties officeooo:rsid="0b322114"/>
    </style:style>
    <style:style style:name="T824" style:family="text">
      <style:text-properties officeooo:rsid="0b3311ad"/>
    </style:style>
    <style:style style:name="T825" style:family="text">
      <style:text-properties officeooo:rsid="0b34e9af"/>
    </style:style>
    <style:style style:name="T826" style:family="text">
      <style:text-properties officeooo:rsid="0b45a0a1"/>
    </style:style>
    <style:style style:name="T827" style:family="text">
      <style:text-properties officeooo:rsid="0b4a2942"/>
    </style:style>
    <style:style style:name="T828" style:family="text">
      <style:text-properties officeooo:rsid="0b4dc59f"/>
    </style:style>
    <style:style style:name="T829" style:family="text">
      <style:text-properties officeooo:rsid="0b4e93de"/>
    </style:style>
    <style:style style:name="T830" style:family="text">
      <style:text-properties officeooo:rsid="0b503495"/>
    </style:style>
    <style:style style:name="T831" style:family="text">
      <style:text-properties officeooo:rsid="0b50e1eb"/>
    </style:style>
    <style:style style:name="T832" style:family="text">
      <style:text-properties officeooo:rsid="0b52901d"/>
    </style:style>
    <style:style style:name="T833" style:family="text">
      <style:text-properties officeooo:rsid="0b56eb57"/>
    </style:style>
    <style:style style:name="T834" style:family="text">
      <style:text-properties officeooo:rsid="0b68bda6"/>
    </style:style>
    <style:style style:name="T835" style:family="text">
      <style:text-properties officeooo:rsid="0b6bb4b1"/>
    </style:style>
    <style:style style:name="T836" style:family="text">
      <style:text-properties officeooo:rsid="0b6cb198"/>
    </style:style>
    <style:style style:name="T837" style:family="text">
      <style:text-properties officeooo:rsid="0b6e12f3"/>
    </style:style>
    <style:style style:name="T838" style:family="text">
      <style:text-properties officeooo:rsid="0b6fb975"/>
    </style:style>
    <style:style style:name="T839" style:family="text">
      <style:text-properties officeooo:rsid="0b7182f5"/>
    </style:style>
    <style:style style:name="T840" style:family="text">
      <style:text-properties officeooo:rsid="0b7650c6"/>
    </style:style>
    <style:style style:name="T841" style:family="text">
      <style:text-properties officeooo:rsid="0b786e78"/>
    </style:style>
    <style:style style:name="T842" style:family="text">
      <style:text-properties officeooo:rsid="0b79a9c3"/>
    </style:style>
    <style:style style:name="T843" style:family="text">
      <style:text-properties officeooo:rsid="0b7b1f76"/>
    </style:style>
    <style:style style:name="T844" style:family="text">
      <style:text-properties officeooo:rsid="0b7d2930"/>
    </style:style>
    <style:style style:name="T845" style:family="text">
      <style:text-properties officeooo:rsid="0b80faf5"/>
    </style:style>
    <style:style style:name="T846" style:family="text">
      <style:text-properties officeooo:rsid="0b810a57"/>
    </style:style>
    <style:style style:name="T847" style:family="text">
      <style:text-properties officeooo:rsid="0b82d001"/>
    </style:style>
    <style:style style:name="T848" style:family="text">
      <style:text-properties officeooo:rsid="0b848f48"/>
    </style:style>
    <style:style style:name="T849" style:family="text">
      <style:text-properties officeooo:rsid="0b8634cd"/>
    </style:style>
    <style:style style:name="T850" style:family="text">
      <style:text-properties fo:font-size="16pt" style:text-underline-style="none" fo:font-weight="bold" officeooo:rsid="0ac4fe72" style:font-size-asian="16pt" style:font-weight-asian="bold" style:font-size-complex="16pt" style:font-weight-complex="bold"/>
    </style:style>
    <style:style style:name="T851" style:family="text">
      <style:text-properties fo:font-size="16pt" style:text-underline-style="none" fo:font-weight="bold" officeooo:rsid="03940cdc" style:font-size-asian="16pt" style:font-weight-asian="bold" style:font-size-complex="16pt" style:font-weight-complex="bold"/>
    </style:style>
    <style:style style:name="T852" style:family="text">
      <style:text-properties fo:font-size="11pt" fo:language="es" fo:country="ES" style:text-underline-style="none" fo:font-weight="bold" officeooo:rsid="0460ca58" style:font-size-asian="11pt" style:font-weight-asian="bold" style:font-size-complex="11pt" style:font-weight-complex="bold"/>
    </style:style>
    <style:style style:name="T853" style:family="text">
      <style:text-properties fo:font-size="11pt" fo:language="es" fo:country="ES" style:text-underline-style="none" fo:font-weight="bold" officeooo:rsid="0ac7a499" style:font-size-asian="11pt" style:font-weight-asian="bold" style:font-size-complex="11pt" style:font-weight-complex="bold"/>
    </style:style>
    <style:style style:name="T854" style:family="text">
      <style:text-properties fo:font-size="11pt" fo:language="es" fo:country="ES" style:text-underline-style="none" fo:font-weight="bold" officeooo:rsid="051d752c" style:font-size-asian="11pt" style:font-weight-asian="bold" style:font-size-complex="11pt" style:font-weight-complex="bold"/>
    </style:style>
    <style:style style:name="T855" style:family="text">
      <style:text-properties style:font-name="Georgia1"/>
    </style:style>
    <style:style style:name="T856" style:family="text">
      <style:text-properties style:font-name="Georgia1" style:text-underline-style="none" fo:font-weight="normal" officeooo:rsid="01605488" style:font-weight-asian="normal" style:font-weight-complex="normal"/>
    </style:style>
    <style:style style:name="T857" style:family="text">
      <style:text-properties style:font-name="Georgia1" style:text-underline-style="none" fo:font-weight="normal" officeooo:rsid="03b6bf4d" style:font-weight-asian="normal" style:font-weight-complex="normal"/>
    </style:style>
    <style:style style:name="T858" style:family="text">
      <style:text-properties style:font-name="Georgia1" style:text-underline-style="none" fo:font-weight="normal" officeooo:rsid="02b2ccce" style:font-weight-asian="normal" style:font-weight-complex="normal"/>
    </style:style>
    <style:style style:name="T859" style:family="text">
      <style:text-properties style:font-name="Georgia1" fo:font-size="12pt" fo:font-weight="bold" style:font-size-asian="12pt" style:font-weight-asian="bold" style:font-size-complex="12pt" style:font-weight-complex="bold"/>
    </style:style>
    <style:style style:name="T860" style:family="text">
      <style:text-properties style:font-name="Georgia1" fo:font-size="12pt" fo:font-weight="bold" officeooo:rsid="0acd4961" style:font-size-asian="12pt" style:font-weight-asian="bold" style:font-size-complex="12pt" style:font-weight-complex="bold"/>
    </style:style>
    <style:style style:name="T861" style:family="text">
      <style:text-properties style:font-name="Georgia1" fo:font-size="12pt" style:font-size-asian="12pt" style:font-size-complex="12pt"/>
    </style:style>
    <style:style style:name="T862" style:family="text">
      <style:text-properties style:font-name="Georgia1" fo:font-size="12pt" officeooo:rsid="0af46972" style:font-size-asian="12pt" style:font-size-complex="12pt"/>
    </style:style>
    <style:style style:name="T863" style:family="text">
      <style:text-properties style:font-name="Georgia1" fo:font-size="12pt" officeooo:rsid="0b0e781a" style:font-size-asian="12pt" style:font-size-complex="12pt"/>
    </style:style>
    <style:style style:name="T864" style:family="text">
      <style:text-properties style:font-name="Georgia1" fo:font-size="12pt" officeooo:rsid="00ffab49" style:font-size-asian="12pt" style:font-size-complex="12pt"/>
    </style:style>
    <style:style style:name="T865" style:family="text">
      <style:text-properties style:font-name="Georgia1" fo:font-size="12pt" officeooo:rsid="00e71710" style:font-size-asian="12pt" style:font-size-complex="12pt"/>
    </style:style>
    <style:style style:name="T866" style:family="text">
      <style:text-properties style:font-name="Georgia1" fo:font-size="12pt" officeooo:rsid="010fc025" style:font-size-asian="12pt" style:font-size-complex="12pt"/>
    </style:style>
    <style:style style:name="T867" style:family="text">
      <style:text-properties style:font-name="Georgia1" fo:font-size="12pt" style:text-underline-style="none" style:font-size-asian="12pt" style:font-size-complex="12pt"/>
    </style:style>
    <style:style style:name="T868" style:family="text">
      <style:text-properties style:font-name="Georgia1" fo:font-size="12pt" fo:language="es" fo:country="ES" style:font-size-asian="12pt" style:font-size-complex="12pt"/>
    </style:style>
    <style:style style:name="T869" style:family="text">
      <style:text-properties style:font-name="Georgia1" fo:font-size="12pt" fo:language="es" fo:country="ES" officeooo:rsid="070668db" style:font-size-asian="12pt" style:font-size-complex="12pt"/>
    </style:style>
    <style:style style:name="T870" style:family="text">
      <style:text-properties style:font-name="Georgia1" fo:font-size="12pt" fo:language="es" fo:country="ES" fo:font-weight="bold" officeooo:rsid="0afab29d" style:font-size-asian="12pt" style:font-weight-asian="bold" style:font-size-complex="12pt" style:font-weight-complex="bold"/>
    </style:style>
    <style:style style:name="T871" style:family="text">
      <style:text-properties style:font-name="Georgia1" fo:font-size="12pt" fo:language="es" fo:country="ES" fo:font-weight="bold" officeooo:rsid="05ea62ce" style:font-size-asian="12pt" style:font-weight-asian="bold" style:font-size-complex="12pt" style:font-weight-complex="bold"/>
    </style:style>
    <style:style style:name="T872" style:family="text">
      <style:text-properties style:font-name="Georgia1" fo:font-size="12pt" fo:language="es" fo:country="ES" fo:font-weight="bold" officeooo:rsid="06a7e335" style:font-size-asian="12pt" style:font-weight-asian="bold" style:font-size-complex="12pt" style:font-weight-complex="bold"/>
    </style:style>
    <style:style style:name="T873" style:family="text">
      <style:text-properties style:font-name="Georgia1" fo:font-size="12pt" fo:font-weight="normal" style:font-size-asian="12pt" style:font-weight-asian="normal" style:font-size-complex="12pt" style:font-weight-complex="normal"/>
    </style:style>
    <style:style style:name="T874" style:family="text">
      <style:text-properties style:font-name="Georgia1" fo:font-size="12pt" fo:font-weight="normal" officeooo:rsid="00df1d78" style:font-size-asian="12pt" style:font-weight-asian="normal" style:font-size-complex="12pt" style:font-weight-complex="normal"/>
    </style:style>
    <style:style style:name="T875" style:family="text">
      <style:text-properties style:font-name="Georgia1" fo:font-size="12pt" fo:font-weight="normal" officeooo:rsid="00ffab49" style:font-size-asian="12pt" style:font-weight-asian="normal" style:font-size-complex="12pt" style:font-weight-complex="normal"/>
    </style:style>
    <style:style style:name="T876" style:family="text">
      <style:text-properties style:font-name="Georgia1" fo:font-size="12pt" fo:font-weight="normal" officeooo:rsid="0108abef" style:font-size-asian="12pt" style:font-weight-asian="normal" style:font-size-complex="12pt" style:font-weight-complex="normal"/>
    </style:style>
    <style:style style:name="T877" style:family="text">
      <style:text-properties style:font-name="Georgia1" fo:font-size="12pt" fo:font-weight="normal" officeooo:rsid="00e1aa35" style:font-size-asian="12pt" style:font-weight-asian="normal" style:font-size-complex="12pt" style:font-weight-complex="normal"/>
    </style:style>
    <style:style style:name="T878" style:family="text">
      <style:text-properties style:font-name="Georgia1" fo:font-size="12pt" fo:font-weight="normal" officeooo:rsid="00e71710" style:font-size-asian="12pt" style:font-weight-asian="normal" style:font-size-complex="12pt" style:font-weight-complex="normal"/>
    </style:style>
    <style:style style:name="T879" style:family="text">
      <style:text-properties style:font-name="Georgia1" fo:font-size="12pt" fo:font-weight="normal" officeooo:rsid="010b0935" style:font-size-asian="12pt" style:font-weight-asian="normal" style:font-size-complex="12pt" style:font-weight-complex="normal"/>
    </style:style>
    <style:style style:name="T880" style:family="text">
      <style:text-properties style:font-name="Georgia1" fo:font-size="12pt" fo:font-weight="normal" officeooo:rsid="010b66dd" style:font-size-asian="12pt" style:font-weight-asian="normal" style:font-size-complex="12pt" style:font-weight-complex="normal"/>
    </style:style>
    <style:style style:name="T881" style:family="text">
      <style:text-properties style:font-name="Georgia1" fo:font-size="12pt" fo:font-weight="normal" officeooo:rsid="00e78cb3" style:font-size-asian="12pt" style:font-weight-asian="normal" style:font-size-complex="12pt" style:font-weight-complex="normal"/>
    </style:style>
    <style:style style:name="T882" style:family="text">
      <style:text-properties style:font-name="Georgia1" fo:font-size="12pt" fo:font-weight="normal" officeooo:rsid="00f2a553" style:font-size-asian="12pt" style:font-weight-asian="normal" style:font-size-complex="12pt" style:font-weight-complex="normal"/>
    </style:style>
    <style:style style:name="T883" style:family="text">
      <style:text-properties style:font-name="Georgia1" fo:font-size="12pt" fo:font-weight="normal" officeooo:rsid="010fc025" style:font-size-asian="12pt" style:font-weight-asian="normal" style:font-size-complex="12pt" style:font-weight-complex="normal"/>
    </style:style>
    <style:style style:name="T884" style:family="text">
      <style:text-properties fo:font-size="12pt" style:font-size-asian="12pt" style:font-size-complex="12pt"/>
    </style:style>
    <style:style style:name="T885" style:family="text">
      <style:text-properties fo:font-size="12pt" officeooo:rsid="0090ac85" style:font-size-asian="12pt" style:font-size-complex="12pt"/>
    </style:style>
    <style:style style:name="T886" style:family="text">
      <style:text-properties fo:font-size="12pt" officeooo:rsid="00943450" style:font-size-asian="12pt" style:font-size-complex="12pt"/>
    </style:style>
    <style:style style:name="T887" style:family="text">
      <style:text-properties fo:font-size="12pt" officeooo:rsid="00e473a6" style:font-size-asian="12pt" style:font-size-complex="12pt"/>
    </style:style>
    <style:style style:name="T888" style:family="text">
      <style:text-properties fo:font-size="12pt" officeooo:rsid="008f8647" style:font-size-asian="12pt" style:font-size-complex="12pt"/>
    </style:style>
    <style:style style:name="T889" style:family="text">
      <style:text-properties fo:font-size="12pt" officeooo:rsid="04f1da9e" style:font-size-asian="12pt" style:font-size-complex="12pt"/>
    </style:style>
    <style:style style:name="T890" style:family="text">
      <style:text-properties fo:font-size="12pt" officeooo:rsid="0b53adea" style:font-size-asian="12pt" style:font-size-complex="12pt"/>
    </style:style>
    <style:style style:name="T891" style:family="text">
      <style:text-properties fo:font-size="12pt" officeooo:rsid="0ae4ca4b" style:font-size-asian="12pt" style:font-size-complex="12pt"/>
    </style:style>
    <style:style style:name="T892" style:family="text">
      <style:text-properties fo:font-size="12pt" fo:font-weight="bold" style:font-size-asian="12pt" style:font-weight-asian="bold" style:font-size-complex="12pt" style:font-weight-complex="bold"/>
    </style:style>
    <style:style style:name="T893" style:family="text">
      <style:text-properties fo:font-size="12pt" fo:font-weight="bold" officeooo:rsid="0aee3085" style:font-size-asian="12pt" style:font-weight-asian="bold" style:font-size-complex="12pt" style:font-weight-complex="bold"/>
    </style:style>
    <style:style style:name="T894" style:family="text">
      <style:text-properties fo:font-size="12pt" fo:font-weight="bold" officeooo:rsid="0afdf6a4" style:font-size-asian="12pt" style:font-weight-asian="bold" style:font-size-complex="12pt" style:font-weight-complex="bold"/>
    </style:style>
    <style:style style:name="T895" style:family="text">
      <style:text-properties fo:font-size="12pt" style:text-underline-style="none" fo:font-weight="bold" officeooo:rsid="0af20b1a" style:font-size-asian="12pt" style:font-weight-asian="bold" style:font-size-complex="12pt" style:font-weight-complex="bold"/>
    </style:style>
    <style:style style:name="T896" style:family="text">
      <style:text-properties fo:font-size="12pt" style:text-underline-style="none" fo:font-weight="bold" officeooo:rsid="04e33c83" style:font-size-asian="12pt" style:font-weight-asian="bold" style:font-size-complex="12pt" style:font-weight-complex="bold"/>
    </style:style>
    <style:style style:name="T897" style:family="text">
      <style:text-properties fo:font-size="12pt" style:text-underline-style="none" fo:font-weight="bold" officeooo:rsid="069becf8" style:font-size-asian="12pt" style:font-weight-asian="bold" style:font-size-complex="12pt" style:font-weight-complex="bold"/>
    </style:style>
    <style:style style:name="T898" style:family="text">
      <style:text-properties fo:font-size="12pt" fo:font-style="normal" officeooo:rsid="0aee323a" style:font-size-asian="12pt" style:font-style-asian="normal" style:font-size-complex="12pt" style:font-style-complex="normal"/>
    </style:style>
    <style:style style:name="T899" style:family="text">
      <style:text-properties fo:font-size="12pt" fo:font-style="normal" officeooo:rsid="0aeff74c" style:font-size-asian="12pt" style:font-style-asian="normal" style:font-size-complex="12pt" style:font-style-complex="normal"/>
    </style:style>
    <style:style style:name="T900" style:family="text">
      <style:text-properties fo:font-size="12pt" fo:font-style="normal" officeooo:rsid="0af03558" style:font-size-asian="12pt" style:font-style-asian="normal" style:font-size-complex="12pt" style:font-style-complex="normal"/>
    </style:style>
    <style:style style:name="T901" style:family="text">
      <style:text-properties officeooo:rsid="0b9e9ae7"/>
    </style:style>
    <style:style style:name="T902" style:family="text">
      <style:text-properties officeooo:rsid="0b9f0279"/>
    </style:style>
    <style:style style:name="T903" style:family="text">
      <style:text-properties officeooo:rsid="0ba330d1"/>
    </style:style>
    <style:style style:name="T904" style:family="text">
      <style:text-properties officeooo:rsid="0ba6a3b4"/>
    </style:style>
    <style:style style:name="T905" style:family="text">
      <style:text-properties officeooo:rsid="0ba7dfa1"/>
    </style:style>
    <style:style style:name="T906" style:family="text">
      <style:text-properties fo:color="#000000" style:font-name="Monospace" fo:font-size="10pt" style:font-size-asian="10pt"/>
    </style:style>
    <style:style style:name="T907" style:family="text">
      <style:text-properties fo:color="#000000" style:font-name="Monospace" fo:font-size="10pt" fo:background-color="#e8f2fe" loext:char-shading-value="0" style:font-size-asian="10pt"/>
    </style:style>
    <style:style style:name="T908" style:family="text">
      <style:text-properties fo:color="#7f0055" style:font-name="Monospace" fo:font-size="10pt" fo:font-weight="bold" style:font-size-asian="10pt" style:font-weight-asian="bold"/>
    </style:style>
    <style:style style:name="T909" style:family="text">
      <style:text-properties fo:color="#7f0055" style:font-name="Monospace" fo:font-size="10pt" fo:font-weight="bold" fo:background-color="#e8f2fe" loext:char-shading-value="0" style:font-size-asian="10pt" style:font-weight-asian="bold"/>
    </style:style>
    <style:style style:name="T910" style:family="text">
      <style:text-properties fo:color="#0000c0" style:font-name="Monospace" fo:font-size="10pt" fo:font-style="italic" fo:font-weight="bold" style:font-size-asian="10pt" style:font-style-asian="italic" style:font-weight-asian="bold"/>
    </style:style>
    <style:style style:name="T911" style:family="text">
      <style:text-properties fo:color="#0000c0" style:font-name="Monospace" fo:font-size="10pt" fo:font-style="italic" fo:font-weight="bold" fo:background-color="#e8f2fe" loext:char-shading-value="0" style:font-size-asian="10pt" style:font-style-asian="italic" style:font-weight-asian="bold"/>
    </style:style>
    <style:style style:name="T912" style:family="text">
      <style:text-properties fo:color="#0000c0" style:font-name="Monospace" fo:font-size="10pt" style:font-size-asian="10pt"/>
    </style:style>
    <style:style style:name="T913" style:family="text">
      <style:text-properties fo:color="#2a00ff" style:font-name="Monospace" fo:font-size="10pt" style:font-size-asian="10pt"/>
    </style:style>
    <style:style style:name="T914" style:family="text">
      <style:text-properties fo:color="#2a00ff" style:font-name="Monospace" fo:font-size="10pt" fo:background-color="#e8f2fe" loext:char-shading-value="0" style:font-size-asian="10pt"/>
    </style:style>
    <style:style style:name="T915" style:family="text">
      <style:text-properties fo:color="#3f5fbf" style:font-name="Monospace" fo:font-size="10pt" style:font-size-asian="10pt"/>
    </style:style>
    <style:style style:name="T916" style:family="text">
      <style:text-properties fo:color="#3f5fbf" style:font-name="Monospace" fo:font-size="10pt" style:text-underline-style="none" style:font-size-asian="10pt"/>
    </style:style>
    <style:style style:name="T917" style:family="text">
      <style:text-properties fo:color="#7f9fbf" style:font-name="Monospace" fo:font-size="10pt" fo:font-weight="bold" style:font-size-asian="10pt" style:font-weight-asian="bold"/>
    </style:style>
    <style:style style:name="T918" style:family="text">
      <style:text-properties fo:color="#6a3e3e" style:font-name="Monospace" fo:font-size="10pt" style:font-size-asian="10pt"/>
    </style:style>
    <style:style style:name="T919" style:family="text">
      <style:text-properties officeooo:rsid="0bbe1aef"/>
    </style:style>
    <style:style style:name="T920" style:family="text">
      <style:text-properties officeooo:rsid="0bc4ea93"/>
    </style:style>
    <style:style style:name="T921" style:family="text">
      <style:text-properties officeooo:rsid="0bc65cf9"/>
    </style:style>
    <style:style style:name="T922" style:family="text">
      <style:text-properties officeooo:rsid="0bed0ea8"/>
    </style:style>
    <style:style style:name="T923" style:family="text">
      <style:text-properties officeooo:rsid="0bf18ed2"/>
    </style:style>
    <style:style style:name="T924" style:family="text">
      <style:text-properties style:font-name="Georgia1" fo:font-size="12pt" style:font-size-asian="12pt" style:font-size-complex="12pt"/>
    </style:style>
    <style:style style:name="T925" style:family="text">
      <style:text-properties style:font-name="Georgia1" fo:font-size="12pt" officeooo:rsid="0851dbcf" style:font-size-asian="12pt" style:font-size-complex="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left" style:horizontal-rel="paragraph" style:mirror="none" fo:clip="rect(0cm, 0.67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right" style:horizontal-rel="paragraph" style:mirror="none" fo:clip="rect(0cm, 0.693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cm, 0.654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center" style:horizontal-rel="paragraph" style:mirror="none" fo:clip="rect(0cm, 0.796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42">Proyecto DAW: </text:p>
      <text:p text:style-name="P43">Easy Time<text:span text:style-name="T91">t</text:span>able.</text:p>
      <text:p text:style-name="P41">Gestor de horarios</text:p>
      <text:p text:style-name="P40"/>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96">Indice</text:p>
          </text:index-title>
          <text:p text:style-name="P997">1 Estructura y organización de la empresa<text:tab/>4</text:p>
          <text:p text:style-name="P1104">1.1 La empresa<text:tab/>4</text:p>
          <text:p text:style-name="P1104">1.2 Jerarquía<text:tab/>4</text:p>
          <text:p text:style-name="P997">1.2.1 Definición de jerarquía<text:tab/>4</text:p>
          <text:p text:style-name="P1105">1.2.2 Reflexión posiciones jerárquicas en empresas de programación<text:tab/>5</text:p>
          <text:p text:style-name="P1104">1.3 Clientes<text:tab/>8</text:p>
          <text:p text:style-name="P1105">1.3.1 Tipos de clientes<text:tab/>8</text:p>
          <text:p text:style-name="P1105">1.3.2 Características de un servicio<text:tab/>10</text:p>
          <text:p text:style-name="P1104">1.4 Calidad de servicio<text:tab/>10</text:p>
          <text:p text:style-name="P1104">1.5 Prevención de riesgos laborales<text:tab/>12</text:p>
          <text:p text:style-name="P1105">1.5.1 Legislación en materia de prevención de riesgos laborales<text:tab/>12</text:p>
          <text:p text:style-name="P1105">1.5.2 Prevención de riesgos en una empresa de programación<text:tab/>14</text:p>
          <text:p text:style-name="P1105">1.5.3 Equipos de protección individual (EPI)<text:tab/>19</text:p>
          <text:p text:style-name="P1105">1.5.4 Medidas adoptadas por empresas TI frente al Coronavirus<text:tab/>20</text:p>
          <text:p text:style-name="P1104">1.6 Diseño del puesto de trabajo<text:tab/>21</text:p>
          <text:p text:style-name="P1105">1.6.1 Regulación de señales PRL<text:tab/>23</text:p>
          <text:p text:style-name="P1105">1.6.2 Señales de prevención en una empresa de programación.<text:tab/>24</text:p>
          <text:p text:style-name="P1104">1.7 Protección de un CPD<text:tab/>25</text:p>
          <text:p text:style-name="P1105">1.7.1 Físico<text:tab/>25</text:p>
          <text:p text:style-name="P1105">1.7.2 Lógico<text:tab/>26</text:p>
          <text:p text:style-name="P997">2 Hábitos éticos y laborales<text:tab/>28</text:p>
          <text:p text:style-name="P1104">2.1 Rueda de la vida<text:tab/>28</text:p>
          <text:p text:style-name="P1105">2.1.1 Rueda de la vida personal:<text:tab/>28</text:p>
          <text:p text:style-name="P1105">2.1.2 La rueda de la vida profesional<text:tab/>29</text:p>
          <text:p text:style-name="P1105">2.1.3 Rueda de la vida competencial<text:tab/>32</text:p>
          <text:p text:style-name="P1104">2.2 Análisis DAFO de mi mismo<text:tab/>34</text:p>
          <text:p text:style-name="P1104">2.3 Curriculum vitae<text:tab/>34</text:p>
          <text:p text:style-name="P1105">2.3.1 Castellano<text:tab/>34</text:p>
          <text:p text:style-name="P1105">2.3.2 Valenciano<text:tab/>34</text:p>
          <text:p text:style-name="P1105">2.3.3 Ingles<text:tab/>34</text:p>
          <text:p text:style-name="P997">3 Easy Time Table<text:tab/>35</text:p>
          <text:p text:style-name="P1104">3.1 Lista de posibles proyectos<text:tab/>35</text:p>
          <text:p text:style-name="P1104">3.2 Elección del proyecto a realizar<text:tab/>36</text:p>
          <text:p text:style-name="P1105"><text:s/>3.2.1 Justificación del proyecto<text:tab/>36</text:p>
          <text:p text:style-name="P1104">3.3 Organización de las tareas<text:tab/>38</text:p>
          <text:p text:style-name="P1105">3.3.1 Fases del proyecto<text:tab/>38</text:p>
          <text:p text:style-name="P1104">3.4 Primer análisis del proyecto<text:tab/>39</text:p>
          <text:p text:style-name="P1105">3.4.1 Investigación de necesidades<text:tab/>39</text:p>
          <text:p text:style-name="P1107">3.4.1.1 Preguntas<text:tab/>39</text:p>
          <text:p text:style-name="P1107">3.4.1.2 Respuestas<text:tab/>40</text:p>
          <text:p text:style-name="P1105">3.4.2 Objetivos a satisfacer<text:tab/>43</text:p>
          <text:p text:style-name="P1104">3.5 Lineas de investigación futuras<text:tab/>45</text:p>
          <text:p text:style-name="P1104">3.6 Estado del arte<text:tab/>46</text:p>
          <text:p text:style-name="P1105"><text:soft-page-break/>3.6.1 Programas similares<text:tab/>46</text:p>
          <text:p text:style-name="P1105">3.6.2 Tecnologías y apis<text:tab/>49</text:p>
          <text:p text:style-name="P1105">3.<text:span text:style-name="T484">6.3 </text:span><text:span text:style-name="T484">Co</text:span><text:span text:style-name="T484">m</text:span>paración de opciones de las distintas plataformas de trabajo<text:tab/>51</text:p>
          <text:p text:style-name="P1105">3.6.4 Justificación de la plataforma de trabajo<text:tab/>52</text:p>
          <text:p text:style-name="P1104">3.7 Listado de equipo informático para el proyecto<text:tab/>53</text:p>
          <text:p text:style-name="P1107">3.7.1 Hardware<text:tab/>53</text:p>
          <text:p text:style-name="P1107">3.7.2 Software<text:tab/>53</text:p>
          <text:p text:style-name="P1104">3.8 Ciclo de vida<text:tab/>54</text:p>
          <text:p text:style-name="P1104">3.9 Versiones, road map<text:tab/>55</text:p>
          <text:p text:style-name="P1105">3.9.1 Codificación de la versión<text:tab/>55</text:p>
          <text:p text:style-name="P1105">3.9.2 Lista de versiones e implementaciones<text:tab/>55</text:p>
          <text:p text:style-name="P1105">3.9.3 Mejora de calidad<text:tab/>56</text:p>
          <text:p text:style-name="P1104">3.10 Requisitos mínimos del programa<text:tab/>56</text:p>
          <text:p text:style-name="P1104">3.11 Preguntas para confirmar el planteamiento<text:tab/>57</text:p>
          <text:p text:style-name="P1104">3.12 Cronograma<text:tab/>58</text:p>
          <text:p text:style-name="P1104">3.13 Desarrollo del proyecto<text:tab/>58</text:p>
          <text:p text:style-name="P1105">3.13.1 Entendiendo un horario<text:tab/>58</text:p>
          <text:p text:style-name="P1105">3.13.2 Objetos principales<text:tab/>58</text:p>
          <text:p text:style-name="P1105">3.13.2 Esquema de la Base de datos<text:tab/>59</text:p>
          <text:p text:style-name="P1105">3.13.3 Modelo Relacional<text:tab/>63</text:p>
          <text:p text:style-name="P1105">3.13.4 Interfaz<text:tab/>66</text:p>
          <text:p text:style-name="P1105">3.13.5 Diagrama de clases<text:tab/>69</text:p>
          <text:p text:style-name="P1105">3.16.6 Adaptaciones<text:tab/>75</text:p>
          <text:p text:style-name="P1107">3.6.6.1 Cambiar los parámetros a mostrar<text:tab/>75</text:p>
          <text:p text:style-name="P1107">3.6.6.2 Cambiar el abito de la aplicación<text:tab/>75</text:p>
          <text:p text:style-name="P1105">3.13.7 Ampliaciones<text:tab/>77</text:p>
          <text:p text:style-name="P997">4 Bibliografia<text:tab/>79</text:p>
          <text:p text:style-name="P1106"><text:span text:style-name="T484">/**</text:span><text:span text:style-name="T484">S</text:span><text:span text:style-name="T484">in usar </text:span><text:span text:style-name="T484">por el momento, usar en su debido moment</text:span><text:span text:style-name="T484">o**/</text:span><text:tab/>80</text:p>
          <text:p text:style-name="P997">Procedimientos de trabajo<text:tab/>80</text:p>
        </text:index-body>
      </text:table-of-content>
      <text:p text:style-name="P38"/>
      <text:p text:style-name="P985"><text:toc-mark-start text:id="IMark93991340698728" text:outline-level="1"/><text:span text:style-name="T850">1 </text:span><text:span text:style-name="T851">Estructura y organización de la empresa</text:span><text:toc-mark-end text:id="IMark93991340698728"/></text:p>
      <text:p text:style-name="P209"/>
      <text:p text:style-name="P210"><text:toc-mark-start text:id="IMark93991338578232" text:outline-level="2"/><text:span text:style-name="T17">1.1 </text:span><text:span text:style-name="T4">La e</text:span><text:span text:style-name="T1">mpresa</text:span><text:toc-mark-end text:id="IMark93991338578232"/>:</text:p>
      <text:p text:style-name="P126">Web<text:span text:style-name="T813">S</text:span>ystem <text:span text:style-name="T471">es una a</text:span>gencia de <text:span text:style-name="T471">m</text:span>arketing <text:span text:style-name="T471">digital, la cual crea aplicaciones, paginas web, ERP, posicionamiento SEO, campañas de anuncios, entre otras cosas.</text:span></text:p>
      <text:p text:style-name="P151"><text:span text:style-name="T856">Enlace: </text:span><text:a xlink:type="simple" xlink:href="https://websystem.es/" text:style-name="Internet_20_link" text:visited-style-name="Visited_20_Internet_20_Link"><text:span text:style-name="T855">https://websystem.es/</text:span></text:a><text:span text:style-name="T855"> </text:span></text:p>
      <text:p text:style-name="P230"/>
      <text:p text:style-name="P275"><text:toc-mark-start text:id="IMark93991338578232" text:outline-level="2"/><text:span text:style-name="T794">1.2 </text:span>Jerarquía<text:toc-mark-end text:id="IMark93991338578232"/></text:p>
      <text:p text:style-name="P355"><text:span text:style-name="T852"><text:tab/></text:span><text:toc-mark-start text:id="IMark93991340697368" text:outline-level="1"/><text:span text:style-name="T853">1.2.1 </text:span><text:span text:style-name="T854">Definición</text:span><text:span text:style-name="T852"> de jerarquía</text:span><text:toc-mark-end text:id="IMark93991340697368"/></text:p>
      <text:p text:style-name="P130"><text:span text:style-name="T603">Según</text:span> la RAE podemos encontrar <text:span text:style-name="T601">las definiciones para jerarquía</text:span>:</text:p>
      <text:p text:style-name="P118">“jerarquía</text:p>
      <text:p text:style-name="P118">De hierarquía.</text:p>
      <text:p text:style-name="P118"/>
      <text:p text:style-name="P118">1. f. Gradación de personas, valores o dignidades.</text:p>
      <text:p text:style-name="P118">2. f. jerarca.</text:p>
      <text:p text:style-name="P118">3. f. Rel. En el catolicismo, orden entre los diversos coros de los ángeles.</text:p>
      <text:p text:style-name="P118"/>
      <text:p text:style-name="P118">jerarquía normativa</text:p>
      <text:p text:style-name="P131"><text:span text:style-name="T163">1. f. Principio que, en el seno de un ordenamiento jurídico, impone la subordinación de las normas de grado inferior a las de rango superior.</text:span>”<text:span text:style-name="T600">(RAE)</text:span></text:p>
      <text:p text:style-name="P132"/>
      <text:p text:style-name="P133">“jerarca</text:p>
      <text:p text:style-name="P133">Del gr. ἱεράρχης hierárchēs.</text:p>
      <text:p text:style-name="P133"/>
      <text:p text:style-name="P133">1. m. Superior en la jerarquía eclesiástica.</text:p>
      <text:p text:style-name="P133">2. m. y f. Persona que tiene elevada categoría en una organización, una empresa, etc.”<text:span text:style-name="T602">(RAE)</text:span></text:p>
      <text:p text:style-name="P129"/>
      <text:p text:style-name="P129">En este caso la mejor definición para una empresa es la segunda.</text:p>
      <text:p text:style-name="P128"/>
      <text:p text:style-name="P264"><text:soft-page-break/>Para definir jerarquía en una empresa es:</text:p>
      <text:p text:style-name="P265">La división de los trabajadores designados por un nivel y controlados <text:span text:style-name="T638">y ordenados</text:span> un trabajador de nivel superior o jerarca.</text:p>
      <text:p text:style-name="P861"/>
      <text:p text:style-name="P861"/>
      <text:p text:style-name="P266"><text:span text:style-name="T342"><text:tab/></text:span><text:toc-mark-start text:id="IMark93991340698728" text:outline-level="3"/><text:span text:style-name="T224">1.2.2 </text:span><text:span text:style-name="T225">Reflex</text:span><text:span text:style-name="T226">ió</text:span><text:span text:style-name="T225">n posiciones </text:span><text:span text:style-name="T226">jerárquicas </text:span><text:span text:style-name="T227">en empresas de </text:span><text:span text:style-name="T228">programación</text:span><text:toc-mark-end text:id="IMark93991340698728"/></text:p>
      <text:p text:style-name="P428"><text:span text:style-name="T604">Según</text:span> el tamaño de la empresa, esta va a requerir una <text:span text:style-name="T604">jerarquía</text:span> diferente, buscando nuevas formas de organización, que resulten en una mejor organización y orientación de la empresa y de los trabajadores.</text:p>
      <text:p text:style-name="P862"><text:span text:style-name="T324">Tampoco todas tienen que ser iguales, aunque <text:s/>si que </text:span><text:span text:style-name="T325">se puede encontrar con</text:span><text:span text:style-name="T324"> las mismas funciones o muy similares.</text:span></text:p>
      <text:p text:style-name="P59"/>
      <text:p text:style-name="P863"><text:span text:style-name="T302"><text:tab/></text:span><text:span text:style-name="T219">Micro empresas</text:span><text:span text:style-name="T302"> </text:span><text:span text:style-name="T303">(</text:span><text:span text:style-name="T307">&lt;</text:span><text:span text:style-name="T303">10 trabajadores)</text:span><text:span text:style-name="T302">:</text:span></text:p>
      <text:p text:style-name="P864"><text:span text:style-name="T326">L</text:span><text:span text:style-name="T314">os cargos en estas empresas </text:span><text:span text:style-name="T311">están</text:span><text:span text:style-name="T314"> más compactados siendo </text:span><text:span text:style-name="T312">el m</text:span><text:span text:style-name="T314">ism</text:span><text:span text:style-name="T312">o</text:span><text:span text:style-name="T314"> </text:span><text:span text:style-name="T312">empleado </text:span><text:span text:style-name="T320">el</text:span><text:span text:style-name="T314"> que realice varios cargos </text:span><text:span text:style-name="T322">simultáneos.</text:span></text:p>
      <text:p text:style-name="P865"><text:span text:style-name="T304">Los </text:span><text:span text:style-name="T305">cargos de </text:span><text:span text:style-name="T306">dirección</text:span><text:span text:style-name="T305"> y otros altos cargos los </text:span><text:span text:style-name="T306">ocuparía</text:span><text:span text:style-name="T305"> el propio empresario </text:span><text:span text:style-name="T317">y</text:span><text:span text:style-name="T305"> </text:span><text:span text:style-name="T307">los cargos m</text:span><text:span text:style-name="T323">á</text:span><text:span text:style-name="T307">s bajos lo </text:span><text:span text:style-name="T311">ocuparía</text:span><text:span text:style-name="T307"> el mismo trabajador en su </text:span><text:span text:style-name="T311">sección.</text:span></text:p>
      <text:p text:style-name="P429"/>
      <text:p text:style-name="P878"><text:span text:style-name="T254"><text:tab/></text:span><text:span text:style-name="T346">Pequeña empresa</text:span><text:span text:style-name="T254"> (&lt;50 Trabajadores):</text:span></text:p>
      <text:p text:style-name="P866"><text:span text:style-name="T313">Este tipo de empresa </text:span><text:span text:style-name="T308">ya cuentan con una cantidad adecuada para repartir </text:span><text:span text:style-name="T309">los diferentes cargos </text:span><text:span text:style-name="T310">individua</text:span><text:span text:style-name="T316">lmente</text:span><text:span text:style-name="T310"> a cada empleado</text:span><text:span text:style-name="T312">, </text:span><text:span text:style-name="T321">en este punto se devén generar los departamentos</text:span></text:p>
      <text:p text:style-name="P430"/>
      <text:p text:style-name="P879"><text:span text:style-name="T254"><text:tab/></text:span><text:span text:style-name="T347">Mediana empresa</text:span><text:span text:style-name="T315"> (&lt;250 trabajadores)</text:span></text:p>
      <text:p text:style-name="P993">En este punto ya empieza a ser necesario tener una buena organización y estructura, ademas de empezar a separar las funciones de los distintos órganos administrativos.</text:p>
      <text:p text:style-name="P57"/>
      <text:p text:style-name="P57"/>
      <text:p text:style-name="P57"/>
      <text:p text:style-name="P880"><text:soft-page-break/><text:span text:style-name="T318"><text:tab/></text:span><text:span text:style-name="T229">Gran</text:span><text:span text:style-name="T230">des</text:span><text:span text:style-name="T229"> empresa</text:span><text:span text:style-name="T230">s</text:span><text:span text:style-name="T319"> (&gt;250 trabajadores)</text:span></text:p>
      <text:p text:style-name="P432">En este punto si es necesario tener separado las funcionalidades de cada empleado, departamento <text:span text:style-name="T605">y órgano de la empresa y sus relaciones entre otros grupos de la empresa</text:span>.</text:p>
      <text:p text:style-name="P432"/>
      <text:p text:style-name="P433"/>
      <text:p text:style-name="P433">Organigrama empresa:</text:p>
      <text:p text:style-name="P58"><draw:frame draw:style-name="fr1" draw:name="Marco1" text:anchor-type="char" svg:x="0cm" svg:y="0.226cm" svg:width="16.09cm" draw:z-index="1"><draw:text-box fo:min-height="6.443cm"><text:p text:style-name="P167"><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58"/>
      <text:p text:style-name="P47">DAFO <text:span text:style-name="T592">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1028"/>
          </table:table-cell>
          <table:table-cell table:style-name="Tabla1.B1" office:value-type="string">
            <text:p text:style-name="P1029">Interno</text:p>
          </table:table-cell>
          <table:table-cell table:style-name="Tabla1.C1" office:value-type="string">
            <text:p text:style-name="P1029">Externo</text:p>
          </table:table-cell>
        </table:table-row>
        <table:table-row>
          <table:table-cell table:style-name="Tabla1.A2" office:value-type="string">
            <text:p text:style-name="P1029">Putos <text:span text:style-name="T464">débiles</text:span></text:p>
          </table:table-cell>
          <table:table-cell table:style-name="Tabla1.B2" office:value-type="string">
            <text:p text:style-name="P1031">Debilidades:</text:p>
            <text:list xml:id="list4294518683" text:style-name="L1">
              <text:list-item>
                <text:p text:style-name="P999"><text:span text:style-name="T466">L</text:span>ocal pequeño.</text:p>
              </text:list-item>
              <text:list-item>
                <text:p text:style-name="P1000">Conocimientos limitados</text:p>
              </text:list-item>
            </text:list>
          </table:table-cell>
          <table:table-cell table:style-name="Tabla1.C2" office:value-type="string">
            <text:p text:style-name="P1031">Amenazas:</text:p>
            <text:list xml:id="list2385326306" text:style-name="L2">
              <text:list-item>
                <text:p text:style-name="P1002">Elevada competencia.</text:p>
              </text:list-item>
              <text:list-item>
                <text:p text:style-name="P1101"><text:span text:style-name="T252">Cambios de </text:span><text:span text:style-name="T253">tecnologías.</text:span></text:p>
              </text:list-item>
              <text:list-item>
                <text:p text:style-name="P1004">Alta <text:span text:style-name="T465">demanda</text:span> de clientes.</text:p>
              </text:list-item>
              <text:list-item>
                <text:p text:style-name="P1101"><text:span text:style-name="T253">Crisis </text:span><text:span text:style-name="T337">del </text:span><text:span text:style-name="T338">país.</text:span></text:p>
              </text:list-item>
              <text:list-item>
                <text:p text:style-name="P1006">Relaciones <text:span text:style-name="T467">país.</text:span></text:p>
              </text:list-item>
            </text:list>
          </table:table-cell>
        </table:table-row>
        <table:table-row table:style-name="Tabla1.3">
          <table:table-cell table:style-name="Tabla1.A3" office:value-type="string">
            <text:p text:style-name="P1029">Puntos fuertes</text:p>
          </table:table-cell>
          <table:table-cell table:style-name="Tabla1.B3" office:value-type="string">
            <text:p text:style-name="P1031">Fortalezas:</text:p>
            <text:list xml:id="list503990737" text:style-name="L3">
              <text:list-item>
                <text:p text:style-name="P1003">Fácil organización.</text:p>
              </text:list-item>
              <text:list-item>
                <text:p text:style-name="P1005">Alto conocimiento en los sectores.</text:p>
              </text:list-item>
              <text:list-item>
                <text:p text:style-name="P1033"><text:span text:style-name="T253">V</text:span><text:span text:style-name="T216">ariedad de servicios o productos.</text:span></text:p>
              </text:list-item>
              <text:list-item>
                <text:p text:style-name="P1100"><text:span text:style-name="T340">Clientes </text:span><text:span text:style-name="T339">satisfechos</text:span></text:p>
              </text:list-item>
            </text:list>
          </table:table-cell>
          <table:table-cell table:style-name="Tabla1.C3" office:value-type="string">
            <text:p text:style-name="P1031">Oportunidades:</text:p>
            <text:list xml:id="list1957438173" text:style-name="L4">
              <text:list-item>
                <text:p text:style-name="P1007">Herramientas y frameworks <text:span text:style-name="T472">para el desarrollo</text:span>.</text:p>
              </text:list-item>
              <text:list-item>
                <text:p text:style-name="P1007">Alumnos en practicas.</text:p>
              </text:list-item>
              <text:list-item>
                <text:p text:style-name="P1001">Oportunidad de aprender</text:p>
              </text:list-item>
            </text:list>
          </table:table-cell>
        </table:table-row>
      </table:table>
      <text:p text:style-name="P47"/>
      <text:p text:style-name="P47"/>
      <text:p text:style-name="P978"><text:toc-mark-start text:id="IMark93991338544344" text:outline-level="2"/><text:span text:style-name="T795">1.3 </text:span>Clientes<text:toc-mark-end text:id="IMark93991338544344"/></text:p>
      <text:p text:style-name="P488"/>
      <text:p text:style-name="P434"><text:toc-mark-start text:id="IMark93991338578232" text:outline-level="3"/><text:span text:style-name="T18">1.3.1 </text:span><text:span text:style-name="T11">T</text:span><text:span text:style-name="T3">ipos</text:span><text:span text:style-name="T1"> de cliente</text:span><text:span text:style-name="T3">s</text:span><text:toc-mark-end text:id="IMark93991338578232"/></text:p>
      <text:p text:style-name="P434"/>
      <text:p text:style-name="P211">Los clientes se pueden clasificar en diversos puntos de vista:</text:p>
      <text:p text:style-name="P212"/>
      <text:p text:style-name="P174"><text:span text:style-name="T37"><text:tab/></text:span><text:span text:style-name="T82">según su situación:</text:span></text:p>
      <text:list xml:id="list3974376327" text:style-name="L5">
        <text:list-item>
          <text:p text:style-name="P357"><text:span text:style-name="T209">Clientes activos periódicos</text:span><text:span text:style-name="T37">: </text:span><text:span text:style-name="T38">S</text:span><text:span text:style-name="T39">on los que compran de manera habitual.</text:span></text:p>
        </text:list-item>
        <text:list-item>
          <text:p text:style-name="P357"><text:span text:style-name="T210">Clientes activos esporádicos</text:span><text:span text:style-name="T39">: </text:span><text:span text:style-name="T38">R</text:span><text:span text:style-name="T39">ealizan compras en un periodo determinado </text:span><text:span text:style-name="T40">o por necesidad</text:span><text:span text:style-name="T39">.</text:span></text:p>
        </text:list-item>
        <text:list-item>
          <text:p text:style-name="P357"><text:span text:style-name="T210">Clientes inactivos</text:span><text:span text:style-name="T39">: </text:span><text:span text:style-name="T38">H</text:span><text:span text:style-name="T41">an realizado alguna compra, y no han comprado hasta el momento.</text:span></text:p>
        </text:list-item>
        <text:list-item>
          <text:p text:style-name="P169"><text:span text:style-name="T133">Cliente</text:span><text:span text:style-name="T144">s</text:span><text:span text:style-name="T133"> potencial</text:span><text:span text:style-name="T144">es</text:span><text:span text:style-name="T133">:</text:span><text:span text:style-name="T134"> Son aquellos que están buscando los productos que la empresa ofrece </text:span><text:span text:style-name="T135">o que les puede </text:span><text:span text:style-name="T136">interesar.</text:span></text:p>
        </text:list-item>
      </text:list>
      <text:p text:style-name="P377"/>
      <text:p text:style-name="P356"><text:span text:style-name="T137"><text:tab/></text:span><text:span text:style-name="T138">Según</text:span><text:span text:style-name="T137"> el</text:span><text:span text:style-name="T140"> </text:span><text:span text:style-name="T139">volumen de ventas:</text:span></text:p>
      <text:list xml:id="list3408230076" text:style-name="L6">
        <text:list-item>
          <text:p text:style-name="P368">Alto volumen de compras.</text:p>
        </text:list-item>
        <text:list-item>
          <text:p text:style-name="P170"><text:span text:style-name="T146">Promedio </text:span><text:span text:style-name="T133">volumen de compras.</text:span></text:p>
        </text:list-item>
        <text:list-item>
          <text:p text:style-name="P170"><text:span text:style-name="T146">Bajo </text:span><text:span text:style-name="T133">volumen de compras.</text:span></text:p>
        </text:list-item>
      </text:list>
      <text:p text:style-name="P369"/>
      <text:p text:style-name="P227"><text:span text:style-name="T147"><text:tab/></text:span><text:bookmark text:name="tipos_de_clientes_segun_su_frecuencia_de_compra"/><text:span text:style-name="T154">frecuencia de compra</text:span></text:p>
      <text:list xml:id="list2805267020" text:style-name="L7">
        <text:list-item>
          <text:p text:style-name="P175"><text:span text:style-name="T148">Clientes frecuentes</text:span><text:span text:style-name="T133">: </text:span><text:span text:style-name="T150">Realizan compras en nuestro establecimiento.</text:span></text:p>
        </text:list-item>
        <text:list-item>
          <text:p text:style-name="P176"><text:span text:style-name="T148">Clientes de compra regular</text:span><text:span text:style-name="T133">:</text:span><text:span text:style-name="T151"> </text:span><text:span text:style-name="T150">Realizan compras en varios establecimientos.</text:span></text:p>
        </text:list-item>
        <text:list-item>
          <text:p text:style-name="P177"><text:span text:style-name="T148">Clientes ocasionales</text:span><text:span text:style-name="T133">: </text:span><text:span text:style-name="T152">Realizan compras en nuestro establecimiento </text:span><text:span text:style-name="T153">de vez en cuando.</text:span></text:p>
        </text:list-item>
      </text:list>
      <text:p text:style-name="P378"/>
      <text:p text:style-name="P378"><text:tab/><text:span text:style-name="T12">Según lo que buscan en el mercado</text:span></text:p>
      <text:list xml:id="list2481731045" text:style-name="L8">
        <text:list-item>
          <text:p text:style-name="P370">Clientes enfocados en el precio<text:span text:style-name="T31">.</text:span></text:p>
        </text:list-item>
        <text:list-item>
          <text:p text:style-name="P370">Cliente<text:span text:style-name="T660">s</text:span> enfocado<text:span text:style-name="T660">s</text:span> en el valor añadido y a la calidad<text:span text:style-name="T31">.</text:span></text:p>
        </text:list-item>
        <text:list-item>
          <text:p text:style-name="P372">Clientes con necesidad urgente<text:span text:style-name="T31">.</text:span></text:p>
        </text:list-item>
      </text:list>
      <text:p text:style-name="P371"/>
      <text:p text:style-name="P371"><text:span text:style-name="T31"><text:tab/></text:span><text:span text:style-name="T81">Clasificar los tipos de clientes según su comportamiento</text:span></text:p>
      <text:list xml:id="list1243609696" text:style-name="L9">
        <text:list-item>
          <text:p text:style-name="P373">Impulsivos<text:span text:style-name="T31">: </text:span><text:span text:style-name="T86">Realizan compras para si mismos cuando ven un producto necesario en ese momento, son </text:span><text:span text:style-name="T87">fácilmente </text:span><text:span text:style-name="T86">manejables.</text:span></text:p>
        </text:list-item>
        <text:list-item>
          <text:p text:style-name="P374">Compulsivos<text:span text:style-name="T31">: </text:span><text:span text:style-name="T86">realizan compras sin control.</text:span></text:p>
        </text:list-item>
        <text:list-item>
          <text:p text:style-name="P358"><text:span text:style-name="T149">Racionales</text:span><text:span text:style-name="T141">: </text:span><text:span text:style-name="T142">Realizan compras con control</text:span><text:span text:style-name="T143"> y razonamiento</text:span><text:span text:style-name="T142">.</text:span></text:p>
        </text:list-item>
      </text:list>
      <text:p text:style-name="P379"/>
      <text:p text:style-name="P380"><text:tab/><text:span text:style-name="T644">Su influencia</text:span></text:p>
      <text:p text:style-name="P380"><text:span text:style-name="T117">Según</text:span><text:span text:style-name="T118"> el </text:span><text:span text:style-name="T119">numero de seguidores</text:span><text:span text:style-name="T118"> que tenga el cliente </text:span><text:span text:style-name="T119">este </text:span><text:span text:style-name="T118">puede recomendar la empresa:</text:span></text:p>
      <text:list xml:id="list1255857325" text:style-name="L10">
        <text:list-item>
          <text:p text:style-name="P375"><text:span text:style-name="T97">Alta influencia</text:span><text:span text:style-name="T32">: </text:span><text:span text:style-name="T33">personas famosas, </text:span><text:span text:style-name="T36">televisión</text:span><text:span text:style-name="T33">…, </text:span><text:span text:style-name="T34">alta cantidad de seguidores.</text:span></text:p>
        </text:list-item>
        <text:list-item>
          <text:p text:style-name="P376"><text:span text:style-name="T117">I</text:span><text:span text:style-name="T97">nfluencia regular</text:span><text:span text:style-name="T32">: bloggers, youtubers, revistas…</text:span></text:p>
        </text:list-item>
        <text:list-item>
          <text:p text:style-name="P376"><text:span text:style-name="T97">Influencia de contactos</text:span><text:span text:style-name="T32">: hablan de la empresa a sus contactos, conocidos, </text:span><text:span text:style-name="T35">familiares</text:span><text:span text:style-name="T32">… </text:span></text:p>
        </text:list-item>
      </text:list>
      <text:p text:style-name="P381"/>
      <text:p text:style-name="P435"><text:soft-page-break/><text:tab/><text:span text:style-name="T13">Rentabilidad</text:span></text:p>
      <text:p text:style-name="P882"><text:span text:style-name="T327">Un cliente rentable, seria aquel, que adquiriera los productos más rentables para nosotros, ademas de tener en cuenta las posibilidades de s</text:span><text:span text:style-name="T329">u</text:span><text:span text:style-name="T327"> influencia, </text:span><text:span text:style-name="T328">el tiempo que le tomamos, entre otros factores.</text:span></text:p>
      <text:p text:style-name="P404">Una clasificación fácil pude ser:</text:p>
      <text:list xml:id="list3329053053" text:style-name="L11">
        <text:list-item>
          <text:p text:style-name="P405"><text:span text:style-name="T205">Rentable</text:span>: ganaremos dinero, y/o nuevos clientes.</text:p>
        </text:list-item>
        <text:list-item>
          <text:p text:style-name="P405"><text:span text:style-name="T205">No rentable</text:span>: aunque nos compre, gastamos muchos recursos para satisfacerlo.</text:p>
        </text:list-item>
      </text:list>
      <text:p text:style-name="P404"/>
      <text:p text:style-name="P489"/>
      <text:p text:style-name="P436"><text:tab/><text:span text:style-name="T14">Nivel de satisfacción:</text:span></text:p>
      <text:list xml:id="list4198285705" text:style-name="L12">
        <text:list-item>
          <text:p text:style-name="P406"><text:span text:style-name="T205">Muy satisfecho</text:span>.</text:p>
        </text:list-item>
        <text:list-item>
          <text:p text:style-name="P406"><text:span text:style-name="T205">Satisfecho</text:span>.</text:p>
        </text:list-item>
        <text:list-item>
          <text:p text:style-name="P406"><text:span text:style-name="T205">No satisfecho</text:span>.</text:p>
        </text:list-item>
      </text:list>
      <text:p text:style-name="P407"/>
      <text:p text:style-name="P437">Segun el tipo de empresa hay que catalogar los clientes de una manera u otra, y tener claro como debe ser el cliente ideal para la empresa.</text:p>
      <text:p text:style-name="P438"/>
      <text:p text:style-name="P49"/>
      <text:p text:style-name="P4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49"/>
      <text:p text:style-name="P4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49"/>
      <text:p text:style-name="P49"><text:a xlink:type="simple" xlink:href="https://globalkamconsultoresretail.com/tipos-de-clientes/" text:style-name="Internet_20_link" text:visited-style-name="Visited_20_Internet_20_Link">https://globalkamconsultoresretail.com/tipos-de-clientes/</text:a> </text:p>
      <text:p text:style-name="P49"/>
      <text:p text:style-name="P61">Video<text:span text:style-name="T661">s</text:span> <text:span text:style-name="T771">youtube canal</text:span> emprendeAprendiendo</text:p>
      <text:p text:style-name="P61"/>
      <text:p text:style-name="P980"><text:toc-mark-start text:id="IMark93991318197464" text:outline-level="3"/><text:span text:style-name="T796">1.3.2 </text:span>Características de un servicio<text:toc-mark-end text:id="IMark93991318197464"/></text:p>
      <text:p text:style-name="P439"/>
      <text:list xml:id="list2222456483" text:style-name="L13">
        <text:list-item>
          <text:p text:style-name="P359"><text:span text:style-name="T201">Intangibilidad</text:span><text:span text:style-name="T42"> </text:span></text:p>
        </text:list-item>
      </text:list>
      <text:p text:style-name="P356"><text:span text:style-name="T42">“</text:span><text:span text:style-name="T203">Los servicios no son objetos, más bien son resultados de un cierto proceso.</text:span><text:span text:style-name="T42">” </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13">Ejemplos: ver <text:span text:style-name="T474">películas</text:span> en streaming, servicios de <text:span text:style-name="T523">atención</text:span> al cliente, ir al dentista...</text:p>
      <text:p text:style-name="P178"/>
      <text:list xml:id="list2780587561" text:style-name="L14">
        <text:list-item>
          <text:p text:style-name="P360"><text:span text:style-name="T201">Inseparabilidad</text:span><text:span text:style-name="T42"> </text:span></text:p>
        </text:list-item>
      </text:list>
      <text:p text:style-name="P356"><text:span text:style-name="T42">“</text:span><text:span text:style-name="T202">se producen y consumen al mismo tiempo, incluso con participación del cliente en el proceso: escuela, banco, dentista, hotel, restaurante, transporte </text:span><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8"/>
      <text:list xml:id="list1055582265" text:style-name="L15">
        <text:list-item>
          <text:p text:style-name="P361"><text:span text:style-name="T201">Heterogeneidad</text:span><text:span text:style-name="T42"> </text:span></text:p>
        </text:list-item>
      </text:list>
      <text:p text:style-name="P356"><text:span text:style-name="T42">“</text:span><text:span text:style-name="T203">difícil de prestar siempre con la misma calidad</text:span> <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14">se debe a que <text:span text:style-name="T473">son los mismos empleados los que dan el servicio</text:span></text:p>
      <text:p text:style-name="P178"/>
      <text:list xml:id="list1899731329" text:style-name="L16">
        <text:list-item>
          <text:p text:style-name="P179"><text:span text:style-name="T204">Caducidad</text:span> </text:p>
        </text:list-item>
      </text:list>
      <text:p text:style-name="P356"><text:span text:style-name="T42">“</text:span><text:span text:style-name="T203">si no se vende, se pierde</text:span> <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15">los servicios requieren un mantenimiento por estar activos, si no <text:span text:style-name="T475">están</text:span> produciendo este tiempo de desperdicia.</text:p>
      <text:p text:style-name="P46"/>
      <text:p text:style-name="P46"/>
      <text:p text:style-name="P46"><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46"/>
      <text:p text:style-name="P46"/>
      <text:p text:style-name="P439"/>
      <text:p text:style-name="P490"><text:toc-mark-start text:id="IMark93991340697368" text:outline-level="2"/><text:span text:style-name="T797">1.4 </text:span>Calidad de servicio<text:toc-mark-end text:id="IMark93991340697368"/></text:p>
      <text:p text:style-name="P440">La calidad de un servicio no es <text:span text:style-name="T477">solo el</text:span> resultado de entregar el producto o realizar <text:span text:style-name="T476">el servicio</text:span>, si no, de otros factores: como se ha realizado, cuanto a durado o esperado, <text:span text:style-name="T476">el trato con el cliente, la comunicación y la relación que ha habido con el cliente o incluso la información que ha tenido, los cuales hay que tener en cuenta, entre otros, ademas que pueden variar de un servicio a otro.</text:span></text:p>
      <text:p text:style-name="P440"/>
      <text:p text:style-name="P441"><text:span text:style-name="T662">Un </text:span>buen servicio se <text:span text:style-name="T478">debería</text:span>:</text:p>
      <text:p text:style-name="P441"/>
      <text:list xml:id="list1365286352" text:style-name="L17">
        <text:list-item>
          <text:p text:style-name="P883"><text:span text:style-name="T222">B</text:span><text:span text:style-name="T220">uen trato con el cliente.</text:span></text:p>
        </text:list-item>
      </text:list>
      <text:p text:style-name="P442">Hacer que el cliente se sienta <text:span text:style-name="T565">único</text:span>, entendido y <text:span text:style-name="T565">satisfecho</text:span> ademas o<text:span text:style-name="T564">frecer lo que el cliente busca.</text:span></text:p>
      <text:p text:style-name="P443"/>
      <text:list xml:id="list800680695" text:style-name="L18">
        <text:list-item>
          <text:p text:style-name="P884"><text:span text:style-name="T223">Duración</text:span><text:span text:style-name="T221"> del servicio.</text:span></text:p>
        </text:list-item>
      </text:list>
      <text:p text:style-name="P216">Cuanto menos espere el cliente en iniciar el servicio mejor, <text:span text:style-name="T479">o en que termine</text:span></text:p>
      <text:p text:style-name="P217">(Ejemplos: Hacer cola, el paquete en el servicio de transporte de una comprar Online).</text:p>
      <text:p text:style-name="P125"/>
      <text:list xml:id="list388523919" text:style-name="L19">
        <text:list-item>
          <text:p text:style-name="P171"><text:soft-page-break/>Ser sincero</text:p>
        </text:list-item>
      </text:list>
      <text:p text:style-name="P218">Si pasa algo con su servicio comunicarlo y afrontar el fallo, así mismo ofrecer otro servicio <text:span text:style-name="T481">o solución por los inconvenientes.</text:span></text:p>
      <text:p text:style-name="P218"/>
      <text:list xml:id="list1079761157" text:style-name="L20">
        <text:list-item>
          <text:p text:style-name="P362"><text:span text:style-name="T211">B</text:span><text:span text:style-name="T212">uena </text:span><text:span text:style-name="T213">información</text:span></text:p>
        </text:list-item>
      </text:list>
      <text:p text:style-name="P356"><text:span text:style-name="T43">D</text:span><text:span text:style-name="T44">ar </text:span><text:span text:style-name="T45">información</text:span><text:span text:style-name="T44"> actualizada </text:span><text:span text:style-name="T46">y bien explicada </text:span><text:span text:style-name="T44">sobre </text:span><text:span text:style-name="T47">el</text:span><text:span text:style-name="T44"> servicio </text:span><text:span text:style-name="T46">y las condiciones de este, de manera que el cliente lo aya entendido </text:span><text:span text:style-name="T48">y sepa en que consiste el servicio</text:span><text:span text:style-name="T44">.</text:span></text:p>
      <text:p text:style-name="P356"><text:span text:style-name="T44">(Ejemplo: </text:span><text:span text:style-name="T49">localización</text:span><text:span text:style-name="T44"> </text:span><text:span text:style-name="T50">del </text:span><text:span text:style-name="T44">paquete </text:span><text:span text:style-name="T50">enviado en el </text:span><text:span text:style-name="T44">servicio de </text:span><text:span text:style-name="T49">transporte</text:span><text:span text:style-name="T44">).</text:span></text:p>
      <text:p text:style-name="P218"/>
      <text:list xml:id="list216456692" text:style-name="L21">
        <text:list-item>
          <text:p text:style-name="P172">Puntualidad</text:p>
        </text:list-item>
      </text:list>
      <text:p text:style-name="P219">Si se indica una hora, es en ese momento <text:span text:style-name="T482">se realiza el servicio</text:span>.</text:p>
      <text:p text:style-name="P218"/>
      <text:list xml:id="list3745666501" text:style-name="L22">
        <text:list-item>
          <text:p text:style-name="P173">Confiabilidad</text:p>
        </text:list-item>
      </text:list>
      <text:p text:style-name="P36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66"/>
      <text:p text:style-name="P220">Aparte de estos factores, de cara al cliente, <text:span text:style-name="T478">también</text:span> es importante la parte interna como un buen sistema de procedimientos definido, equipo adecuado, personal formado, <text:span text:style-name="T480">los cuales en conjunto mejoraran el servicio</text:span>.</text:p>
      <text:p text:style-name="P444"/>
      <text:p text:style-name="P5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50"/>
      <text:p text:style-name="P50"><text:a xlink:type="simple" xlink:href="https://www.entrepreneur.com/article/268543" text:style-name="Internet_20_link" text:visited-style-name="Visited_20_Internet_20_Link">https://www.entrepreneur.com/article/268543</text:a> </text:p>
      <text:p text:style-name="P50"/>
      <text:p text:style-name="P3"><text:a xlink:type="simple" xlink:href="https://www.ecured.cu/Calidad_de_los_Servicios" text:style-name="Internet_20_link" text:visited-style-name="Visited_20_Internet_20_Link"><text:span text:style-name="T593">https://www.ecured.cu/Calidad_de_los_Servicios</text:span></text:a><text:span text:style-name="T593"> </text:span></text:p>
      <text:p text:style-name="P159"><text:toc-mark-start text:id="IMark93991340697368" text:outline-level="2"/><text:span text:style-name="T176">1.5 </text:span><text:span text:style-name="T175">Prevención de riesgos </text:span><text:span text:style-name="T177">laborales</text:span><text:toc-mark-end text:id="IMark93991340697368"/></text:p>
      <text:p text:style-name="P74"/>
      <text:p text:style-name="P445">Se trata de un conjunto de normas, <text:span text:style-name="T503">leyes, regulaciones y recomendaciones </text:span>las cuales <text:span text:style-name="T502">tratan de evitar riesgos que afecten a la salud y seguridad, de los trabajadores y demás personas.</text:span></text:p>
      <text:p text:style-name="P895"/>
      <text:p text:style-name="P896">Para ello se ponen en practica los planes de prevención, los cuales recopilan los posibles peligros, soluciones, acciones, equipo (tanto individual y de trabajo) y señalización para minimizar el riego que la tarea pueda suponer sobre la salud.</text:p>
      <text:p text:style-name="P908"/>
      <text:p text:style-name="P867"><text:span text:style-name="T341"><text:tab/></text:span><text:toc-mark-start text:id="IMark93991338541256" text:outline-level="3"/><text:span text:style-name="T860">1.5.1 L</text:span><text:span text:style-name="T859">egislación en materia de prevención de riesgos laborales</text:span><text:toc-mark-end text:id="IMark93991338541256"/></text:p>
      <text:p text:style-name="P340">Ley 31/1995, de 8 de noviembre, de prevención de Riesgos Laborales.</text:p>
      <text:p text:style-name="P779"><text:a xlink:type="simple" xlink:href="https://www.boe.es/buscar/act.php?id=BOE-A-1995-24292" text:style-name="Internet_20_link" text:visited-style-name="Visited_20_Internet_20_Link"><text:span text:style-name="T861">https://www.boe.es/buscar/act.php?id=BOE-A-1995-24292</text:span></text:a><text:span text:style-name="T861"> </text:span></text:p>
      <text:p text:style-name="P267"/>
      <text:p text:style-name="P268">Real Decreto 39/1997, de 17 de enero, por el que se aprueba el Reglamento de los Servicios de Prevención.</text:p>
      <text:p text:style-name="P780"><text:a xlink:type="simple" xlink:href="https://www.boe.es/buscar/act.php?id=BOE-A-1997-1853" text:style-name="Internet_20_link" text:visited-style-name="Visited_20_Internet_20_Link"><text:span text:style-name="T861">https://www.boe.es/buscar/act.php?id=BOE-A-1997-1853</text:span></text:a><text:span text:style-name="T861"> </text:span></text:p>
      <text:p text:style-name="P268"/>
      <text:p text:style-name="P268">Real Decreto 485/1997, de 14 de abril, sobre disposiciones mínimas en materia de señalización de seguridad y salud en el trabajo.</text:p>
      <text:p text:style-name="P780"><text:a xlink:type="simple" xlink:href="https://www.boe.es/buscar/act.php?id=BOE-A-1997-8668" text:style-name="Internet_20_link" text:visited-style-name="Visited_20_Internet_20_Link"><text:span text:style-name="T861">https://www.boe.es/buscar/act.php?id=BOE-A-1997-8668</text:span></text:a><text:span text:style-name="T861"> </text:span></text:p>
      <text:p text:style-name="P268"/>
      <text:p text:style-name="P268">Real Decreto 486/1997, de 14 de abril, por el que se establecen las disposiciones mínimas de seguridad y salud en los lugares de trabajo.</text:p>
      <text:p text:style-name="P780"><text:a xlink:type="simple" xlink:href="https://www.boe.es/buscar/act.php?id=BOE-A-1997-8669" text:style-name="Internet_20_link" text:visited-style-name="Visited_20_Internet_20_Link"><text:span text:style-name="T861">https://www.boe.es/buscar/act.php?id=BOE-A-1997-8669</text:span></text:a><text:span text:style-name="T861"> </text:span></text:p>
      <text:p text:style-name="P268"/>
      <text:p text:style-name="P268">Real Decreto 487/1997, de 14 de abril, sobre disposiciones mínimas de seguridad y salud relativas a la manipulación manual de cargas que entrañe riesgos, en particular dorso lumbares, para los trabajadores.</text:p>
      <text:p text:style-name="P780"><text:a xlink:type="simple" xlink:href="https://www.boe.es/buscar/act.php?id=BOE-A-1997-8670" text:style-name="Internet_20_link" text:visited-style-name="Visited_20_Internet_20_Link"><text:span text:style-name="T861">https://www.boe.es/buscar/act.php?id=BOE-A-1997-8670</text:span></text:a><text:span text:style-name="T861"> </text:span></text:p>
      <text:p text:style-name="P635"/>
      <text:p text:style-name="P635">Real Decreto 488/1997, de 14 de abril, sobre disposiciones mínimas de seguridad y salud relativas al trabajo con equipos que incluyen pantallas de visualización</text:p>
      <text:p text:style-name="P780"><text:a xlink:type="simple" xlink:href="https://www.boe.es/buscar/act.php?id=BOE-A-1997-8671" text:style-name="Internet_20_link" text:visited-style-name="Visited_20_Internet_20_Link"><text:span text:style-name="T884">https://www.boe.es/buscar/act.php?id=BOE-A-1997-8671</text:span></text:a><text:span text:style-name="T884"> </text:span></text:p>
      <text:p text:style-name="P636"><text:soft-page-break/><text:span text:style-name="T683">Documento</text:span> muy interesante y <text:span text:style-name="T683">explicado</text:span>:</text:p>
      <text:p text:style-name="P12"><text:a xlink:type="simple" xlink:href="https://prevencion.umh.es/instrucciones/seguridad-en-el-trabajo-de-oficinas-seguridad-y-salud-en-trabajos-de-oficina/" text:style-name="Internet_20_link" text:visited-style-name="Visited_20_Internet_20_Link"><text:span text:style-name="T884">https://prevencion.umh.es/instrucciones/seguridad-en-el-trabajo-de-oficinas-seguridad-y-salud-en-trabajos-de-oficina/</text:span></text:a><text:span text:style-name="T884"> </text:span></text:p>
      <text:p text:style-name="P86"/>
      <text:p text:style-name="P987"><text:toc-mark-start text:id="IMark93991332186584" text:outline-level="3"/><text:span text:style-name="T191">1.5.2 </text:span><text:span text:style-name="T190">Prevención de riesgos en una empresa de programación</text:span><text:toc-mark-end text:id="IMark93991332186584"/> </text:p>
      <text:p text:style-name="P221"/>
      <text:list xml:id="list2505860862" text:style-name="L23">
        <text:list-item>
          <text:p text:style-name="P228">Caídas y golpes contra objetos.</text:p>
          <text:list>
            <text:list-item>
              <text:p text:style-name="P231">Riesgos<text:span text:style-name="T31">:</text:span></text:p>
            </text:list-item>
          </text:list>
        </text:list-item>
      </text:list>
      <text:list xml:id="list2158033511" text:style-name="List_20_1">
        <text:list-item>
          <text:p text:style-name="P363"><text:span text:style-name="T51">Tropiezos con materiales en el suelo (cables, </text:span><text:span text:style-name="T52">canaletas</text:span><text:span text:style-name="T51"> de suelo),</text:span></text:p>
        </text:list-item>
        <text:list-item>
          <text:p text:style-name="P180"><text:span text:style-name="T663">U</text:span>n mal paso que pueda suceder,</text:p>
        </text:list-item>
        <text:list-item>
          <text:p text:style-name="P183"><text:span text:style-name="T663">P</text:span>equeño defecto de desnivel entre azulejos,</text:p>
        </text:list-item>
        <text:list-item>
          <text:p text:style-name="P184"><text:span text:style-name="T508">C</text:span>ajones <text:span text:style-name="T772">y puertas</text:span> abiert<text:span text:style-name="T772">a</text:span>s y lugar desordenado,</text:p>
        </text:list-item>
        <text:list-item>
          <text:p text:style-name="P185">Suelos mojados.</text:p>
        </text:list-item>
        <text:list-item>
          <text:p text:style-name="P186">Mal uso de escaleras de mano.</text:p>
        </text:list-item>
      </text:list>
      <text:p text:style-name="P181"/>
      <text:list xml:id="list125546299637136" text:continue-list="list2505860862" text:style-name="L23">
        <text:list-item>
          <text:list>
            <text:list-item>
              <text:p text:style-name="P187"><text:span text:style-name="T489">Lesiones</text:span>:</text:p>
            </text:list-item>
          </text:list>
        </text:list-item>
      </text:list>
      <text:list xml:id="list125545458163826" text:continue-list="list2158033511" text:style-name="List_20_1">
        <text:list-item>
          <text:p text:style-name="P947">Fracturas.</text:p>
        </text:list-item>
        <text:list-item>
          <text:p text:style-name="P947">Luxaciones.</text:p>
        </text:list-item>
        <text:list-item>
          <text:p text:style-name="P947">Torceduras.</text:p>
        </text:list-item>
        <text:list-item>
          <text:p text:style-name="P948"><text:span text:style-name="T509">E</text:span>sguinces.</text:p>
        </text:list-item>
        <text:list-item>
          <text:p text:style-name="P948"><text:span text:style-name="T509">D</text:span>istensiones.</text:p>
        </text:list-item>
        <text:list-item>
          <text:p text:style-name="P948"><text:span text:style-name="T509">T</text:span>raumatismos superficiales.</text:p>
        </text:list-item>
      </text:list>
      <text:p text:style-name="P949"/>
      <text:list xml:id="list125545736481283" text:continue-list="list125546299637136" text:style-name="L23">
        <text:list-item>
          <text:list>
            <text:list-item>
              <text:p text:style-name="P232"><text:span text:style-name="T489">Prevenciones/</text:span><text:span text:style-name="T490">recomendaciones</text:span><text:span text:style-name="T485">:</text:span></text:p>
            </text:list-item>
          </text:list>
        </text:list-item>
      </text:list>
      <text:list xml:id="list125546457336490" text:continue-list="list125545458163826" text:style-name="List_20_1">
        <text:list-item>
          <text:p text:style-name="P188">Cableado <text:span text:style-name="T510">canalizado </text:span>por las paredes, <text:span text:style-name="T511">subterráneo, o canaletas por las paredes.</text:span></text:p>
        </text:list-item>
        <text:list-item>
          <text:p text:style-name="P233"><text:span text:style-name="T53">C</text:span><text:span text:style-name="T32">ableado </text:span><text:span text:style-name="T54">no canalizado:</text:span><text:span text:style-name="T32"> </text:span><text:span text:style-name="T55">separado</text:span><text:span text:style-name="T32"> por </text:span><text:span text:style-name="T56">tensión</text:span><text:span text:style-name="T32"> y utilidad, </text:span><text:span text:style-name="T57">en lugares donde no se pueda caminar o enredar</text:span><text:span text:style-name="T58"> y </text:span><text:span text:style-name="T59">sujeción </text:span><text:span text:style-name="T58">fij</text:span><text:span text:style-name="T59">a</text:span><text:span text:style-name="T58">.</text:span></text:p>
        </text:list-item>
        <text:list-item>
          <text:p text:style-name="P189"><text:span text:style-name="T512">E</text:span>mplear carteles de suelo mojado.</text:p>
        </text:list-item>
        <text:list-item>
          <text:p text:style-name="P190">Los trabajadores deben mantener el lugar ordenado y limpio.</text:p>
        </text:list-item>
        <text:list-item>
          <text:p text:style-name="P191">Correcto uso de las escaleras de mano.</text:p>
        </text:list-item>
      </text:list>
      <text:p text:style-name="P949"/>
      <text:p text:style-name="P949"/>
      <text:list xml:id="list125545571412341" text:continue-list="list125545736481283" text:style-name="L23">
        <text:list-item>
          <text:p text:style-name="P228">Posturas y <text:span text:style-name="T515">movimientos </text:span>adoptad<text:span text:style-name="T515">o</text:span>s.</text:p>
          <text:list>
            <text:list-item>
              <text:p text:style-name="P231">Riesgos<text:span text:style-name="T31">:</text:span></text:p>
            </text:list-item>
          </text:list>
        </text:list-item>
      </text:list>
      <text:list xml:id="list125545479646867" text:continue-list="list125546457336490" text:style-name="List_20_1">
        <text:list-item>
          <text:p text:style-name="P192"><text:span text:style-name="T507">P</text:span>osturas y movimientos incorrectas y repetidos.</text:p>
        </text:list-item>
        <text:list-item>
          <text:p text:style-name="P193">Postura estática de larga duración.</text:p>
        </text:list-item>
        <text:list-item>
          <text:p text:style-name="P194"><text:span text:style-name="T567">I</text:span>nadecuada configuración del puesto de trabajo.</text:p>
        </text:list-item>
        <text:list-item>
          <text:p text:style-name="P195">Falta de ejercicio.<draw:frame draw:style-name="fr2"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1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81"/>
      <text:list xml:id="list125546206642318" text:continue-list="list125545571412341" text:style-name="L23">
        <text:list-item>
          <text:list>
            <text:list-item>
              <text:p text:style-name="P187"><text:span text:style-name="T489">Lesiones</text:span>:</text:p>
            </text:list-item>
          </text:list>
        </text:list-item>
      </text:list>
      <text:list xml:id="list125545993634000" text:continue-list="list125545479646867" text:style-name="List_20_1">
        <text:list-item>
          <text:p text:style-name="P948"><text:span text:style-name="T566">P</text:span>roblemas musculoesqueléticos.</text:p>
        </text:list-item>
        <text:list-item>
          <text:p text:style-name="P950">Lesiones en mano muñeca.</text:p>
        </text:list-item>
        <text:list-item>
          <text:p text:style-name="P951">Dolores en cervical, espalda, hombros, brazos y muñecas.</text:p>
          <text:p text:style-name="P951"/>
        </text:list-item>
      </text:list>
      <text:list xml:id="list125547101600665" text:continue-list="list125546206642318" text:style-name="L23">
        <text:list-item>
          <text:list>
            <text:list-item>
              <text:p text:style-name="P234"><text:span text:style-name="T494">Prevenciones</text:span><text:span text:style-name="T32">:</text:span></text:p>
            </text:list-item>
          </text:list>
        </text:list-item>
      </text:list>
      <text:list xml:id="list125545658176585" text:continue-list="list125545993634000" text:style-name="List_20_1">
        <text:list-item>
          <text:p text:style-name="P196">Correcta <text:span text:style-name="T513">configuración</text:span> del puesto de trabajo <text:span text:style-name="T514">(Ver apartado “Diseño del puesto de trabajo” )</text:span></text:p>
        </text:list-item>
        <text:list-item>
          <text:p text:style-name="P197">Realización de ejercicios. <text:span text:style-name="T773">(Ilustración 1)</text:span></text:p>
        </text:list-item>
      </text:list>
      <text:list xml:id="list125546356221571" text:continue-list="list125547101600665" text:style-name="L23">
        <text:list-item>
          <text:p text:style-name="P229"><text:soft-page-break/><text:span text:style-name="T516">Manipulación</text:span> de cargas <text:span text:style-name="T519">manual</text:span></text:p>
          <text:list>
            <text:list-item>
              <text:p text:style-name="P231">Riesgos<text:span text:style-name="T31">:</text:span></text:p>
            </text:list-item>
          </text:list>
        </text:list-item>
      </text:list>
      <text:list xml:id="list125547238732345" text:continue-list="list125545658176585" text:style-name="List_20_1">
        <text:list-item>
          <text:p text:style-name="P198"><text:span text:style-name="T518">M</text:span>ala <text:span text:style-name="T518">técnica</text:span> para levantar pesos.</text:p>
        </text:list-item>
        <text:list-item>
          <text:p text:style-name="P199">Pequeños cortes ocasionales (folios, cantos mal redondeados...)</text:p>
        </text:list-item>
      </text:list>
      <text:p text:style-name="P181"/>
      <text:list xml:id="list125546685160316" text:continue-list="list125546356221571" text:style-name="L23">
        <text:list-item>
          <text:list>
            <text:list-item>
              <text:p text:style-name="P232"><text:span text:style-name="T489">Lesiones</text:span><text:span text:style-name="T484">:</text:span></text:p>
            </text:list-item>
          </text:list>
        </text:list-item>
      </text:list>
      <text:list xml:id="list125546277233025" text:continue-list="list125547238732345" text:style-name="List_20_1">
        <text:list-item>
          <text:p text:style-name="P948"><text:s/><text:span text:style-name="T518">Dolor de espalda.</text:span></text:p>
        </text:list-item>
        <text:list-item>
          <text:p text:style-name="P952">Cortes superficiales.</text:p>
        </text:list-item>
      </text:list>
      <text:p text:style-name="P949"/>
      <text:list xml:id="list125546189107752" text:continue-list="list125546685160316" text:style-name="L23">
        <text:list-item>
          <text:list>
            <text:list-item>
              <text:p text:style-name="P232"><text:span text:style-name="T489">Prevenciones/</text:span><text:span text:style-name="T490">recomendaciones</text:span><draw:frame draw:style-name="fr3" draw:name="Marco3" text:anchor-type="char" svg:x="9.035cm" svg:y="0.88cm" svg:width="6.962cm" draw:z-index="5"><draw:text-box fo:min-height="3.831cm"><text:p text:style-name="P168"><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1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85">:</text:span></text:p>
            </text:list-item>
          </text:list>
        </text:list-item>
      </text:list>
      <text:list xml:id="list125547086194531" text:continue-list="list125546277233025" text:style-name="List_20_1">
        <text:list-item>
          <text:p text:style-name="P200"><text:span text:style-name="T520">Formar al personal para l</text:span>evantar y transportar cargas correctamente.</text:p>
        </text:list-item>
        <text:list-item>
          <text:p text:style-name="P202">Tener botiquín a mano.</text:p>
        </text:list-item>
      </text:list>
      <text:p text:style-name="P949"/>
      <text:list xml:id="list125546663463355" text:continue-list="list125546189107752" text:style-name="L23">
        <text:list-item>
          <text:list>
            <text:list-item>
              <text:list>
                <text:list-item>
                  <text:p text:style-name="P364"><text:span text:style-name="T495">Formación</text:span><text:span text:style-name="T53">:</text:span></text:p>
                </text:list-item>
              </text:list>
            </text:list-item>
          </text:list>
        </text:list-item>
      </text:list>
      <text:p text:style-name="P367"><text:span text:style-name="T53">S</text:span><text:span text:style-name="T32">eguir lo</text:span><text:span text:style-name="T63">s</text:span><text:span text:style-name="T32"> siguientes pasos indicados </text:span><text:span text:style-name="T64">para levantar objetos</text:span><text:span text:style-name="T32">:</text:span></text:p>
      <text:list xml:id="list125546220440619" text:continue-list="list125547086194531" text:style-name="List_20_1">
        <text:list-item>
          <text:p text:style-name="P200">Flexionar las rodillas.</text:p>
        </text:list-item>
        <text:list-item>
          <text:p text:style-name="P200">Acercar la carga lo máximo posible al cuerpo.</text:p>
        </text:list-item>
        <text:list-item>
          <text:p text:style-name="P200">Mantener la espalda recta y ligeramente inclinada</text:p>
        </text:list-item>
        <text:list-item>
          <text:p text:style-name="P200">hacia adelante.</text:p>
        </text:list-item>
        <text:list-item>
          <text:p text:style-name="P200">Elevar la carga realizando la fuerza con las piernas y no con la espalda.</text:p>
        </text:list-item>
      </text:list>
      <text:p text:style-name="P201"/>
      <text:p text:style-name="P201"/>
      <text:list xml:id="list125546795113863" text:continue-list="list125546663463355" text:style-name="L23">
        <text:list-item>
          <text:p text:style-name="P235"><text:span text:style-name="T88">Iluminación </text:span><text:span text:style-name="T89">en P</text:span><text:span text:style-name="T90">VD </text:span><text:span text:style-name="T65">(Puesto </text:span><text:span text:style-name="T66">visualización</text:span><text:span text:style-name="T65"> de datos)</text:span><text:span text:style-name="T90">.</text:span></text:p>
          <text:list>
            <text:list-item>
              <text:p text:style-name="P231">Riesgos<text:span text:style-name="T31">:</text:span></text:p>
            </text:list-item>
          </text:list>
        </text:list-item>
      </text:list>
      <text:list xml:id="list125546908475604" text:continue-list="list125546220440619" text:style-name="List_20_1">
        <text:list-item>
          <text:p text:style-name="P203">Fatiga visual.</text:p>
        </text:list-item>
        <text:list-item>
          <text:p text:style-name="P204"><text:span text:style-name="T568">F</text:span>orzar vista.</text:p>
        </text:list-item>
        <text:list-item>
          <text:p text:style-name="P205">Reflejos sobre la pantalla y falta de visibilidad de esta, <text:span text:style-name="T524">complicando la lectura de esta</text:span>.</text:p>
        </text:list-item>
      </text:list>
      <text:p text:style-name="P949"/>
      <text:list xml:id="list125546960366179" text:continue-list="list125546795113863" text:style-name="L23">
        <text:list-item>
          <text:list>
            <text:list-item>
              <text:p text:style-name="P232"><text:span text:style-name="T489">Prevenciones/</text:span><text:span text:style-name="T490">recomendaciones</text:span><text:span text:style-name="T485">:</text:span></text:p>
            </text:list-item>
          </text:list>
        </text:list-item>
      </text:list>
      <text:list xml:id="list125545728038574" text:continue-list="list125546908475604" text:style-name="List_20_1">
        <text:list-item>
          <text:p text:style-name="P206"><text:span text:style-name="T522">A</text:span>justar brillo <text:span text:style-name="T521">y contraste </text:span>del monitor.</text:p>
        </text:list-item>
        <text:list-item>
          <text:p text:style-name="P207">Evitar reflejos.</text:p>
        </text:list-item>
        <text:list-item>
          <text:p text:style-name="P208">Correcto lugar del puesto de trabajo frente a las fuentes de luz tanto natural como artificial(Ver apartado “Diseño del puesto de trabajo” )</text:p>
        </text:list-item>
      </text:list>
      <text:p text:style-name="P413"/>
      <text:p text:style-name="P413"/>
      <text:list xml:id="list125545396761987" text:continue-list="list125546960366179" text:style-name="L23">
        <text:list-item>
          <text:p text:style-name="P485">Acústica</text:p>
          <text:list>
            <text:list-item>
              <text:p text:style-name="P496">Riesgos<text:span text:style-name="T31">:</text:span></text:p>
            </text:list-item>
          </text:list>
        </text:list-item>
      </text:list>
      <text:list xml:id="list125546277401870" text:continue-list="list125545728038574" text:style-name="List_20_1">
        <text:list-item>
          <text:p text:style-name="P885"><text:span text:style-name="T296">D</text:span><text:span text:style-name="T271">ificulta la </text:span><text:span text:style-name="T272">comunicación.</text:span></text:p>
        </text:list-item>
        <text:list-item>
          <text:p text:style-name="P819"><text:span text:style-name="T272">S</text:span><text:span text:style-name="T254">on</text:span><text:span text:style-name="T297">idos</text:span><text:span text:style-name="T254"> molestos he intervienen en la </text:span><text:span text:style-name="T273">concentración.</text:span></text:p>
        </text:list-item>
      </text:list>
      <text:p text:style-name="P413"/>
      <text:list xml:id="list125545968441850" text:continue-list="list125545396761987" text:style-name="L23">
        <text:list-item>
          <text:list>
            <text:list-item>
              <text:p text:style-name="P499"><text:soft-page-break/><text:span text:style-name="T489">Prevenciones/</text:span><text:span text:style-name="T490">recomendaciones</text:span><text:span text:style-name="T485">:</text:span></text:p>
            </text:list-item>
          </text:list>
        </text:list-item>
      </text:list>
      <text:list xml:id="list125546741115743" text:continue-list="list125546277401870" text:style-name="List_20_1">
        <text:list-item>
          <text:p text:style-name="P886"><text:span text:style-name="T274">Respetar los niveles de sonido </text:span><text:span text:style-name="T275">(Ver apartado “</text:span><text:span text:style-name="T270">Diseño</text:span><text:span text:style-name="T269"> del puesto de trabajo</text:span><text:span text:style-name="T275">” )</text:span></text:p>
        </text:list-item>
      </text:list>
      <text:p text:style-name="P887"><text:span text:style-name="T275"/></text:p>
      <text:p text:style-name="P887"><text:span text:style-name="T275"/></text:p>
      <text:list xml:id="list125546685173022" text:continue-list="list125545968441850" text:style-name="L23">
        <text:list-item>
          <text:p text:style-name="P486"><text:span text:style-name="T525">Confort</text:span> <text:span text:style-name="T527">térmico</text:span> <text:span text:style-name="T526">y humedad</text:span></text:p>
          <text:list>
            <text:list-item>
              <text:p text:style-name="P496">Riesgos<text:span text:style-name="T31">:</text:span></text:p>
            </text:list-item>
          </text:list>
        </text:list-item>
      </text:list>
      <text:list xml:id="list125547518607192" text:continue-list="list125546741115743" text:style-name="List_20_1">
        <text:list-item>
          <text:p text:style-name="P408"><text:span text:style-name="T569">T</text:span>rabajador desconforme con la temperatura.</text:p>
        </text:list-item>
        <text:list-item>
          <text:p text:style-name="P408"><text:span text:style-name="T569">T</text:span>rastornos derivados de la sequedad del aire, especialmente sobre ojos y mucosas.</text:p>
        </text:list-item>
        <text:list-item>
          <text:p text:style-name="P409">Calor <text:span text:style-name="T530">o frio </text:span>excesivo.</text:p>
        </text:list-item>
        <text:list-item>
          <text:p text:style-name="P410">Ambiente seco.</text:p>
        </text:list-item>
      </text:list>
      <text:p text:style-name="P446"/>
      <text:list xml:id="list125546819331577" text:continue-list="list125546685173022" text:style-name="L23">
        <text:list-item>
          <text:list>
            <text:list-item>
              <text:p text:style-name="P498">Lesiones:</text:p>
            </text:list-item>
          </text:list>
        </text:list-item>
      </text:list>
      <text:list xml:id="list125546852430995" text:continue-list="list125547518607192" text:style-name="List_20_1">
        <text:list-item>
          <text:p text:style-name="P961">Golpe de calor o <text:span text:style-name="T528">hipotermia.</text:span></text:p>
        </text:list-item>
        <text:list-item>
          <text:p text:style-name="P962">Deshidratación. </text:p>
        </text:list-item>
      </text:list>
      <text:p text:style-name="P965"/>
      <text:list xml:id="list125546325492471" text:continue-list="list125546819331577" text:style-name="L23">
        <text:list-item>
          <text:list>
            <text:list-item>
              <text:p text:style-name="P499"><text:span text:style-name="T489">Prevenciones/</text:span><text:span text:style-name="T490">recomendaciones</text:span><text:span text:style-name="T485">:</text:span></text:p>
            </text:list-item>
          </text:list>
        </text:list-item>
      </text:list>
      <text:list xml:id="list125547227856411" text:continue-list="list125546852430995" text:style-name="List_20_1">
        <text:list-item>
          <text:p text:style-name="P411">Control de temperatura y humedad <text:span text:style-name="T530">e hidratación mediante: aires acondicionados, radiadores, dispensadores de agua y ventanas</text:span>.</text:p>
        </text:list-item>
        <text:list-item>
          <text:p text:style-name="P411"><text:span text:style-name="T529">R</text:span>opa adecuada <text:span text:style-name="T531">según las condiciones del clima.</text:span></text:p>
        </text:list-item>
      </text:list>
      <text:p text:style-name="P414"/>
      <text:p text:style-name="P413"/>
      <text:list xml:id="list125545490100474" text:continue-list="list125546325492471" text:style-name="L23">
        <text:list-item>
          <text:p text:style-name="P487">Factores psicosociales</text:p>
          <text:list>
            <text:list-item>
              <text:p text:style-name="P496">Riesgos<text:span text:style-name="T31">:</text:span></text:p>
            </text:list-item>
          </text:list>
        </text:list-item>
      </text:list>
      <text:list xml:id="list125546643163225" text:continue-list="list125547227856411" text:style-name="List_20_1">
        <text:list-item>
          <text:p text:style-name="P885"><text:span text:style-name="T276">Falta de conocimiento sobre los programas </text:span><text:span text:style-name="T277">y equipo a usar</text:span><text:span text:style-name="T276">.</text:span></text:p>
        </text:list-item>
        <text:list-item>
          <text:p text:style-name="P412">Falta de <text:span text:style-name="T532">autonomía.</text:span></text:p>
        </text:list-item>
        <text:list-item>
          <text:p text:style-name="P412">Exceso de trabajo.</text:p>
          <text:p text:style-name="P412"/>
        </text:list-item>
      </text:list>
      <text:list xml:id="list125546797730281" text:continue-list="list125545490100474" text:style-name="L23">
        <text:list-item>
          <text:list>
            <text:list-item>
              <text:p text:style-name="P415"><text:span text:style-name="T489">Lesiones</text:span>:</text:p>
            </text:list-item>
          </text:list>
        </text:list-item>
      </text:list>
      <text:list xml:id="list125546647411177" text:continue-list="list125546643163225" text:style-name="List_20_1">
        <text:list-item>
          <text:p text:style-name="P963">Estrés.</text:p>
        </text:list-item>
        <text:list-item>
          <text:p text:style-name="P962">Desmotivación, aburrimiento, sentimiento de ansiedad o estrés en el trabajo.</text:p>
        </text:list-item>
        <text:list-item>
          <text:p text:style-name="P962">Dolor y tensión muscular.</text:p>
        </text:list-item>
        <text:list-item>
          <text:p text:style-name="P962">Mayor número de errores debido a la monotonía o al exceso de presión de tiempo.</text:p>
        </text:list-item>
        <text:list-item>
          <text:p text:style-name="P962"><text:span text:style-name="T533">M</text:span>ayor absentismo relacionado con el estrés.</text:p>
        </text:list-item>
      </text:list>
      <text:p text:style-name="P965"/>
      <text:list xml:id="list125545436046220" text:continue-list="list125546797730281" text:style-name="L23">
        <text:list-item>
          <text:list>
            <text:list-item>
              <text:p text:style-name="P499"><text:span text:style-name="T489">Prevenciones/</text:span><text:span text:style-name="T490">recomendaciones</text:span><text:span text:style-name="T485">:</text:span></text:p>
            </text:list-item>
          </text:list>
        </text:list-item>
      </text:list>
      <text:list xml:id="list125546382572338" text:continue-list="list125546647411177" text:style-name="List_20_1">
        <text:list-item>
          <text:p text:style-name="P417">Correcta <text:span text:style-name="T534">información</text:span> del trabajador sobre la fase del <text:s/>procedimiento en el que trabaja.</text:p>
        </text:list-item>
        <text:list-item>
          <text:p text:style-name="P418"><text:span text:style-name="T535">Información</text:span> clara y entendible.</text:p>
        </text:list-item>
        <text:list-item>
          <text:p text:style-name="P419"><text:span text:style-name="T536">Formación</text:span> completa del equipo y/o programa.</text:p>
        </text:list-item>
        <text:list-item>
          <text:p text:style-name="P241"><text:span text:style-name="T67">Realizar pequeñas pausas</text:span><text:span text:style-name="T68"> a lo largo del trabajo </text:span><text:span text:style-name="T67">para estirar los </text:span><text:span text:style-name="T69">músculos</text:span><text:span text:style-name="T67"> y relajar la vista.</text:span></text:p>
        </text:list-item>
        <text:list-item>
          <text:p text:style-name="P247"><text:span text:style-name="T594">A</text:span>lternar las tareas entre <text:span text:style-name="T595">PVD y otras que exijan menor nivel de concentración.</text:span></text:p>
        </text:list-item>
      </text:list>
      <text:p text:style-name="P134"/>
      <text:list xml:id="list125546277062488" text:continue-list="list125545436046220" text:style-name="L23">
        <text:list-item>
          <text:p text:style-name="P293"><text:soft-page-break/>Electrocución</text:p>
          <text:list>
            <text:list-item>
              <text:p text:style-name="P334">Riesgos<text:span text:style-name="T31">:</text:span></text:p>
            </text:list-item>
          </text:list>
        </text:list-item>
      </text:list>
      <text:list xml:id="list125546903027070" text:continue-list="list125546382572338" text:style-name="List_20_1">
        <text:list-item>
          <text:p text:style-name="P236"><text:span text:style-name="T60">P</text:span><text:span text:style-name="T32">eligro de contacto eléctrico directo o indirecto.</text:span></text:p>
        </text:list-item>
        <text:list-item>
          <text:p text:style-name="P296">Ligera sensación eléctrica.</text:p>
        </text:list-item>
      </text:list>
      <text:p text:style-name="P316"/>
      <text:list xml:id="list125547398948159" text:continue-list="list125546277062488" text:style-name="L23">
        <text:list-item>
          <text:list>
            <text:list-item>
              <text:p text:style-name="P297"><text:span text:style-name="T489">Lesiones</text:span>:</text:p>
            </text:list-item>
          </text:list>
        </text:list-item>
      </text:list>
      <text:list xml:id="list125546371077880" text:continue-list="list125546903027070" text:style-name="List_20_1">
        <text:list-item>
          <text:p text:style-name="P953"><text:span text:style-name="T155">Electrocución</text:span>.</text:p>
        </text:list-item>
        <text:list-item>
          <text:p text:style-name="P954">Muerte <text:span text:style-name="T673">por paro cardíaco</text:span>.</text:p>
        </text:list-item>
      </text:list>
      <text:p text:style-name="P959"/>
      <text:list xml:id="list125546178004912" text:continue-list="list125547398948159" text:style-name="L23">
        <text:list-item>
          <text:list>
            <text:list-item>
              <text:p text:style-name="P336"><text:span text:style-name="T489">Prevenciones/</text:span><text:span text:style-name="T490">recomendaciones</text:span><text:span text:style-name="T485">:</text:span></text:p>
            </text:list-item>
          </text:list>
        </text:list-item>
      </text:list>
      <text:list xml:id="list125546764554112" text:continue-list="list125546371077880" text:style-name="List_20_1">
        <text:list-item>
          <text:p text:style-name="P299">Comprobación anual de las protecciones <text:span text:style-name="T674">e instalación </text:span>eléctricas.</text:p>
        </text:list-item>
        <text:list-item>
          <text:p text:style-name="P242"><text:span text:style-name="T61">Desenchufar aparatos </text:span><text:span text:style-name="T62">por </text:span><text:span text:style-name="T61">la cabeza, </text:span><text:span text:style-name="T491">NUNCA </text:span><text:span text:style-name="T492">estirar </text:span><text:span text:style-name="T491">del </text:span><text:span text:style-name="T493">CABLE</text:span><text:span text:style-name="T496">.</text:span></text:p>
        </text:list-item>
        <text:list-item>
          <text:p text:style-name="P338"><text:span text:style-name="T498">A</text:span><text:span text:style-name="T497">islar </text:span><text:span text:style-name="T499">o desconectar temporalmente</text:span><text:span text:style-name="T497"> con seguridad el aparato eléctrico defectuoso </text:span><text:span text:style-name="T500">e informar al responsable</text:span><text:span text:style-name="T497">.</text:span></text:p>
        </text:list-item>
        <text:list-item>
          <text:p text:style-name="P339"><text:span text:style-name="T497">En caso de accidente desconectar primero la corriente y luego ayudar al lesionado/</text:span><text:span text:style-name="T501">a</text:span><text:span text:style-name="T497">.</text:span></text:p>
        </text:list-item>
      </text:list>
      <text:p text:style-name="P145"/>
      <text:p text:style-name="P318"/>
      <text:list xml:id="list125546792202195" text:continue-list="list125546178004912" text:style-name="L23">
        <text:list-item>
          <text:p text:style-name="P294">Puertas.</text:p>
          <text:list>
            <text:list-item>
              <text:p text:style-name="P335">Riesgos<text:span text:style-name="T31">:</text:span></text:p>
            </text:list-item>
          </text:list>
        </text:list-item>
      </text:list>
      <text:list xml:id="list125545618512657" text:continue-list="list125546764554112" text:style-name="List_20_1">
        <text:list-item>
          <text:p text:style-name="P300">Puertas de cristal <text:span text:style-name="T664">por lo general </text:span>son poco apreciables, <text:span text:style-name="T664">pueden provocar pequeños choques y romper el cristal</text:span>.</text:p>
        </text:list-item>
        <text:list-item>
          <text:p text:style-name="P301">Golpear a alguien al otro <text:span text:style-name="T667">lado.</text:span></text:p>
        </text:list-item>
        <text:list-item>
          <text:p text:style-name="P302">Puertas giratorias normalmente tienen mucha inercia <text:span text:style-name="T668">y peso</text:span>.</text:p>
        </text:list-item>
        <text:list-item>
          <text:p text:style-name="P302">Puertas de dimensiones reducidas: <text:span text:style-name="T669">golpes.</text:span></text:p>
        </text:list-item>
        <text:list-item>
          <text:p text:style-name="P304">Puertas de emergencia: obstrucción por objetos.</text:p>
        </text:list-item>
      </text:list>
      <text:p text:style-name="P317"/>
      <text:list xml:id="list125546824582907" text:continue-list="list125546792202195" text:style-name="L23">
        <text:list-item>
          <text:list>
            <text:list-item>
              <text:p text:style-name="P298"><text:span text:style-name="T489">Lesiones</text:span>:</text:p>
            </text:list-item>
          </text:list>
        </text:list-item>
      </text:list>
      <text:list xml:id="list125546529408886" text:continue-list="list125545618512657" text:style-name="List_20_1">
        <text:list-item>
          <text:p text:style-name="P967">Pequeños cortes por los cristales.</text:p>
        </text:list-item>
        <text:list-item>
          <text:p text:style-name="P955"><text:span text:style-name="T155">Caídas </text:span><text:span text:style-name="T156">y golpes</text:span><text:span text:style-name="T155">.</text:span></text:p>
        </text:list-item>
        <text:list-item>
          <text:p text:style-name="P956"><text:span text:style-name="T155">Cristales en los </text:span><text:span text:style-name="T157">ojos.</text:span></text:p>
        </text:list-item>
        <text:list-item>
          <text:p text:style-name="P957"><text:span text:style-name="T155">Golpes </text:span><text:span text:style-name="T158">y pequeños traumatismos.</text:span></text:p>
        </text:list-item>
        <text:list-item>
          <text:p text:style-name="P958"><text:span text:style-name="T158">Puertas de emergencia: </text:span><text:span text:style-name="T155">atasco y cuello de botella.</text:span></text:p>
        </text:list-item>
      </text:list>
      <text:p text:style-name="P960"/>
      <text:list xml:id="list125546609223786" text:continue-list="list125546824582907" text:style-name="L23">
        <text:list-item>
          <text:list>
            <text:list-item>
              <text:p text:style-name="P337"><text:span text:style-name="T489">Prevenciones/</text:span><text:span text:style-name="T490">recomendaciones</text:span><text:span text:style-name="T485">:</text:span></text:p>
            </text:list-item>
          </text:list>
        </text:list-item>
      </text:list>
      <text:list xml:id="list125546241041500" text:continue-list="list125546529408886" text:style-name="List_20_1">
        <text:list-item>
          <text:p text:style-name="P305"><text:span text:style-name="T666">C</text:span>olocar carteles u otros <text:span text:style-name="T665">objetos</text:span> para que se vea que hay un cristal.</text:p>
        </text:list-item>
        <text:list-item>
          <text:p text:style-name="P243"><text:span text:style-name="T70">Abrir</text:span><text:span text:style-name="T71"> con </text:span><text:span text:style-name="T72">precaución</text:span><text:span text:style-name="T71">.</text:span></text:p>
        </text:list-item>
        <text:list-item>
          <text:p text:style-name="P306">Puertas giratorias: usar suavemente y sin bromas.</text:p>
        </text:list-item>
        <text:list-item>
          <text:p text:style-name="P303">Puertas de dimensiones reducidas: <text:span text:style-name="T670">acolchonar para minimizar el impacto.</text:span></text:p>
        </text:list-item>
        <text:list-item>
          <text:p text:style-name="P420">No <text:span text:style-name="T672">ALMACENAR</text:span> OBJETOS <text:span text:style-name="T671">en las puertas de emergencia y libre y completa apertura de estas.</text:span></text:p>
        </text:list-item>
      </text:list>
      <text:p text:style-name="P421"/>
      <text:p text:style-name="P71"/>
      <text:p text:style-name="P52"/>
      <text:p text:style-name="P52"><text:soft-page-break/><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52"/>
      <text:p text:style-name="P52"/>
      <text:list xml:id="list125545814938886" text:continue-list="list125546609223786" text:style-name="L23">
        <text:list-item>
          <text:p text:style-name="P888"><text:span text:style-name="T334">Cuartos de limpieza</text:span><text:span text:style-name="T335">.</text:span></text:p>
        </text:list-item>
      </text:list>
      <text:p text:style-name="P449">Hay una gran variedad de productos inflamables, tóxicos y químicos, que normalmente los usamos para limpieza y son almacenados en un pequeño cuarto, armario…</text:p>
      <text:p text:style-name="P450"/>
      <text:list xml:id="list125546639237955" text:continue-numbering="true" text:style-name="L23">
        <text:list-item>
          <text:list>
            <text:list-item>
              <text:p text:style-name="P497">Riesgos<text:span text:style-name="T31">:</text:span></text:p>
            </text:list-item>
          </text:list>
        </text:list-item>
      </text:list>
      <text:list xml:id="list125547421878905" text:continue-list="list125546241041500" text:style-name="List_20_1">
        <text:list-item>
          <text:p text:style-name="P422">Incendio</text:p>
        </text:list-item>
        <text:list-item>
          <text:p text:style-name="P423">vapores tóxicos</text:p>
        </text:list-item>
        <text:list-item>
          <text:p text:style-name="P423">Reacciones entre productos</text:p>
        </text:list-item>
      </text:list>
      <text:p text:style-name="P451"/>
      <text:list xml:id="list125547285180597" text:continue-list="list125546639237955" text:style-name="L23">
        <text:list-item>
          <text:list>
            <text:list-item>
              <text:p text:style-name="P416"><text:span text:style-name="T489">Lesiones</text:span>:</text:p>
            </text:list-item>
          </text:list>
        </text:list-item>
      </text:list>
      <text:list xml:id="list125545451880704" text:continue-list="list125547421878905" text:style-name="List_20_1">
        <text:list-item>
          <text:p text:style-name="P968"><text:span text:style-name="T775">I</text:span>rritación <text:s/><text:span text:style-name="T774">en la piel, ojos, pulmones…</text:span></text:p>
        </text:list-item>
        <text:list-item>
          <text:p text:style-name="P969">Quemaduras</text:p>
        </text:list-item>
        <text:list-item>
          <text:p text:style-name="P964"><text:span text:style-name="T133">Incendios o </text:span><text:span text:style-name="T145">explosiones</text:span></text:p>
        </text:list-item>
      </text:list>
      <text:p text:style-name="P966"/>
      <text:list xml:id="list125545505792156" text:continue-list="list125547285180597" text:style-name="L23">
        <text:list-item>
          <text:list>
            <text:list-item>
              <text:p text:style-name="P500"><text:span text:style-name="T489">Prevenciones/</text:span><text:span text:style-name="T490">recomendaciones</text:span><text:span text:style-name="T485">:</text:span></text:p>
            </text:list-item>
          </text:list>
        </text:list-item>
      </text:list>
      <text:list xml:id="list125545565340487" text:continue-list="list125545451880704" text:style-name="List_20_1">
        <text:list-item>
          <text:p text:style-name="P424">Usar guantes, mascarillas y gafas, según el tipo de producto.</text:p>
        </text:list-item>
        <text:list-item>
          <text:p text:style-name="P424">Seguir las instrucciones del producto <text:span text:style-name="T776">y conocer sus riesgos</text:span>.</text:p>
        </text:list-item>
        <text:list-item>
          <text:p text:style-name="P425">Cerrar bien los tapones de los contenedores y dar un reapriete al guardarlos.</text:p>
        </text:list-item>
      </text:list>
      <text:p text:style-name="P981"><text:toc-mark-start text:id="IMark93991336125144" text:outline-level="3"/><text:span text:style-name="T19">1.5.3 </text:span><text:span text:style-name="T1">Equipos de protección individual </text:span><text:span text:style-name="T5">(EPI)</text:span><text:toc-mark-end text:id="IMark93991336125144"/></text:p>
      <text:p text:style-name="P447"/>
      <text:p text:style-name="P889"><text:span text:style-name="T278">En una oficina apenas hay riesgos que un EPI pueda asegurar. </text:span><text:span text:style-name="T279">Aun </text:span><text:span text:style-name="T330">así</text:span><text:span text:style-name="T279"> se pueden añadir </text:span><text:span text:style-name="T280">guantes y mascarilla, entre otros:</text:span></text:p>
      <text:p text:style-name="P452"/>
      <text:list xml:id="list761367570" text:style-name="L24">
        <text:list-item>
          <text:p text:style-name="P426">Guantes: para evitar el contacto de agentes nocivos (productos de limpieza fuertes)..</text:p>
        </text:list-item>
        <text:list-item>
          <text:p text:style-name="P426">Mascarillas: para evitar respirar y filtrar la atmósferas dañinas.</text:p>
        </text:list-item>
        <text:list-item>
          <text:p text:style-name="P426">Zapatos y ropa antiestáticas: evitar pequeñas descargas <text:span text:style-name="T676">eléctricas,</text:span> que en las condiciones adecuadas, pueden provocar incendios<text:span text:style-name="T675">[1]</text:span>.</text:p>
        </text:list-item>
      </text:list>
      <text:p text:style-name="P53"/>
      <text:p text:style-name="P72"><text:span text:style-name="T677">[1] </text:span>NTP: 887</text:p>
      <text:p text:style-name="P5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53"/>
      <text:p text:style-name="P11"/>
      <text:p text:style-name="P10"/>
      <text:p text:style-name="P988"><text:toc-mark-start text:id="IMark93991336125144" text:outline-level="3"/><text:span text:style-name="T798">1.5.4 </text:span>Medidas adoptadas por empresas TI <text:span text:style-name="T590">frente al Coronavirus</text:span><text:toc-mark-end text:id="IMark93991336125144"/></text:p>
      <text:p text:style-name="P319"/>
      <text:p text:style-name="P320">Debido a la amenaza del codvid-19 las empresas empezaron a tomar medidas un tiempo antes de decretar el estado de alarma y el confinamiento <text:span text:style-name="T678">en España</text:span>, se fueron cancelando actividades como la <text:span text:style-name="T681">World Congress de Barcelona por la cancelación de sus participantes.</text:span></text:p>
      <text:p text:style-name="P319"/>
      <text:p text:style-name="P321">Actualmente con el confinamiento las empresas del sector TIC han adoptado algunas medidas: </text:p>
      <text:p text:style-name="P307"/>
      <text:list xml:id="list2473604275" text:style-name="L25">
        <text:list-item>
          <text:p text:style-name="P308">Restringir los viajes de los empleados:</text:p>
        </text:list-item>
      </text:list>
      <text:p text:style-name="P307">Restringen los viajes de los empleados o de negocios, como <text:span text:style-name="T682">solución</text:span> emplean programas de <text:s/>videoconferencia.</text:p>
      <text:p text:style-name="P307"/>
      <text:list xml:id="list180993493" text:style-name="L26">
        <text:list-item>
          <text:p text:style-name="P309">Teletrabajo:</text:p>
        </text:list-item>
      </text:list>
      <text:p text:style-name="P322">Realizar el trabajo diario desde casa y mantener la orden de confinamiento <text:span text:style-name="T591">del gobierno.</text:span></text:p>
      <text:p text:style-name="P310"/>
      <text:list xml:id="list1028728693" text:style-name="L27">
        <text:list-item>
          <text:p text:style-name="P311">Regalar servicios o productos:</text:p>
        </text:list-item>
      </text:list>
      <text:p text:style-name="P312">Algunas empresas regalan o entregan sus productos gratuitamente o temporalmente para aliviar las complejidades de la crisis y ayudar a otras empresas u organizaciones.</text:p>
      <text:p text:style-name="P312"/>
      <text:list xml:id="list2480619637" text:style-name="L28">
        <text:list-item>
          <text:p text:style-name="P313">ERTE:</text:p>
        </text:list-item>
      </text:list>
      <text:p text:style-name="P323"><text:span text:style-name="T922">M</text:span>uchas empresas pequeñas se han visto obligadas a parar o disminuir su <text:span text:style-name="T680">producción</text:span> <text:span text:style-name="T679">y no pueden mantener a los trabajadores de manera normal.</text:span></text:p>
      <text:p text:style-name="P314"/>
      <text:list xml:id="list1906555249" text:style-name="L29">
        <text:list-item>
          <text:p text:style-name="P315">Ayudas:</text:p>
        </text:list-item>
      </text:list>
      <text:p text:style-name="P314">Varios gobiernos y <text:span text:style-name="T777">países</text:span> van a destinar dinero y ayudas a las empresas, las cuales, la crisis a afectado y han perdido mucho capital.</text:p>
      <text:p text:style-name="P312"/>
      <text:p text:style-name="P115"><text:a xlink:type="simple" xlink:href="https://rockcontent.com/es/blog/coronavirus/" text:style-name="Internet_20_link" text:visited-style-name="Visited_20_Internet_20_Link"><text:span text:style-name="T861">https://rockcontent.com/es/blog/coronavirus/</text:span></text:a><text:span text:style-name="T867"> </text:span></text:p>
      <text:p text:style-name="P146"/>
      <text:p text:style-name="P79"><text:a xlink:type="simple" xlink:href="https://revistabyte.es/covid-19/covid-19-3/" text:style-name="Internet_20_link" text:visited-style-name="Visited_20_Internet_20_Link"><text:span text:style-name="T855">https://revistabyte.es/covid-19/covid-19-3/</text:span></text:a><text:span text:style-name="T855"> </text:span></text:p>
      <text:p text:style-name="P135"/>
      <text:p text:style-name="P986"><text:toc-mark-start text:id="IMark93991336091416" text:outline-level="2"/><text:span text:style-name="T83">1.6 </text:span><text:span text:style-name="T84">Diseño</text:span><text:span text:style-name="T85"> del puesto de trabajo</text:span><text:toc-mark-end text:id="IMark93991336091416"/></text:p>
      <text:p text:style-name="P182"/>
      <text:p text:style-name="P365"><text:span text:style-name="T73">El órgano competente de gestionar los los detalles técnicos es el Instituto Nacional de Seguridad e Higiene en el Trabajo </text:span><text:span text:style-name="T74">(I.N.S.H.T.)</text:span></text:p>
      <text:p text:style-name="P890"><text:span text:style-name="T857">Pagina web:</text:span><text:span text:style-name="T858"> </text:span><text:a xlink:type="simple" xlink:href="https://www.insst.es/home" text:style-name="Internet_20_link" text:visited-style-name="Visited_20_Internet_20_Link"><text:span text:style-name="T855">https://www.insst.es/home</text:span></text:a><text:span text:style-name="T855"> </text:span></text:p>
      <text:p text:style-name="P365"/>
      <text:p text:style-name="P222">Por ello podemos encontrar las recomendaciones <text:span text:style-name="T537">de sus guiás técnicas referente a las oficinas:</text:span></text:p>
      <text:p text:style-name="P222"/>
      <text:p text:style-name="P223">NTP 242: Ergonomía: análisis ergonómico de los espacios de trabajo en oficinas.</text:p>
      <text:p text:style-name="P453"><text:a xlink:type="simple" xlink:href="https://www.insst.es/documents/94886/327166/ntp_242.pdf/d3a841cc-92e9-490f-83d1-acc2b350b2c2" text:style-name="Internet_20_link" text:visited-style-name="Visited_20_Internet_20_Link"><text:span text:style-name="T855">https://www.insst.es/documents/94886/327166/ntp_242.pdf/d3a841cc-92e9-490f-83d1-acc2b350b2c2</text:span></text:a><text:span text:style-name="T855"> </text:span></text:p>
      <text:p text:style-name="P222"/>
      <text:p text:style-name="P222">NTP 602: El diseño ergonómico del puesto de trabajo con pantallas de visualización: el equipo de trabajo.</text:p>
      <text:p text:style-name="P454"><text:a xlink:type="simple" xlink:href="https://www.insst.es/documents/94886/326775/ntp_602.pdf/51b9742c-27a1-4ece-a446-ca88cbd6d926" text:style-name="Internet_20_link" text:visited-style-name="Visited_20_Internet_20_Link"><text:span text:style-name="T855">https://www.insst.es/documents/94886/326775/ntp_602.pdf/51b9742c-27a1-4ece-a446-ca88cbd6d926</text:span></text:a><text:span text:style-name="T855"> </text:span></text:p>
      <text:p text:style-name="P454"><text:a xlink:type="simple" xlink:href="https://www.fauca.org/wp-content/uploads/2017/10/manual_prl-oficinas-y-despachos-MC-Mutual.pdf" text:style-name="Internet_20_link" text:visited-style-name="Visited_20_Internet_20_Link"><text:span text:style-name="T855"/></text:a></text:p>
      <text:p text:style-name="P222"/>
      <text:p text:style-name="P222">Criterios ergonómicos para la selección de sillas de oficina </text:p>
      <text:p text:style-name="P455"><text:a xlink:type="simple" xlink:href="https://www.insst.es/documents/94886/564690/NTP-1.129w.pdf/0495a165-4f77-4444-a2c9-90963623e286" text:style-name="Internet_20_link" text:visited-style-name="Visited_20_Internet_20_Link"><text:span text:style-name="T855">https://www.insst.es/documents/94886/564690/NTP-1.129w.pdf/0495a165-4f77-4444-a2c9-90963623e286</text:span></text:a><text:span text:style-name="T855"> </text:span></text:p>
      <text:p text:style-name="P224"/>
      <text:p text:style-name="P225">Pantallas de visualización guiá técnica del INSHT </text:p>
      <text:p text:style-name="P455"><text:a xlink:type="simple" xlink:href="https://www.insst.es/documents/94886/509319/DTE_PVD-guiaTecnica.pdf/09375e8b-1de6-4793-9d07-c06f0dc16f1c" text:style-name="Internet_20_link" text:visited-style-name="Visited_20_Internet_20_Link"><text:span text:style-name="T855">https://www.insst.es/documents/94886/509319/DTE_PVD-guiaTecnica.pdf/09375e8b-1de6-4793-9d07-c06f0dc16f1c</text:span></text:a><text:span text:style-name="T855"> </text:span></text:p>
      <text:p text:style-name="P224"/>
      <text:p text:style-name="P226">Paginas web sobre el tema y <text:span text:style-name="T504">legislación</text:span>:</text:p>
      <text:p text:style-name="P127"/>
      <text:p text:style-name="P75">/**<text:span text:style-name="T538">Se que no es la bibiografia pedida</text:span></text:p>
      <text:p text:style-name="P75"><text:span text:style-name="T538">TODO: pasar a entradas bibiograficas? </text:span>**/</text:p>
      <text:p text:style-name="P54"/>
      <text:p text:style-name="P54"/>
      <text:p text:style-name="P55">Guía Laboral. Los Servicios de Inspección y de Seguridad y Salud Laboral del Ministerio de trabajo y Economía Social.</text:p>
      <text:p text:style-name="P54"><text:a xlink:type="simple" xlink:href="http://www.mitramiss.gob.es/es/Guia/texto/guia_10/index.htm" text:style-name="Internet_20_link" text:visited-style-name="Visited_20_Internet_20_Link">http://www.mitramiss.gob.es/es/Guia/texto/guia_10/index.htm</text:a> </text:p>
      <text:p text:style-name="P54"/>
      <text:p text:style-name="P51">Instituto Nacional de Seguridad y Salud en el Trabajo</text:p>
      <text:p text:style-name="P76"><text:a xlink:type="simple" xlink:href="https://www.insst.es/home" text:style-name="Internet_20_link" text:visited-style-name="Visited_20_Internet_20_Link"><text:span text:style-name="T97">https://www.insst.es/home</text:span></text:a><text:span text:style-name="T97"> </text:span></text:p>
      <text:p text:style-name="P51"/>
      <text:p text:style-name="P77"><text:span text:style-name="T97">Manual </text:span><text:span text:style-name="T106">F</text:span><text:span text:style-name="T97">auca(extradido la lista de riegos laborales)</text:span></text:p>
      <text:p text:style-name="P77"><text:a xlink:type="simple" xlink:href="https://www.fauca.org/wp-content/uploads/2017/10/manual_prl-oficinas-y-despachos-MC-Mutual.pdf" text:style-name="Internet_20_link" text:visited-style-name="Visited_20_Internet_20_Link"><text:span text:style-name="T97">https://www.fauca.org/wp-content/uploads/2017/10/manual_prl-oficinas-y-despachos-MC-Mutual.pdf</text:span></text:a><text:span text:style-name="T97"> </text:span></text:p>
      <text:p text:style-name="P51"/>
      <text:p text:style-name="P456"><text:soft-page-break/>Manual para la evaluación y prevención de riesgos ergonómicos y psicosociales en PYME - Año 2003</text:p>
      <text:p text:style-name="P45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456"/>
      <text:p text:style-name="P456">NTP 602: El diseño ergonómico del puesto de trabajo con pantallas de visualización: el equipo de trabajo </text:p>
      <text:p text:style-name="P45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456"/>
      <text:p text:style-name="P453">NTP 242: Ergonomía: análisis ergonómico de los espacios de trabajo en oficinas.</text:p>
      <text:p text:style-name="P45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453"/>
      <text:p text:style-name="P457">Reales decretos:</text:p>
      <text:p text:style-name="P453"/>
      <text:p text:style-name="P453">Real Decreto 486/1997, de 14 de abril, por el que se establecen las disposiciones mínimas de seguridad y salud en los lugares de trabajo.</text:p>
      <text:p text:style-name="P453"><text:a xlink:type="simple" xlink:href="https://www.boe.es/buscar/act.php?id=BOE-A-1997-8669" text:style-name="Internet_20_link" text:visited-style-name="Visited_20_Internet_20_Link">https://www.boe.es/buscar/act.php?id=BOE-A-1997-8669</text:a> </text:p>
      <text:p text:style-name="P508"/>
      <text:p text:style-name="P507">Ley 31/1995, de 8 de noviembre, de prevención de Riesgos Laborales.</text:p>
      <text:p text:style-name="P455"><text:a xlink:type="simple" xlink:href="https://www.boe.es/buscar/act.php?id=BOE-A-1995-24292&amp;p=20141229&amp;tn=1" text:style-name="Internet_20_link" text:visited-style-name="Visited_20_Internet_20_Link"><text:span text:style-name="T884">https://www.boe.es/buscar/act.php?id=BOE-A-1995-24292&amp;p=20141229&amp;tn=1</text:span></text:a><text:span text:style-name="T884"> </text:span></text:p>
      <text:p text:style-name="P507"/>
      <text:p text:style-name="P507">Real Decreto 39/1997, de 17 de enero, por el que se aprueba el Reglamento de los Servicios de Prevención.</text:p>
      <text:p text:style-name="P781"><text:a xlink:type="simple" xlink:href="https://www.boe.es/buscar/act.php?id=BOE-A-1997-1853" text:style-name="Internet_20_link" text:visited-style-name="Visited_20_Internet_20_Link"><text:span text:style-name="T884">https://www.boe.es/buscar/act.php?id=BOE-A-1997-1853</text:span></text:a><text:span text:style-name="T884"> </text:span></text:p>
      <text:p text:style-name="P4"/>
      <text:p text:style-name="P4"/>
      <text:p text:style-name="P989"><text:toc-mark-start text:id="IMark93991300773512" text:outline-level="3"/><text:span text:style-name="T799">1.6.1 Regulación</text:span> de señales PRL<text:toc-mark-end text:id="IMark93991300773512"/></text:p>
      <text:p text:style-name="P324"/>
      <text:p text:style-name="P325">Las señales de <text:span text:style-name="T506">prevención</text:span> de riesgos, advierten de los peligros que hay <text:span text:style-name="T505">y de los EPIs que hay que equiparse o que prohíben ciertas acciones.</text:span></text:p>
      <text:p text:style-name="P325"/>
      <text:p text:style-name="P326"><text:span text:style-name="T684">Están</text:span> reguladas por el “<text:span text:style-name="T164">Real Decreto 485/1997, de 14 de abril, sobre disposiciones mínimas en materia de señalización de seguridad y salud en el trabajo establece un </text:span><text:span text:style-name="T165">código</text:span><text:span text:style-name="T164"> de colores para la </text:span><text:span text:style-name="T165">señalización</text:span><text:span text:style-name="T164">”</text:span></text:p>
      <text:p text:style-name="P325"/>
      <text:p text:style-name="P327"><text:span text:style-name="T684">Según</text:span> el anexo II <text:span text:style-name="T685">de este decreto,</text:span><text:span text:style-name="T163"> establece un </text:span><text:span text:style-name="T165">código</text:span><text:span text:style-name="T163"> de colores para la </text:span><text:span text:style-name="T165">señalización</text:span><text:span text:style-name="T163">:</text:span></text:p>
      <text:p text:style-name="P382"/>
      <text:p text:style-name="P117"/>
      <table:table table:name="Tabla2" table:style-name="Tabla2">
        <table:table-column table:style-name="Tabla2.A"/>
        <table:table-column table:style-name="Tabla2.B"/>
        <table:table-column table:style-name="Tabla2.C"/>
        <table:table-row>
          <table:table-cell table:style-name="Tabla2.A1" office:value-type="string">
            <text:p text:style-name="P998">Color</text:p>
          </table:table-cell>
          <table:table-cell table:style-name="Tabla2.A1" office:value-type="string">
            <text:p text:style-name="P998">Significado</text:p>
          </table:table-cell>
          <table:table-cell table:style-name="Tabla2.A1" office:value-type="string">
            <text:p text:style-name="P998">Indicaciones y precisiones</text:p>
          </table:table-cell>
        </table:table-row>
        <table:table-row>
          <table:table-cell table:style-name="Tabla2.A4" table:number-rows-spanned="3" office:value-type="string">
            <text:p text:style-name="P1103">Rojo.</text:p>
          </table:table-cell>
          <table:table-cell table:style-name="Tabla2.B2" office:value-type="string">
            <text:p text:style-name="P1102">Señal de prohibición.</text:p>
          </table:table-cell>
          <table:table-cell table:style-name="Tabla2.C2" office:value-type="string">
            <text:p text:style-name="P1102">Comportamientos peligrosos.</text:p>
          </table:table-cell>
        </table:table-row>
        <table:table-row>
          <table:covered-table-cell/>
          <table:table-cell table:style-name="Tabla2.B3" office:value-type="string">
            <text:p text:style-name="P1102">Peligro-alarma.</text:p>
          </table:table-cell>
          <table:table-cell table:style-name="Tabla2.C3" office:value-type="string">
            <text:p text:style-name="P1102">Alto, parada, dispositivos de desconexión de emergencia.Evacuación.</text:p>
          </table:table-cell>
        </table:table-row>
        <table:table-row>
          <table:covered-table-cell/>
          <table:table-cell table:style-name="Tabla2.B4" office:value-type="string">
            <text:p text:style-name="P1102">Material y equipos de lucha contra incendios.</text:p>
          </table:table-cell>
          <table:table-cell table:style-name="Tabla2.C4" office:value-type="string">
            <text:p text:style-name="P1102">Identificación y localización.</text:p>
          </table:table-cell>
        </table:table-row>
        <table:table-row>
          <table:table-cell table:style-name="Tabla2.A5" office:value-type="string">
            <text:p text:style-name="P1103">Amarillo o amarillo anaranjado.</text:p>
          </table:table-cell>
          <table:table-cell table:style-name="Tabla2.B5" office:value-type="string">
            <text:p text:style-name="P1102">Señal de advertencia.</text:p>
          </table:table-cell>
          <table:table-cell table:style-name="Tabla2.C5" office:value-type="string">
            <text:p text:style-name="P1102">Atención, precaución.Verificación.</text:p>
          </table:table-cell>
        </table:table-row>
        <table:table-row>
          <table:table-cell table:style-name="Tabla2.A6" office:value-type="string">
            <text:p text:style-name="P1103">Azul.</text:p>
          </table:table-cell>
          <table:table-cell table:style-name="Tabla2.B6" office:value-type="string">
            <text:p text:style-name="P1102">Señal de obligación.</text:p>
          </table:table-cell>
          <table:table-cell table:style-name="Tabla2.C6" office:value-type="string">
            <text:p text:style-name="P1102">Comportamiento o acción específica.</text:p>
            <text:p text:style-name="P1102">Obligación de utilizar un equipo de protección individual.</text:p>
          </table:table-cell>
        </table:table-row>
        <table:table-row>
          <table:table-cell table:style-name="Tabla2.A8" table:number-rows-spanned="2" office:value-type="string">
            <text:p text:style-name="P1103">Verde.</text:p>
          </table:table-cell>
          <table:table-cell table:style-name="Tabla2.B7" office:value-type="string">
            <text:p text:style-name="P1102">Señal de salvamento o de auxilio.</text:p>
          </table:table-cell>
          <table:table-cell table:style-name="Tabla2.C7" office:value-type="string">
            <text:p text:style-name="P1102">Puertas, salidas, pasajes, material, puestos de salvamento o de socorro, locales.</text:p>
          </table:table-cell>
        </table:table-row>
        <table:table-row>
          <table:covered-table-cell/>
          <table:table-cell table:style-name="Tabla2.B8" office:value-type="string">
            <text:p text:style-name="P1102">Situación de seguridad.</text:p>
          </table:table-cell>
          <table:table-cell table:style-name="Tabla2.C8" office:value-type="string">
            <text:p text:style-name="P1102">Vuelta a la normalidad.</text:p>
          </table:table-cell>
        </table:table-row>
      </table:table>
      <text:p text:style-name="P45"><text:a xlink:type="simple" xlink:href="https://www.boe.es/buscar/act.php?id=BOE-A-1997-8668" text:style-name="Internet_20_link" text:visited-style-name="Visited_20_Internet_20_Link"><text:span text:style-name="T861">https://www.boe.es/buscar/act.php?id=BOE-A-1997-8668</text:span></text:a><text:span text:style-name="T192"> </text:span><text:span text:style-name="T193">Anexo II Colores de seguridad.</text:span></text:p>
      <text:p text:style-name="P80"/>
      <text:p text:style-name="P80"/>
      <text:p text:style-name="P80"/>
      <text:p text:style-name="P991"><text:toc-mark-start text:id="IMark93991307347640" text:outline-level="3"/><text:span text:style-name="T189">1.6.2 </text:span><text:span text:style-name="T183">S</text:span><text:span text:style-name="T184">eñales de prevención </text:span><text:span text:style-name="T185">en una </text:span><text:span text:style-name="T186">empresa</text:span><text:span text:style-name="T185"> </text:span><text:span text:style-name="T187">de </text:span><text:span text:style-name="T188">programación.</text:span><text:toc-mark-end text:id="IMark93991307347640"/></text:p>
      <text:p text:style-name="P515"/>
      <text:p text:style-name="P509">Las señales que podemos encontrar en una oficina pueden ser:</text:p>
      <text:p text:style-name="P510"/>
      <text:p text:style-name="P511">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16">Motivo</text:p>
          </table:table-cell>
          <table:table-cell table:style-name="Tabla4.A1" office:value-type="string">
            <text:p text:style-name="P512">Suelo mojado o resbaladizo</text:p>
          </table:table-cell>
          <table:table-cell table:style-name="Tabla4.A1" office:value-type="string">
            <text:p text:style-name="P512">Riesgo eléctrico </text:p>
          </table:table-cell>
        </table:table-row>
        <table:table-row table:style-name="Tabla4.2">
          <table:table-cell table:style-name="Tabla4.A1" office:value-type="string">
            <text:p text:style-name="P516">Cuando</text:p>
          </table:table-cell>
          <table:table-cell table:style-name="Tabla4.A1" office:value-type="string">
            <text:p text:style-name="P512">se friega el suelo y este esta mojado</text:p>
          </table:table-cell>
          <table:table-cell table:style-name="Tabla4.A1" office:value-type="string">
            <text:p text:style-name="P512">Advertencia de riesgo eléctrico.</text:p>
          </table:table-cell>
        </table:table-row>
        <table:table-row table:style-name="Tabla4.3">
          <table:table-cell table:style-name="Tabla4.A1" office:value-type="string">
            <text:p text:style-name="P516">Donde</text:p>
          </table:table-cell>
          <table:table-cell table:style-name="Tabla4.A1" office:value-type="string">
            <text:p text:style-name="P512"><text:span text:style-name="T539">Varias señales móviles en s</text:span>uelo<text:span text:style-name="T539">s recién</text:span> mojado</text:p>
          </table:table-cell>
          <table:table-cell table:style-name="Tabla4.A1" office:value-type="string">
            <text:p text:style-name="P513">En la puerta donde se concentre cableados <text:s/></text:p>
          </table:table-cell>
        </table:table-row>
        <table:table-row table:style-name="Tabla4.4">
          <table:table-cell table:style-name="Tabla4.A4" office:value-type="string">
            <text:p text:style-name="P774">Señal <text:span text:style-name="T686">de ejemplo</text:span></text:p>
          </table:table-cell>
          <table:table-cell table:style-name="Tabla4.B4" office:value-type="string">
            <text:p text:style-name="P514"><draw:frame draw:style-name="fr10" draw:name="Imagen6" text:anchor-type="as-char" svg:width="3.203cm" svg:height="4.556cm" draw:z-index="19"><draw:image xlink:href="Pictures/10000000000000F60000015EB9042D46A3F90719.jpg" xlink:type="simple" xlink:show="embed" xlink:actuate="onLoad" loext:mime-type="image/jpeg"/></draw:frame><text:s/></text:p>
          </table:table-cell>
          <table:table-cell table:style-name="Tabla4.C4" office:value-type="string">
            <text:p text:style-name="P514"><draw:frame draw:style-name="fr11" draw:name="Imagen8" text:anchor-type="as-char" svg:y="0.305cm" svg:width="3.526cm" svg:height="2.979cm" draw:z-index="22"><draw:image xlink:href="Pictures/100002010000012F000001006BCC27109B630370.png" xlink:type="simple" xlink:show="embed" xlink:actuate="onLoad" loext:mime-type="image/png"/></draw:frame><text:s/></text:p>
          </table:table-cell>
        </table:table-row>
      </table:table>
      <text:p text:style-name="P512"/>
      <text:p text:style-name="P328"/>
      <text:p text:style-name="P994"><text:span text:style-name="T75">P</text:span><text:span text:style-name="T76">rohibido</text:span><text:span text:style-name="T7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95">Motivo</text:p>
          </table:table-cell>
          <table:table-cell table:style-name="Tabla5.A1" office:value-type="string">
            <text:p text:style-name="P329">Solo personal autorizado</text:p>
          </table:table-cell>
          <table:table-cell table:style-name="Tabla5.A1" office:value-type="string">
            <text:p text:style-name="P244"><text:span text:style-name="T78">Prohibido fumar</text:span><text:span text:style-name="T79"> </text:span></text:p>
          </table:table-cell>
          <table:table-cell table:style-name="Tabla5.A1" office:value-type="string">
            <text:p text:style-name="P330">Prohibido uso de móviles</text:p>
          </table:table-cell>
        </table:table-row>
        <table:table-row table:style-name="Tabla5.2">
          <table:table-cell table:style-name="Tabla5.A1" office:value-type="string">
            <text:p text:style-name="P295">Donde</text:p>
          </table:table-cell>
          <table:table-cell table:style-name="Tabla5.A1" office:value-type="string">
            <text:p text:style-name="P329">Puertas a limitar el acceso</text:p>
          </table:table-cell>
          <table:table-cell table:style-name="Tabla5.A1" office:value-type="string">
            <text:p text:style-name="P331">Entradas del edificio y en otros como recordatorio</text:p>
          </table:table-cell>
          <table:table-cell table:style-name="Tabla5.A1" office:value-type="string">
            <text:p text:style-name="P330">Lugares <text:span text:style-name="T540">con dispositivos </text:span>sensibles a las ondas <text:span text:style-name="T540">electromagnéticas</text:span></text:p>
          </table:table-cell>
        </table:table-row>
        <table:table-row table:style-name="Tabla5.3">
          <table:table-cell table:style-name="Tabla5.A3" office:value-type="string">
            <text:p text:style-name="P349">Señal</text:p>
          </table:table-cell>
          <table:table-cell table:style-name="Tabla5.B3" office:value-type="string">
            <text:p text:style-name="P332"><draw:frame draw:style-name="fr12" draw:name="Imagen14" text:anchor-type="as-char" svg:width="3.203cm" svg:height="4.556cm" draw:z-index="27"><draw:image xlink:href="Pictures/10000000000002540000034BC7AFC776FFBD0218.png" xlink:type="simple" xlink:show="embed" xlink:actuate="onLoad" loext:mime-type="image/png"/></draw:frame><text:s/></text:p>
          </table:table-cell>
          <table:table-cell table:style-name="Tabla5.C3" office:value-type="string">
            <text:p text:style-name="P332"><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32"><draw:frame draw:style-name="fr14" draw:name="Imagen13" text:anchor-type="as-char" svg:y="-2.376cm" svg:width="3.591cm" svg:height="4.36cm" draw:z-index="12"><draw:image xlink:href="Pictures/10000000000002550000034B5032150D84FE36A2.png" xlink:type="simple" xlink:show="embed" xlink:actuate="onLoad" loext:mime-type="image/png"/></draw:frame></text:p>
          </table:table-cell>
        </table:table-row>
      </table:table>
      <text:p text:style-name="P269"/>
      <text:p text:style-name="P142"/>
      <text:p text:style-name="P992"><text:toc-mark-start text:id="IMark93991307365272" text:outline-level="2"/><text:span text:style-name="T336">1.7 </text:span><text:span text:style-name="T331">Protección</text:span><text:span text:style-name="T332"> de un </text:span><text:span text:style-name="T333">CPD</text:span><text:toc-mark-end text:id="IMark93991307365272"/></text:p>
      <text:p text:style-name="P458"/>
      <text:p text:style-name="P459">Un CPD son las siglas de centro de procesado de datos, <text:span text:style-name="T541">un ordenador o conjunto de estos que se emplean para dar diversos servicios, según su programación, es muy probable que sea el corazón de una empresa.</text:span></text:p>
      <text:p text:style-name="P459"/>
      <text:p text:style-name="P460">Por su alt<text:span text:style-name="T542">a importancia, es muy importante protegerlo a nivel físico,</text:span> como <text:span text:style-name="T687">lógico</text:span>:</text:p>
      <text:p text:style-name="P459"/>
      <text:p text:style-name="P461"><text:toc-mark-start text:id="IMark93991248648680" text:outline-level="3"/><text:span text:style-name="T20">1.7.1 </text:span><text:span text:style-name="T2">Físico</text:span><text:toc-mark-end text:id="IMark93991248648680"/>:</text:p>
      <text:p text:style-name="P461"/>
      <text:p text:style-name="P461"><text:tab/>Control de acceso:</text:p>
      <text:p text:style-name="P891"><text:span text:style-name="T281">Se tiene que controlar el acceso de quien entra, </text:span><text:span text:style-name="T282">solo </text:span><text:span text:style-name="T283">deberán</text:span><text:span text:style-name="T282"> entrar personal autorizado </text:span><text:span text:style-name="T284">y con conocimientos de este. </text:span><text:span text:style-name="T285">Ya sea mediante tarjeta, llave, </text:span><text:span text:style-name="T292">código</text:span><text:span text:style-name="T285">, reconocimiento facial o dactilar</text:span><text:span text:style-name="T291"> entre otros</text:span><text:span text:style-name="T285">.</text:span></text:p>
      <text:p text:style-name="P461"/>
      <text:p text:style-name="P461"><text:tab/><text:span text:style-name="T543">Protección contra incendios:</text:span></text:p>
      <text:p text:style-name="P891"><text:span text:style-name="T286">Si se detecta fuego </text:span><text:span text:style-name="T287">hay que extinguirlo, existen múltiples elementos, cada una con sus ventajas e inconvenientes y atacando cada parte del triangulo del fuego.</text:span></text:p>
      <text:p text:style-name="P462">Se consigue mediante <text:span text:style-name="T544">gases y líquidos</text:span> concretos <text:span text:style-name="T570">junto la estanqueidad del habitáculo</text:span>.</text:p>
      <text:p text:style-name="P462"/>
      <text:p text:style-name="P462"><text:tab/><text:span text:style-name="T545">Instalación eléctrica:</text:span></text:p>
      <text:p text:style-name="P463">Uno de las necesidades de cualquier ordenador es un suministro eléctrico, este puede ser por la red publica o grupos electrógenos (generadores eléctricos) <text:span text:style-name="T546">si la red falla,</text:span></text:p>
      <text:p text:style-name="P464">ademas del empleo de SAIs (Sistemas de alimentación interrumpida).</text:p>
      <text:p text:style-name="P464">-<text:span text:style-name="T549">S</text:span>uministro eléctrico:</text:p>
      <text:p text:style-name="P465">El suministro de energía no es perfecto y puede traer alteraciones y fluctuaciones <text:span text:style-name="T547">por lo que es interesante añadir protecciones contra sobretensiones permanentes y transitorias.</text:span></text:p>
      <text:p text:style-name="P466"/>
      <text:p text:style-name="P466">-<text:span text:style-name="T548">SAI:</text:span></text:p>
      <text:p text:style-name="P891"><text:span text:style-name="T288">Son un conjunto de baterías, alternador e inversor</text:span><text:span text:style-name="T289"> que almacena corriente eléctrica para suministrarla en caso de falle el suministro eléctrico, ademas, pueden filt</text:span><text:span text:style-name="T290">rar </text:span><text:span text:style-name="T289">la</text:span><text:span text:style-name="T290">s</text:span><text:span text:style-name="T289"> </text:span><text:span text:style-name="T290">fluctuaciones de la </text:span><text:span text:style-name="T289">red eléctrica que pueda tener.</text:span></text:p>
      <text:p text:style-name="P467">Otro uso es dar tiempo que el grupo electrógeno arranque <text:span text:style-name="T551">en caso de corte del suministro</text:span>.</text:p>
      <text:p text:style-name="P468"/>
      <text:p text:style-name="P469"/>
      <text:p text:style-name="P469">-<text:span text:style-name="T549">Grupo electrógeno:</text:span></text:p>
      <text:p text:style-name="P470">Es un generador que genera <text:span text:style-name="T550">energía</text:span> <text:span text:style-name="T550">eléctrica</text:span> a partir <text:span text:style-name="T688">de</text:span> combustible, este arrancara cuando detecte que no hay <text:span text:style-name="T550">suministro</text:span> <text:span text:style-name="T550">eléctrico.</text:span></text:p>
      <text:p text:style-name="P471"><text:soft-page-break/>En caso de fallo del suministro <text:span text:style-name="T689">eléctrico</text:span> el sistema SAI puede hacerse cargo durante un tiempo corto, el cual debe ser lo suficiente para que el Grupo <text:span text:style-name="T689">electrógeno</text:span> este a plena potencia y pueda soportar el consumo del CPD.</text:p>
      <text:p text:style-name="P466"/>
      <text:p text:style-name="P466"/>
      <text:p text:style-name="P472"><text:tab/><text:span text:style-name="T553">Aire y </text:span>Refrigeración:</text:p>
      <text:p text:style-name="P47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473"/>
      <text:p text:style-name="P473">Para ello se emplea una estructura a la hora de colorar los racks, una técnica común es la de pasillos frio y pasillo caliente.</text:p>
      <text:p text:style-name="P473">Esta <text:span text:style-name="T552">técnica</text:span> consiste en crear pasillos donde se entrega aire frio el cual es <text:span text:style-name="T552">absorbido</text:span> por los ventiladores intercambia la temperatura con los componentes y es expulsado por el pasillo caliente <text:span text:style-name="T552">donde se aspira dicho aire al sistema de refrigeración para su enfriamiento.</text:span></text:p>
      <text:p text:style-name="P473"/>
      <text:p text:style-name="P461">-<text:span text:style-name="T554">Filtros</text:span></text:p>
      <text:p text:style-name="P891"><text:span text:style-name="T298">El aire que se introduce en la sala </text:span><text:span text:style-name="T299">donde se almacena el CPD debe ser lo mas limpio </text:span><text:span text:style-name="T300">y seco</text:span><text:span text:style-name="T299"> posible por ello emplear filtros para capturar las partículas </text:span><text:span text:style-name="T301">que pueda llevar el aire que se introduzca</text:span><text:span text:style-name="T299">.</text:span></text:p>
      <text:p text:style-name="P461"/>
      <text:p text:style-name="P461"/>
      <text:p text:style-name="P491"><text:toc-mark-start text:id="IMark93991308153240" text:outline-level="3"/>1.7.2 Lógico<text:toc-mark-end text:id="IMark93991308153240"/></text:p>
      <text:p text:style-name="P492"><text:span text:style-name="T97">Un CPD da servicio ya bien internamente a la empresa o al publico, aun </text:span><text:span text:style-name="T111">así,</text:span><text:span text:style-name="T97"> hay que protegerlo </text:span><text:span text:style-name="T111">d</text:span><text:span text:style-name="T97">el acceso</text:span><text:span text:style-name="T111">s malintencionados o </text:span><text:span text:style-name="T112">indebidos</text:span><text:span text:style-name="T97"> a este de distintas maneras:</text:span></text:p>
      <text:p text:style-name="P474"/>
      <text:p text:style-name="P492"><text:span text:style-name="T97"><text:tab/>-</text:span><text:span text:style-name="T107">Usuarios y contraseñas:</text:span></text:p>
      <text:p text:style-name="P493"><text:span text:style-name="T108">C</text:span><text:span text:style-name="T97">ada usuario tiene su contraseña la cual debe ser cambiada cada 6 meses con el fin de dificultar ataques de fuerza bruta, ademas de usar un diccionario de caracteres lo más amplio posible para dificultar la desencriptación de esta.</text:span></text:p>
      <text:p text:style-name="P494"><text:span text:style-name="T97">Ademas CAMBIAR las CONTRASEÑAS que vienen POR DEFECTO por otras </text:span><text:span text:style-name="T110">en todos los dispositivos y programas</text:span><text:span text:style-name="T97">.</text:span></text:p>
      <text:p text:style-name="P475"/>
      <text:p text:style-name="P474"><text:tab/>-Usuario y permisos</text:p>
      <text:p text:style-name="P495"><text:span text:style-name="T97">Definir correctamente las posibles acciones de los usuarios y otorgarles permisos y denegar lo que no necesite </text:span><text:span text:style-name="T109">o no le corresponde.</text:span></text:p>
      <text:p text:style-name="P476"/>
      <text:p text:style-name="P458"><text:tab/>-<text:span text:style-name="T555">Cortafuegos</text:span></text:p>
      <text:p text:style-name="P477">Configurar correctamente un cortafuegos para bloquear entradas no deseadas <text:span text:style-name="T556">al CPD y permitir solo direcciones de confianza.</text:span></text:p>
      <text:p text:style-name="P458"/>
      <text:p text:style-name="P458"/>
      <text:p text:style-name="P458"/>
      <text:p text:style-name="P458"><text:soft-page-break/><text:tab/>-<text:span text:style-name="T557">Actualizaciones</text:span></text:p>
      <text:p text:style-name="P478">Tener actualizado todos los programas, sistema operativo… <text:span text:style-name="T558">para evitar agujeros por donde se pueda entrar.</text:span></text:p>
      <text:p text:style-name="P458"/>
      <text:p text:style-name="P458"><text:tab/>-<text:span text:style-name="T559">Protocolo contra incidentes de seguridad</text:span></text:p>
      <text:p text:style-name="P479">Tener/establecer y seguir el protocolo en caso de ataques o <text:s/>incidentes de seguridad: IDS/IPS, firewalls, honeypots, gestión antifraude, SIEM, DLPs…</text:p>
      <text:p text:style-name="P480">Asimismo monitorear activamente todos los sucesos.</text:p>
      <text:p text:style-name="P458"/>
      <text:p text:style-name="P458"/>
      <text:p text:style-name="P458"><text:tab/>-<text:span text:style-name="T560">Segregación de entornos</text:span></text:p>
      <text:p text:style-name="P481">Separar y limitar los accesos a cada entorno y a que personal, <text:span text:style-name="T561">evitando así accesos no deseados y manipulación de datos desde otros entornos.</text:span></text:p>
      <text:p text:style-name="P481"/>
      <text:p text:style-name="P481"><text:tab/>-<text:span text:style-name="T562">Cifrado de datos</text:span></text:p>
      <text:p text:style-name="P482">Asegurar se de que los datos almacenados, los datos entrantes y salientes <text:span text:style-name="T563">estén</text:span> encriptados.</text:p>
      <text:p text:style-name="P481"/>
      <text:p text:style-name="P458"><text:tab/>-<text:span text:style-name="T571">Uso de antivirus</text:span></text:p>
      <text:p text:style-name="P483">Emplear antivirus y programar búsquedas de virus.</text:p>
      <text:p text:style-name="P458"/>
      <text:p text:style-name="P458"/>
      <text:p text:style-name="P458"/>
      <text:p text:style-name="P855"><text:span text:style-name="T295">Construcción</text:span><text:span text:style-name="T293"> de un cpd</text:span><text:span text:style-name="T294">:</text:span></text:p>
      <text:p text:style-name="P856"><text:span text:style-name="T294">D</text:span><text:span text:style-name="T254">ar creditos</text:span></text:p>
      <text:p text:style-name="P56"><text:a xlink:type="simple" xlink:href="https://e-archivo.uc3m.es/bitstream/handle/10016/17346/PFC_Tatiana_DeCastro_Acuna_Lasheras.pdf;jsessionid=586090A2296A01CE33004BB167801497?sequence=1" text:style-name="Internet_20_link" text:visited-style-name="Visited_20_Internet_20_Link"><text:span text:style-name="T884">https://e-archivo.uc3m.es/bitstream/handle/10016/17346/PFC_Tatiana_DeCastro_Acuna_Lasheras.pdf;jsessionid=586090A2296A01CE33004BB167801497?sequence=1</text:span></text:a><text:span text:style-name="T884"> </text:span></text:p>
      <text:p text:style-name="P81"/>
      <text:p text:style-name="P81"/>
      <text:p text:style-name="P82">Seguridad <text:span text:style-name="T563">lógica</text:span>:</text:p>
      <text:p text:style-name="P5"><text:a xlink:type="simple" xlink:href="http://www.sahw.com/wp/archivos/2012/01/12/auditoria-de-centros-de-procesamiento-de-datos-parte-2-seguridad-logica/" text:style-name="Internet_20_link" text:visited-style-name="Visited_20_Internet_20_Link"><text:span text:style-name="T884">http://www.sahw.com/wp/archivos/2012/01/12/auditoria-de-centros-de-procesamiento-de-datos-parte-2-seguridad-logica/</text:span></text:a><text:span text:style-name="T884"> </text:span></text:p>
      <text:p text:style-name="P990"><text:toc-mark-start text:id="IMark93991242920904" text:outline-level="1"/><text:span text:style-name="T800">2 </text:span>Hábitos éticos y laborales<text:toc-mark-end text:id="IMark93991242920904"/></text:p>
      <text:p text:style-name="P384"/>
      <text:p text:style-name="P403"><text:toc-mark-start text:id="IMark93991392884152" text:outline-level="2"/><text:span text:style-name="T801">2.1 </text:span>Rueda de la vida<text:toc-mark-end text:id="IMark93991392884152"/></text:p>
      <text:p text:style-name="P385"/>
      <text:p text:style-name="P403"><text:toc-mark-start text:id="IMark93991307365272" text:outline-level="3"/><text:span text:style-name="T801">2.1.1 </text:span>Rueda de la vida personal:<text:toc-mark-end text:id="IMark93991307365272"/></text:p>
      <text:p text:style-name="P385"/>
      <text:p text:style-name="P385"><text:tab/>Salud:</text:p>
      <text:p text:style-name="P386">4 puntos:</text:p>
      <text:p text:style-name="P386">Apenas sufro enfermedades, menos algún día concreto que me encuentre mínimamente mal, como mucho. </text:p>
      <text:p text:style-name="P386">No hago deporte y me paso el día delante del ordenador haciendo trabajos, jugando o viendo videos.</text:p>
      <text:p text:style-name="P386">Ademas tengo síndrome de asperger el cual me lleva a estar en soledad fácilmente.</text:p>
      <text:p text:style-name="P386"/>
      <text:p text:style-name="P386"/>
      <text:p text:style-name="P387"><text:tab/>Finanzas:</text:p>
      <text:p text:style-name="P387">5 puntos:</text:p>
      <text:p text:style-name="P387">Apenas tengo gastos ya que vivo en familia aunque si que voy a comprar.</text:p>
      <text:p text:style-name="P892"><text:span text:style-name="T178">Tampoco gasto dinero en mis hobbies </text:span><text:span text:style-name="T182">(alguna vez he gastado)</text:span><text:span text:style-name="T178">, </text:span><text:span text:style-name="T179">prefiero </text:span><text:span text:style-name="T180">lo</text:span><text:span text:style-name="T178"> gratuito, no me gusta gastar nada. </text:span><text:span text:style-name="T181">S</text:span><text:span text:style-name="T178">iento que necesito trabajar para ganarme la vida.</text:span></text:p>
      <text:p text:style-name="P725"><text:span text:style-name="T167">También</text:span><text:span text:style-name="T166"> quiero tener </text:span><text:span text:style-name="T167">mínimo</text:span><text:span text:style-name="T166"> de dinero que usar en cualquier </text:span><text:span text:style-name="T167">situación </text:span><text:span text:style-name="T174">de necesidad</text:span><text:span text:style-name="T167">.</text:span></text:p>
      <text:p text:style-name="P387"/>
      <text:p text:style-name="P387"/>
      <text:p text:style-name="P388"><text:tab/>Trabajo/<text:span text:style-name="T582">Negocios</text:span>:</text:p>
      <text:p text:style-name="P388">3 Puntos:</text:p>
      <text:p text:style-name="P389">Tengo poca experiencia trabajando.</text:p>
      <text:p text:style-name="P726"><text:span text:style-name="T166">No me siento satisfecho con mis conocimientos de </text:span><text:span text:style-name="T167">programación</text:span><text:span text:style-name="T166"> ya que tengo ideas abiertas y poco desarrolladas o bajo </text:span><text:span text:style-name="T167">mínimos.</text:span></text:p>
      <text:p text:style-name="P727"><text:span text:style-name="T166">Falta trabajar en equipo, </text:span><text:span text:style-name="T173">apenas practicado</text:span><text:span text:style-name="T166">, </text:span><text:span text:style-name="T168">muy poco o sin darme cuenta</text:span><text:span text:style-name="T166">.</text:span></text:p>
      <text:p text:style-name="P390"/>
      <text:p text:style-name="P390"/>
      <text:p text:style-name="P728"><text:span text:style-name="T166"><text:tab/></text:span><text:span text:style-name="T169">Diversión/ocio</text:span></text:p>
      <text:p text:style-name="P391">6 Puntos</text:p>
      <text:p text:style-name="P391">Dedico el tiempo cuando no estoy estoy haciendo otra cosa, <text:span text:style-name="T583">priorizando el trabajo antes que el ocio, y según el tiempo que tenga o que voy a usar decido como usar este tiempo.</text:span></text:p>
      <text:p text:style-name="P392"/>
      <text:p text:style-name="P392"/>
      <text:p text:style-name="P393"><text:tab/>Familiar/amigos</text:p>
      <text:p text:style-name="P394">2 Puntos</text:p>
      <text:p text:style-name="P395">No se mantener una <text:span text:style-name="T589">relación</text:span>, o dialogo, aun menos entender que piensan</text:p>
      <text:p text:style-name="P116"/>
      <text:p text:style-name="P116"/>
      <text:p text:style-name="P729"><text:soft-page-break/><text:span text:style-name="T166"><text:tab/></text:span><text:span text:style-name="T170">Amor/Relación sentimental</text:span></text:p>
      <text:p text:style-name="P730"><text:span text:style-name="T170">0 </text:span><text:span text:style-name="T166">puntos</text:span></text:p>
      <text:p text:style-name="P396">He realizado la <text:span text:style-name="T584">reflexión</text:span>, pero prefiero no mostrarla.</text:p>
      <text:p text:style-name="P396"/>
      <text:p text:style-name="P396"/>
      <text:p text:style-name="P397"><text:tab/>Crecimiento personal</text:p>
      <text:p text:style-name="P398">2 Puntos</text:p>
      <text:p text:style-name="P731"><text:span text:style-name="T171">N</text:span><text:span text:style-name="T166">o tengo muchas experiencias como persona.</text:span></text:p>
      <text:p text:style-name="P399">Se que tengo que mejorar mis habilidades sociales.</text:p>
      <text:p text:style-name="P400">En <text:span text:style-name="T778">los</text:span> <text:span text:style-name="T778">últimos</text:span> años he tenido un cambio que no se como explicar.</text:p>
      <text:p text:style-name="P399"/>
      <text:p text:style-name="P399"><text:tab/>Espiritualidad</text:p>
      <text:p text:style-name="P732"><text:span text:style-name="T166">5 </text:span><text:span text:style-name="T171">P</text:span><text:span text:style-name="T166">untos</text:span></text:p>
      <text:p text:style-name="P401"><text:span text:style-name="T585">Q</text:span>uiero saciar mi curiosidad y mi ocio.</text:p>
      <text:p text:style-name="P733"><text:span text:style-name="T166">Me gusta la </text:span><text:span text:style-name="T172">ingeniería/</text:span><text:span text:style-name="T166">calentarme la cabeza.</text:span></text:p>
      <text:p text:style-name="P402"/>
      <text:p text:style-name="P402"/>
      <text:p text:style-name="P733"><text:span text:style-name="T166"><text:tab/></text:span><text:span text:style-name="T172">Hogar/Entorno vital</text:span></text:p>
      <text:p text:style-name="P734"><text:span text:style-name="T172">5 </text:span><text:span text:style-name="T166">Puntos</text:span></text:p>
      <text:p text:style-name="P892"><text:span text:style-name="T237">Es un </text:span><text:span text:style-name="T238">lugar</text:span><text:span text:style-name="T237"> donde no pasan muchas cosas, en cuanto a la búsqueda de empleo lo veo un poco complicado sin desplazarme por la localización.</text:span></text:p>
      <text:p text:style-name="P735"><text:span text:style-name="T779">En cuanto al empleo</text:span> <text:span text:style-name="T779">segura mente salga la </text:span>ciudad.</text:p>
      <text:p text:style-name="P736"/>
      <text:p text:style-name="P736"/>
      <text:p text:style-name="P736"/>
      <text:p text:style-name="P775"><text:toc-mark-start text:id="IMark93991248647832" text:outline-level="3"/><text:span text:style-name="T801">2.1.2 </text:span>La rueda de la vida <text:span text:style-name="T572">profesional</text:span><text:toc-mark-end text:id="IMark93991248647832"/></text:p>
      <text:p text:style-name="P737"/>
      <text:p text:style-name="P738"><text:tab/>Relaciones con los jefes</text:p>
      <text:p text:style-name="P739">4 Puntos</text:p>
      <text:p text:style-name="P739">El liderazgo y que sabe de que soy capaz.</text:p>
      <text:p text:style-name="P739">No he tenido mucha <text:span text:style-name="T574">relación</text:span> que un jefe mas bien con una persona intermedia en <text:span text:style-name="T574">jerarquía.</text:span></text:p>
      <text:p text:style-name="P738"/>
      <text:p text:style-name="P738"/>
      <text:p text:style-name="P740"><text:tab/>Relación con los compañeros</text:p>
      <text:p text:style-name="P740">3 Puntos</text:p>
      <text:p text:style-name="P741">Considero que las relaciones entre compañeros se fuerzan un poco a que vayan por buen camino por parte de ambos lados</text:p>
      <text:p text:style-name="P740">Disfruto de conversaciones cuando es un tema que me gusta <text:span text:style-name="T780">y tengo experiencia</text:span>, pero por lo general tengo pocos</text:p>
      <text:p text:style-name="P740">Doy exceso de ayuda <text:s/>y la pido cuando no entiendo algo <text:span text:style-name="T573">o no puedo avanzar</text:span>.</text:p>
      <text:p text:style-name="P742">Creo o no caigo en este momento de tener responsabilidades en el trabajo.</text:p>
      <text:p text:style-name="P743">Considero que hay un pequeño punto donde se fuerzan a lavarse bien.</text:p>
      <text:p text:style-name="P742"><text:soft-page-break/><text:tab/>Comunicación</text:p>
      <text:p text:style-name="P744">5 Puntos</text:p>
      <text:p text:style-name="P745">Mi estilo de comunicación intento dar la idea directamente, sin rodeos, ademas de intentar exagerar <text:span text:style-name="T781">las bromas para que se note y no tengo ninguna intención de herir o atacar.</text:span></text:p>
      <text:p text:style-name="P746">Intimidado <text:span text:style-name="T576">al hablar en publico</text:span>.</text:p>
      <text:p text:style-name="P746"/>
      <text:p text:style-name="P740"><text:tab/><text:span text:style-name="T575">Desarrollo personal</text:span></text:p>
      <text:p text:style-name="P747">5 Puntos</text:p>
      <text:p text:style-name="P748">No tengo claro mis debilidades y fortalezas.</text:p>
      <text:p text:style-name="P748">Creo que se lo que me gusta.</text:p>
      <text:p text:style-name="P749">Mi <text:span text:style-name="T577">ordenador.</text:span></text:p>
      <text:p text:style-name="P892"><text:span text:style-name="T239">No estoy seguro de lo que quiero ser ya que, bien que me han enseñado si un trabajo te gusta, no te cansa. </text:span><text:span text:style-name="T240">Mi punto de vista</text:span><text:span text:style-name="T239">, es que, aunque me guste el primer deseo, me quemare con el tiempo, disfrutando más de un </text:span><text:span text:style-name="T241">segundo</text:span><text:span text:style-name="T239"> </text:span><text:span text:style-name="T247">gusto</text:span><text:span text:style-name="T239">.</text:span></text:p>
      <text:p text:style-name="P750"/>
      <text:p text:style-name="P750"/>
      <text:p text:style-name="P750"><text:tab/><text:span text:style-name="T578">Plan de carrera</text:span></text:p>
      <text:p text:style-name="P751">5 Puntos</text:p>
      <text:p text:style-name="P752">El futuro de la <text:span text:style-name="T579">programación</text:span> considero que esta muy verde, con pocas leyes o medidas y muchas maneras de programar y que cambiara mucho y muy <text:span text:style-name="T579">rápido.</text:span></text:p>
      <text:p text:style-name="P753"/>
      <text:p text:style-name="P753">Mi jornada ideal seria un horario intensivo donde a la hora de la comida termine el trabajo y por la tarde este en casa.</text:p>
      <text:p text:style-name="P754"/>
      <text:p text:style-name="P754">Me gustaría reforzar mis conocimientos de programación.</text:p>
      <text:p text:style-name="P754"/>
      <text:p text:style-name="P754"/>
      <text:p text:style-name="P754"><text:tab/><text:span text:style-name="T580">Clima laboral</text:span></text:p>
      <text:p text:style-name="P755"><text:span text:style-name="T581">4</text:span> Puntos</text:p>
      <text:p text:style-name="P755">He estado en varias empresas y cualquiera considero que es un buen lugar para trabajar.</text:p>
      <text:p text:style-name="P756">Nunca he pensado sobre mis valores y los de las empresas <text:span text:style-name="T586">aun así tampoco he sabido verlos</text:span>.</text:p>
      <text:p text:style-name="P756"/>
      <text:p text:style-name="P756"/>
      <text:p text:style-name="P757"><text:tab/>Equilibrio vida privada-trabajo</text:p>
      <text:p text:style-name="P938"><text:span text:style-name="T233">5 </text:span><text:span text:style-name="T232">Puntos</text:span></text:p>
      <text:p text:style-name="P758">Lo primero es el trabajo, ya que da la sustentación económica. Cuando no este trabajando ya decidiré en que me apetece gastar mi tiempo.</text:p>
      <text:p text:style-name="P758"/>
      <text:p text:style-name="P758"/>
      <text:p text:style-name="P758"/>
      <text:p text:style-name="P758"/>
      <text:p text:style-name="P758"/>
      <text:p text:style-name="P758"/>
      <text:p text:style-name="P892"><text:soft-page-break/><text:span text:style-name="T233"><text:tab/></text:span><text:span text:style-name="T234">Habilidades profesionales</text:span></text:p>
      <text:p text:style-name="P939"><text:span text:style-name="T234">5 </text:span><text:span text:style-name="T232">Puntos</text:span></text:p>
      <text:p text:style-name="P759">Estoy terminando mis estudios ademas de contar con bastantes títulos, lo que me queda es trabajar y practicar los conocimientos adquiridos, ademas de reforzar los que tengo.</text:p>
      <text:p text:style-name="P759"/>
      <text:p text:style-name="P759"/>
      <text:p text:style-name="P939"><text:span text:style-name="T232"><text:tab/></text:span><text:span text:style-name="T235">Retribución</text:span></text:p>
      <text:p text:style-name="P940"><text:span text:style-name="T236">5</text:span><text:span text:style-name="T235"> </text:span><text:span text:style-name="T232">Puntos</text:span></text:p>
      <text:p text:style-name="P760">Al estar solo no creo que gaste mucho, el sueldo que me gustaría ganar seria aquel que pagara mis facturas, pudiera comer y un extra para el ocio <text:span text:style-name="T923">y mi vida personal</text:span>.</text:p>
      <text:p text:style-name="P760"/>
      <text:p text:style-name="P760"/>
      <text:p text:style-name="P977"><text:toc-mark-start text:id="IMark93991336367368" text:outline-level="3"/><text:span text:style-name="T802">2.1.3 </text:span>Rueda de la vida competencial<text:toc-mark-end text:id="IMark93991336367368"/></text:p>
      <text:p text:style-name="P761"/>
      <text:p text:style-name="P761"><text:tab/>Proactividad</text:p>
      <text:p text:style-name="P941"><text:span text:style-name="T232"><text:s/></text:span><text:span text:style-name="T242">0 Puntos</text:span></text:p>
      <text:p text:style-name="P942"><text:span text:style-name="T243">E</text:span><text:span text:style-name="T232">spero y sigo instrucciones como se me indican, </text:span><text:span text:style-name="T246">intento hacerlas de la mejor manera que pueda</text:span><text:span text:style-name="T232">.</text:span></text:p>
      <text:p text:style-name="P762"/>
      <text:p text:style-name="P763"><text:tab/>Trabajo en equipo</text:p>
      <text:p text:style-name="P763">1 Puntos</text:p>
      <text:p text:style-name="P763">No se que es trabajar en equipo, exactamente, <text:span text:style-name="T782">puede que lo aya hecho alguna vez sin darme cuenta</text:span>.</text:p>
      <text:p text:style-name="P763"/>
      <text:p text:style-name="P943"><text:span text:style-name="T232"><text:tab/></text:span><text:span text:style-name="T243">Adaptación</text:span></text:p>
      <text:p text:style-name="P764">5 Puntos</text:p>
      <text:p text:style-name="P765">Puede que me cueste adaptarme a nueva situaciones.</text:p>
      <text:p text:style-name="P764"/>
      <text:p text:style-name="P766"><text:tab/>Motivación</text:p>
      <text:p text:style-name="P766">2 Puntos</text:p>
      <text:p text:style-name="P944"><text:span text:style-name="T232">Hay cosas que me motivan m</text:span><text:span text:style-name="T244">á</text:span><text:span text:style-name="T232">s y otras menos, el trabajo no mucho.</text:span></text:p>
      <text:p text:style-name="P767"/>
      <text:p text:style-name="P768"><text:tab/>Orientación a resultados</text:p>
      <text:p text:style-name="P769">2 puntos</text:p>
      <text:p text:style-name="P769">No soy consciente de que el desarrollo de un producto implique otras características hacia la empresa.</text:p>
      <text:p text:style-name="P770">Intento ver todos los puntos de vista al desarrollar un programa </text:p>
      <text:p text:style-name="P769"/>
      <text:p text:style-name="P771"><text:tab/>Creatividad</text:p>
      <text:p text:style-name="P771">5 Puntos</text:p>
      <text:p text:style-name="P771">Puedo seguir un estilo, he intentar continuarlo, pero si me pides crear uno de cero, es lo que más me cuesta. Antes te monto una fabrica que te pinto un cuadro.</text:p>
      <text:p text:style-name="P771"/>
      <text:p text:style-name="P945"><text:span text:style-name="T232"><text:tab/></text:span><text:span text:style-name="T245">Comunicación</text:span></text:p>
      <text:p text:style-name="P946"><text:span text:style-name="T245">3 </text:span><text:span text:style-name="T232">Puntos</text:span></text:p>
      <text:p text:style-name="P772">No estoy seguro de comunicar bien mis ideas, aveces comunico cosas que no quiero.</text:p>
      <text:p text:style-name="P772"/>
      <text:p text:style-name="P772"><text:tab/>Organización</text:p>
      <text:p text:style-name="P773">5 Puntos</text:p>
      <text:p text:style-name="P85">Intento organizarme, no me gustan las interrupciones, y quiero hacer las cosas como pienso.</text:p>
      <text:p text:style-name="P160"><text:toc-mark-start text:id="IMark93991248648680" text:outline-level="2"/><text:span text:style-name="T802">2.2 Análisis</text:span> DAFO de mi mismo<text:toc-mark-end text:id="IMark93991248648680"/></text:p>
      <text:p text:style-name="P148"/>
      <table:table table:name="Tabla8" table:style-name="Tabla8">
        <table:table-column table:style-name="Tabla8.A"/>
        <table:table-column table:style-name="Tabla8.B"/>
        <table:table-column table:style-name="Tabla8.C"/>
        <table:table-row>
          <table:table-cell table:style-name="Tabla8.A1" office:value-type="string">
            <text:p text:style-name="P1046"/>
          </table:table-cell>
          <table:table-cell table:style-name="Tabla8.B1" office:value-type="string">
            <text:p text:style-name="P1047">Interno</text:p>
          </table:table-cell>
          <table:table-cell table:style-name="Tabla8.C1" office:value-type="string">
            <text:p text:style-name="P1047">Externo</text:p>
          </table:table-cell>
        </table:table-row>
        <table:table-row>
          <table:table-cell table:style-name="Tabla8.A2" office:value-type="string">
            <text:p text:style-name="P1048">Putos <text:span text:style-name="T464">débiles</text:span></text:p>
          </table:table-cell>
          <table:table-cell table:style-name="Tabla8.B2" office:value-type="string">
            <text:p text:style-name="P1049">Debilidades:</text:p>
            <text:list xml:id="list4009714240" text:style-name="L30">
              <text:list-item>
                <text:p text:style-name="P1034">Poca autoestima.</text:p>
              </text:list-item>
              <text:list-item>
                <text:p text:style-name="P1034">Falta de practica <text:span text:style-name="T588">de los conocimientos</text:span>.</text:p>
              </text:list-item>
              <text:list-item>
                <text:p text:style-name="P1034">Poca <text:span text:style-name="T587">motivación.</text:span></text:p>
              </text:list-item>
              <text:list-item>
                <text:p text:style-name="P1035">Solitario.</text:p>
              </text:list-item>
              <text:list-item>
                <text:p text:style-name="P1036">Sentimiento de bloqueo.</text:p>
              </text:list-item>
              <text:list-item>
                <text:p text:style-name="P1037">Pocas habilidades sociales</text:p>
              </text:list-item>
            </text:list>
          </table:table-cell>
          <table:table-cell table:style-name="Tabla8.C2" office:value-type="string">
            <text:p text:style-name="P1049">Amenazas:</text:p>
            <text:list xml:id="list976025550" text:style-name="L31">
              <text:list-item>
                <text:p text:style-name="P1039">Mucha competencia profesional.</text:p>
              </text:list-item>
              <text:list-item>
                <text:p text:style-name="P1040">Falta de practica.</text:p>
              </text:list-item>
            </text:list>
          </table:table-cell>
        </table:table-row>
        <table:table-row table:style-name="Tabla8.3">
          <table:table-cell table:style-name="Tabla8.A3" office:value-type="string">
            <text:p text:style-name="P1048">Puntos fuertes</text:p>
          </table:table-cell>
          <table:table-cell table:style-name="Tabla8.B3" office:value-type="string">
            <text:p text:style-name="P1049">Fortalezas:</text:p>
            <text:list xml:id="list3420818518" text:style-name="L32">
              <text:list-item>
                <text:p text:style-name="P1041">Buena formación profesional <text:span text:style-name="T783">y variada</text:span>.</text:p>
              </text:list-item>
              <text:list-item>
                <text:p text:style-name="P1042">Buena salud.</text:p>
              </text:list-item>
            </text:list>
          </table:table-cell>
          <table:table-cell table:style-name="Tabla8.C3" office:value-type="string">
            <text:p text:style-name="P1049">Oportunidades:</text:p>
            <text:list xml:id="list4170006233" text:style-name="L33">
              <text:list-item>
                <text:p text:style-name="P1043">Realizar cursillos.</text:p>
              </text:list-item>
              <text:list-item>
                <text:p text:style-name="P1044">Cambiar hábitos para mejorar el autoestima.</text:p>
              </text:list-item>
              <text:list-item>
                <text:p text:style-name="P1038">Volver a la asociación de asperger.</text:p>
              </text:list-item>
              <text:list-item>
                <text:p text:style-name="P1045">Varios ordenadores con los que hacer pruebas.</text:p>
              </text:list-item>
            </text:list>
          </table:table-cell>
        </table:table-row>
      </table:table>
      <text:p text:style-name="P148"/>
      <text:p text:style-name="P6"/>
      <text:p text:style-name="P87"><text:toc-mark-start text:id="IMark93991300792072" text:outline-level="2"/><text:span text:style-name="T21">2.3 </text:span><text:span text:style-name="T1">Curriculum vitae</text:span><text:toc-mark-end text:id="IMark93991300792072"/></text:p>
      <text:p text:style-name="P87"><text:tab/><text:toc-mark-start text:id="IMark93991307172648" text:outline-level="3"/><text:span text:style-name="T22">2.3.1 </text:span><text:span text:style-name="T1">Castellano</text:span><text:toc-mark-end text:id="IMark93991307172648"/></text:p>
      <text:p text:style-name="P88"><text:span text:style-name="T598"><text:tab/></text:span><text:toc-mark-start text:id="IMark93991337516040" text:outline-level="3"/><text:span text:style-name="T22">2.3.2 </text:span><text:span text:style-name="T1">Valenciano</text:span><text:toc-mark-end text:id="IMark93991337516040"/></text:p>
      <text:p text:style-name="P88"><text:tab/><text:toc-mark-start text:id="IMark93991307172648" text:outline-level="3"/><text:span text:style-name="T22">2.3.3 </text:span><text:span text:style-name="T1">Ingles</text:span><text:toc-mark-end text:id="IMark93991307172648"/></text:p>
      <text:p text:style-name="P90">(CV adjuntos dentro de la carpeta Currículum vitae)</text:p>
      <text:p text:style-name="P7"/>
      <text:p text:style-name="P979"><text:toc-mark-start text:id="IMark93991337516040" text:outline-level="1"/>3 Easy Time Table<text:toc-mark-end text:id="IMark93991337516040"/></text:p>
      <text:p text:style-name="P790"/>
      <text:p text:style-name="P791"><text:tab/><text:toc-mark-start text:id="IMark93991307347640" text:outline-level="2"/><text:span text:style-name="T891">3.1 L</text:span><text:span text:style-name="T884">ista de posibles proyectos</text:span><text:toc-mark-end text:id="IMark93991307347640"/> </text:p>
      <text:p text:style-name="P637">Desarrollar un programa gestor de horarios, </text:p>
      <text:p text:style-name="P637"><text:tab/>Desarrollo en <text:span text:style-name="T205">java</text:span></text:p>
      <text:list xml:id="list2058809529" text:style-name="L34">
        <text:list-item>
          <text:p text:style-name="P820"><text:span text:style-name="T351">Programa cliente</text:span><text:span text:style-name="T352">.</text:span></text:p>
        </text:list-item>
      </text:list>
      <text:list xml:id="list1217021155" text:style-name="L35">
        <text:list-item>
          <text:p text:style-name="P501">Lectura y escritura de los archivos de los horarios.</text:p>
        </text:list-item>
        <text:list-item>
          <text:p text:style-name="P502">Consultar bases de datos <text:span text:style-name="T618">u otras fuentes</text:span> para <text:span text:style-name="T606">obtención</text:span> de los empleados y <text:s/><text:span text:style-name="T606">módulos.</text:span></text:p>
        </text:list-item>
        <text:list-item>
          <text:p text:style-name="P503"><text:span text:style-name="T607">Exportación</text:span> en diferentes formatos.</text:p>
        </text:list-item>
        <text:list-item>
          <text:p text:style-name="P503"><text:span text:style-name="T607">Requiere</text:span> maquina virtual java.</text:p>
        </text:list-item>
      </text:list>
      <text:p text:style-name="P83"/>
      <table:table table:name="Tabla9" table:style-name="Tabla9">
        <table:table-column table:style-name="Tabla9.A"/>
        <table:table-column table:style-name="Tabla9.B"/>
        <table:table-column table:style-name="Tabla9.C"/>
        <table:table-row>
          <table:table-cell table:style-name="Tabla9.A1" office:value-type="string">
            <text:p text:style-name="P1016"/>
          </table:table-cell>
          <table:table-cell table:style-name="Tabla9.B1" office:value-type="string">
            <text:p text:style-name="P1017">Interno</text:p>
          </table:table-cell>
          <table:table-cell table:style-name="Tabla9.C1" office:value-type="string">
            <text:p text:style-name="P1017">Externo</text:p>
          </table:table-cell>
        </table:table-row>
        <table:table-row>
          <table:table-cell table:style-name="Tabla9.A2" office:value-type="string">
            <text:p text:style-name="P1017">Putos <text:span text:style-name="T464">débiles</text:span></text:p>
          </table:table-cell>
          <table:table-cell table:style-name="Tabla9.B2" office:value-type="string">
            <text:p text:style-name="P1019">Debilidades:</text:p>
            <text:list xml:id="list1609451056" text:style-name="L36">
              <text:list-item>
                <text:p text:style-name="P1008">Usa maquina virtual Java</text:p>
              </text:list-item>
            </text:list>
          </table:table-cell>
          <table:table-cell table:style-name="Tabla9.C2" office:value-type="string">
            <text:p text:style-name="P1019">Amenazas:</text:p>
            <text:list xml:id="list3953077097" text:style-name="L37">
              <text:list-item>
                <text:p text:style-name="P1009"><text:span text:style-name="T608">Hay programas </text:span>más complet<text:span text:style-name="T609">os</text:span></text:p>
              </text:list-item>
            </text:list>
          </table:table-cell>
        </table:table-row>
        <table:table-row table:style-name="Tabla9.3">
          <table:table-cell table:style-name="Tabla9.A3" office:value-type="string">
            <text:p text:style-name="P1017">Puntos fuertes</text:p>
          </table:table-cell>
          <table:table-cell table:style-name="Tabla9.B3" office:value-type="string">
            <text:p text:style-name="P1019">Fortalezas:</text:p>
            <text:list xml:id="list2409771006" text:style-name="L38">
              <text:list-item>
                <text:p text:style-name="P1011">Alta cantidad de formatos para exportar.</text:p>
              </text:list-item>
              <text:list-item>
                <text:p text:style-name="P1013">Consultas a base de datos y </text:p>
              </text:list-item>
            </text:list>
          </table:table-cell>
          <table:table-cell table:style-name="Tabla9.C3" office:value-type="string">
            <text:p text:style-name="P1019">Oportunidades:</text:p>
            <text:list xml:id="list1647473693" text:style-name="L39">
              <text:list-item>
                <text:p text:style-name="P1097"><text:span text:style-name="T343">Desarrollo</text:span><text:span text:style-name="T344"> y focalizarse al publico objetivo </text:span><text:span text:style-name="T343">desde muy temprano</text:span><text:span text:style-name="T344">.</text:span></text:p>
              </text:list-item>
            </text:list>
          </table:table-cell>
        </table:table-row>
      </table:table>
      <text:p text:style-name="P83"/>
      <text:p text:style-name="P638">Desarrollar un programa gestor de horarios, </text:p>
      <text:p text:style-name="P821"><text:span text:style-name="T353"><text:tab/>Desarrollo en </text:span><text:span text:style-name="T445">PHP y </text:span><text:span text:style-name="T446">lenguajes</text:span><text:span text:style-name="T445"> web </text:span><text:span text:style-name="T447">(HTML, CSS, Javascrip...)</text:span></text:p>
      <text:list xml:id="list125546221896648" text:continue-list="list2058809529" text:style-name="L34">
        <text:list-item>
          <text:p text:style-name="P843"><text:span text:style-name="T351">Programa </text:span><text:span text:style-name="T350">servidor</text:span><text:span text:style-name="T352">.</text:span></text:p>
        </text:list-item>
      </text:list>
      <text:list xml:id="list2837031375" text:style-name="L40">
        <text:list-item>
          <text:p text:style-name="P504">Los clientes <text:span text:style-name="T632">accederán</text:span> a trabes de un navegador web <text:span text:style-name="T629">con su usuario y contraseña.</text:span></text:p>
        </text:list-item>
        <text:list-item>
          <text:p text:style-name="P504">Base de datos <text:span text:style-name="T610">no relacional.</text:span></text:p>
        </text:list-item>
        <text:list-item>
          <text:p text:style-name="P505">Posibilidad de estar en la nube.</text:p>
        </text:list-item>
        <text:list-item>
          <text:p text:style-name="P505"><text:span text:style-name="T616">La gestión</text:span> de usuario<text:span text:style-name="T617">s</text:span> llevado por el programa.</text:p>
        </text:list-item>
        <text:list-item>
          <text:p text:style-name="P506">Requiere servidor web.</text:p>
        </text:list-item>
      </text:list>
      <text:p text:style-name="P84"/>
      <table:table table:name="Tabla10" table:style-name="Tabla10">
        <table:table-column table:style-name="Tabla10.A"/>
        <table:table-column table:style-name="Tabla10.B"/>
        <table:table-column table:style-name="Tabla10.C"/>
        <table:table-row>
          <table:table-cell table:style-name="Tabla10.A1" office:value-type="string">
            <text:p text:style-name="P166"/>
          </table:table-cell>
          <table:table-cell table:style-name="Tabla10.B1" office:value-type="string">
            <text:p text:style-name="P1018">Interno</text:p>
          </table:table-cell>
          <table:table-cell table:style-name="Tabla10.C1" office:value-type="string">
            <text:p text:style-name="P1018">Externo</text:p>
          </table:table-cell>
        </table:table-row>
        <table:table-row>
          <table:table-cell table:style-name="Tabla10.A2" office:value-type="string">
            <text:p text:style-name="P1018">Putos <text:span text:style-name="T464">débiles</text:span></text:p>
          </table:table-cell>
          <table:table-cell table:style-name="Tabla10.B2" office:value-type="string">
            <text:p text:style-name="P1020">Debilidades:</text:p>
            <text:list xml:id="list1221437660" text:style-name="L41">
              <text:list-item>
                <text:p text:style-name="P1014">Requiere <text:span text:style-name="T785">Internet</text:span> <text:span text:style-name="T785">o conexión con el servidor.</text:span></text:p>
              </text:list-item>
            </text:list>
          </table:table-cell>
          <table:table-cell table:style-name="Tabla10.C2" office:value-type="string">
            <text:p text:style-name="P1020">Amenazas:</text:p>
            <text:list xml:id="list3726044647" text:style-name="L42">
              <text:list-item>
                <text:p text:style-name="P1010"><text:span text:style-name="T608">Hay programas </text:span>más complet<text:span text:style-name="T609">os</text:span></text:p>
              </text:list-item>
            </text:list>
          </table:table-cell>
        </table:table-row>
        <table:table-row table:style-name="Tabla10.3">
          <table:table-cell table:style-name="Tabla10.A3" office:value-type="string">
            <text:p text:style-name="P1018">Puntos fuertes</text:p>
          </table:table-cell>
          <table:table-cell table:style-name="Tabla10.B3" office:value-type="string">
            <text:p text:style-name="P1020">Fortalezas:</text:p>
            <text:list xml:id="list494073013" text:style-name="L43">
              <text:list-item>
                <text:p text:style-name="P1012">Alta cantidad de formatos para exportar.</text:p>
              </text:list-item>
              <text:list-item>
                <text:p text:style-name="P1015"><text:soft-page-break/>Desarrollo prácticamente inmediato para cualquier dispositivo con navegador web.</text:p>
              </text:list-item>
            </text:list>
          </table:table-cell>
          <table:table-cell table:style-name="Tabla10.C3" office:value-type="string">
            <text:p text:style-name="P1020">Oportunidades:</text:p>
            <text:list xml:id="list4178495585" text:style-name="L44">
              <text:list-item>
                <text:p text:style-name="P1098"><text:span text:style-name="T343">Desarrollo</text:span><text:span text:style-name="T344"> y focalizarse al publico objetivo </text:span><text:span text:style-name="T343">desde muy </text:span><text:soft-page-break/><text:span text:style-name="T343">temprano</text:span><text:span text:style-name="T344">.</text:span></text:p>
              </text:list-item>
            </text:list>
          </table:table-cell>
        </table:table-row>
      </table:table>
      <text:p text:style-name="P92"/>
      <text:p text:style-name="P639">Desarrollar programa gestor de lista de compra</text:p>
      <text:p text:style-name="P639"><text:tab/><text:span text:style-name="T611">lenguaje Java o Android</text:span></text:p>
      <text:list xml:id="list1898644769" text:style-name="L45">
        <text:list-item>
          <text:p text:style-name="P822"><text:span text:style-name="T354">Colección</text:span><text:span text:style-name="T355"> </text:span><text:span text:style-name="T354">de </text:span><text:span text:style-name="T356"><text:s/>productos que la persona compre </text:span><text:span text:style-name="T357">comúnmente</text:span></text:p>
        </text:list-item>
        <text:list-item>
          <text:p text:style-name="P823"><text:span text:style-name="T358">Base de datos </text:span><text:span text:style-name="T359">SqLite.</text:span></text:p>
        </text:list-item>
        <text:list-item>
          <text:p text:style-name="P517"><text:span text:style-name="T621">Extra: </text:span>instalar en varios dispositivos de la misma unidad familiar y comunicarse para actualizar/<text:span text:style-name="T622">sincronizar</text:span> el listado en todos ellos <text:span text:style-name="T612">a través de la red wifi</text:span>.</text:p>
        </text:list-item>
      </text:list>
      <text:p text:style-name="P91"/>
      <text:p text:style-name="P48"/>
      <table:table table:name="Tabla11" table:style-name="Tabla11">
        <table:table-column table:style-name="Tabla11.A"/>
        <table:table-column table:style-name="Tabla11.B"/>
        <table:table-column table:style-name="Tabla11.C"/>
        <table:table-row>
          <table:table-cell table:style-name="Tabla11.A1" office:value-type="string">
            <text:p text:style-name="P165"/>
          </table:table-cell>
          <table:table-cell table:style-name="Tabla11.B1" office:value-type="string">
            <text:p text:style-name="P164">Interno</text:p>
          </table:table-cell>
          <table:table-cell table:style-name="Tabla11.C1" office:value-type="string">
            <text:p text:style-name="P164">Externo</text:p>
          </table:table-cell>
        </table:table-row>
        <table:table-row>
          <table:table-cell table:style-name="Tabla11.A2" office:value-type="string">
            <text:p text:style-name="P164">Putos <text:span text:style-name="T464">débiles</text:span></text:p>
          </table:table-cell>
          <table:table-cell table:style-name="Tabla11.B2" office:value-type="string">
            <text:p text:style-name="P1032">Debilidades:</text:p>
            <text:list xml:id="list995011370" text:style-name="L46">
              <text:list-item>
                <text:p text:style-name="P1021"><text:span text:style-name="T614">Falta de comprensión </text:span><text:s/>de la gente entre su red lan, e internet.</text:p>
              </text:list-item>
              <text:list-item>
                <text:p text:style-name="P1022">Que la persona no tenga red pero si <text:span text:style-name="T620">móvil.</text:span></text:p>
              </text:list-item>
              <text:list-item>
                <text:p text:style-name="P1023">Bluetooth poco usado <text:span text:style-name="T619">a estas fechas</text:span>.</text:p>
              </text:list-item>
            </text:list>
          </table:table-cell>
          <table:table-cell table:style-name="Tabla11.C2" office:value-type="string">
            <text:p text:style-name="P1032">Amenazas:</text:p>
            <text:list xml:id="list2518539638" text:style-name="L47">
              <text:list-item>
                <text:p text:style-name="P1024">Programas y herramientas m<text:span text:style-name="T613">á</text:span>s simples <text:span text:style-name="T615">y clásicas</text:span> que ya solucionan el problema.</text:p>
                <text:p text:style-name="P1025">(papel y lapiz)</text:p>
              </text:list-item>
            </text:list>
          </table:table-cell>
        </table:table-row>
        <table:table-row table:style-name="Tabla11.3">
          <table:table-cell table:style-name="Tabla11.C2" office:value-type="string">
            <text:p text:style-name="P164">Puntos fuertes</text:p>
          </table:table-cell>
          <table:table-cell table:style-name="Tabla11.B2" office:value-type="string">
            <text:p text:style-name="P1032">Fortalezas:</text:p>
            <text:list xml:id="list177431079" text:style-name="L48">
              <text:list-item>
                <text:p text:style-name="P1099"><text:span text:style-name="T345">Actualización</text:span><text:span text:style-name="T216"> del listado desde otro dispositivo.</text:span></text:p>
              </text:list-item>
              <text:list-item>
                <text:p text:style-name="P1026">Listado de productos</text:p>
              </text:list-item>
              <text:list-item>
                <text:p text:style-name="P1026">Presupuesto de la lista</text:p>
              </text:list-item>
            </text:list>
          </table:table-cell>
          <table:table-cell table:style-name="Tabla11.C2" office:value-type="string">
            <text:p text:style-name="P1032">Oportunidades:</text:p>
            <text:list xml:id="list3738572744" text:style-name="L49">
              <text:list-item>
                <text:p text:style-name="P1027">consulta de precios del establecimiento.</text:p>
              </text:list-item>
            </text:list>
          </table:table-cell>
        </table:table-row>
      </table:table>
      <text:p text:style-name="P48"/>
      <text:p text:style-name="P8"/>
      <text:p text:style-name="P782"><text:toc-mark-start text:id="IMark93991386338280" text:outline-level="2"/><text:span text:style-name="T23">3.2 </text:span><text:span text:style-name="T6">Elección</text:span><text:span text:style-name="T1"> del proyecto </text:span><text:span text:style-name="T7">a realizar</text:span><text:toc-mark-end text:id="IMark93991386338280"/></text:p>
      <text:p text:style-name="P792"><text:toc-mark-start text:id="IMark93991336112744" text:outline-level="3"/><text:tab/><text:span text:style-name="T803">3.2.1 </text:span>Justificación del proyecto<text:toc-mark-end text:id="IMark93991336112744"/>:</text:p>
      <text:p text:style-name="P640">El proyecto a desarrollar sera <text:span text:style-name="T623">gestor de horarios desarrollado </text:span>en java:</text:p>
      <text:p text:style-name="P689"/>
      <text:p text:style-name="P15"><text:span text:style-name="T884">Con la </text:span><text:span text:style-name="T885">superación</text:span><text:span text:style-name="T884"> de los </text:span><text:span text:style-name="T885">módulos</text:span><text:span text:style-name="T884"> de enseñanza de </text:span><text:span text:style-name="T885">formación</text:span><text:span text:style-name="T884"> profesional media y superior y su correspondiente convalidación, </text:span><text:span text:style-name="T886">a </text:span><text:span text:style-name="T884">resultando en </text:span><text:soft-page-break/><text:span text:style-name="T884">entradas y salidas</text:span> <text:span text:style-name="T884">de los centros a distintas horas </text:span><text:span text:style-name="T887">a lo largo de la semana</text:span><text:span text:style-name="T884">, </text:span><text:span text:style-name="T888">con la correspondiente pregunta “¿A que hora salgo mañana?”.</text:span></text:p>
      <text:p text:style-name="P93">Aun teniendo fácil solución como anotar en un papel las entradas y salidas, considero que un programa puede abarcar más necesidades en otros ámbitos.</text:p>
      <text:p text:style-name="P150"><text:span text:style-name="T360">O</text:span><text:span text:style-name="T361">tro aspecto que me lleva a </text:span><text:span text:style-name="T362">es</text:span><text:span text:style-name="T361">coger este proyecto es el conocimiento, apis y frameworks </text:span><text:span text:style-name="T363">durante mi etapa de aprendizaje</text:span><text:span text:style-name="T361">, </text:span><text:span text:style-name="T364">y por ser un lenguaje de muy alto nivel, del lenguaje </text:span><text:span text:style-name="T361">Java y el corto tiempo para el desarrollo de este, añadiendo que, cuanto más tiempo pasa, más cosas encuentro </text:span><text:span text:style-name="T365">que </text:span><text:span text:style-name="T366">me </text:span><text:span text:style-name="T367">gustaría</text:span><text:span text:style-name="T368"> añadirle</text:span><text:span text:style-name="T361">.</text:span></text:p>
      <text:p text:style-name="P108"/>
      <text:p text:style-name="P982"><text:span text:style-name="T596"><text:tab/></text:span><text:toc-mark-start text:id="IMark93991307365272" text:outline-level="2"/><text:span text:style-name="T23">3.3 </text:span><text:span text:style-name="T28">O</text:span><text:span text:style-name="T6">rganización</text:span><text:span text:style-name="T1"> de las tareas</text:span><text:toc-mark-end text:id="IMark93991307365272"/></text:p>
      <text:p text:style-name="P783"/>
      <text:p text:style-name="P793"><text:toc-mark-start text:id="IMark93991337165096" text:outline-level="3"/><text:span text:style-name="T804">3.3.1 </text:span>Fases del proyecto<text:toc-mark-end text:id="IMark93991337165096"/></text:p>
      <text:list xml:id="list1531708663" text:style-name="L50">
        <text:list-item>
          <text:p text:style-name="P248">Identificar las necesidades y capacidades de los usuario<text:span text:style-name="T756">s</text:span> <text:span text:style-name="T755">(Primer análisis)</text:span>.</text:p>
        </text:list-item>
        <text:list-item>
          <text:p text:style-name="P249">Definir <text:span text:style-name="T767">sucesión</text:span> de objetivos <text:span text:style-name="T768">e implementaciones </text:span>a conseguir.</text:p>
        </text:list-item>
        <text:list-item>
          <text:p text:style-name="P250">Decisión del ciclo de vida.</text:p>
        </text:list-item>
        <text:list-item>
          <text:p text:style-name="P252">Definir lógica de negocio.</text:p>
        </text:list-item>
      </text:list>
      <text:p text:style-name="P251"/>
      <text:list xml:id="list125547256232319" text:continue-numbering="true" text:style-name="L50">
        <text:list-item>
          <text:p text:style-name="P238"><text:span text:style-name="T645">Elección del lenguaje de </text:span><text:span text:style-name="T646">programación.</text:span></text:p>
        </text:list-item>
        <text:list-item>
          <text:p text:style-name="P253"><text:span text:style-name="T765">Investigación y decisión de</text:span> la<text:span text:style-name="T764">s</text:span> plataforma<text:span text:style-name="T764">s</text:span> para el desarrollo</text:p>
        </text:list-item>
        <text:list-item>
          <text:p text:style-name="P254">instalación y configuración de los programas a emplear.</text:p>
        </text:list-item>
      </text:list>
      <text:p text:style-name="P270"/>
      <text:list xml:id="list125545838957869" text:continue-numbering="true" text:style-name="L50">
        <text:list-item>
          <text:p text:style-name="P255">Definir las implementaciones y el orden de <text:span text:style-name="T763">implementación. (versiones)</text:span></text:p>
        </text:list-item>
        <text:list-item>
          <text:p text:style-name="P257"><text:span text:style-name="T769">Estudiar el </text:span>siguiente tema de <text:span text:style-name="T763">actualización.</text:span></text:p>
        </text:list-item>
        <text:list-item>
          <text:p text:style-name="P258">Iniciar ciclo de vida <text:span text:style-name="T766">y desarrollo del código conforme a la implementación a realizar.</text:span></text:p>
        </text:list-item>
      </text:list>
      <text:p text:style-name="P256"/>
      <text:p text:style-name="P271">Las fases 8, 9 <text:span text:style-name="T786">y 10 </text:span>se repetirán hasta que se completen todos los objetivos, <text:span text:style-name="T770">una vez cumplidos los objetivos se procederá a la fase 1 con el fin de buscar nuevos objetivos e implementaciones.</text:span></text:p>
      <text:p text:style-name="P143"/>
      <text:p text:style-name="P155"><text:toc-mark-start text:id="IMark93991336112744" text:outline-level="2"/><text:span text:style-name="T804">3.4 </text:span>Primer análisis del proyecto<text:toc-mark-end text:id="IMark93991336112744"/></text:p>
      <text:p text:style-name="P641">En este apartado se estudiara las tareas a realizar en el proyecto, así como las necesidades de las personas, <text:span text:style-name="T704">para establecer una lista de objetivos a alcanzar.</text:span></text:p>
      <text:p text:style-name="P94"/>
      <text:p text:style-name="P149"><text:span text:style-name="T426"><text:tab/></text:span><text:toc-mark-start text:id="IMark93991392967624" text:outline-level="3"/><text:span text:style-name="T427">3.4.1 I</text:span><text:span text:style-name="T426">nvestigación de </text:span><text:span text:style-name="T428">necesidades</text:span><text:toc-mark-end text:id="IMark93991392967624"/></text:p>
      <text:p text:style-name="P109"/>
      <text:p text:style-name="P110"><text:toc-mark-start text:id="IMark93991242920904" text:outline-level="4"/><text:span text:style-name="T804">3.4.1.1 </text:span>Preguntas<text:toc-mark-end text:id="IMark93991242920904"/></text:p>
      <text:p text:style-name="P642"><text:span text:style-name="T758">P</text:span>reguntas a docentes y otras personas sobre lo que pedirían de un horario:</text:p>
      <text:list xml:id="list737210879" text:style-name="L51">
        <text:list-item>
          <text:p text:style-name="P518">Análisis de <text:span text:style-name="T705">las necesidades</text:span>:</text:p>
        </text:list-item>
      </text:list>
      <text:p text:style-name="P643">El objetivo de este apartado es conocer los valores y capacidades que debe tener el programa.</text:p>
      <text:list xml:id="list3440338072" text:style-name="L52">
        <text:list-item>
          <text:p text:style-name="P519">¿Si tuvieras un horario como seria?</text:p>
        </text:list-item>
        <text:list-item>
          <text:p text:style-name="P824"><text:span text:style-name="T369">¿Que </text:span><text:span text:style-name="T370">marcos de tiempo</text:span><text:span text:style-name="T369"> dedicas a cada etapa de los días?¿son </text:span><text:span text:style-name="T371">distint</text:span><text:span text:style-name="T372">as</text:span><text:span text:style-name="T369"> estas etapas entre </text:span><text:span text:style-name="T370">los distintos </text:span><text:span text:style-name="T369">días?</text:span></text:p>
        </text:list-item>
        <text:list-item>
          <text:p text:style-name="P520">¿Hay días que no se apli<text:span text:style-name="T706">que</text:span> el horario?</text:p>
        </text:list-item>
        <text:list-item>
          <text:p text:style-name="P824"><text:span text:style-name="T373">¿</text:span><text:span text:style-name="T374">Un gestor de horarios debería tener un control de las clases/habitaciones </text:span><text:span text:style-name="T375">disponibles</text:span><text:span text:style-name="T373">?</text:span></text:p>
        </text:list-item>
        <text:list-item>
          <text:p text:style-name="P844"><text:span text:style-name="T373">¿</text:span><text:span text:style-name="T350">Es común hacer cambios en los horarios</text:span><text:span text:style-name="T373">?</text:span></text:p>
        </text:list-item>
        <text:list-item>
          <text:p text:style-name="P845"><text:span text:style-name="T373">¿</text:span><text:span text:style-name="T350">Cuantos horarios manejas</text:span><text:span text:style-name="T376">?</text:span></text:p>
        </text:list-item>
        <text:list-item>
          <text:p text:style-name="P846"><text:span text:style-name="T373">¿</text:span><text:span text:style-name="T377">Gestiona turnos con otros compañeros</text:span><text:span text:style-name="T373">?</text:span></text:p>
        </text:list-item>
        <text:list-item>
          <text:p text:style-name="P847"><text:span text:style-name="T373">S</text:span><text:span text:style-name="T350">olo si desarrolla horarios: ¿De que fuente obtiene los docentes, alumnos y clases?</text:span></text:p>
        </text:list-item>
        <text:list-item>
          <text:p text:style-name="P521">¿Como harías llegar y en que lugares pondrías el horario para el interesado?</text:p>
        </text:list-item>
        <text:list-item>
          <text:p text:style-name="P848"><text:span text:style-name="T350">¿Cada cuanto tiempo creas, </text:span><text:span text:style-name="T378">modificas o actualizas</text:span><text:span text:style-name="T350"> los horarios?</text:span></text:p>
        </text:list-item>
        <text:list-item>
          <text:p text:style-name="P848"><text:span text:style-name="T379">¿Cuant</text:span><text:span text:style-name="T380">a vida </text:span><text:span text:style-name="T378">útil</text:span><text:span text:style-name="T380"> tiene</text:span><text:span text:style-name="T379"> un horario?</text:span></text:p>
        </text:list-item>
      </text:list>
      <text:p text:style-name="P524"/>
      <text:list xml:id="list125546692425987" text:continue-list="list737210879" text:style-name="L51">
        <text:list-item>
          <text:p text:style-name="P525">Análisis del diseño:</text:p>
        </text:list-item>
      </text:list>
      <text:p text:style-name="P644">Analizar los gustos sobre el diseño de la interfaz</text:p>
      <text:list xml:id="list2103863169" text:style-name="L53">
        <text:list-item>
          <text:p text:style-name="P526">¿Usas temas oscuros?</text:p>
        </text:list-item>
        <text:list-item>
          <text:p text:style-name="P527">¿Otros programas que usas usan temas oscuros o claros?</text:p>
        </text:list-item>
      </text:list>
      <text:list xml:id="list125547128806202" text:continue-list="list125546692425987" text:style-name="L51">
        <text:list-item>
          <text:p text:style-name="P909"><text:soft-page-break/><text:span text:style-name="T707">Análisis</text:span> del equipo <text:span text:style-name="T707">informático</text:span> del usuarios</text:p>
        </text:list-item>
      </text:list>
      <text:p text:style-name="P912">Conocer la <text:span text:style-name="T711">capacidad de los equipos de los usuarios </text:span></text:p>
      <text:list xml:id="list1022853055" text:style-name="L54">
        <text:list-item>
          <text:p text:style-name="P910">¿<text:span text:style-name="T710">E</text:span>s tu equipo viejo? <text:span text:style-name="T708">¿de que año es?</text:span></text:p>
        </text:list-item>
        <text:list-item>
          <text:p text:style-name="P910">¿Que sistema/s operativo emplea?</text:p>
        </text:list-item>
        <text:list-item>
          <text:p text:style-name="P910">¿Cuales son las capacidades de su pc?</text:p>
        </text:list-item>
      </text:list>
      <text:p text:style-name="P911"/>
      <text:list xml:id="list125545573853524" text:continue-list="list125547128806202" text:style-name="L51">
        <text:list-item>
          <text:p text:style-name="P913"><text:span text:style-name="T709">Análisis</text:span> de la gente:</text:p>
        </text:list-item>
      </text:list>
      <text:p text:style-name="P915">Conocer el tipo de gente y sus <text:span text:style-name="T715">características</text:span></text:p>
      <text:list xml:id="list3556078201" text:style-name="L55">
        <text:list-item>
          <text:p text:style-name="P914">¿Que idioma<text:span text:style-name="T709">s</text:span> hablas <text:span text:style-name="T714">o conoces</text:span>?</text:p>
        </text:list-item>
        <text:list-item>
          <text:p text:style-name="P898">Por orden, como <text:span text:style-name="T716">le gustaría</text:span> el formato al visualizar un horario(impreso, <text:span text:style-name="T717">PDF</text:span>, <text:span text:style-name="T722">WEB</text:span>, <text:span text:style-name="T722">Excel, aplicación móvil…</text:span>)</text:p>
        </text:list-item>
        <text:list-item>
          <text:p text:style-name="P901">¿Tiene conocimientos de programación?</text:p>
        </text:list-item>
      </text:list>
      <text:p text:style-name="P916"/>
      <text:list xml:id="list125547305944337" text:continue-list="list125545573853524" text:style-name="L51">
        <text:list-item>
          <text:p text:style-name="P260">Noticias <text:span text:style-name="T713">y actualizaciones del desarrollo</text:span></text:p>
        </text:list-item>
      </text:list>
      <text:p text:style-name="P261">Conocer la preocupación de la gente hacia el proyecto</text:p>
      <text:list xml:id="list2326312171" text:style-name="L56">
        <text:list-item>
          <text:p text:style-name="P262">La <text:span text:style-name="T724">mayoría</text:span> de instituciones educativas crean o modifican el horario 1 vez al año.</text:p>
        </text:list-item>
      </text:list>
      <text:list xml:id="list1203055979" text:style-name="L57">
        <text:list-item>
          <text:p text:style-name="P259">¿Cada cuanto te gustaría tener una actualización <text:span text:style-name="T712">o tener noticias del estado</text:span>?<text:span text:style-name="T712">¿Seguirías de cerca el desarrollo?</text:span></text:p>
        </text:list-item>
        <text:list-item>
          <text:p text:style-name="P259">¿Prefieres tener una versión estable o la ultima disponible?</text:p>
        </text:list-item>
        <text:list-item>
          <text:p text:style-name="P259">¿Prefieres tener una versión <text:span text:style-name="T730">desactualizada pero </text:span>que conozcas y no has tenido problemas, por el momento?¿Actualizarías el programa primero, cuando encuentras un problema?</text:p>
        </text:list-item>
      </text:list>
      <text:p text:style-name="P14"/>
      <text:p text:style-name="P690"><text:toc-mark-start text:id="IMark93991300736712" text:outline-level="4"/><text:span text:style-name="T805">3.4.1.2 </text:span>Respuestas<text:toc-mark-end text:id="IMark93991300736712"/></text:p>
      <text:p text:style-name="P645">Una vez recogido las encuestas y analizadas se ha notado lo siguiente:</text:p>
      <text:list xml:id="list125546661576839" text:continue-list="list125547305944337" text:style-name="L51">
        <text:list-item text:start-value="1">
          <text:p text:style-name="P518">Análisis de <text:span text:style-name="T705">las necesidades</text:span>:</text:p>
        </text:list-item>
      </text:list>
      <text:list xml:id="list2611095631" text:style-name="L58">
        <text:list-item>
          <text:p text:style-name="P530">Existen 3 grupos: docentes, <text:span text:style-name="T718">grupos de </text:span>alumnos y clases/habitaciones.</text:p>
        </text:list-item>
        <text:list-item>
          <text:p text:style-name="P531">Pueden faltar docentes y tienen que reorganizarse.</text:p>
        </text:list-item>
        <text:list-item>
          <text:p text:style-name="P532"><text:soft-page-break/>Los horarios son de Lunes a Viernes y hay horarios por la mañana y tarde (no coinciden).</text:p>
        </text:list-item>
        <text:list-item>
          <text:p text:style-name="P533">Los marcos de tiempo son de 1 hora aproximadamente, pueden existir varios <text:s/>descansos <text:span text:style-name="T727">de 20 o 30 minutos.</text:span></text:p>
        </text:list-item>
        <text:list-item>
          <text:p text:style-name="P534">En principio se aplica el horario todos los <text:span text:style-name="T719">días.</text:span></text:p>
        </text:list-item>
        <text:list-item>
          <text:p text:style-name="P535">Aveces se gestionan turnos y se reservan habitaciones.</text:p>
        </text:list-item>
        <text:list-item>
          <text:p text:style-name="P536">Cada grupo debe recibir un horario.</text:p>
        </text:list-item>
        <text:list-item>
          <text:p text:style-name="P537">Los datos ingresados o usados provienen de <text:span text:style-name="T723">servicios WEB,</text:span> bases de datos, archivos o introducidos al programa a mano.</text:p>
        </text:list-item>
        <text:list-item>
          <text:p text:style-name="P538">La <text:span text:style-name="T727">mayoría</text:span> de centros educativos generan horario<text:span text:style-name="T725">s</text:span> para todo <text:span text:style-name="T725">el centro con una vida útil de 1 </text:span>año <text:span text:style-name="T726">educativo.</text:span></text:p>
        </text:list-item>
        <text:list-item>
          <text:p text:style-name="P540">Los marcos horarios son iguales para toda la semana.</text:p>
        </text:list-item>
      </text:list>
      <text:p text:style-name="P95"/>
      <text:list xml:id="list125546528856384" text:continue-list="list125546661576839" text:style-name="L51">
        <text:list-item>
          <text:p text:style-name="P525">Análisis del diseño:</text:p>
        </text:list-item>
      </text:list>
      <text:list xml:id="list1739268416" text:style-name="L59">
        <text:list-item>
          <text:p text:style-name="P541">La <text:span text:style-name="T720">mayoría</text:span> de programas tienen un tema claro.</text:p>
        </text:list-item>
        <text:list-item>
          <text:p text:style-name="P542">Utilizan temas oscuros y claros</text:p>
        </text:list-item>
      </text:list>
      <text:p text:style-name="P543"/>
      <text:list xml:id="list125545720703446" text:continue-list="list125546528856384" text:style-name="L51">
        <text:list-item>
          <text:p text:style-name="P528"><text:span text:style-name="T707">Análisis</text:span> del equipo <text:span text:style-name="T707">informático</text:span> del usuarios</text:p>
        </text:list-item>
      </text:list>
      <text:list xml:id="list2268031840" text:style-name="L60">
        <text:list-item>
          <text:p text:style-name="P544">Los ordenadores tienen varios años.</text:p>
        </text:list-item>
        <text:list-item>
          <text:p text:style-name="P545">Los ordenadores tienen al menos 4 GB <text:span text:style-name="T721">de RAM</text:span> y son de 64Bits.</text:p>
        </text:list-item>
      </text:list>
      <text:p text:style-name="P529"/>
      <text:list xml:id="list125546049345812" text:continue-list="list125545720703446" text:style-name="L51">
        <text:list-item>
          <text:p text:style-name="P546"><text:span text:style-name="T709">Análisis</text:span> de la gente:</text:p>
        </text:list-item>
      </text:list>
      <text:list xml:id="list2395661347" text:style-name="L61">
        <text:list-item>
          <text:p text:style-name="P547">Predomina el castellano <text:span text:style-name="T742">y como segundo ingles.</text:span></text:p>
        </text:list-item>
        <text:list-item>
          <text:p text:style-name="P522"><text:span text:style-name="T739">H</text:span>ay variedad de formatos.</text:p>
        </text:list-item>
        <text:list-item>
          <text:p text:style-name="P548">Muy pocos saben programar.</text:p>
        </text:list-item>
      </text:list>
      <text:p text:style-name="P523"/>
      <text:list xml:id="list125546589659635" text:continue-list="list125546049345812" text:style-name="L51">
        <text:list-item>
          <text:p text:style-name="P549">Noticias <text:span text:style-name="T713">y actualizaciones del desarrollo</text:span></text:p>
        </text:list-item>
      </text:list>
      <text:list xml:id="list2208031827" text:style-name="L62">
        <text:list-item>
          <text:p text:style-name="P550">No hay mucho <text:span text:style-name="T729">interés</text:span> en <text:span text:style-name="T729">actualizaciones</text:span>, <text:span text:style-name="T728">con una versión usada durante 1-2 meses se obtienen horarios para todo el año.</text:span></text:p>
        </text:list-item>
        <text:list-item>
          <text:p text:style-name="P551">Están muy ocupados con otros asuntos.</text:p>
        </text:list-item>
        <text:list-item>
          <text:p text:style-name="P552">Prefieren usar una versión estable <text:span text:style-name="T731">y si hay problemas actualizar</text:span>.</text:p>
        </text:list-item>
      </text:list>
      <text:p text:style-name="P646"><text:soft-page-break/><text:toc-mark-start text:id="IMark93991336036872" text:outline-level="3"/><text:span text:style-name="T24">3.</text:span><text:span text:style-name="T25">4</text:span><text:span text:style-name="T24">.</text:span><text:span text:style-name="T29">2</text:span><text:span text:style-name="T24"> </text:span><text:span text:style-name="T1">Objetivo</text:span><text:span text:style-name="T16">s a satisfacer</text:span><text:toc-mark-end text:id="IMark93991336036872"/>:</text:p>
      <text:p text:style-name="P825"><text:span text:style-name="T381">Dado las respuestas obtenidas se </text:span><text:span text:style-name="T382">plantean</text:span><text:span text:style-name="T381"> los siguientes objetivos:</text:span></text:p>
      <text:p text:style-name="P647"/>
      <text:list xml:id="list3010325776" text:style-name="L63">
        <text:list-item>
          <text:p text:style-name="P694">Funciones del programa:</text:p>
        </text:list-item>
      </text:list>
      <text:list xml:id="list141505056" text:style-name="L64">
        <text:list-item>
          <text:p text:style-name="P826"><text:span text:style-name="T383">Gestionar</text:span><text:span text:style-name="T384"> </text:span><text:span text:style-name="T385">4</text:span><text:span text:style-name="T384"> tipos de objetos:</text:span></text:p>
          <text:list>
            <text:list-item>
              <text:p text:style-name="P553">Personal docente.</text:p>
            </text:list-item>
            <text:list-item>
              <text:p text:style-name="P554"><text:span text:style-name="T787">Gestión</text:span> de alumnos y grupos.</text:p>
            </text:list-item>
            <text:list-item>
              <text:p text:style-name="P555"><text:span text:style-name="T734">C</text:span>lases/habitaciones.</text:p>
            </text:list-item>
            <text:list-item>
              <text:p text:style-name="P557">Actividades.</text:p>
            </text:list-item>
          </text:list>
        </text:list-item>
      </text:list>
      <text:p text:style-name="P556"/>
      <text:list xml:id="list125547369949750" text:continue-numbering="true" text:style-name="L64">
        <text:list-item>
          <text:p text:style-name="P558">Horario:</text:p>
          <text:list>
            <text:list-item>
              <text:p text:style-name="P559">Pueden existir descansos</text:p>
            </text:list-item>
            <text:list-item>
              <text:p text:style-name="P560">Margenes de tiempo flexibles.</text:p>
            </text:list-item>
            <text:list-item>
              <text:p text:style-name="P561">Diferentes vistas: docente, grupo<text:span text:style-name="T759">s</text:span> de alumnos, y habitaciones.</text:p>
            </text:list-item>
          </text:list>
        </text:list-item>
      </text:list>
      <text:p text:style-name="P562"/>
      <text:list xml:id="list125546184067672" text:continue-numbering="true" text:style-name="L64">
        <text:list-item>
          <text:p text:style-name="P849"><text:span text:style-name="T386">Detección</text:span><text:span text:style-name="T350"> de conflictos </text:span><text:span text:style-name="T387">y problemas</text:span><text:span text:style-name="T350">:</text:span></text:p>
          <text:list>
            <text:list-item>
              <text:p text:style-name="P849"><text:span text:style-name="T350">Detectar e informar de </text:span><text:span text:style-name="T387">solapamientos</text:span><text:span text:style-name="T350"> de tiempo.</text:span></text:p>
            </text:list-item>
          </text:list>
        </text:list-item>
      </text:list>
      <text:p text:style-name="P648"/>
      <text:list xml:id="list125547261964523" text:continue-list="list3010325776" text:style-name="L63">
        <text:list-item>
          <text:p text:style-name="P695">Importación y exportación de los datos</text:p>
        </text:list-item>
      </text:list>
      <text:list xml:id="list1308394091" text:style-name="L65">
        <text:list-item>
          <text:p text:style-name="P563">Se podrá exportar los horarios a: PDF, HTML.</text:p>
        </text:list-item>
        <text:list-item>
          <text:p text:style-name="P564">Se podrá importar los datos desde Base de datos, CSV, xml <text:span text:style-name="T740">y</text:span> servidores web.</text:p>
        </text:list-item>
        <text:list-item>
          <text:p text:style-name="P565">Se <text:span text:style-name="T736">podrá</text:span> ingresar los datos a mano.</text:p>
        </text:list-item>
        <text:list-item>
          <text:p text:style-name="P565">Se <text:span text:style-name="T736">podrá</text:span> guarda<text:span text:style-name="T735">r y cargar </text:span>los datos <text:span text:style-name="T735">en </text:span>insertados en <text:span text:style-name="T735">archivos </text:span>para su uso posterior.</text:p>
        </text:list-item>
        <text:list-item>
          <text:p text:style-name="P566">Exportar según la vista.</text:p>
        </text:list-item>
      </text:list>
      <text:p text:style-name="P539"/>
      <text:list xml:id="list125546307096144" text:continue-list="list125547261964523" text:style-name="L63">
        <text:list-item>
          <text:p text:style-name="P696"><text:span text:style-name="T733">D</text:span>iseño del tema<text:span text:style-name="T31">:</text:span></text:p>
        </text:list-item>
      </text:list>
      <text:list xml:id="list3437149078" text:style-name="L66">
        <text:list-item>
          <text:p text:style-name="P827"><text:span text:style-name="T388">Se </text:span><text:span text:style-name="T389">empleara un </text:span><text:span text:style-name="T390">único </text:span><text:span text:style-name="T389">tema claro.</text:span></text:p>
        </text:list-item>
      </text:list>
      <text:p text:style-name="P96"/>
      <text:list xml:id="list125546965317862" text:continue-list="list125546307096144" text:style-name="L63">
        <text:list-item>
          <text:p text:style-name="P828"><text:soft-page-break/><text:span text:style-name="T448">Otros</text:span><text:span text:style-name="T391">:</text:span></text:p>
        </text:list-item>
      </text:list>
      <text:list xml:id="list3426073076" text:style-name="L67">
        <text:list-item>
          <text:p text:style-name="P850"><text:span text:style-name="T389">I</text:span><text:span text:style-name="T350">dioma: inicialmente en español </text:span></text:p>
        </text:list-item>
        <text:list-item>
          <text:p text:style-name="P567">Añadir ingles.</text:p>
        </text:list-item>
      </text:list>
      <text:p text:style-name="P89"/>
      <text:p text:style-name="P975"><text:toc-mark-start text:id="IMark93991385956456" text:outline-level="2"/><text:span text:style-name="T806">3.5 </text:span>Lineas de investigación futuras<text:toc-mark-end text:id="IMark93991385956456"/></text:p>
      <text:p text:style-name="P649">Otros posibles <text:span text:style-name="T743">ideas, </text:span>proyectos, que mejoren las características de este <text:span text:style-name="T630">podrían ser:</text:span></text:p>
      <text:list xml:id="list3118449490" text:style-name="L68">
        <text:list-item>
          <text:p text:style-name="P568"><text:span text:style-name="T633">Aplicación para </text:span>dispositivos móviles.</text:p>
        </text:list-item>
        <text:list-item>
          <text:p text:style-name="P569"><text:span text:style-name="T732">Integración</text:span> con las plataformas administrativas de <text:span text:style-name="T732">educación</text:span> (ITACA en la comunidad valencia)</text:p>
        </text:list-item>
        <text:list-item>
          <text:p text:style-name="P570">Reservas de habitaciones <text:span text:style-name="T737">y calendario</text:span>.</text:p>
        </text:list-item>
        <text:list-item>
          <text:p text:style-name="P571">Más cantidad de formatos para importar y export<text:span text:style-name="T741">ar.</text:span></text:p>
        </text:list-item>
        <text:list-item>
          <text:p text:style-name="P572">Nuevas investigaciones a otro tipo de personas para conseguir nuevos objetivos.</text:p>
        </text:list-item>
      </text:list>
      <text:p text:style-name="P650"><text:span text:style-name="T738">N</text:span>o se descarta que durante el desarrollo se implemente alguna <text:span text:style-name="T744">característica</text:span> de este listado.</text:p>
      <text:p text:style-name="P983"><text:span text:style-name="T597"><text:tab/></text:span><text:toc-mark-start text:id="IMark93991392967624" text:outline-level="2"/><text:span text:style-name="T893">3.6 E</text:span><text:span text:style-name="T892">stado del arte</text:span><text:toc-mark-end text:id="IMark93991392967624"/></text:p>
      <text:p text:style-name="P651"/>
      <text:p text:style-name="P715"><text:toc-mark-start text:id="IMark93991392884152" text:outline-level="3"/><text:span text:style-name="T807">3.6.1 </text:span>Programas similares<text:toc-mark-end text:id="IMark93991392884152"/></text:p>
      <text:p text:style-name="P710"/>
      <text:p text:style-name="P711"><text:span text:style-name="T206">GHC</text:span><text:span text:style-name="T132">: </text:span></text:p>
      <text:p text:style-name="P711">“Gestión completa de horarios escolares y universitarios</text:p>
      <text:p text:style-name="P711">Presentes en 25 países, en más de 5000 centros de enseñanza.</text:p>
      <text:p text:style-name="P711"/>
      <text:p text:style-name="P711">ORGANIZACIÓN</text:p>
      <text:p text:style-name="P711">Organiza de forma objetiva los horarios para centros educativos de cualquier complejidad, aulas, profesores, sesiones, etc.</text:p>
      <text:p text:style-name="P711"/>
      <text:p text:style-name="P711">COMPATIBILIDAD</text:p>
      <text:p text:style-name="P711">GHC es compatible con la mayoría de las aplicaciones de gestión académica utilizadas por los centros educativos.</text:p>
      <text:p text:style-name="P711"/>
      <text:p text:style-name="P711">OPTIMIZACIÓN DE RECURSOS</text:p>
      <text:p text:style-name="P711">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01"/>
      <text:p text:style-name="P697">Características:</text:p>
      <text:list xml:id="list2323268609" text:style-name="L69">
        <text:list-item>
          <text:p text:style-name="P698">Motor que genera los horarios <text:span text:style-name="T634">automáticamente.</text:span></text:p>
        </text:list-item>
        <text:list-item>
          <text:p text:style-name="P699">Flexibilidad de las horas y <text:span text:style-name="T635">días.</text:span></text:p>
        </text:list-item>
        <text:list-item>
          <text:p text:style-name="P699">Grupos de <text:s/>alumnos</text:p>
        </text:list-item>
        <text:list-item>
          <text:p text:style-name="P700"><text:span text:style-name="T635">Importación</text:span> de datos desde <text:span text:style-name="T698">las plataformas educativas de distinta comunidades</text:span>.</text:p>
        </text:list-item>
        <text:list-item>
          <text:p text:style-name="P701">Exportación para otros programas similares</text:p>
        </text:list-item>
        <text:list-item>
          <text:p text:style-name="P702">Gestor de ausencias.</text:p>
        </text:list-item>
        <text:list-item>
          <text:p text:style-name="P702">Aplicación Web y App Móvil.</text:p>
        </text:list-item>
      </text:list>
      <text:p text:style-name="P703">Finalidad:</text:p>
      <text:list xml:id="list3160673105" text:style-name="L70">
        <text:list-item>
          <text:p text:style-name="P704">Crear horarios y exportarlos <text:span text:style-name="T699">con su motor.</text:span></text:p>
        </text:list-item>
      </text:list>
      <text:p text:style-name="P716"><text:soft-page-break/>DocCF </text:p>
      <text:p text:style-name="P711">“Control escolar, académico y administrativo para academias, colegios y jardines infantiles. Flexible a cualquier sistema educativo.</text:p>
      <text:p text:style-name="P711">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705"/>
      <text:list xml:id="list2486252073" text:style-name="L71">
        <text:list-item>
          <text:p text:style-name="P706">Características:</text:p>
        </text:list-item>
      </text:list>
      <text:p text:style-name="P712">Es un ERP que abarca la <text:span text:style-name="T700">creación</text:span> de horarios, <text:span text:style-name="T700">gestión y registro</text:span> de alumnos, <text:span text:style-name="T700">asignación</text:span> de grupos, <text:span text:style-name="T700">gestión</text:span> de profesores, <text:span text:style-name="T700">disponibilidad</text:span> de las <text:span text:style-name="T700">clases</text:span>, <text:span text:style-name="T700">control de ausencias, registro de matricula…</text:span></text:p>
      <text:p text:style-name="P707">Ademas en los otros módulos controlan: la gestión académica, <text:span text:style-name="T701">económica</text:span>, biblioteca, <text:span text:style-name="T701">información</text:span> <text:span text:style-name="T701">vía</text:span> web para padres.</text:p>
      <text:p text:style-name="P713"/>
      <text:list xml:id="list1538885845" text:style-name="L72">
        <text:list-item>
          <text:p text:style-name="P708">No tiene:</text:p>
        </text:list-item>
      </text:list>
      <text:p text:style-name="P707">Sistema de entregas para los alumnos.</text:p>
      <text:p text:style-name="P35"/>
      <text:p text:style-name="P802"/>
      <text:p text:style-name="P717">FET</text:p>
      <text:p text:style-name="P711">“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11"/>
      <text:p text:style-name="P714">Características:</text:p>
      <text:list xml:id="list3425671777" text:style-name="L73">
        <text:list-item>
          <text:p text:style-name="P709">Generador <text:span text:style-name="T636">automático</text:span> de horarios.</text:p>
        </text:list-item>
        <text:list-item>
          <text:p text:style-name="P927"><text:soft-page-break/>Control de habitaciones y edificios</text:p>
        </text:list-item>
        <text:list-item>
          <text:p text:style-name="P899"><text:span text:style-name="T654">Exportación</text:span><text:span text:style-name="T655"> a HTML, XML </text:span><text:span text:style-name="T656">y</text:span><text:span text:style-name="T655"> CSV</text:span></text:p>
        </text:list-item>
        <text:list-item>
          <text:p text:style-name="P928">Generar los horarios desde diferentes vistas</text:p>
        </text:list-item>
        <text:list-item>
          <text:p text:style-name="P929">funciona en GNU/Linux, Windows, Mac</text:p>
        </text:list-item>
        <text:list-item>
          <text:p text:style-name="P930">Control de disponivilidad</text:p>
        </text:list-item>
      </text:list>
      <text:p text:style-name="P931"/>
      <text:p text:style-name="P933">Generador de horarios de ARASAAC</text:p>
      <text:p text:style-name="P90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902"/>
      <text:p text:style-name="P903">características:</text:p>
      <text:list xml:id="list2042924588" text:style-name="L74">
        <text:list-item>
          <text:p text:style-name="P904">Aplicación web</text:p>
        </text:list-item>
      </text:list>
      <text:list xml:id="list1919878721" text:style-name="L75">
        <text:list-item>
          <text:p text:style-name="P905">Muy simple y intuitivo</text:p>
        </text:list-item>
        <text:list-item>
          <text:p text:style-name="P893"><text:span text:style-name="T925">Emplea navegador web: </text:span><text:a xlink:type="simple" xlink:href="http://www.arasaac.org/herramientas.php" text:style-name="Internet_20_link" text:visited-style-name="Visited_20_Internet_20_Link"><text:span text:style-name="T861">http://www.arasaac.org/herramientas.php</text:span></text:a><text:span text:style-name="T861"> </text:span></text:p>
        </text:list-item>
        <text:list-item>
          <text:p text:style-name="P907">Un <text:span text:style-name="T702">único</text:span> horario</text:p>
        </text:list-item>
      </text:list>
      <text:p text:style-name="P906"/>
      <text:p text:style-name="P917">No tiene:</text:p>
      <text:list xml:id="list3948806760" text:style-name="L76">
        <text:list-item>
          <text:p text:style-name="P918">Horario tipo cuadricula, todos los <text:span text:style-name="T703">días</text:span> tiene el mismo rango de horas.</text:p>
        </text:list-item>
      </text:list>
      <text:p text:style-name="P919"/>
      <text:p text:style-name="P803"><text:span text:style-name="T80"/></text:p>
      <text:p text:style-name="P804"><text:span text:style-name="T80"><text:tab/><text:tab/></text:span><text:toc-mark-start text:id="IMark93991335779384" text:outline-level="3"/><text:span text:style-name="T895">3.6.2 T</text:span><text:span text:style-name="T896">ecnologías </text:span><text:span text:style-name="T897">y apis</text:span><text:toc-mark-end text:id="IMark93991335779384"/></text:p>
      <text:list xml:id="list896714445" text:style-name="L77">
        <text:list-item>
          <text:p text:style-name="P829"><text:span text:style-name="T392">UML </text:span><text:span text:style-name="T393">(</text:span><text:span text:style-name="T394">Unified Modeling Langueage</text:span><text:span text:style-name="T393">)</text:span><draw:frame draw:style-name="fr15" draw:name="Imagen16" text:anchor-type="char" svg:y="-0.042cm" svg:width="8.033cm" svg:height="3.369cm" draw:z-index="8"><draw:image xlink:href="Pictures/1000000000000326000001523C555549C4C9D5FC.png" xlink:type="simple" xlink:show="embed" xlink:actuate="onLoad" loext:mime-type="image/png"/></draw:frame></text:p>
        </text:list-item>
      </text:list>
      <text:p text:style-name="P830"><text:span text:style-name="T393">E</text:span><text:span text:style-name="T395">s un lenguaje visual el cual se utiliza para </text:span><text:span text:style-name="T396">la </text:span><text:span text:style-name="T393">arquitectura, el diseño y la implementación de sistemas de software complejos, </text:span><text:span text:style-name="T397">ademas ayuda a respetar el diseño orientado a objetos</text:span><text:span text:style-name="T393">.</text:span></text:p>
      <text:p text:style-name="P574"/>
      <text:list xml:id="list125545927155516" text:continue-numbering="true" text:style-name="L77">
        <text:list-item>
          <text:p text:style-name="P575">POO (Programación Orientada a Objetos)</text:p>
        </text:list-item>
      </text:list>
      <text:p text:style-name="P857"><text:span text:style-name="T393">E</text:span><text:span text:style-name="T350">s un paradigma de la programación donde se diseñan trozos de código con </text:span><text:span text:style-name="T398">funciones delimitadas a sus objetivos </text:span><text:span text:style-name="T399">y se relacionan entre ellos</text:span><text:span text:style-name="T398">.</text:span></text:p>
      <text:p text:style-name="P97"/>
      <text:list xml:id="list125546426731686" text:continue-numbering="true" text:style-name="L77">
        <text:list-item>
          <text:p text:style-name="P576">MVC (Modelo Vista Controlador)</text:p>
        </text:list-item>
      </text:list>
      <text:p text:style-name="P653"><text:soft-page-break/><text:span text:style-name="T640">Es patrón de</text:span> arquitectura de software que separa en tres <text:span text:style-name="T639">áreas o capas</text:span>, encargadas de:</text:p>
      <text:p text:style-name="P831"><text:span text:style-name="T400"><text:tab/>-Modelo: s</text:span><text:span text:style-name="T401">e </text:span><text:span text:style-name="T400">encarga de </text:span><text:span text:style-name="T402">la entrada y salida de</text:span><text:span text:style-name="T400"> datos y guardarlos</text:span><text:span text:style-name="T403">,</text:span><text:span text:style-name="T400"> </text:span><text:span text:style-name="T403">ya sea: </text:span><text:span text:style-name="T404">en base de datos, archivos, etc</text:span><text:span text:style-name="T400">.</text:span></text:p>
      <text:p text:style-name="P831"><text:span text:style-name="T400"><text:tab/>-</text:span><text:span text:style-name="T405">Vista: Se encarga de la parte visual del objeto (si lo requiere), </text:span><text:span text:style-name="T406">en esta capa se definen todos los aspectos visuales.</text:span></text:p>
      <text:p text:style-name="P831"><text:span text:style-name="T406"><text:tab/>-</text:span><text:span text:style-name="T407">Controlador: Contiene toda la lógica y comportamiento del objeto, es el que interactuá con las otras capas.</text:span></text:p>
      <text:p text:style-name="P573"/>
      <text:list xml:id="list125546367723131" text:continue-numbering="true" text:style-name="L77">
        <text:list-item>
          <text:p text:style-name="P577">XML (Extensible Markup Lenguaje)</text:p>
        </text:list-item>
      </text:list>
      <text:p text:style-name="P654">Es un <text:span text:style-name="T637">metalenguaje que permite definir la gramática lenguajes específicos con el fin de estructurar grandes cantidades de datos, almacenar datos en forma legible y permitir la comunicación entre varios programas.</text:span></text:p>
      <text:p text:style-name="P655"/>
      <text:list xml:id="list425764612" text:style-name="L78">
        <text:list-item>
          <text:p text:style-name="P578">SQLite (Base de datos SQL)</text:p>
        </text:list-item>
      </text:list>
      <text:p text:style-name="P579">Motor de Base de datos muy ligera.</text:p>
      <text:p text:style-name="P98"/>
      <text:list xml:id="list1133948826" text:style-name="L79">
        <text:list-item>
          <text:p text:style-name="P832"><text:span text:style-name="T450">Java, lenguaje de </text:span><text:span text:style-name="T451">programación:</text:span></text:p>
        </text:list-item>
      </text:list>
      <text:p text:style-name="P722">Lenguaje de programación desarrollado por Sun Microsystems, el cual es compilado e interpretado y de alto nivel.</text:p>
      <text:p text:style-name="P722">Al ser interpretado puede ser ejecutado en cualquier <text:span text:style-name="T642">dispositivo </text:span>con máquina virtual Java <text:span text:style-name="T643">instalada</text:span>.</text:p>
      <text:p text:style-name="P722"/>
      <text:p text:style-name="P721">Apis y framework en Java:</text:p>
      <text:list xml:id="list2018218123" text:style-name="L80">
        <text:list-item>
          <text:p text:style-name="P833"><text:span text:style-name="T452">JasperReport o IReport: para poder crear informes y exportar a diferentes formatos, incluido </text:span><text:span text:style-name="T453">HTML</text:span><text:span text:style-name="T452"> y PDF.</text:span></text:p>
        </text:list-item>
        <text:list-item>
          <text:p text:style-name="P718">Javadoc: crear documentación sobre el código, facilitando nuevas incorporaciones y entendimiento del código a nuevos desarrolladores.</text:p>
        </text:list-item>
        <text:list-item>
          <text:p text:style-name="P580">JavaHelp: para la ayuda y documentación para el usuario final.</text:p>
        </text:list-item>
      </text:list>
      <text:p text:style-name="P794"><text:soft-page-break/><text:span text:style-name="T599"><text:tab/><text:tab/></text:span><text:toc-mark-start text:id="IMark93991339825080" text:outline-level="3"/><text:span text:style-name="T898">3.6.</text:span><text:span text:style-name="T899">3 </text:span><text:span text:style-name="T900">C</text:span><text:span text:style-name="T889">omparación de opciones de las distintas plataformas de trabajo</text:span><text:toc-mark-end text:id="IMark93991339825080"/></text:p>
      <text:p text:style-name="P239"><text:span text:style-name="T647">Existen </text:span><text:span text:style-name="T648">una gran variedad de </text:span><text:span text:style-name="T649">IDE</text:span><text:span text:style-name="T648">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082"/>
          </table:table-cell>
          <table:table-cell table:style-name="Tabla12.A1" office:value-type="string">
            <text:p text:style-name="P1085">Eclipse</text:p>
          </table:table-cell>
          <table:table-cell table:style-name="Tabla12.A1" office:value-type="string">
            <text:p text:style-name="P1085">Net Beams</text:p>
          </table:table-cell>
          <table:table-cell table:style-name="Tabla12.A1" office:value-type="string">
            <text:p text:style-name="P276">IntelliJ Idea <text:span text:style-name="T693">Comunity Edition</text:span></text:p>
          </table:table-cell>
        </table:table-row>
        <table:table-row>
          <table:table-cell table:style-name="Tabla12.A1" office:value-type="string">
            <text:p text:style-name="P1086">Plataforma</text:p>
          </table:table-cell>
          <table:table-cell table:style-name="Tabla12.B17" office:value-type="string">
            <text:p text:style-name="P1050">Funciona con maquina virtual Java [1]</text:p>
          </table:table-cell>
          <table:table-cell table:style-name="Tabla12.C17" office:value-type="string">
            <text:p text:style-name="P1060">Cualquier sistema que pueda tener Java [1]</text:p>
          </table:table-cell>
          <table:table-cell table:style-name="Tabla12.D17" office:value-type="string">
            <text:p text:style-name="P1061">Windows, macOS, Linux</text:p>
          </table:table-cell>
        </table:table-row>
        <table:table-row>
          <table:table-cell table:style-name="Tabla12.A1" office:value-type="string">
            <text:p text:style-name="P1087">Licencia <text:span text:style-name="T659">del programa</text:span></text:p>
          </table:table-cell>
          <table:table-cell table:style-name="Tabla12.B17" office:value-type="string">
            <text:p text:style-name="P383">Eclipse Public License</text:p>
          </table:table-cell>
          <table:table-cell table:style-name="Tabla12.C17" office:value-type="string">
            <text:p text:style-name="P1061">CDDL, GPL2</text:p>
          </table:table-cell>
          <table:table-cell table:style-name="Tabla12.D17" office:value-type="string">
            <text:p text:style-name="P1061">Apache 2.0 License</text:p>
          </table:table-cell>
        </table:table-row>
        <table:table-row>
          <table:table-cell table:style-name="Tabla12.A1" office:value-type="string">
            <text:p text:style-name="P1088">Licencia del <text:span text:style-name="T658">código</text:span> creado</text:p>
          </table:table-cell>
          <table:table-cell table:style-name="Tabla12.B17" office:value-type="string">
            <text:p text:style-name="P341">Licencia independiente,</text:p>
            <text:p text:style-name="P341"/>
            <text:p text:style-name="P341">o misma licencia si es un trabajo derivado (el uso de <text:span text:style-name="T691">librerías</text:span> no entra como trabajo derivado).</text:p>
          </table:table-cell>
          <table:table-cell table:style-name="Tabla12.C17" office:value-type="string">
            <text:p text:style-name="P1062">Licencia <text:span text:style-name="T691">independiente</text:span>,</text:p>
            <text:p text:style-name="P1062"/>
            <text:p text:style-name="P1063">Liberar <text:span text:style-name="T691">código</text:span> a la comunidad Netbeams si se modifica <text:span text:style-name="T691">código</text:span> de la misma plataforma.</text:p>
          </table:table-cell>
          <table:table-cell table:style-name="Tabla12.D17" office:value-type="string">
            <text:p text:style-name="P1061"/>
          </table:table-cell>
        </table:table-row>
        <table:table-row>
          <table:table-cell table:style-name="Tabla12.A1" office:value-type="string">
            <text:p text:style-name="P1089">Precio</text:p>
          </table:table-cell>
          <table:table-cell table:style-name="Tabla12.B17" office:value-type="string">
            <text:p text:style-name="P1051">Gratuito</text:p>
          </table:table-cell>
          <table:table-cell table:style-name="Tabla12.C17" office:value-type="string">
            <text:p text:style-name="P1064">Gratuito</text:p>
          </table:table-cell>
          <table:table-cell table:style-name="Tabla12.D17" office:value-type="string">
            <text:p text:style-name="P1073">Gratuito</text:p>
          </table:table-cell>
        </table:table-row>
        <table:table-row>
          <table:table-cell table:style-name="Tabla12.A1" office:value-type="string">
            <text:p text:style-name="P277">Multi Language Support <text:span text:style-name="T696">[2]</text:span></text:p>
          </table:table-cell>
          <table:table-cell table:style-name="Tabla12.B17" office:value-type="string">
            <text:p text:style-name="P1052">S<text:span text:style-name="T657">i</text:span></text:p>
          </table:table-cell>
          <table:table-cell table:style-name="Tabla12.C17" office:value-type="string">
            <text:p text:style-name="P1065">Si</text:p>
          </table:table-cell>
          <table:table-cell table:style-name="Tabla12.D17" office:value-type="string">
            <text:p text:style-name="P1074">Si</text:p>
          </table:table-cell>
        </table:table-row>
        <table:table-row>
          <table:table-cell table:style-name="Tabla12.A1" office:value-type="string">
            <text:p text:style-name="P1090">Auto completado</text:p>
          </table:table-cell>
          <table:table-cell table:style-name="Tabla12.B17" office:value-type="string">
            <text:p text:style-name="P1053">Si</text:p>
          </table:table-cell>
          <table:table-cell table:style-name="Tabla12.C17" office:value-type="string">
            <text:p text:style-name="P1066">Si</text:p>
          </table:table-cell>
          <table:table-cell table:style-name="Tabla12.D17" office:value-type="string">
            <text:p text:style-name="P1061"/>
          </table:table-cell>
        </table:table-row>
        <table:table-row>
          <table:table-cell table:style-name="Tabla12.A1" office:value-type="string">
            <text:p text:style-name="P1091">Control de versiones</text:p>
          </table:table-cell>
          <table:table-cell table:style-name="Tabla12.B17" office:value-type="string">
            <text:p text:style-name="P1054">Git</text:p>
          </table:table-cell>
          <table:table-cell table:style-name="Tabla12.C17" office:value-type="string">
            <text:p text:style-name="P1067">Git, Mercurial, Subversion, CSV, Clear case.</text:p>
            <text:p text:style-name="P1068">Mediante plu<text:span text:style-name="T692">g</text:span>ins</text:p>
          </table:table-cell>
          <table:table-cell table:style-name="Tabla12.D17" office:value-type="string">
            <text:p text:style-name="P1075">Git, SVN, Mercurial</text:p>
          </table:table-cell>
        </table:table-row>
        <table:table-row>
          <table:table-cell table:style-name="Tabla12.A1" office:value-type="string">
            <text:p text:style-name="P281">Corrección de sintaxis </text:p>
          </table:table-cell>
          <table:table-cell table:style-name="Tabla12.B17" office:value-type="string">
            <text:p text:style-name="P1055">Si</text:p>
          </table:table-cell>
          <table:table-cell table:style-name="Tabla12.C17" office:value-type="string">
            <text:p text:style-name="P1069">Si</text:p>
          </table:table-cell>
          <table:table-cell table:style-name="Tabla12.D17" office:value-type="string">
            <text:p text:style-name="P1076">Si</text:p>
          </table:table-cell>
        </table:table-row>
        <table:table-row>
          <table:table-cell table:style-name="Tabla12.A1" office:value-type="string">
            <text:p text:style-name="P278">Integrated Debugger</text:p>
          </table:table-cell>
          <table:table-cell table:style-name="Tabla12.B17" office:value-type="string">
            <text:p text:style-name="P1056">Si</text:p>
          </table:table-cell>
          <table:table-cell table:style-name="Tabla12.C17" office:value-type="string">
            <text:p text:style-name="P1070">Si</text:p>
          </table:table-cell>
          <table:table-cell table:style-name="Tabla12.D17" office:value-type="string">
            <text:p text:style-name="P1076">Si</text:p>
          </table:table-cell>
        </table:table-row>
        <table:table-row>
          <table:table-cell table:style-name="Tabla12.A1" office:value-type="string">
            <text:p text:style-name="P1092">Unit Testing</text:p>
          </table:table-cell>
          <table:table-cell table:style-name="Tabla12.B17" office:value-type="string">
            <text:p text:style-name="P1057">Si</text:p>
          </table:table-cell>
          <table:table-cell table:style-name="Tabla12.C17" office:value-type="string">
            <text:p text:style-name="P1070">Si</text:p>
          </table:table-cell>
          <table:table-cell table:style-name="Tabla12.D17" office:value-type="string">
            <text:p text:style-name="P1077">Si</text:p>
          </table:table-cell>
        </table:table-row>
        <table:table-row>
          <table:table-cell table:style-name="Tabla12.A1" office:value-type="string">
            <text:p text:style-name="P1093">Edicion remota <text:span text:style-name="T694">desde el IDE</text:span></text:p>
          </table:table-cell>
          <table:table-cell table:style-name="Tabla12.B17" office:value-type="string">
            <text:p text:style-name="P1058">Si</text:p>
          </table:table-cell>
          <table:table-cell table:style-name="Tabla12.C17" office:value-type="string">
            <text:p text:style-name="P1071">No</text:p>
          </table:table-cell>
          <table:table-cell table:style-name="Tabla12.D17" office:value-type="string">
            <text:p text:style-name="P1077">No</text:p>
          </table:table-cell>
        </table:table-row>
        <table:table-row>
          <table:table-cell table:style-name="Tabla12.A1" office:value-type="string">
            <text:p text:style-name="P279">Extension language <text:span text:style-name="T695">[3]</text:span></text:p>
          </table:table-cell>
          <table:table-cell table:style-name="Tabla12.B17" office:value-type="string">
            <text:p text:style-name="P1059">Si</text:p>
          </table:table-cell>
          <table:table-cell table:style-name="Tabla12.C17" office:value-type="string">
            <text:p text:style-name="P1064">No</text:p>
          </table:table-cell>
          <table:table-cell table:style-name="Tabla12.D17" office:value-type="string">
            <text:p text:style-name="P1077">No</text:p>
          </table:table-cell>
        </table:table-row>
        <table:table-row>
          <table:table-cell table:style-name="Tabla12.A1" office:value-type="string">
            <text:p text:style-name="P280">Snippets</text:p>
          </table:table-cell>
          <table:table-cell table:style-name="Tabla12.B17" office:value-type="string">
            <text:p text:style-name="P1072">Si</text:p>
          </table:table-cell>
          <table:table-cell table:style-name="Tabla12.C17" office:value-type="string">
            <text:p text:style-name="P1064">Si</text:p>
          </table:table-cell>
          <table:table-cell table:style-name="Tabla12.D17" office:value-type="string">
            <text:p text:style-name="P1078">Si</text:p>
          </table:table-cell>
        </table:table-row>
        <table:table-row>
          <table:table-cell table:style-name="Tabla12.A1" office:value-type="string">
            <text:p text:style-name="P1094"><text:span text:style-name="T697">P</text:span>lugins</text:p>
          </table:table-cell>
          <table:table-cell table:style-name="Tabla12.B17" office:value-type="string">
            <text:p text:style-name="P1079">Si</text:p>
          </table:table-cell>
          <table:table-cell table:style-name="Tabla12.C17" office:value-type="string">
            <text:p text:style-name="P1080">Si</text:p>
          </table:table-cell>
          <table:table-cell table:style-name="Tabla12.D17" office:value-type="string">
            <text:p text:style-name="P1081">Si</text:p>
          </table:table-cell>
        </table:table-row>
        <text:soft-page-break/>
        <table:table-row>
          <table:table-cell table:style-name="Tabla12.A1" office:value-type="string">
            <text:p text:style-name="P1095">JavaDoc</text:p>
          </table:table-cell>
          <table:table-cell table:style-name="Tabla12.B17" office:value-type="string">
            <text:p text:style-name="P1083">Si</text:p>
          </table:table-cell>
          <table:table-cell table:style-name="Tabla12.C17" office:value-type="string">
            <text:p text:style-name="P1084">Si</text:p>
          </table:table-cell>
          <table:table-cell table:style-name="Tabla12.D17" office:value-type="string">
            <text:p text:style-name="P1078">Si</text:p>
          </table:table-cell>
        </table:table-row>
        <table:table-row>
          <table:table-cell table:style-name="Tabla12.A1" office:value-type="string">
            <text:p text:style-name="P1096">Lenguajes <text:span text:style-name="T690">soportados</text:span></text:p>
          </table:table-cell>
          <table:table-cell table:style-name="Tabla12.B17" office:value-type="string">
            <text:p text:style-name="P292">Ada, ABAP, C, C++, C#, Clojure, COBOL, D, Erlang, Fortran, Groovy, Haskell, JavaScript, Julia, Lasso, Lua, NATURAL, Perl, PHP, Prolog, Python, R, Ruby (including Ruby on Rails framework), Rust, Scala, and Scheme.</text:p>
            <text:p text:style-name="P806"><text:span text:style-name="T868">/**WIKi </text:span><text:span text:style-name="T869">eclipse ingles </text:span><text:a xlink:type="simple" xlink:href="https://en.wikipedia.org/wiki/Eclipse_(software)" text:style-name="Internet_20_link" text:visited-style-name="Visited_20_Internet_20_Link"><text:span text:style-name="T861">https://en.wikipedia.org/wiki/Eclipse_(software)</text:span></text:a><text:span text:style-name="T869"> </text:span><text:span text:style-name="T868">**/</text:span></text:p>
          </table:table-cell>
          <table:table-cell table:style-name="Tabla12.C17" office:value-type="string">
            <text:p text:style-name="P1061">Java, C/C++, XML and HTML, to PHP, Groovy, Javadoc, JavaScript and JSP</text:p>
          </table:table-cell>
          <table:table-cell table:style-name="Tabla12.D17" office:value-type="string">
            <text:p text:style-name="P1061">Java</text:p>
            <text:p text:style-name="P1061">Groovy</text:p>
            <text:p text:style-name="P1061">Kotlin</text:p>
            <text:p text:style-name="P1061">Scala (via a plugin)</text:p>
            <text:p text:style-name="P1061">Python and Jython (all the functionality of PyCharm Community edition via a plugin)</text:p>
            <text:p text:style-name="P1061">Dart (via a plugin)</text:p>
            <text:p text:style-name="P1061">Rust (via a plugin)</text:p>
            <text:p text:style-name="P1061">HTML, XML, JSON, YAML</text:p>
            <text:p text:style-name="P1061">XSL, XPath</text:p>
            <text:p text:style-name="P1061">Markdown</text:p>
          </table:table-cell>
        </table:table-row>
      </table:table>
      <text:p text:style-name="P282"><text:span text:style-name="T121">[</text:span><text:span text:style-name="T97">1] </text:span><text:span text:style-name="T122">Java puede ser instalado en: </text:span><text:span text:style-name="T123">Windows</text:span><text:span text:style-name="T122">, </text:span><text:span text:style-name="T123">Linux</text:span><text:span text:style-name="T122"> y </text:span><text:span text:style-name="T123">M</text:span><text:span text:style-name="T122">ac.</text:span></text:p>
      <text:p text:style-name="P283"><text:span text:style-name="T120">[</text:span><text:span text:style-name="T97">2] </text:span><text:span text:style-name="T126">A</text:span><text:span text:style-name="T97">rchivos con varios lenguajes de </text:span><text:span text:style-name="T125">programación</text:span><text:span text:style-name="T97"> </text:span><text:span text:style-name="T124">en el mismo archivo</text:span><text:span text:style-name="T127"> </text:span><text:span text:style-name="T124">(HTML, javascrip, css).</text:span></text:p>
      <text:p text:style-name="P284"><text:span text:style-name="T120">[</text:span><text:span text:style-name="T97">3] Usar otro lenguaje para realizar parte del trabajo.</text:span></text:p>
      <text:p text:style-name="P796"/>
      <text:p text:style-name="P691"><text:toc-mark-start text:id="IMark93991336050648" text:outline-level="3"/><text:span text:style-name="T808">3.6.4 </text:span>Justificación de la plataforma de trabajo<text:toc-mark-end text:id="IMark93991336050648"/></text:p>
      <text:p text:style-name="P656">La plataforma para el desarrollo del proyecto sera <text:span text:style-name="T757">E</text:span>clipse, <text:span text:style-name="T757">y opcionalmente Net Beams si hay algún problema con Eclipse.</text:span></text:p>
      <text:p text:style-name="P656"/>
      <text:p text:style-name="P581">Los motivos son: </text:p>
      <text:list xml:id="list1330770506" text:style-name="L81">
        <text:list-item>
          <text:p text:style-name="P851"><text:span text:style-name="T350">Lo conozco muy bien y </text:span><text:span text:style-name="T408">se integrar mi GitHub en el.</text:span></text:p>
        </text:list-item>
        <text:list-item>
          <text:p text:style-name="P582">El tiempo, me siento estresado por conseguir una versión de este proyecto presentable en un m<text:span text:style-name="T784">é</text:span>s.</text:p>
        </text:list-item>
        <text:list-item>
          <text:p text:style-name="P583">Tiene un plu<text:span text:style-name="T760">g</text:span>in para el desarrollo de interfaces graficas <text:span text:style-name="T761">que conozco</text:span>.</text:p>
        </text:list-item>
        <text:list-item>
          <text:p text:style-name="P834"><text:span text:style-name="T409">Funciona en </text:span><text:span text:style-name="T410">Java</text:span><text:span text:style-name="T409">.</text:span></text:p>
        </text:list-item>
        <text:list-item>
          <text:p text:style-name="P584">Es gratuito.</text:p>
        </text:list-item>
      </text:list>
      <text:p text:style-name="P33"/>
      <text:p text:style-name="P33"/>
      <text:p text:style-name="P795"><text:soft-page-break/><text:tab/><text:toc-mark-start text:id="IMark93991392970392" text:outline-level="2"/><text:span text:style-name="T862">3.7 L</text:span><text:span text:style-name="T861">istado de equipo </text:span><text:span text:style-name="T863">informático</text:span><text:span text:style-name="T861"> para el proyecto</text:span><text:toc-mark-end text:id="IMark93991392970392"/></text:p>
      <text:p text:style-name="P353"><text:toc-mark-start text:id="IMark93991392960360" text:outline-level="4"/><text:span text:style-name="T809">3.7.1 </text:span>Hardware<text:toc-mark-end text:id="IMark93991392960360"/></text:p>
      <text:list xml:id="list3380523200" text:style-name="L82">
        <text:list-item>
          <text:p text:style-name="P263">Placa base:<text:tab/><text:tab/>MSI B360-A PRO ATX LGA1151.</text:p>
        </text:list-item>
        <text:list-item>
          <text:p text:style-name="P263">Procesador:<text:tab/>Inel core i7 8700 3.2Ghz.</text:p>
        </text:list-item>
        <text:list-item>
          <text:p text:style-name="P263">Memoria RAM:<text:tab/>16GB.</text:p>
        </text:list-item>
        <text:list-item>
          <text:p text:style-name="P263">Disco duro:<text:tab/><text:tab/>SSD 240GB y HDD 1T.</text:p>
        </text:list-item>
        <text:list-item>
          <text:p text:style-name="P263">Tarjeta grafica:<text:tab/>Nvidia GTX 1050 2GB.</text:p>
        </text:list-item>
      </text:list>
      <text:p text:style-name="P136"/>
      <text:p text:style-name="P147"><text:toc-mark-start text:id="IMark93991392909512" text:outline-level="4"/><text:span text:style-name="T810">3.7.2 </text:span>Software<text:toc-mark-end text:id="IMark93991392909512"/></text:p>
      <text:p text:style-name="P342"/>
      <text:p text:style-name="P354"><text:span text:style-name="T105">Programación</text:span><text:span text:style-name="T97">:</text:span></text:p>
      <text:p text:style-name="P333"/>
      <text:p text:style-name="P350"><text:span text:style-name="T99">Código</text:span><text:span text:style-name="T97">:</text:span></text:p>
      <text:p text:style-name="P342"><text:tab/>Eclipse: plataforma IDE para el desarrollo de código.</text:p>
      <text:p text:style-name="P894"><text:span text:style-name="T874"><text:tab/>-</text:span><text:span text:style-name="T875">Licencia: Eclipse Public License </text:span><text:span text:style-name="T876">(</text:span><text:a xlink:type="simple" xlink:href="https://www.eclipse.org/legal/epl-v10.html" text:style-name="Internet_20_link" text:visited-style-name="Visited_20_Internet_20_Link"><text:span text:style-name="T861">Enlace</text:span></text:a><text:span text:style-name="T195">)</text:span><text:span text:style-name="T198">.</text:span></text:p>
      <text:p text:style-name="P342"/>
      <text:p text:style-name="P343">Plugins Eclipse:</text:p>
      <text:p text:style-name="P342"><text:tab/>Windows Builder: plugin para Eclipse para el desarrollo de interfaces.</text:p>
      <text:p text:style-name="P811"><text:span text:style-name="T861"><text:tab/>-</text:span><text:span text:style-name="T864">Licencia: </text:span><text:span text:style-name="T199">Eclipse Public License </text:span><text:span text:style-name="T200">(</text:span><text:a xlink:type="simple" xlink:href="https://www.eclipse.org/legal/epl-v10.html" text:style-name="Internet_20_link" text:visited-style-name="Visited_20_Internet_20_Link"><text:span text:style-name="T861">Enlace</text:span></text:a><text:span text:style-name="T200">)</text:span><text:span text:style-name="T198">.</text:span></text:p>
      <text:p text:style-name="P342"/>
      <text:p text:style-name="P245"><text:span text:style-name="T128">Apis </text:span><text:span text:style-name="T98">y </text:span><text:span text:style-name="T99">librerías</text:span><text:span text:style-name="T98"> externas</text:span><text:span text:style-name="T128">:</text:span></text:p>
      <text:p text:style-name="P351"><text:span text:style-name="T97"><text:tab/></text:span><text:span text:style-name="T98">JasperReport: biblioteca de creación de informes.</text:span></text:p>
      <text:p text:style-name="P815"><text:span text:style-name="T877"><text:tab/></text:span><text:span text:style-name="T874">-</text:span><text:span text:style-name="T875">Licencia: </text:span><text:span text:style-name="T196">Eclipse Public License </text:span><text:span text:style-name="T195">(</text:span><text:a xlink:type="simple" xlink:href="https://www.eclipse.org/legal/epl-v10.html" text:style-name="Internet_20_link" text:visited-style-name="Visited_20_Internet_20_Link"><text:span text:style-name="T873">Enlace</text:span></text:a><text:span text:style-name="T195">)</text:span><text:span text:style-name="T197">.</text:span></text:p>
      <text:p text:style-name="P245"><text:span text:style-name="T98"><text:tab/></text:span><text:span text:style-name="T99">JavaHelp: </text:span><text:span text:style-name="T129">Api para la creacion <text:s/>de ventanas de ayuda</text:span></text:p>
      <text:p text:style-name="P245"><text:span text:style-name="T99"><text:tab/>-</text:span><text:span text:style-name="T130">Licencia: en la propia descarga de la librería.</text:span></text:p>
      <text:p text:style-name="P141"/>
      <text:p text:style-name="P44"/>
      <text:p text:style-name="P808">Ejecución:</text:p>
      <text:p text:style-name="P816"><text:span text:style-name="T103">Maquina virtual </text:span><text:span text:style-name="T97">Java: </text:span><text:span text:style-name="T103">ejecuta aplicaciones en Java.</text:span></text:p>
      <text:p text:style-name="P812"/>
      <text:p text:style-name="P809">Control de versiones:</text:p>
      <text:p text:style-name="P813"><text:tab/>GitHub: plataforma de control de versiones.</text:p>
      <text:p text:style-name="P813"/>
      <text:p text:style-name="P810">Bug tracking</text:p>
      <text:p text:style-name="P484"><text:tab/>GitHub: plataforma de control de bugs.</text:p>
      <text:p text:style-name="P813"/>
      <text:p text:style-name="P817"><text:span text:style-name="T207">Otros </text:span><text:span text:style-name="T208">programas</text:span><text:span text:style-name="T32">:</text:span></text:p>
      <text:p text:style-name="P818"><text:span text:style-name="T99">Imágenes</text:span><text:span text:style-name="T97">:</text:span></text:p>
      <text:p text:style-name="P811"><text:tab/>Inkscape: programa de dibujo vectorial.</text:p>
      <text:p text:style-name="P894"><text:span text:style-name="T217"><text:tab/>-</text:span><text:span text:style-name="T218">Licencia: GPLv3 </text:span><text:span text:style-name="T231">(</text:span><text:a xlink:type="simple" xlink:href="https://es.wikipedia.org/wiki/GPLv3" text:style-name="Internet_20_link" text:visited-style-name="Visited_20_Internet_20_Link"><text:span text:style-name="T160">Enlace</text:span></text:a><text:span text:style-name="T161">)</text:span><text:span text:style-name="T160">.</text:span></text:p>
      <text:p text:style-name="P140"/>
      <text:p text:style-name="P352"><text:soft-page-break/><text:span text:style-name="T99">Documentación</text:span><text:span text:style-name="T97">:</text:span></text:p>
      <text:p text:style-name="P352"><text:span text:style-name="T97"><text:tab/></text:span><text:span text:style-name="T100">Libre </text:span><text:span text:style-name="T104">O</text:span><text:span text:style-name="T100">ffice </text:span><text:span text:style-name="T101">Writer</text:span><text:span text:style-name="T100">: </text:span><text:span text:style-name="T102">Creador de documentos.</text:span></text:p>
      <text:p text:style-name="P894"><text:span text:style-name="T878"><text:tab/>-</text:span><text:span text:style-name="T876">Licencia: LGPLv3 </text:span><text:span text:style-name="T879">y MPL </text:span><text:span text:style-name="T880">(</text:span><text:a xlink:type="simple" xlink:href="https://es.libreoffice.org/acerca-de/licencias/" text:style-name="Internet_20_link" text:visited-style-name="Visited_20_Internet_20_Link"><text:span text:style-name="T876">Enlace</text:span></text:a><text:span text:style-name="T880">).</text:span></text:p>
      <text:p text:style-name="P344"/>
      <text:p text:style-name="P345">Diagramas:</text:p>
      <text:p text:style-name="P245"><text:span text:style-name="T131"><text:tab/>DIA: “</text:span><text:span text:style-name="T159">propósito general para la creación de diagramas</text:span><text:span text:style-name="T131">”</text:span><text:span text:style-name="T131"><text:bibliography-mark text:identifier="DIA wiki" text:bibliography-type="manual" text:title="Documentation for Dia" text:url="https://wiki.gnome.org/Apps/Dia/Documentation">(DIA wiki)</text:bibliography-mark></text:span></text:p>
      <text:p text:style-name="P894"><text:span text:style-name="T881"><text:tab/>-</text:span><text:span text:style-name="T880">Licencia: GNU (</text:span><text:a xlink:type="simple" xlink:href="https://www.gnu.org/licenses/gpl-3.0.html" text:style-name="Internet_20_link" text:visited-style-name="Visited_20_Internet_20_Link"><text:span text:style-name="T880">Enlace</text:span></text:a><text:span text:style-name="T880">).</text:span></text:p>
      <text:p text:style-name="P346"><text:tab/></text:p>
      <text:p text:style-name="P347">Diagrama de gantt</text:p>
      <text:p text:style-name="P347"><text:tab/><text:span text:style-name="T788">Libre Office Exel</text:span></text:p>
      <text:p text:style-name="P814"><text:span text:style-name="T865"><text:tab/>-Licencia: LGPLv3 y MPL (</text:span><text:a xlink:type="simple" xlink:href="https://es.libreoffice.org/acerca-de/licencias/" text:style-name="Internet_20_link" text:visited-style-name="Visited_20_Internet_20_Link"><text:span text:style-name="T865">Enlace</text:span></text:a><text:span text:style-name="T865">).</text:span></text:p>
      <text:p text:style-name="P246"><text:span text:style-name="T214">S</text:span><text:span text:style-name="T207">istema Operativo</text:span><text:span text:style-name="T215">s</text:span><text:span text:style-name="T97">:</text:span></text:p>
      <text:p text:style-name="P348">Ubuntu</text:p>
      <text:p text:style-name="P894"><text:span text:style-name="T882">-</text:span><text:span text:style-name="T883">Licencia: </text:span><text:a xlink:type="simple" xlink:href="https://es.wikipedia.org/wiki/GPL" text:style-name="Internet_20_link" text:visited-style-name="Visited_20_Internet_20_Link"><text:span text:style-name="T162">GPL</text:span></text:a><text:span text:style-name="T194">, y otras licencias libres</text:span><text:span text:style-name="T861"> <text:s/>/*</text:span><text:span text:style-name="T866">WIKI ubuntu</text:span><text:span text:style-name="T861">*/</text:span></text:p>
      <text:p text:style-name="P137"/>
      <text:p text:style-name="P934"><text:toc-mark-start text:id="IMark93991385787048" text:outline-level="2"/>3.8 Ciclo de vida<text:toc-mark-end text:id="IMark93991385787048"/></text:p>
      <text:p text:style-name="P292">El ciclo de vida del proyecto sera en espiral de cuatro fases: </text:p>
      <text:list xml:id="list4221719460" text:style-name="L83">
        <text:list-item>
          <text:p text:style-name="P897">Fase de Análisis:</text:p>
        </text:list-item>
      </text:list>
      <text:p text:style-name="P896">Se analizaran las necesidades que se necesiten satisfacer, planteando los objetivos a alcanzar para el ciclo.</text:p>
      <text:p text:style-name="P896"/>
      <text:list xml:id="list125547250639238" text:continue-numbering="true" text:style-name="L83">
        <text:list-item>
          <text:p text:style-name="P897">Fase de diseño:</text:p>
        </text:list-item>
      </text:list>
      <text:p text:style-name="P896">Se prepara la estrategia para el desarrollo del proyecto, teniendo en cuenta el estado anterior, las modificaciones que supone y los objetivos a alcanzar.</text:p>
      <text:p text:style-name="P896"/>
      <text:list xml:id="list125545941240278" text:continue-numbering="true" text:style-name="L83">
        <text:list-item>
          <text:p text:style-name="P897">Fase de implementación:</text:p>
        </text:list-item>
      </text:list>
      <text:p text:style-name="P896">Se desarrollara el código conforme se ha diseñado en la fase anterior.</text:p>
      <text:p text:style-name="P896"/>
      <text:list xml:id="list125545607535026" text:continue-numbering="true" text:style-name="L83">
        <text:list-item>
          <text:p text:style-name="P897">Fase de pruebas:</text:p>
        </text:list-item>
      </text:list>
      <text:p text:style-name="P896">Se analizan las condiciones en las que ha acabado la fase de implementación, comprobando si se satisfacen los objetivos del análisis, diseño e implementación.</text:p>
      <text:p text:style-name="P995"/>
      <text:p text:style-name="P896">Si alguna de estas fases no se puede llevar acabo o dan resultados negativos, se procederá a repasar la fase anterior o la que corresponda.</text:p>
      <text:p text:style-name="P896">Por cada ciclo se considerara si lanzar una versión del programa al publico o clientes así como un motivo o tema.</text:p>
      <text:p text:style-name="P807"><text:span text:style-name="T650"/></text:p>
      <text:p text:style-name="P984"><text:span text:style-name="T650"><text:tab/><text:tab/></text:span><text:toc-mark-start text:id="IMark93991337517480" text:outline-level="2"/><text:span text:style-name="T870">3.9 V</text:span><text:span text:style-name="T871">ersione</text:span><text:span text:style-name="T872">s, road map</text:span><text:toc-mark-end text:id="IMark93991337517480"/></text:p>
      <text:p text:style-name="P139"/>
      <text:p text:style-name="P139"><text:toc-mark-start text:id="IMark93991385956456" text:outline-level="3"/><text:span text:style-name="T811">3.9.1 </text:span>Codificación de la versión<text:toc-mark-end text:id="IMark93991385956456"/></text:p>
      <text:p text:style-name="P240"><text:span text:style-name="T651">Las distintas versiones </text:span><text:span text:style-name="T652">irán</text:span><text:span text:style-name="T651"> numeradas por el siguiente </text:span><text:span text:style-name="T653">manera</text:span><text:span text:style-name="T651">: </text:span></text:p>
      <text:list xml:id="list3503879449" text:style-name="L84">
        <text:list-item>
          <text:p text:style-name="P286">Primer numero:</text:p>
          <text:list>
            <text:list-header>
              <text:p text:style-name="P286">Tema/<text:span text:style-name="T626">motivo</text:span> de la actualización.</text:p>
            </text:list-header>
          </text:list>
        </text:list-item>
        <text:list-item>
          <text:p text:style-name="P286">Segundo numero:</text:p>
          <text:list>
            <text:list-header>
              <text:p text:style-name="P287">Sub-versi<text:span text:style-name="T789">ó</text:span>n del motivo.</text:p>
            </text:list-header>
          </text:list>
        </text:list-item>
        <text:list-item>
          <text:p text:style-name="P288">Tercer numero:</text:p>
          <text:list>
            <text:list-header>
              <text:p text:style-name="P289">Implementaciones menores.</text:p>
            </text:list-header>
          </text:list>
        </text:list-item>
        <text:list-item>
          <text:p text:style-name="P289">Cuarto numero <text:span text:style-name="T627">(este numero se reiniciara por cada versión que salga)</text:span>:</text:p>
          <text:list>
            <text:list-header>
              <text:p text:style-name="P290"><text:span text:style-name="T628">Corrección</text:span> de bugs.</text:p>
            </text:list-header>
          </text:list>
        </text:list-item>
        <text:list-item>
          <text:p text:style-name="P291">Quinto numero:</text:p>
          <text:list>
            <text:list-header>
              <text:p text:style-name="P289">Acumulación de build <text:span text:style-name="T790">o ciclo de vida</text:span>.</text:p>
            </text:list-header>
          </text:list>
        </text:list-item>
      </text:list>
      <text:p text:style-name="P805"/>
      <text:p text:style-name="P724"><text:toc-mark-start text:id="IMark93991385678920" text:outline-level="3"/><text:span text:style-name="T811">3.9.2 </text:span>Lista de versione<text:span text:style-name="T748">s</text:span> <text:span text:style-name="T748">e implementaciones</text:span><text:toc-mark-end text:id="IMark93991385678920"/></text:p>
      <text:p text:style-name="P723">A continuación se describe la lista de las implementaciones del proyecto </text:p>
      <text:p text:style-name="P723"/>
      <text:p text:style-name="P858"><text:span text:style-name="T454">-</text:span><text:span text:style-name="T348">Este primer grupo de versiones se enfocara a conseguir una funcionalidad mínima, y </text:span><text:span text:style-name="T455">teniendo</text:span><text:span text:style-name="T348"> un programa presentable.</text:span></text:p>
      <text:list xml:id="list2795732145" text:style-name="L85">
        <text:list-item>
          <text:list>
            <text:list-item>
              <text:p text:style-name="P852"><text:span text:style-name="T456">D</text:span><text:span text:style-name="T348">iseño </text:span><text:span text:style-name="T457">lógica</text:span><text:span text:style-name="T348"> de negocio</text:span></text:p>
            </text:list-item>
            <text:list-item>
              <text:p text:style-name="P719"><text:span text:style-name="T792">Diseño p</text:span><text:span text:style-name="T348">ermanencia de datos.</text:span></text:p>
            </text:list-item>
            <text:list-item>
              <text:p text:style-name="P835"><text:span text:style-name="T456">D</text:span><text:span text:style-name="T454">iseño de la interfaz.</text:span></text:p>
            </text:list-item>
            <text:list-item>
              <text:p text:style-name="P835"><text:span text:style-name="T458">I</text:span><text:span text:style-name="T459">mplementación</text:span><text:span text:style-name="T460"> de la interfaz.</text:span></text:p>
            </text:list-item>
            <text:list-item>
              <text:p text:style-name="P836"><text:span text:style-name="T461">Implementación</text:span><text:span text:style-name="T462"> de </text:span><text:span text:style-name="T463">asignaturas</text:span><text:span text:style-name="T462">, habitaciones, trabajadores y grupos de alumnos.</text:span></text:p>
            </text:list-item>
            <text:list-item>
              <text:p text:style-name="P720">Implementar <text:span text:style-name="T92">la interfaz d</text:span>el horario en el área de trabajo.</text:p>
            </text:list-item>
            <text:list-item>
              <text:p text:style-name="P836"><text:span text:style-name="T429">Incorporar</text:span><text:span text:style-name="T430"> J</text:span><text:span text:style-name="T431">asper </text:span><text:span text:style-name="T432">R</text:span><text:span text:style-name="T431">eport.</text:span></text:p>
            </text:list-item>
          </text:list>
        </text:list-item>
      </text:list>
      <text:p text:style-name="P797"/>
      <text:p text:style-name="P797"/>
      <text:p text:style-name="P797"/>
      <text:p text:style-name="P798"><text:soft-page-break/><text:tab/><text:span text:style-name="T884">1.0 Revisión funcionalidad mínima.</text:span></text:p>
      <text:p text:style-name="P687"><text:span text:style-name="T97">-</text:span><text:span text:style-name="T114">El segundo</text:span><text:span text:style-name="T113"> conjunto de versiones </text:span><text:span text:style-name="T115">y en adelante, </text:span><text:span text:style-name="T113">se centrara</text:span><text:span text:style-name="T116">n</text:span><text:span text:style-name="T113"> en mejorar la funcionalidad y potenciar las capacidades del programa.</text:span></text:p>
      <text:p text:style-name="P687"><text:tab/><text:span text:style-name="T791">1.1 Flexibilidad en las horas.</text:span></text:p>
      <text:p text:style-name="P687"><text:span text:style-name="T624"><text:tab/>1.2 </text:span>Uso de varios horarios.</text:p>
      <text:p text:style-name="P837"><text:span text:style-name="T433"><text:tab/>1.3 </text:span><text:span text:style-name="T434">Flexibilidad</text:span><text:span text:style-name="T435"> de </text:span><text:span text:style-name="T436">días.</text:span></text:p>
      <text:p text:style-name="P688"><text:tab/>1.4 Avisos de conflictos de tiempo, personas, y habitaciones.</text:p>
      <text:p text:style-name="P687"/>
      <text:p text:style-name="P692"><text:tab/>2.0 Revisión funcionalidad mejorada.</text:p>
      <text:p text:style-name="P687"/>
      <text:p text:style-name="P837"><text:span text:style-name="T437"><text:tab/></text:span><text:span text:style-name="T438">1.1 </text:span><text:span text:style-name="T439">Generación</text:span><text:span text:style-name="T440"> de horarios según el interesado.</text:span></text:p>
      <text:p text:style-name="P800"/>
      <text:p text:style-name="P693"><text:toc-mark-start text:id="IMark93991385956456" text:outline-level="3"/><text:span text:style-name="T812">3.9.3 </text:span>Mejora de calidad<text:toc-mark-end text:id="IMark93991385956456"/></text:p>
      <text:p text:style-name="P687">-<text:span text:style-name="T625">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687"/>
      <text:list xml:id="list1964596298" text:style-name="L86">
        <text:list-item>
          <text:p text:style-name="P684"><text:span text:style-name="T96">Implementación</text:span> de JavaHelp <text:span text:style-name="T95">como sistema de ayuda</text:span></text:p>
        </text:list-item>
        <text:list-item>
          <text:p text:style-name="P685"><text:span text:style-name="T94">Exportación</text:span> <text:span text:style-name="T93">directa</text:span> mediante el <text:span text:style-name="T94">menú</text:span> superior <text:span text:style-name="T93">(Archivo, editar…) con la ayuda de <text:s/>Jasper Report.</text:span></text:p>
        </text:list-item>
        <text:list-item>
          <text:p text:style-name="P686">Traducciones.</text:p>
        </text:list-item>
        <text:list-item>
          <text:p text:style-name="P838"><text:span text:style-name="T441">Scrips </text:span><text:span text:style-name="T442">para generar los </text:span><text:span text:style-name="T443">horarios.</text:span></text:p>
        </text:list-item>
        <text:list-item>
          <text:p text:style-name="P853"><text:span text:style-name="T443">M</text:span><text:span text:style-name="T349">ostrar hoja de cambios en la </text:span><text:span text:style-name="T444">actualización.</text:span></text:p>
        </text:list-item>
        <text:list-item>
          <text:p text:style-name="P854"><text:span text:style-name="T349">Consultas a base de datos y otros medios, para obtener listado inicial de los </text:span><text:span text:style-name="T444">módulos</text:span><text:span text:style-name="T349"> y profesores.</text:span></text:p>
        </text:list-item>
        <text:list-item>
          <text:p text:style-name="P585"><text:span text:style-name="T631">Introducción</text:span> de <text:span text:style-name="T631">días</text:span> festivos.</text:p>
        </text:list-item>
        <text:list-item>
          <text:p text:style-name="P586">Tema oscuro.</text:p>
        </text:list-item>
      </text:list>
      <text:p text:style-name="P587"/>
      <text:p text:style-name="P587"/>
      <text:p text:style-name="P652"><text:soft-page-break/><text:tab/><text:span text:style-name="T15"><text:tab/></text:span><text:toc-mark-start text:id="IMark93991337517480" text:outline-level="2"/><text:span text:style-name="T26">3.10 R</text:span><text:span text:style-name="T15">equisitos </text:span><text:span text:style-name="T9">mínimos</text:span><text:span text:style-name="T15"> del </text:span><text:span text:style-name="T10">programa</text:span><text:toc-mark-end text:id="IMark93991337517480"/></text:p>
      <text:p text:style-name="P657">Los siguientes requisitos establecidos no <text:span text:style-name="T745">están</text:span> comprobados,</text:p>
      <text:p text:style-name="P657"/>
      <text:p text:style-name="P658">Requisitos mínimos:</text:p>
      <text:p text:style-name="P658">RAM: 1GB</text:p>
      <text:p text:style-name="P660">Disco duro: por determinar.</text:p>
      <text:p text:style-name="P658">conexión de red o internet (importación de datos).</text:p>
      <text:p text:style-name="P658"/>
      <text:p text:style-name="P662">Recomendado:</text:p>
      <text:p text:style-name="P662">RAM: 2GB</text:p>
      <text:p text:style-name="P661">Disco duro: por determinar.</text:p>
      <text:p text:style-name="P659">conexión de red o internet (importación de datos).</text:p>
      <text:p text:style-name="P659"/>
      <text:p text:style-name="P839"><text:span text:style-name="T449">NOTA</text:span><text:span text:style-name="T411">: </text:span><text:span text:style-name="T412">Estos requisitos pueden </text:span><text:span text:style-name="T413">aumentar</text:span><text:span text:style-name="T412"> conforme evolucione y desarrolle el programa.</text:span></text:p>
      <text:p text:style-name="P13"/>
      <text:p text:style-name="P784"><text:tab/><text:tab/><text:toc-mark-start text:id="IMark93991392970392" text:outline-level="2"/><text:span text:style-name="T894">3.11 P</text:span><text:span text:style-name="T892">reguntas para confirmar el planteamiento</text:span><text:toc-mark-end text:id="IMark93991392970392"/></text:p>
      <text:list xml:id="list3790127607" text:style-name="L87">
        <text:list-item>
          <text:p text:style-name="P840"><text:span text:style-name="T414">¿Cuando volveremos a investigar las necesidades de los clientes potenciales?</text:span><text:span text:style-name="T415">¿Como </text:span><text:span text:style-name="T416">crees</text:span><text:span text:style-name="T415"> </text:span><text:span text:style-name="T416">que evolucionaran</text:span><text:span text:style-name="T415">?</text:span></text:p>
        </text:list-item>
        <text:list-item>
          <text:p text:style-name="P841"><text:span text:style-name="T417">¿Tenemos planes o lineas alternativas si hay algún cambio </text:span><text:span text:style-name="T418">o problema</text:span><text:span text:style-name="T419">s</text:span><text:span text:style-name="T417"> durante el desarrollo?</text:span><text:span text:style-name="T420">¿Cuales?</text:span><text:span text:style-name="T421">¿Si </text:span><text:span text:style-name="T422">empeoran la calidad </text:span><text:span text:style-name="T423">se puede </text:span><text:span text:style-name="T422">recuper</text:span><text:span text:style-name="T423">ar</text:span><text:span text:style-name="T421">?</text:span></text:p>
        </text:list-item>
        <text:list-item>
          <text:p text:style-name="P588">¿Has usado estas plataformas <text:span text:style-name="T747">(IDEs)</text:span> alguna vez?¿<text:span text:style-name="T746">Podrás arreglártelas con ellas</text:span>?</text:p>
        </text:list-item>
        <text:list-item>
          <text:p text:style-name="P842"><text:span text:style-name="T424">¿Cuales </text:span><text:span text:style-name="T425">deberían ser </text:span><text:span text:style-name="T424"><text:s/>los objetos de programación clave del proyecto?</text:span></text:p>
        </text:list-item>
        <text:list-item>
          <text:p text:style-name="P589">¿Existe <text:span text:style-name="T749">algún</text:span> proyecto en el que se pueda integrar <text:span text:style-name="T750">en </text:span>este, <text:span text:style-name="T751">o al contrario</text:span>?</text:p>
        </text:list-item>
        <text:list-item>
          <text:p text:style-name="P590">¿<text:span text:style-name="T752">D</text:span>isponemos de algún proyecto del que reciclar, reutilizar algo?</text:p>
        </text:list-item>
        <text:list-item>
          <text:p text:style-name="P591">¿Cual <text:span text:style-name="T753">o cuales son los</text:span> objetivo<text:span text:style-name="T753">s</text:span> de esta fase? <text:span text:style-name="T754">¿En que fase nos encontramos?</text:span></text:p>
        </text:list-item>
        <text:list-item>
          <text:p text:style-name="P592">¿Cual es el estado del programa al terminar esta fase?¿<text:span text:style-name="T762">Que es lo siguiente que harás</text:span>?</text:p>
        </text:list-item>
        <text:list-item>
          <text:p text:style-name="P593"><text:soft-page-break/>¿Los clientes <text:span text:style-name="T793">tendrán</text:span> que adaptarse al programa o al contrario?</text:p>
          <text:p text:style-name="P776"/>
        </text:list-item>
      </text:list>
      <text:p text:style-name="P785"><text:tab/><text:toc-mark-start text:id="IMark93991386338280" text:outline-level="2"/><text:span text:style-name="T27">3.12 C</text:span><text:span text:style-name="T8">r</text:span><text:span text:style-name="T1">onograma</text:span><text:toc-mark-end text:id="IMark93991386338280"/></text:p>
      <text:p text:style-name="P6"><draw:frame draw:style-name="fr21"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6"/>
      <text:p text:style-name="P114"><text:toc-mark-start text:id="IMark93991339825080" text:outline-level="2"/><text:tab/>3.13 Desarrollo del proyecto<text:toc-mark-end text:id="IMark93991339825080"/></text:p>
      <text:p text:style-name="P20"/>
      <text:p text:style-name="P111"><text:toc-mark-start text:id="IMark93991392901560" text:outline-level="3"/>3.13.1 Entendiendo un horario<text:toc-mark-end text:id="IMark93991392901560"/></text:p>
      <text:p text:style-name="P935">En un horario no solo se muestra lo que la persona final va a usar o ejercer, que puede haber más información, por ejemplo:</text:p>
      <text:p text:style-name="P935">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935">Por ello, según el destinatario, le interesa ver unas características u otras el cual sera la parte que se mostrara en el area de trabajo del programa.</text:p>
      <text:p text:style-name="P786"/>
      <text:p text:style-name="P976"><text:toc-mark-start text:id="IMark93991392814712" text:outline-level="3"/>3.13.2 Objetos <text:span text:style-name="T818">principales</text:span><text:toc-mark-end text:id="IMark93991392814712"/></text:p>
      <text:p text:style-name="P594">Visto el punto anterior se <text:span text:style-name="T817">proveen</text:span> los siguientes objetos que se gestionaran en el programa:</text:p>
      <text:list xml:id="list3631951102" text:style-name="L88">
        <text:list-item>
          <text:p text:style-name="P595">Grupo<text:span text:style-name="T816">s</text:span> <text:span text:style-name="T816">de a</text:span>lumnos</text:p>
        </text:list-item>
        <text:list-item>
          <text:p text:style-name="P595">Docentes</text:p>
        </text:list-item>
        <text:list-item>
          <text:p text:style-name="P595">Margen temporal</text:p>
        </text:list-item>
        <text:list-item>
          <text:p text:style-name="P596">Asignatura</text:p>
        </text:list-item>
        <text:list-item>
          <text:p text:style-name="P597">Habitaciones</text:p>
        </text:list-item>
        <text:list-item>
          <text:p text:style-name="P599">Punto de vista (o interesado)</text:p>
        </text:list-item>
      </text:list>
      <text:p text:style-name="P663"/>
      <text:p text:style-name="P598">También se contempla listar los alumnos en los grupos, pero no sera de desarrollo prioritario.</text:p>
      <text:p text:style-name="P20"/>
      <text:p text:style-name="P20"/>
      <text:p text:style-name="P112"><text:toc-mark-start text:id="IMark93991335779384" text:outline-level="3"/>3.13.2 <text:span text:style-name="T815">Esquema de la Base de datos</text:span><text:toc-mark-end text:id="IMark93991335779384"/></text:p>
      <text:p text:style-name="P664">El esquema <text:span text:style-name="T819">entidad-relación</text:span> para la base de datos es la siguiente:</text:p>
      <text:p text:style-name="P787"/>
      <text:p text:style-name="P799"><draw:frame draw:style-name="fr16" draw:name="Imagen3" text:anchor-type="paragraph" svg:y="0.353cm" svg:width="8.989cm" svg:height="3.096cm" draw:z-index="10"><draw:image xlink:href="Pictures/100002010000018B000000753C005F56058E8F06.png" xlink:type="simple" xlink:show="embed" xlink:actuate="onLoad" loext:mime-type="image/png"/></draw:frame><draw:frame draw:style-name="fr17" draw:name="Imagen4" text:anchor-type="paragraph" svg:y="0.332cm" svg:width="8.177cm" svg:height="2.434cm" draw:z-index="11"><draw:image xlink:href="Pictures/100002010000016E0000005C431BD0C18BFF5A77.png" xlink:type="simple" xlink:show="embed" xlink:actuate="onLoad" loext:mime-type="image/png"/></draw:frame></text:p>
      <text:p text:style-name="P868"><draw:frame draw:style-name="fr18" draw:name="Imagen5" text:anchor-type="paragraph" svg:y="-0.157cm" svg:width="8.447cm" svg:height="6.338cm" draw:z-index="13"><draw:image xlink:href="Pictures/100002010000015800000117EBFED6F775B87D8B.png" xlink:type="simple" xlink:show="embed" xlink:actuate="onLoad" loext:mime-type="image/png"/></draw:frame></text:p>
      <text:p text:style-name="P869"><draw:frame draw:style-name="fr19" draw:name="Imagen7" text:anchor-type="paragraph" svg:width="15.381cm" svg:height="6.877cm" draw:z-index="14"><draw:image xlink:href="Pictures/10000201000002AB00000124BBC9520EF0CC1C07.png" xlink:type="simple" xlink:show="embed" xlink:actuate="onLoad" loext:mime-type="image/png"/></draw:frame><text:soft-page-break/><text:span text:style-name="T251">Para los atributos nombre y apellidos se puede reunir en una clase persona con estos atributos comunes de alumno y docente.</text:span></text:p>
      <text:p text:style-name="P665"><text:span text:style-name="T820">H</text:span>e preferido hacerlo de esta manera para tener completamente separado los alumnos <text:span text:style-name="T820">de los</text:span> docentes y sin necesidad realizar subconsultas</text:p>
      <text:p text:style-name="P868"/>
      <text:p text:style-name="P666"><draw:frame draw:style-name="fr20" draw:name="Imagen11" text:anchor-type="paragraph" svg:width="10.689cm" svg:height="8.943cm" draw:z-index="15"><draw:image xlink:href="Pictures/100002010000019400000152F4E1F564F764F3CD.png" xlink:type="simple" xlink:show="embed" xlink:actuate="onLoad" loext:mime-type="image/png"/></draw:frame>En esta entidad se han separado las horas y minutos por no existir una manera directa de tratar con una hora con minutos incluidos en concreto.</text:p>
      <text:p text:style-name="P666"><text:soft-page-break/>Existe el tipo Date pero se enfoca en definir un momento con <text:span text:style-name="T821">precisión</text:span> desde años hasta milisegundos.</text:p>
      <text:p text:style-name="P667">Ademas se devera comprovar que las horas y minutos tengan un rango de valores:</text:p>
      <text:p text:style-name="P667">0-59 → Minutos</text:p>
      <text:p text:style-name="P667">0-23 → Horas</text:p>
      <text:p text:style-name="P668"><draw:frame draw:style-name="fr8" draw:name="Imagen12" text:anchor-type="paragraph" svg:x="2.762cm" svg:y="0.302cm" svg:width="12.065cm" svg:height="6.588cm" draw:z-index="16"><draw:image xlink:href="Pictures/10000201000001C8000000F9E09E743587F5A078.png" xlink:type="simple" xlink:show="embed" xlink:actuate="onLoad" loext:mime-type="image/png"/></draw:frame>En esta <text:span text:style-name="T823">relación</text:span> hay que asegurar que no se genere<text:span text:style-name="T822">n</text:span> <text:span text:style-name="T822">solapamientos de tiempos.</text:span></text:p>
      <text:p text:style-name="P669">Se <text:span text:style-name="T824">permitirán</text:span> los nulos y que pueden existir momentos que los objetos no <text:span text:style-name="T824">estén</text:span> realmente relacionados.</text:p>
      <text:p text:style-name="P23"/>
      <text:p text:style-name="P285"><text:toc-mark-end text:id="IMark93991339825080"/><text:toc-mark-start text:id="IMark93991339825080" text:outline-level="3"/></text:p>
      <text:p text:style-name="P285"><text:toc-mark-start text:id="IMark93991392960360" text:outline-level="3"/>3.13.<text:span text:style-name="T825">3</text:span> <text:span text:style-name="T825">Modelo Relacional</text:span><text:toc-mark-end text:id="IMark93991392960360"/></text:p>
      <text:p text:style-name="P272">A <text:span text:style-name="T826">continuación</text:span> se expone el modelo relacional obtenido del modelo ER</text:p>
      <text:p text:style-name="P273"/>
      <text:p text:style-name="P274">CREATE TABLE GrupoAlumnos(</text:p>
      <text:p text:style-name="P274"><text:tab/>ID_GrupoAlumnos integer PRIMARY KEY, </text:p>
      <text:p text:style-name="P274"><text:tab/>nombreGrupo TEXT, </text:p>
      <text:p text:style-name="P274"><text:tab/>nombreCurso TEXT </text:p>
      <text:p text:style-name="P274">)</text:p>
      <text:p text:style-name="P144"/>
      <text:p text:style-name="P144"/>
      <text:p text:style-name="P922"><text:soft-page-break/>CREATE TABLE Alumno( </text:p>
      <text:p text:style-name="P922"><text:tab/>ID_Alumno integer PRIMARY KEY, </text:p>
      <text:p text:style-name="P922"><text:tab/>ID_GrupoAlumnos integer, </text:p>
      <text:p text:style-name="P922"><text:tab/>nombre TEXT,</text:p>
      <text:p text:style-name="P922"><text:tab/>apellido1 TEXT, </text:p>
      <text:p text:style-name="P922"><text:tab/>apellido2 TEXT, </text:p>
      <text:p text:style-name="P923">FOREIGN KEY (ID_GrupoAlumnos) REFERENCES (ID_GrupoAlumnos) ON DELETE CASCADE </text:p>
      <text:p text:style-name="P923">)</text:p>
      <text:p text:style-name="P144"/>
      <text:p text:style-name="P924">CREATE TABLE Asignatura( </text:p>
      <text:p text:style-name="P924"><text:tab/>ID_Asignatura integer PRIMARY KEY, </text:p>
      <text:p text:style-name="P924"><text:tab/>nombre TEXT </text:p>
      <text:p text:style-name="P924">)</text:p>
      <text:p text:style-name="P144"/>
      <text:p text:style-name="P925">CREATE TABLE Docente( </text:p>
      <text:p text:style-name="P925"><text:tab/>ID_Docente integer PRIMARY KEY, </text:p>
      <text:p text:style-name="P925"><text:tab/>nombre TEXT, </text:p>
      <text:p text:style-name="P925"><text:tab/>apellido1 TEXT, </text:p>
      <text:p text:style-name="P925"><text:tab/>apellido2 TEXT, </text:p>
      <text:p text:style-name="P925"><text:tab/>especialidad TEXT </text:p>
      <text:p text:style-name="P925">)</text:p>
      <text:p text:style-name="P936"/>
      <text:p text:style-name="P936"/>
      <text:p text:style-name="P926">CREATE TABLE Habitacion( </text:p>
      <text:p text:style-name="P926"><text:tab/>ID_Habitacion integer PRIMARY KEY, </text:p>
      <text:p text:style-name="P926"><text:tab/>codigoHabitacion TEXT</text:p>
      <text:p text:style-name="P926">)</text:p>
      <text:p text:style-name="P920"/>
      <text:p text:style-name="P920"/>
      <text:p text:style-name="P921"><text:soft-page-break/>CREATE TABLE IntervaloTiempo( </text:p>
      <text:p text:style-name="P670"><text:tab/>ID_IntervaloTiempo integer PRIMARY KEY, </text:p>
      <text:p text:style-name="P670"><text:tab/>diaSemana integer, </text:p>
      <text:p text:style-name="P670"><text:tab/>horaInicio integer CHECK( horaInicio &gt;= 0 AND horaInicio &lt;=23), </text:p>
      <text:p text:style-name="P670"><text:tab/>minutoInicio integer CHECK( minutoInicio &gt;= 0 AND minutoInicio &lt;=59), <text:tab/>horaFin integer CHECK( horaFin &gt;= 0 AND horaFin &lt;=23), </text:p>
      <text:p text:style-name="P671"><text:tab/>minutoFin integer CHECK( minutoFin &gt;= 0 AND minutoFin &lt;=59)</text:p>
      <text:p text:style-name="P671">)</text:p>
      <text:p text:style-name="P19"/>
      <text:p text:style-name="P99">CREATE TABLE Ocurre( I</text:p>
      <text:p text:style-name="P99"><text:tab/>D_Ocurren integer PRIMARY KEY, </text:p>
      <text:p text:style-name="P99"><text:tab/>ID_Habitacion integer,</text:p>
      <text:p text:style-name="P99"><text:tab/>ID_Asignatura integer, </text:p>
      <text:p text:style-name="P99"><text:tab/>ID_Docente integer, </text:p>
      <text:p text:style-name="P99"><text:tab/>ID_GrupoAlumnos integer, </text:p>
      <text:p text:style-name="P99"><text:tab/>ID_IntervaloTiempo interger, </text:p>
      <text:p text:style-name="P99">FOREIGN KEY(ID_Habitacion) REFERENCES Habitacion(ID_Habitacion)ON DELETE CASCADE, </text:p>
      <text:p text:style-name="P99">FOREIGN KEY(ID_Asignatura) REFERENCES Asignatura(ID_Asignatura)ON DELETE CASCADE, </text:p>
      <text:p text:style-name="P99">FOREIGN KEY(ID_Docente) REFERENCES Docente(ID_Docente)ON DELETE CASCADE, FOREIGN KEY(ID_GrupoAlumnos) REFERENCES GrupoAlumnos(ID_GrupoAlumnos)ON DELETE CASCADE , </text:p>
      <text:p text:style-name="P138">FOREIGN KEY(ID_IntervaloTiempo) REFERENCES IntervaloTiempo(ID_IntervaloTiempo)ON DELETE CASCADE )</text:p>
      <text:p text:style-name="P144"/>
      <text:p text:style-name="P120"/>
      <text:p text:style-name="P156"><text:toc-mark-start text:id="IMark93991392826872" text:outline-level="3"/>3.13.<text:span text:style-name="T825">4</text:span> Interfaz<text:toc-mark-end text:id="IMark93991392826872"/></text:p>
      <text:p text:style-name="P672">La interfaz constara de dos partes diferenciadas, el <text:span text:style-name="T814">área</text:span> de trabajo y los listados <text:span text:style-name="T814">de los objetos separado en 4 pestañas:</text:span></text:p>
      <text:p text:style-name="P21"/>
      <text:p text:style-name="P673"><draw:frame draw:style-name="fr4" draw:name="Marco4" text:anchor-type="paragraph" svg:x="0cm" svg:y="0.016cm" svg:width="17.59cm" draw:z-index="17"><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17"><text:line-break/></text:span>Ilustración <text:sequence text:ref-name="refIllustration2" text:name="Illustration" text:formula="ooow:Illustration+1" style:num-format="1">3</text:sequence>: <text:span text:style-name="T833">Primera</text:span> build funcional del programa</text:p></draw:text-box></draw:frame></text:p>
      <text:p text:style-name="P674">El funcionamiento es el siguiente:</text:p>
      <text:p text:style-name="P674">Las 4 pestañas son iguales, con dos botones añadir y eliminar y el listado de los objetos creados.</text:p>
      <text:p text:style-name="P674"/>
      <text:p text:style-name="P674">Al pulsar añadir abrirá un dialogo para que el usuario inserte los valores correspondientes al objeto que se esta creando, en ese momento se crea también en la BD <text:span text:style-name="T827">una vez terminado se muestra un bloque con los datos introducidos(estos bloques los llamare tarjetas).</text:span></text:p>
      <text:p text:style-name="P675"/>
      <text:p text:style-name="P675">Al pulsar sobre una tarjeta esta <text:span text:style-name="T828">dará</text:span> un feedBack de que esta seleccionada.</text:p>
      <text:p text:style-name="P24"/>
      <text:p text:style-name="P676"><text:soft-page-break/>Para eliminar se tiene que <text:span text:style-name="T828">seleccionar</text:span> una de ellas y pulsar sobre eliminar, borrando los datos asociados en la BD.</text:p>
      <text:p text:style-name="P677">El radioButon vista indica el punto de vista a mostrar en el <text:span text:style-name="T829">área</text:span> de trabajo a ese objeto <text:span text:style-name="T830">actualizándolo al ser seleccionado</text:span>.</text:p>
      <text:p text:style-name="P677"/>
      <text:p text:style-name="P600">El <text:span text:style-name="T832">área</text:span> de trabajo contiene dos botones más Añadir y Eliminar:</text:p>
      <text:list xml:id="list3226686008" text:style-name="L89">
        <text:list-item>
          <text:p text:style-name="P601">Añadir <text:span text:style-name="T831">abre</text:span> un dialogo con campos para indicar la hora y minutos de inicio y <text:span text:style-name="T831">finalización</text:span> de la franja horaria.</text:p>
        </text:list-item>
        <text:list-item>
          <text:p text:style-name="P601">ComboBox con los <text:span text:style-name="T831">días</text:span> de la semana</text:p>
        </text:list-item>
        <text:list-item>
          <text:p text:style-name="P601">4 ComboBoxes con los objetos creados en los listados</text:p>
        </text:list-item>
      </text:list>
      <text:p text:style-name="P600"><draw:frame draw:style-name="fr20" draw:name="Imagen19" text:anchor-type="paragraph" svg:width="11.906cm" svg:height="7.938cm" draw:z-index="20"><draw:image xlink:href="Pictures/10000201000001C20000012CDC66CBA9E9FF02AB.png" xlink:type="simple" xlink:show="embed" xlink:actuate="onLoad" loext:mime-type="image/png"/></draw:frame>Al rellenar los datos se añade una entrada en la tabla Ocurre <text:span text:style-name="T831">con los datos introducidos</text:span>.</text:p>
      <text:p text:style-name="P600"/>
      <text:p text:style-name="P788"><text:span text:style-name="T884">Cuando se cambia el punto de vista </text:span><text:span text:style-name="T890">se busca en la tabla Ocurre las entradas relacionadas con dicho punto de vista, generando otro tipo de tarjeta que muestra la informacion mas importante de los objetos y faltando la pareja de Jlabel clave-valor que coincide con los datos buscados.</text:span></text:p>
      <text:p text:style-name="P678"/>
      <text:p text:style-name="P679">Para eliminar hay que pulsar sobre una tarjeta mostrada y pulsar el boton eliminar, entonces se elimina de la BD.</text:p>
      <text:p text:style-name="P602"><text:soft-page-break/>En el menu Archivo podemos encontrar:</text:p>
      <text:list xml:id="list3560494801" text:style-name="L90">
        <text:list-item>
          <text:p text:style-name="P603">Nuevo: muestra un selector de archivos y genera una nueva BD con la estructura donde el usuario indique.</text:p>
        </text:list-item>
        <text:list-item>
          <text:p text:style-name="P603">Abrir: abre un selector de archivos para indicar la BD del programa a cargar.</text:p>
        </text:list-item>
        <text:list-item>
          <text:p text:style-name="P603">Salir: sale del programa. </text:p>
        </text:list-item>
      </text:list>
      <text:p text:style-name="P789"/>
      <text:p text:style-name="P25"/>
      <text:p text:style-name="P152"><text:toc-mark-start text:id="IMark93991307170632" text:outline-level="3"/>3.13.5 <text:span text:style-name="T838">Diagrama de clases</text:span><text:toc-mark-end text:id="IMark93991307170632"/></text:p>
      <text:p text:style-name="P26"><draw:frame draw:style-name="fr5" draw:name="Marco5" text:anchor-type="paragraph" svg:x="0cm" svg:y="0.249cm" svg:width="17.59cm" draw:z-index="18"><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17"><text:line-break/></text:span>Ilustración <text:sequence text:ref-name="refIllustration3" text:name="Illustration" text:formula="ooow:Illustration+1" style:num-format="1">4</text:sequence>: <text:span text:style-name="T839">Diagrama completo</text:span></text:p></draw:text-box></draw:frame></text:p>
      <text:p text:style-name="P28"><draw:frame draw:style-name="fr5" draw:name="Marco6" text:anchor-type="paragraph" svg:x="0.543cm" svg:y="0.072cm" svg:width="16.09cm" draw:z-index="24"><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17"><text:line-break/></text:span>Ilustración <text:sequence text:ref-name="refIllustration4" text:name="Illustration" text:formula="ooow:Illustration+1" style:num-format="1">5</text:sequence>: <text:span text:style-name="T834">Relación</text:span> de objetos</text:p></draw:text-box></draw:frame></text:p>
      <text:p text:style-name="P28"/>
      <text:p text:style-name="P604"><text:soft-page-break/>Notas: </text:p>
      <text:list xml:id="list1909563676" text:style-name="L91">
        <text:list-item>
          <text:p text:style-name="P605">Los objetos Habitacion, Asignatura, Docente, y GrupoAlumnos extienden a la clase InfoPanel la cual esta en la parte visual.</text:p>
        </text:list-item>
        <text:list-item>
          <text:p text:style-name="P606">La clase alumnos se deja planteada y sin implementar hasta que se implemente la gestión de alumnos.</text:p>
        </text:list-item>
        <text:list-item>
          <text:p text:style-name="P606">IntervaloTiempo usa enteros para el dia, hora y minutos, <text:span text:style-name="T835">ya que date tiene mucha precisión y esta enfocado para fechas</text:span>.</text:p>
        </text:list-item>
        <text:list-item>
          <text:p text:style-name="P606">Slot se encarga de reunir los cuatro objetos mencionados en el primer punto de esta lista.</text:p>
        </text:list-item>
        <text:list-item>
          <text:p text:style-name="P607">La idea de la clase Horario es contener todos los slots y crear con la ayuda de esta clase la parte visual del area de trabajo.</text:p>
        </text:list-item>
      </text:list>
      <text:p text:style-name="P29"/>
      <text:p text:style-name="P27"><draw:frame draw:style-name="fr5" draw:name="Marco7" text:anchor-type="paragraph" svg:x="0cm" svg:y="-0.169cm" svg:width="16.09cm" draw:z-index="25"><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17"><text:line-break/></text:span>Ilustración <text:sequence text:ref-name="refIllustration5" text:name="Illustration" text:formula="ooow:Illustration+1" style:num-format="1">6</text:sequence>: <text:span text:style-name="T836">Relación</text:span> clases <text:span text:style-name="T836">permanencia</text:span> de datos</text:p></draw:text-box></draw:frame></text:p>
      <text:list xml:id="list125545815723075" text:continue-numbering="true" text:style-name="L91">
        <text:list-item>
          <text:p text:style-name="P608">ConexionSQLite se encarga de crear la <text:span text:style-name="T837">conexión</text:span> y darle la estructura a la BD.</text:p>
        </text:list-item>
        <text:list-item>
          <text:p text:style-name="P608">ControladorBD, se encarga de la entrada y salida de los datos al programa y la BD.</text:p>
        </text:list-item>
      </text:list>
      <text:p text:style-name="P100"/>
      <text:p text:style-name="P100"/>
      <text:p text:style-name="P157">Relación clases interfaz</text:p>
      <text:list xml:id="list1636727284" text:style-name="L92">
        <text:list-item>
          <text:p text:style-name="P609"><draw:frame draw:style-name="fr6"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517"><text:line-break/></text:span>Ilustración <text:sequence text:ref-name="refIllustration6" text:name="Illustration" text:formula="ooow:Illustration+1" style:num-format="1">7</text:sequence>: <text:span text:style-name="T843">Relación</text:span> clases interfaz</text:p></draw:text-box></draw:frame>la clase InterfazPrincipal <text:span text:style-name="T840">contiene toda la interfaz: 4 ListaTarjetas en un <text:s/>JtabbedPane (una en cada pestaña) y el área de trabajo.</text:span></text:p>
        </text:list-item>
        <text:list-item>
          <text:p text:style-name="P610">Lista tarjetas mostrara la lista de InfoPanel, <text:span text:style-name="T841">conforme se vayan creando y/o eliminando</text:span></text:p>
        </text:list-item>
        <text:list-item>
          <text:p text:style-name="P611">El <text:span text:style-name="T841">área</text:span> de trabajo, <text:span text:style-name="T842">mostrara una cuadricula con la información según el punto de vista seleccionado en el InfoPanel.</text:span></text:p>
        </text:list-item>
        <text:list-item>
          <text:p text:style-name="P972"><draw:frame draw:style-name="fr5" draw:name="Marco9" text:anchor-type="paragraph" svg:x="0cm" svg:y="-0.146cm" svg:width="16.09cm" draw:z-index="31"><draw:text-box fo:min-height="10.59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17"><text:line-break/></text:span>Ilustración <text:sequence text:ref-name="refIllustration7" text:name="Illustration" text:formula="ooow:Illustration+1" style:num-format="1">8</text:sequence>: <text:span text:style-name="T845">Relación</text:span> Listatarjetas-infoPanel</text:p></draw:text-box></draw:frame>Lista <text:span text:style-name="T845">tarjetas</text:span> colecciona las instancias de InfoPanel y las muestra en un JscrolList.</text:p>
        </text:list-item>
        <text:list-item>
          <text:p text:style-name="P612">InfoPanel genera pares de Jlabel clave-valor según los <text:span text:style-name="T845">parámetros</text:span> pasados.</text:p>
        </text:list-item>
        <text:list-item>
          <text:p text:style-name="P612">El conjunto Seleccion -Interfaz Seleccionable guarda el ultimo objeto Seleccionable que se registre <text:span text:style-name="T844">en la clase Seleccion.</text:span></text:p>
        </text:list-item>
        <text:list-item>
          <text:p text:style-name="P613">InfoPanel tiene un evento de click donde llama al <text:span text:style-name="T845">método</text:span> de la interfaz.</text:p>
        </text:list-item>
        <text:list-item>
          <text:p text:style-name="P615">InfoPanel tiene un JradioButton para indicar el punto de vista</text:p>
        </text:list-item>
      </text:list>
      <text:p text:style-name="P614"/>
      <text:p text:style-name="P30"/>
      <text:list xml:id="list125546257810029" text:continue-numbering="true" text:style-name="L92">
        <text:list-item>
          <text:p text:style-name="P973"><draw:frame draw:style-name="fr7" draw:name="Marco10" text:anchor-type="paragraph" svg:width="17.59cm" draw:z-index="33"><draw:text-box fo:min-height="9.71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17"><text:line-break/></text:span>Ilustración <text:sequence text:ref-name="refIllustration8" text:name="Illustration" text:formula="ooow:Illustration+1" style:num-format="1">9</text:sequence>: <text:span text:style-name="T845">Relación</text:span> ArreaTrabajo-MomentoInfo</text:p></draw:text-box></draw:frame>AreaTrabajo muestra los MomentosInfo usuaio <text:span text:style-name="T846">según el punto de vista seleccionado en un Jpanel con badGridLayout creando una tabla de hasta 7 días.</text:span></text:p>
        </text:list-item>
        <text:list-item>
          <text:p text:style-name="P616">MomentoInfo tiene un Jpanel que muestra el rango horario de la actividad y otro donde muestra la <text:span text:style-name="T847">información</text:span> importante de los objetos.</text:p>
        </text:list-item>
      </text:list>
      <text:p text:style-name="P101"/>
      <text:p text:style-name="P974"><text:toc-mark-start text:id="IMark93991335779384" text:outline-level="3"/><text:span text:style-name="T1">3.16.6 </text:span><text:span text:style-name="T30">Adaptaciones</text:span><text:toc-mark-end text:id="IMark93991335779384"/></text:p>
      <text:p text:style-name="P633">Antes de nada advertir que los siguientes este capitulo es muy probable que cambie la forma de implementarse en las próximas versiones</text:p>
      <text:p text:style-name="P632"/>
      <text:p text:style-name="P631"><text:span text:style-name="T902">D</text:span>urante el desarrollo de este proyecto se ha enfocado unicamente a una gestión horaria escolar, aun así se, puede modificar el código para que se gestionen otros ámbitos:</text:p>
      <text:p text:style-name="P617">Para ello es necesario realizar los siguientes cambios:</text:p>
      <text:p text:style-name="P617"/>
      <text:list xml:id="list120542030" text:style-name="L93">
        <text:list-item>
          <text:p text:style-name="P618">Definir los datos a tratar.</text:p>
        </text:list-item>
      </text:list>
      <text:p text:style-name="P617">Establecer que objetos van a ser relacionados y a usar</text:p>
      <text:p text:style-name="P617"/>
      <text:list xml:id="list125546635138387" text:continue-numbering="true" text:style-name="L93">
        <text:list-item>
          <text:p text:style-name="P618">modificar la estructura de la base de datos.</text:p>
        </text:list-item>
      </text:list>
      <text:p text:style-name="P617">Crear una base de datos relacionando los <text:span text:style-name="T903">nuevos </text:span>objetos <text:span text:style-name="T903">con ocurre y manteniendo la tabla intervalTiempo.</text:span></text:p>
      <text:p text:style-name="P617"/>
      <text:list xml:id="list125545637519065" text:continue-numbering="true" text:style-name="L93">
        <text:list-item>
          <text:p text:style-name="P619">Crear <text:span text:style-name="T904">las clases de código, uno por cada objeto definido o necesario.</text:span></text:p>
        </text:list-item>
      </text:list>
      <text:p text:style-name="P621">Las clases Docente, GrupoAlumno, Habitacion y Asignatura se pueden usar de plantilla.</text:p>
      <text:p text:style-name="P680">Para los siguientes subPuntos se usara la clase Docente de ejemplo.</text:p>
      <text:p text:style-name="P620"/>
      <text:list xml:id="list125547363637886" text:continue-numbering="true" text:style-name="L93">
        <text:list-item>
          <text:p text:style-name="P622">Cambiar los valores del atributo CAMPOS por los campos que tendrá la clase.</text:p>
        </text:list-item>
      </text:list>
      <text:p text:style-name="P102"><text:span text:style-name="T906"><text:tab/></text:span><text:span text:style-name="T909">final</text:span><text:span text:style-name="T907"> </text:span><text:span text:style-name="T909">public</text:span><text:span text:style-name="T907"> </text:span><text:span text:style-name="T909">static</text:span><text:span text:style-name="T907"> String[]</text:span><text:span text:style-name="T911">CAMPOS</text:span><text:span text:style-name="T907"> = {</text:span><text:span text:style-name="T914">"nombre"</text:span><text:span text:style-name="T907">,</text:span><text:span text:style-name="T914">"apellido1"</text:span><text:span text:style-name="T907">,</text:span><text:span text:style-name="T914">"apellido2"</text:span><text:span text:style-name="T907">,</text:span><text:span text:style-name="T914">"especialidad"</text:span><text:span text:style-name="T907">}; </text:span></text:p>
      <text:p text:style-name="P634"/>
      <text:list xml:id="list125546004125962" text:continue-numbering="true" text:style-name="L93">
        <text:list-item>
          <text:p text:style-name="P623">Tienen que extender a infoPanel y llamar a super con los campos que tiene que mostrar y el tipo de objeto que se instancia ademas de llamar a actualizaValores de InfoPanel.</text:p>
        </text:list-item>
      </text:list>
      <text:p text:style-name="P870">/**</text:p>
      <text:p text:style-name="P162"><text:span text:style-name="T915"><text:tab/> * </text:span><text:span text:style-name="T917">@param</text:span><text:span text:style-name="T915"> especialidad</text:span></text:p>
      <text:p text:style-name="P162"><text:soft-page-break/><text:span text:style-name="T915"><text:tab/> * </text:span><text:span text:style-name="T917">@param</text:span><text:span text:style-name="T915"> nombre</text:span></text:p>
      <text:p text:style-name="P162"><text:span text:style-name="T915"><text:tab/> * </text:span><text:span text:style-name="T917">@param</text:span><text:span text:style-name="T915"> apellido1</text:span></text:p>
      <text:p text:style-name="P162"><text:span text:style-name="T915"><text:tab/> * </text:span><text:span text:style-name="T917">@param</text:span><text:span text:style-name="T915"> apellido2</text:span></text:p>
      <text:p text:style-name="P970"><text:tab/> */</text:p>
      <text:p text:style-name="P162"><text:span text:style-name="T906"><text:tab/></text:span><text:span text:style-name="T908">public</text:span><text:span text:style-name="T906"> Docente(String </text:span><text:span text:style-name="T918">nombre</text:span><text:span text:style-name="T906">, String </text:span><text:span text:style-name="T918">apellido1</text:span><text:span text:style-name="T906">, String </text:span><text:span text:style-name="T918">apellido2</text:span><text:span text:style-name="T906">, String </text:span><text:span text:style-name="T918">especialidad</text:span><text:span text:style-name="T906">) {</text:span></text:p>
      <text:p text:style-name="P162"><text:span text:style-name="T906"><text:tab/><text:tab/></text:span><text:span text:style-name="T908">super</text:span><text:span text:style-name="T906">(</text:span><text:span text:style-name="T910">CAMPOS</text:span><text:span text:style-name="T906">, </text:span><text:span text:style-name="T913">"Docente"</text:span><text:span text:style-name="T906">);</text:span></text:p>
      <text:p text:style-name="P162"><text:span text:style-name="T906"><text:tab/><text:tab/></text:span><text:span text:style-name="T908">this</text:span><text:span text:style-name="T906">.</text:span><text:span text:style-name="T912">especialidad</text:span><text:span text:style-name="T906"> = </text:span><text:span text:style-name="T918">especialidad</text:span><text:span text:style-name="T906">;</text:span></text:p>
      <text:p text:style-name="P162"><text:span text:style-name="T906"><text:tab/><text:tab/></text:span><text:span text:style-name="T908">this</text:span><text:span text:style-name="T906">.</text:span><text:span text:style-name="T912">nombre</text:span><text:span text:style-name="T906"> = </text:span><text:span text:style-name="T918">nombre</text:span><text:span text:style-name="T906">;</text:span></text:p>
      <text:p text:style-name="P162"><text:span text:style-name="T906"><text:tab/><text:tab/></text:span><text:span text:style-name="T908">this</text:span><text:span text:style-name="T906">.</text:span><text:span text:style-name="T912">apellido1</text:span><text:span text:style-name="T906"> = </text:span><text:span text:style-name="T918">apellido1</text:span><text:span text:style-name="T906">;</text:span></text:p>
      <text:p text:style-name="P162"><text:span text:style-name="T906"><text:tab/><text:tab/></text:span><text:span text:style-name="T908">this</text:span><text:span text:style-name="T906">.</text:span><text:span text:style-name="T912">apellido2</text:span><text:span text:style-name="T906"> = </text:span><text:span text:style-name="T918">apellido2</text:span><text:span text:style-name="T906">;</text:span></text:p>
      <text:p text:style-name="P971"><text:tab/><text:tab/>actualizaSuper();</text:p>
      <text:p text:style-name="P971"><text:tab/>}</text:p>
      <text:p text:style-name="P163"/>
      <text:p text:style-name="P163"/>
      <text:p text:style-name="P162"><text:span text:style-name="T906"><text:tab/></text:span><text:span text:style-name="T908">public</text:span><text:span text:style-name="T906"> Docente() {</text:span></text:p>
      <text:p text:style-name="P162"><text:span text:style-name="T906"><text:tab/><text:tab/></text:span><text:span text:style-name="T908">super</text:span><text:span text:style-name="T906">(</text:span><text:span text:style-name="T910">CAMPOS</text:span><text:span text:style-name="T906">, </text:span><text:span text:style-name="T913">"Docente"</text:span><text:span text:style-name="T906">);</text:span></text:p>
      <text:p text:style-name="P871"><text:tab/>}</text:p>
      <text:p text:style-name="P104"><text:span text:style-name="T906"><text:tab/></text:span><text:span text:style-name="T915">/**</text:span></text:p>
      <text:p text:style-name="P162"><text:span text:style-name="T915"><text:tab/> * </text:span><text:span text:style-name="T916">recoge los valores de las variables de la clase para notificar a super</text:span></text:p>
      <text:p text:style-name="P970"><text:tab/> */</text:p>
      <text:p text:style-name="P162"><text:span text:style-name="T906"><text:tab/></text:span><text:span text:style-name="T908">private</text:span><text:span text:style-name="T906"> </text:span><text:span text:style-name="T908">void</text:span><text:span text:style-name="T906"> actualizaSuper() {</text:span></text:p>
      <text:p text:style-name="P162"><text:span text:style-name="T906"><text:tab/><text:tab/>String[] </text:span><text:span text:style-name="T918">valores</text:span><text:span text:style-name="T906"> = {</text:span><text:span text:style-name="T908">this</text:span><text:span text:style-name="T906">.</text:span><text:span text:style-name="T912">nombre</text:span><text:span text:style-name="T906">, </text:span><text:span text:style-name="T908">this</text:span><text:span text:style-name="T906">.</text:span><text:span text:style-name="T912">apellido1</text:span><text:span text:style-name="T906">, </text:span><text:span text:style-name="T908">this</text:span><text:span text:style-name="T906">.</text:span><text:span text:style-name="T912">apellido2</text:span><text:span text:style-name="T906">, </text:span><text:span text:style-name="T908">this</text:span><text:span text:style-name="T906">.</text:span><text:span text:style-name="T912">especialidad</text:span><text:span text:style-name="T906">};</text:span></text:p>
      <text:p text:style-name="P162"><text:span text:style-name="T906"><text:tab/><text:tab/>actualizaValores(</text:span><text:span text:style-name="T918">valores</text:span><text:span text:style-name="T906">);</text:span></text:p>
      <text:p text:style-name="P871"><text:tab/>}</text:p>
      <text:p text:style-name="P104"/>
      <text:list xml:id="list125546500308525" text:continue-numbering="true" text:style-name="L93">
        <text:list-item>
          <text:p text:style-name="P625">Sobrescribir el método toString, <text:span text:style-name="T905">es utilizado para el texto mostrado en los comboBoxes de la ventana a</text:span>ña<text:span text:style-name="T905">dir momento.</text:span></text:p>
        </text:list-item>
      </text:list>
      <text:p text:style-name="P106"/>
      <text:p text:style-name="P105"><text:span text:style-name="T906"><text:tab/></text:span><text:span text:style-name="T908">public</text:span><text:span text:style-name="T906"> String toString() {</text:span></text:p>
      <text:p text:style-name="P162"><text:span text:style-name="T906"><text:tab/><text:tab/></text:span><text:span text:style-name="T908">return</text:span><text:span text:style-name="T906"> </text:span><text:span text:style-name="T908">this</text:span><text:span text:style-name="T906">.</text:span><text:span text:style-name="T912">nombre</text:span><text:span text:style-name="T906">;</text:span></text:p>
      <text:p text:style-name="P872"><text:tab/>}</text:p>
      <text:p text:style-name="P103"/>
      <text:list xml:id="list125546446209209" text:continue-numbering="true" text:style-name="L93">
        <text:list-item>
          <text:p text:style-name="P626">Getters y Setters</text:p>
        </text:list-item>
      </text:list>
      <text:p text:style-name="P624"/>
      <text:list xml:id="list125546626824729" text:continue-numbering="true" text:style-name="L93">
        <text:list-item>
          <text:p text:style-name="P627">Modificar las referencias y los <text:span text:style-name="T905">métodos</text:span> CRUD <text:span text:style-name="T919">d</text:span>el Controaldor y ControladorBD a los nuevos objetos.</text:p>
        </text:list-item>
      </text:list>
      <text:p text:style-name="P681">Modificar/crear todos los metodos para instanciar los objetos y las sentencias SQLite para su permanencia.</text:p>
      <text:p text:style-name="P682"/>
      <text:p text:style-name="P682"/>
      <text:list xml:id="list125546196625951" text:continue-numbering="true" text:style-name="L93">
        <text:list-item>
          <text:p text:style-name="P874"><text:soft-page-break/><text:span text:style-name="T249">M</text:span><text:span text:style-name="T248">odificar los if en MomentoInfo, manteniendo su estructura logica.</text:span></text:p>
        </text:list-item>
      </text:list>
      <text:p text:style-name="P875"><text:span text:style-name="T248">Modificar los valores de las etiquetas </text:span><text:span text:style-name="T250">para mostrar los datos </text:span><text:span text:style-name="T248">a mostrar </text:span><text:span text:style-name="T250">en el area de trabajo </text:span><text:span text:style-name="T248">(ver las nuevas instancias de Jlabel);</text:span></text:p>
      <text:p text:style-name="P107"><text:span text:style-name="T908">if</text:span><text:span text:style-name="T906"> (!</text:span><text:span text:style-name="T918">puntoVista</text:span><text:span text:style-name="T906">.contentEquals(</text:span><text:span text:style-name="T913">"Docente"</text:span><text:span text:style-name="T906">)) {</text:span></text:p>
      <text:p text:style-name="P162"><text:span text:style-name="T906"><text:tab/><text:tab/><text:tab/>JLabel </text:span><text:span text:style-name="T918">lblDocente</text:span><text:span text:style-name="T906"> = </text:span><text:span text:style-name="T908">new</text:span><text:span text:style-name="T906"> JLabel(</text:span><text:span text:style-name="T913">"DOCENTE:"</text:span><text:span text:style-name="T906">);</text:span></text:p>
      <text:p text:style-name="P162"><text:span text:style-name="T906"><text:tab/><text:tab/><text:tab/></text:span><text:span text:style-name="T918">lblDocente</text:span><text:span text:style-name="T906">.setOpaque(</text:span><text:span text:style-name="T908">false</text:span><text:span text:style-name="T906">);</text:span></text:p>
      <text:p text:style-name="P162"><text:span text:style-name="T906"><text:tab/><text:tab/><text:tab/>GridBagConstraints </text:span><text:span text:style-name="T918">gbc_lblDocente</text:span><text:span text:style-name="T906"> = </text:span><text:span text:style-name="T908">new</text:span><text:span text:style-name="T906"> GridBagConstraints();</text:span></text:p>
      <text:p text:style-name="P162"><text:span text:style-name="T906"><text:tab/><text:tab/><text:tab/></text:span><text:span text:style-name="T918">gbc_lblDocente</text:span><text:span text:style-name="T906">.</text:span><text:span text:style-name="T912">anchor</text:span><text:span text:style-name="T906"> = GridBagConstraints.</text:span><text:span text:style-name="T910">WEST</text:span><text:span text:style-name="T906">;</text:span></text:p>
      <text:p text:style-name="P162"><text:span text:style-name="T906"><text:tab/><text:tab/><text:tab/></text:span><text:span text:style-name="T918">gbc_lblDocente</text:span><text:span text:style-name="T906">.</text:span><text:span text:style-name="T912">insets</text:span><text:span text:style-name="T906"> = </text:span><text:span text:style-name="T908">new</text:span><text:span text:style-name="T906"> Insets(0, 0, 5, 5);</text:span></text:p>
      <text:p text:style-name="P162"><text:span text:style-name="T906"><text:tab/><text:tab/><text:tab/></text:span><text:span text:style-name="T918">gbc_lblDocente</text:span><text:span text:style-name="T906">.</text:span><text:span text:style-name="T912">gridx</text:span><text:span text:style-name="T906"> = 0;</text:span></text:p>
      <text:p text:style-name="P162"><text:span text:style-name="T906"><text:tab/><text:tab/><text:tab/></text:span><text:span text:style-name="T918">gbc_lblDocente</text:span><text:span text:style-name="T906">.</text:span><text:span text:style-name="T912">gridy</text:span><text:span text:style-name="T906"> = 0;</text:span></text:p>
      <text:p text:style-name="P162"><text:span text:style-name="T906"><text:tab/><text:tab/><text:tab/></text:span><text:span text:style-name="T918">panel_1</text:span><text:span text:style-name="T906">.add(</text:span><text:span text:style-name="T918">lblDocente</text:span><text:span text:style-name="T906">, </text:span><text:span text:style-name="T918">gbc_lblDocente</text:span><text:span text:style-name="T906">);</text:span></text:p>
      <text:p text:style-name="P163"/>
      <text:p text:style-name="P162"><text:span text:style-name="T906"><text:tab/><text:tab/><text:tab/>JLabel </text:span><text:span text:style-name="T918">valorDocente</text:span><text:span text:style-name="T906"> = </text:span><text:span text:style-name="T908">new</text:span><text:span text:style-name="T906"> JLabel( </text:span><text:span text:style-name="T918">momento</text:span><text:span text:style-name="T906">.getDocentes().getNombre() );</text:span></text:p>
      <text:p text:style-name="P162"><text:span text:style-name="T906"><text:tab/><text:tab/><text:tab/></text:span><text:span text:style-name="T918">valorDocente</text:span><text:span text:style-name="T906">.setOpaque(</text:span><text:span text:style-name="T908">false</text:span><text:span text:style-name="T906">);</text:span></text:p>
      <text:p text:style-name="P162"><text:span text:style-name="T906"><text:tab/><text:tab/><text:tab/>GridBagConstraints </text:span><text:span text:style-name="T918">gbc_valorDocente</text:span><text:span text:style-name="T906"> = </text:span><text:span text:style-name="T908">new</text:span><text:span text:style-name="T906"> GridBagConstraints();</text:span></text:p>
      <text:p text:style-name="P162"><text:span text:style-name="T906"><text:tab/><text:tab/><text:tab/></text:span><text:span text:style-name="T918">gbc_valorDocente</text:span><text:span text:style-name="T906">.</text:span><text:span text:style-name="T912">insets</text:span><text:span text:style-name="T906"> = </text:span><text:span text:style-name="T908">new</text:span><text:span text:style-name="T906"> Insets(0, 0, 5, 0);</text:span></text:p>
      <text:p text:style-name="P162"><text:span text:style-name="T906"><text:tab/><text:tab/><text:tab/></text:span><text:span text:style-name="T918">gbc_valorDocente</text:span><text:span text:style-name="T906">.</text:span><text:span text:style-name="T912">gridx</text:span><text:span text:style-name="T906"> = 1;</text:span></text:p>
      <text:p text:style-name="P162"><text:span text:style-name="T906"><text:tab/><text:tab/><text:tab/></text:span><text:span text:style-name="T918">gbc_valorDocente</text:span><text:span text:style-name="T906">.</text:span><text:span text:style-name="T912">gridy</text:span><text:span text:style-name="T906"> = 0;</text:span></text:p>
      <text:p text:style-name="P162"><text:span text:style-name="T906"><text:tab/><text:tab/><text:tab/></text:span><text:span text:style-name="T918">panel_1</text:span><text:span text:style-name="T906">.add(</text:span><text:span text:style-name="T918">valorDocente</text:span><text:span text:style-name="T906">, </text:span><text:span text:style-name="T918">gbc_valorDocente</text:span><text:span text:style-name="T906">);</text:span></text:p>
      <text:p text:style-name="P873"><text:tab/><text:tab/>}</text:p>
      <text:p text:style-name="P683">Ajustar los <text:span text:style-name="T920">valores de </text:span>gridx y gridy <text:span text:style-name="T921">si es necesario.</text:span></text:p>
      <text:p text:style-name="P859"/>
      <text:p text:style-name="P113"/>
      <text:p text:style-name="P113"><text:toc-mark-start text:id="IMark93991300736712" text:outline-level="3"/>3.13.<text:span text:style-name="T901">7</text:span> <text:span text:style-name="T848">Ampliaciones</text:span><text:toc-mark-end text:id="IMark93991300736712"/></text:p>
      <text:list xml:id="list1506975799" text:style-name="L94">
        <text:list-item>
          <text:p text:style-name="P628">Crear reportes.</text:p>
        </text:list-item>
        <text:list-item>
          <text:p text:style-name="P628">Añadir <text:span text:style-name="T849">ventanas de ayuda y tutorial</text:span>.</text:p>
        </text:list-item>
        <text:list-item>
          <text:p text:style-name="P629">Realizar consultas a bases de datos para recoger datos.</text:p>
        </text:list-item>
        <text:list-item>
          <text:p text:style-name="P629">Comunicación con ITACA.</text:p>
        </text:list-item>
        <text:list-item>
          <text:p text:style-name="P630">Traducciones.</text:p>
        </text:list-item>
      </text:list>
      <text:p text:style-name="P158"><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61">Peñalara: Peñalara Software, , , https://www.penalara.com/es</text:p>
          <text:p text:style-name="P161">grupocfdeveloper: grupocfdeveloper, , , https://www.grupocfdeveloper.com/</text:p>
          <text:p text:style-name="P161">EDUCACIÓN: EDUCACIÓN 3.0, 20 herramientas para elaborar los horarios del centro escolar, 22/08/2019</text:p>
          <text:p text:style-name="P161">JavaHelp: M. Domínguez-Dorado, , </text:p>
          <text:p text:style-name="P161">DIA wiki: , Documentation for Dia, </text:p>
          <text:p text:style-name="P161">Gananci_CLIENTES: gananci, Cómo tratar a los diferentes tipos de clientes en tu negocio, 14/02/2018</text:p>
          <text:p text:style-name="P161">caracteristicas servicios: Jimena Osés, Los servicios tienen características únicas que los diferencian fundamentalmente de los productos físicos e implican otras formas de pensar el negocio., 21 de octubre 2016</text:p>
        </text:index-body>
      </text:bibliography>
      <text:p text:style-name="P34"/>
      <text:p text:style-name="P34"/>
      <text:p text:style-name="P153"><text:toc-mark-start text:id="IMark93991386338280" text:outline-level="6"/><text:span text:style-name="T486">/**</text:span><text:span text:style-name="T488">S</text:span><text:span text:style-name="T486">in usar </text:span><text:span text:style-name="T487">por el momento, usar en su debido moment</text:span><text:span text:style-name="T488">o**/</text:span><text:toc-mark-end text:id="IMark93991386338280"/></text:p>
      <text:p text:style-name="P119"/>
      <text:p text:style-name="P78"><text:toc-mark-start text:id="IMark93991392814712" text:outline-level="1"/>Procedimientos de trabajo<text:toc-mark-end text:id="IMark93991392814712"/></text:p>
      <text:p text:style-name="P60"/>
      <text:list xml:id="list925813110" text:style-name="L95">
        <text:list-item>
          <text:p text:style-name="P427">Realizar un estudio por cada cliente</text:p>
        </text:list-item>
      </text:list>
      <text:p text:style-name="P124"><text:span text:style-name="T255">S</text:span><text:span text:style-name="T256">e estudia </text:span><text:span text:style-name="T257">la </text:span><text:span text:style-name="T258">petición</text:span><text:span text:style-name="T257"> </text:span><text:span text:style-name="T258">del proyecto, </text:span></text:p>
      <text:p text:style-name="P62"/>
      <text:p text:style-name="P63"/>
      <text:list xml:id="list125546758615942" text:continue-numbering="true" text:style-name="L95">
        <text:list-item>
          <text:p text:style-name="P427">Diseñar un plan</text:p>
        </text:list-item>
      </text:list>
      <text:p text:style-name="P63">Se anotan las bases legales que pudiera tener o tocar.</text:p>
      <text:p text:style-name="P64">Recopilar gustos y d<text:span text:style-name="T470">i</text:span>seño del cliente.</text:p>
      <text:p text:style-name="P124"><text:span text:style-name="T260">S</text:span><text:span text:style-name="T258">e recopila y se estudia </text:span><text:span text:style-name="T259">lo que el cliente dispone </text:span><text:span text:style-name="T260">y/o necesita</text:span><text:span text:style-name="T267">ra</text:span><text:span text:style-name="T260"> por parte del proyecto.</text:span></text:p>
      <text:p text:style-name="P65"><text:span text:style-name="T468">Crear </text:span>previsualización<text:span text:style-name="T468"> del proyecto.</text:span></text:p>
      <text:p text:style-name="P66">Informar de los requisitos</text:p>
      <text:p text:style-name="P73">crea un presupuesto.</text:p>
      <text:p text:style-name="P60"/>
      <text:list xml:id="list125547468455552" text:continue-numbering="true" text:style-name="L95">
        <text:list-item>
          <text:p text:style-name="P427">Planificar</text:p>
        </text:list-item>
      </text:list>
      <text:p text:style-name="P65">si el presupuesto es aceptado.</text:p>
      <text:p text:style-name="P67">Se realiza inventario <text:span text:style-name="T469">de personal y capacidades disponibles.</text:span></text:p>
      <text:p text:style-name="P63">Se estipulan los tiempos y tareas a realizar.</text:p>
      <text:p text:style-name="P68"/>
      <text:list xml:id="list125545682827985" text:continue-numbering="true" text:style-name="L95">
        <text:list-item>
          <text:p text:style-name="P427">Desarrollar</text:p>
        </text:list-item>
      </text:list>
      <text:p text:style-name="P124"><text:span text:style-name="T261">Se </text:span><text:span text:style-name="T262">realizan las actividades planificadas, informando al client</text:span><text:span text:style-name="T263">e.</text:span></text:p>
      <text:p text:style-name="P69"/>
      <text:list xml:id="list125545907471445" text:continue-numbering="true" text:style-name="L95">
        <text:list-item>
          <text:p text:style-name="P876"><text:span text:style-name="T266">Generación</text:span><text:span text:style-name="T254"> de manuales.</text:span></text:p>
        </text:list-item>
      </text:list>
      <text:p text:style-name="P121"><text:span text:style-name="T254">Se generan los manuales </text:span><text:span text:style-name="T265">y </text:span><text:span text:style-name="T266">documentación.</text:span></text:p>
      <text:p text:style-name="P69"/>
      <text:list xml:id="list125546348696922" text:continue-numbering="true" text:style-name="L95">
        <text:list-item>
          <text:p text:style-name="P877"><text:span text:style-name="T264">Entregar</text:span><text:span text:style-name="T254"> al clientes</text:span></text:p>
        </text:list-item>
      </text:list>
      <text:p text:style-name="P122"><text:span text:style-name="T254">Se entrega lo desarrollado al cliente, </text:span><text:span text:style-name="T264">desplegando</text:span><text:span text:style-name="T254"> si hiciera falta.</text:span></text:p>
      <text:p text:style-name="P123"><text:span text:style-name="T254">Se entrega </text:span><text:span text:style-name="T268">documentación.</text:span></text:p>
      <text:p text:style-name="P69"/>
      <text:p text:style-name="P69"/>
      <text:p text:style-name="P60"><text:a xlink:type="simple" xlink:href="http://www.centa.gob.sv/docs/normativa/MANUALDEPROCINFORMATICA%202016.pdf" text:style-name="Internet_20_link" text:visited-style-name="Visited_20_Internet_20_Link">http://www.centa.gob.sv/docs/normativa/MANUALDEPROCINFORMATICA%202016.pdf</text:a> </text:p>
      <text:p text:style-name="P60"/>
      <text:p text:style-name="P70">(Idea de usar diagrama, <text:span text:style-name="T483">pide dar creditos</text:span>)</text:p>
      <text:p text:style-name="P60"><text:a xlink:type="simple" xlink:href="https://adfuni.files.wordpress.com/2012/09/manual-de-informatica.pdf" text:style-name="Internet_20_link" text:visited-style-name="Visited_20_Internet_20_Link">https://adfuni.files.wordpress.com/2012/09/manual-de-informatica.pdf</text:a> </text:p>
      <text:p text:style-name="P60"/>
      <text:p text:style-name="P70">(idea basica)</text:p>
      <text:p text:style-name="P3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154">Apis y tecgnologias</text:p>
      <text:p text:style-name="P39"/>
      <text:list xml:id="list125547284516391" text:continue-list="list125546367723131" text:style-name="L77">
        <text:list-item>
          <text:p text:style-name="P777">HTML (Hyper Text Transfer Protocol)</text:p>
        </text:list-item>
      </text:list>
      <text:p text:style-name="P16">Estándar para la transferencia de paginas web, esta basado en la estructura XML.</text:p>
      <text:p text:style-name="P16">En el se definen los componentes de una web.</text:p>
      <text:p text:style-name="P9"/>
      <text:list xml:id="list125547011286275" text:continue-numbering="true" text:style-name="L77">
        <text:list-item>
          <text:p text:style-name="P778">CSS (Cascading Style Sheet)</text:p>
        </text:list-item>
      </text:list>
      <text:p text:style-name="P17"><text:span text:style-name="T641">E</text:span>s un lenguaje de diseño gráfico para definir y crear la presentación de un documento estructurado escrito en un lenguaje de marcado.</text:p>
      <text:p text:style-name="P18">Normalmente acompaña al HTML para dar el aspecto visual a las propiedades de este.</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71</text:page-number></text:p>
      </style:footer-first>
    </style:master-page>
    <style:master-page style:name="First_20_Page" style:display-name="First Page" style:page-layout-name="Mpm2" style:next-style-name="Standard">
      <style:footer>
        <text:p text:style-name="Footer"><text:tab/><text:tab/><text:page-number text:select-page="current">70</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12:55:45.183410584</dc:date>
    <meta:editing-duration>P7DT5H45M14S</meta:editing-duration>
    <meta:editing-cycles>2872</meta:editing-cycles>
    <meta:document-statistic meta:table-count="9" meta:image-count="24" meta:object-count="1" meta:page-count="73" meta:paragraph-count="1365" meta:word-count="10552" meta:character-count="69307" meta:non-whitespace-character-count="6011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